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846in" svg:height="7.187in" svg:x="10.6496in" svg:y="0.5854in">
            <draw:object draw:notify-on-update-of-ranges="Sheet1.I1:Sheet1.I1 Sheet1.I2:Sheet1.I6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Adj Multiple</text:p>
          </table:table-cell>
          <table:table-cell table:style-name="Default" office:value-type="string">
            <text:p>Date</text:p>
          </table:table-cell>
          <table:table-cell office:value-type="string">
            <text:p>Average Price</text:p>
          </table:table-cell>
          <table:table-cell office:value-type="string">
            <text:p>Adj Average Price</text:p>
          </table:table-cell>
          <table:table-cell office:value-type="string">
            <text:p>Forward Lag <text:s/>1</text:p>
          </table:table-cell>
          <table:table-cell office:value-type="string">
            <text:p>Prediction</text:p>
          </table:table-cell>
          <table:table-cell office:value-type="string">
            <text:p>Choice</text:p>
          </table:table-cell>
          <table:table-cell office:value-type="string">
            <text:p>Sim</text:p>
          </table:table-cell>
          <table:table-cell office:value-type="string">
            <text:p>Trade Amount</text:p>
          </table:table-cell>
          <table:table-cell office:value-type="string">
            <text:p>Correlation</text:p>
          </table:table-cell>
          <table:table-cell office:value-type="string">
            <text:p>Average Return</text:p>
          </table:table-cell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2-01-02 00:00:00</text:p>
          </table:table-cell>
          <table:table-cell table:number-columns-repeated="2" office:value-type="float" office:value="1.45">
            <text:p>1.45</text:p>
          </table:table-cell>
          <table:table-cell office:value-type="float" office:value="0.151724137931035">
            <text:p>0.1517241379</text:p>
          </table:table-cell>
          <table:table-cell office:value-type="float" office:value="0.00846916815894197">
            <text:p>0.0084691682</text:p>
          </table:table-cell>
          <table:table-cell table:formula="of:=IF([.G2]&gt;0;1;0)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formula="of:=CORREL([.F1:.F6144];[.G1:.G6144])" office:value-type="float" office:value="0.10293884662845">
            <text:p>0.1029388466</text:p>
          </table:table-cell>
          <table:table-cell table:formula="of:=AVERAGE([.F2:.F6144])" office:value-type="float" office:value="0.0783654602672043">
            <text:p>0.0783654603</text:p>
          </table:table-cell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2-01-03 00:00:00</text:p>
          </table:table-cell>
          <table:table-cell table:number-columns-repeated="2" office:value-type="float" office:value="0.4525">
            <text:p>0.4525</text:p>
          </table:table-cell>
          <table:table-cell office:value-type="float" office:value="-0.0220994475138121">
            <text:p>-0.0220994475</text:p>
          </table:table-cell>
          <table:table-cell office:value-type="float" office:value="0.12666120204215">
            <text:p>0.126661202</text:p>
          </table:table-cell>
          <table:table-cell table:formula="of:=IF([.G3]&gt;0;1;0)" office:value-type="float" office:value="1">
            <text:p>1</text:p>
          </table:table-cell>
          <table:table-cell table:formula="of:=IF([.I2]&gt;=0;IF([.H3]=1;[.I2]+([.F3]*[.J3])-20;[.I2]);0)" office:value-type="float" office:value="9957.90055248619">
            <text:p>9957.9005524862</text:p>
          </table:table-cell>
          <table:table-cell table:formula="of:=IF([.I2]&gt;1000;[.I2]*0.1;1000)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LPHI</text:p>
          </table:table-cell>
          <table:table-cell office:value-type="float" office:value="1.30445544554455">
            <text:p>1.3044554455</text:p>
          </table:table-cell>
          <table:table-cell office:value-type="string">
            <text:p>2012-01-04 00:00:00</text:p>
          </table:table-cell>
          <table:table-cell office:value-type="float" office:value="4.645">
            <text:p>4.645</text:p>
          </table:table-cell>
          <table:table-cell office:value-type="float" office:value="3.56087286527514">
            <text:p>3.5608728653</text:p>
          </table:table-cell>
          <table:table-cell office:value-type="float" office:value="0.0666161980837481">
            <text:p>0.0666161981</text:p>
          </table:table-cell>
          <table:table-cell office:value-type="float" office:value="0.0772907193384507">
            <text:p>0.0772907193</text:p>
          </table:table-cell>
          <table:table-cell table:formula="of:=IF([.G4]&gt;0;1;0)" office:value-type="float" office:value="1">
            <text:p>1</text:p>
          </table:table-cell>
          <table:table-cell table:formula="of:=IF([.I3]&gt;=0;IF([.H4]=1;[.I3]+([.F4]*[.J4])-20;[.I3]);0)" office:value-type="float" office:value="10004.2363000565">
            <text:p>10004.2363000565</text:p>
          </table:table-cell>
          <table:table-cell table:formula="of:=IF([.I3]&gt;1000;[.I3]*0.1;1000)" office:value-type="float" office:value="995.790055248619">
            <text:p>995.790055248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1-05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-0.166666666666667">
            <text:p>-0.1666666667</text:p>
          </table:table-cell>
          <table:table-cell office:value-type="float" office:value="0.389008635829573">
            <text:p>0.3890086358</text:p>
          </table:table-cell>
          <table:table-cell table:formula="of:=IF([.G5]&gt;0;1;0)" office:value-type="float" office:value="1">
            <text:p>1</text:p>
          </table:table-cell>
          <table:table-cell table:formula="of:=IF([.I4]&gt;=0;IF([.H5]=1;[.I4]+([.F5]*[.J5])-20;[.I4]);0)" office:value-type="float" office:value="9817.49902838885">
            <text:p>9817.4990283889</text:p>
          </table:table-cell>
          <table:table-cell table:formula="of:=IF([.I4]&gt;1000;[.I4]*0.1;1000)" office:value-type="float" office:value="1000.42363000565">
            <text:p>1000.4236300057</text:p>
          </table:table-cell>
          <table:table-cell table:number-columns-repeated="2"/>
        </table:table-row>
        <table:table-row table:style-name="ro1">
          <table:table-cell office:value-type="string">
            <text:p>ORGN</text:p>
          </table:table-cell>
          <table:table-cell office:value-type="float" office:value="2.5">
            <text:p>2.5</text:p>
          </table:table-cell>
          <table:table-cell office:value-type="string">
            <text:p>2012-01-06 00:00:00</text:p>
          </table:table-cell>
          <table:table-cell office:value-type="float" office:value="1.3">
            <text:p>1.3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627024672090414">
            <text:p>0.6270246721</text:p>
          </table:table-cell>
          <table:table-cell table:formula="of:=IF([.G6]&gt;0;1;0)" office:value-type="float" office:value="1">
            <text:p>1</text:p>
          </table:table-cell>
          <table:table-cell table:formula="of:=IF([.I5]&gt;=0;IF([.H6]=1;[.I5]+([.F6]*[.J6])-20;[.I5]);0)" office:value-type="float" office:value="9797.49902838885">
            <text:p>9797.4990283889</text:p>
          </table:table-cell>
          <table:table-cell table:formula="of:=IF([.I5]&gt;1000;[.I5]*0.1;1000)" office:value-type="float" office:value="981.749902838885">
            <text:p>981.7499028389</text:p>
          </table:table-cell>
          <table:table-cell table:number-columns-repeated="2"/>
        </table:table-row>
        <table:table-row table:style-name="ro1">
          <table:table-cell office:value-type="string">
            <text:p>ARIS</text:p>
          </table:table-cell>
          <table:table-cell office:value-type="float" office:value="1">
            <text:p>1</text:p>
          </table:table-cell>
          <table:table-cell office:value-type="string">
            <text:p>2012-01-09 00:00:00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798591436050372">
            <text:p>0.7985914361</text:p>
          </table:table-cell>
          <table:table-cell table:formula="of:=IF([.G7]&gt;0;1;0)" office:value-type="float" office:value="1">
            <text:p>1</text:p>
          </table:table-cell>
          <table:table-cell table:formula="of:=IF([.I6]&gt;=0;IF([.H7]=1;[.I6]+([.F7]*[.J7])-20;[.I6]);0)" office:value-type="float" office:value="9777.49902838885">
            <text:p>9777.4990283889</text:p>
          </table:table-cell>
          <table:table-cell table:formula="of:=IF([.I6]&gt;1000;[.I6]*0.1;1000)" office:value-type="float" office:value="979.749902838885">
            <text:p>979.7499028389</text:p>
          </table:table-cell>
          <table:table-cell table:number-columns-repeated="2"/>
        </table:table-row>
        <table:table-row table:style-name="ro1">
          <table:table-cell office:value-type="string">
            <text:p>ARIS</text:p>
          </table:table-cell>
          <table:table-cell office:value-type="float" office:value="1">
            <text:p>1</text:p>
          </table:table-cell>
          <table:table-cell office:value-type="string">
            <text:p>2012-01-10 00:00:00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284046156871967">
            <text:p>0.2840461569</text:p>
          </table:table-cell>
          <table:table-cell table:formula="of:=IF([.G8]&gt;0;1;0)" office:value-type="float" office:value="1">
            <text:p>1</text:p>
          </table:table-cell>
          <table:table-cell table:formula="of:=IF([.I7]&gt;=0;IF([.H8]=1;[.I7]+([.F8]*[.J8])-20;[.I7]);0)" office:value-type="float" office:value="9757.49902838885">
            <text:p>9757.4990283889</text:p>
          </table:table-cell>
          <table:table-cell table:formula="of:=IF([.I7]&gt;1000;[.I7]*0.1;1000)" office:value-type="float" office:value="977.749902838885">
            <text:p>977.749902838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96039603960396">
            <text:p>0.003960396</text:p>
          </table:table-cell>
          <table:table-cell office:value-type="string">
            <text:p>2012-01-11 00:00:00</text:p>
          </table:table-cell>
          <table:table-cell office:value-type="float" office:value="0.015">
            <text:p>0.015</text:p>
          </table:table-cell>
          <table:table-cell office:value-type="float" office:value="3.7875">
            <text:p>3.7875</text:p>
          </table:table-cell>
          <table:table-cell office:value-type="float" office:value="0.333333333333333">
            <text:p>0.3333333333</text:p>
          </table:table-cell>
          <table:table-cell office:value-type="float" office:value="0.106763031357914">
            <text:p>0.1067630314</text:p>
          </table:table-cell>
          <table:table-cell table:formula="of:=IF([.G9]&gt;0;1;0)" office:value-type="float" office:value="1">
            <text:p>1</text:p>
          </table:table-cell>
          <table:table-cell table:formula="of:=IF([.I8]&gt;=0;IF([.H9]=1;[.I8]+([.F9]*[.J9])-20;[.I8]);0)" office:value-type="float" office:value="10062.7489960018">
            <text:p>10062.7489960018</text:p>
          </table:table-cell>
          <table:table-cell table:formula="of:=IF([.I8]&gt;1000;[.I8]*0.1;1000)" office:value-type="float" office:value="975.749902838885">
            <text:p>975.749902838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1-12 00:00:00</text:p>
          </table:table-cell>
          <table:table-cell table:number-columns-repeated="2" office:value-type="float" office:value="0.185">
            <text:p>0.185</text:p>
          </table:table-cell>
          <table:table-cell office:value-type="float" office:value="0.351351351351351">
            <text:p>0.3513513514</text:p>
          </table:table-cell>
          <table:table-cell office:value-type="float" office:value="0.362850843815063">
            <text:p>0.3628508438</text:p>
          </table:table-cell>
          <table:table-cell table:formula="of:=IF([.G10]&gt;0;1;0)" office:value-type="float" office:value="1">
            <text:p>1</text:p>
          </table:table-cell>
          <table:table-cell table:formula="of:=IF([.I9]&gt;=0;IF([.H10]=1;[.I9]+([.F10]*[.J10])-20;[.I9]);0)" office:value-type="float" office:value="10396.3050418073">
            <text:p>10396.3050418073</text:p>
          </table:table-cell>
          <table:table-cell table:formula="of:=IF([.I9]&gt;1000;[.I9]*0.1;1000)" office:value-type="float" office:value="1006.27489960018">
            <text:p>1006.2748996002</text:p>
          </table:table-cell>
          <table:table-cell table:number-columns-repeated="2"/>
        </table:table-row>
        <table:table-row table:style-name="ro1">
          <table:table-cell office:value-type="string">
            <text:p>MBLX</text:p>
          </table:table-cell>
          <table:table-cell office:value-type="float" office:value="1">
            <text:p>1</text:p>
          </table:table-cell>
          <table:table-cell office:value-type="string">
            <text:p>2012-01-13 00:00:00</text:p>
          </table:table-cell>
          <table:table-cell table:number-columns-repeated="2" office:value-type="float" office:value="2.6175">
            <text:p>2.6175</text:p>
          </table:table-cell>
          <table:table-cell office:value-type="float" office:value="-0.0267430754536772">
            <text:p>-0.0267430755</text:p>
          </table:table-cell>
          <table:table-cell office:value-type="float" office:value="0.208772625299533">
            <text:p>0.2087726253</text:p>
          </table:table-cell>
          <table:table-cell table:formula="of:=IF([.G11]&gt;0;1;0)" office:value-type="float" office:value="1">
            <text:p>1</text:p>
          </table:table-cell>
          <table:table-cell table:formula="of:=IF([.I10]&gt;=0;IF([.H11]=1;[.I10]+([.F11]*[.J11])-20;[.I10]);0)" office:value-type="float" office:value="10348.50212479">
            <text:p>10348.50212479</text:p>
          </table:table-cell>
          <table:table-cell table:formula="of:=IF([.I10]&gt;1000;[.I10]*0.1;1000)" office:value-type="float" office:value="1039.63050418073">
            <text:p>1039.630504180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1-16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-0.28">
            <text:p>-0.28</text:p>
          </table:table-cell>
          <table:table-cell office:value-type="float" office:value="0.0405224517120758">
            <text:p>0.0405224517</text:p>
          </table:table-cell>
          <table:table-cell table:formula="of:=IF([.G12]&gt;0;1;0)" office:value-type="float" office:value="1">
            <text:p>1</text:p>
          </table:table-cell>
          <table:table-cell table:formula="of:=IF([.I11]&gt;=0;IF([.H12]=1;[.I11]+([.F12]*[.J12])-20;[.I11]);0)" office:value-type="float" office:value="10038.7440652959">
            <text:p>10038.7440652959</text:p>
          </table:table-cell>
          <table:table-cell table:formula="of:=IF([.I11]&gt;1000;[.I11]*0.1;1000)" office:value-type="float" office:value="1034.850212479">
            <text:p>1034.85021247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17 00:00:00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0">
            <text:p>0</text:p>
          </table:table-cell>
          <table:table-cell office:value-type="float" office:value="0.144513342798084">
            <text:p>0.1445133428</text:p>
          </table:table-cell>
          <table:table-cell table:formula="of:=IF([.G13]&gt;0;1;0)" office:value-type="float" office:value="1">
            <text:p>1</text:p>
          </table:table-cell>
          <table:table-cell table:formula="of:=IF([.I12]&gt;=0;IF([.H13]=1;[.I12]+([.F13]*[.J13])-20;[.I12]);0)" office:value-type="float" office:value="10018.7440652959">
            <text:p>10018.7440652959</text:p>
          </table:table-cell>
          <table:table-cell table:formula="of:=IF([.I12]&gt;1000;[.I12]*0.1;1000)" office:value-type="float" office:value="1003.87440652959">
            <text:p>1003.874406529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18 00:00:00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-0.333333333333333">
            <text:p>-0.3333333333</text:p>
          </table:table-cell>
          <table:table-cell office:value-type="float" office:value="0.200840387220887">
            <text:p>0.2008403872</text:p>
          </table:table-cell>
          <table:table-cell table:formula="of:=IF([.G14]&gt;0;1;0)" office:value-type="float" office:value="1">
            <text:p>1</text:p>
          </table:table-cell>
          <table:table-cell table:formula="of:=IF([.I13]&gt;=0;IF([.H14]=1;[.I13]+([.F14]*[.J14])-20;[.I13]);0)" office:value-type="float" office:value="9664.78592978605">
            <text:p>9664.7859297861</text:p>
          </table:table-cell>
          <table:table-cell table:formula="of:=IF([.I13]&gt;1000;[.I13]*0.1;1000)" office:value-type="float" office:value="1001.87440652959">
            <text:p>1001.874406529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1-19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1.33168316831683">
            <text:p>1.3316831683</text:p>
          </table:table-cell>
          <table:table-cell office:value-type="float" office:value="0.320974330445899">
            <text:p>0.3209743304</text:p>
          </table:table-cell>
          <table:table-cell table:formula="of:=IF([.G15]&gt;0;1;0)" office:value-type="float" office:value="1">
            <text:p>1</text:p>
          </table:table-cell>
          <table:table-cell table:formula="of:=IF([.I14]&gt;=0;IF([.H15]=1;[.I14]+([.F15]*[.J15])-20;[.I14]);0)" office:value-type="float" office:value="10931.8292045942">
            <text:p>10931.8292045942</text:p>
          </table:table-cell>
          <table:table-cell table:formula="of:=IF([.I14]&gt;1000;[.I14]*0.1;1000)" office:value-type="float" office:value="966.478592978605">
            <text:p>966.4785929786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01-20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214285714285714">
            <text:p>0.2142857143</text:p>
          </table:table-cell>
          <table:table-cell office:value-type="float" office:value="0.2360203827168">
            <text:p>0.2360203827</text:p>
          </table:table-cell>
          <table:table-cell table:formula="of:=IF([.G16]&gt;0;1;0)" office:value-type="float" office:value="1">
            <text:p>1</text:p>
          </table:table-cell>
          <table:table-cell table:formula="of:=IF([.I15]&gt;=0;IF([.H16]=1;[.I15]+([.F16]*[.J16])-20;[.I15]);0)" office:value-type="float" office:value="11146.0826875498">
            <text:p>11146.0826875498</text:p>
          </table:table-cell>
          <table:table-cell table:formula="of:=IF([.I15]&gt;1000;[.I15]*0.1;1000)" office:value-type="float" office:value="1093.18292045942">
            <text:p>1093.1829204594</text:p>
          </table:table-cell>
          <table:table-cell table:number-columns-repeated="2"/>
        </table:table-row>
        <table:table-row table:style-name="ro1">
          <table:table-cell office:value-type="string">
            <text:p>GTHP</text:p>
          </table:table-cell>
          <table:table-cell office:value-type="float" office:value="1">
            <text:p>1</text:p>
          </table:table-cell>
          <table:table-cell office:value-type="string">
            <text:p>2012-01-23 00:00:00</text:p>
          </table:table-cell>
          <table:table-cell table:number-columns-repeated="2" office:value-type="float" office:value="0.6325">
            <text:p>0.6325</text:p>
          </table:table-cell>
          <table:table-cell office:value-type="float" office:value="0.122529644268774">
            <text:p>0.1225296443</text:p>
          </table:table-cell>
          <table:table-cell office:value-type="float" office:value="0.191541987243971">
            <text:p>0.1915419872</text:p>
          </table:table-cell>
          <table:table-cell table:formula="of:=IF([.G17]&gt;0;1;0)" office:value-type="float" office:value="1">
            <text:p>1</text:p>
          </table:table-cell>
          <table:table-cell table:formula="of:=IF([.I16]&gt;=0;IF([.H17]=1;[.I16]+([.F17]*[.J17])-20;[.I16]);0)" office:value-type="float" office:value="11262.6552422194">
            <text:p>11262.6552422194</text:p>
          </table:table-cell>
          <table:table-cell table:formula="of:=IF([.I16]&gt;1000;[.I16]*0.1;1000)" office:value-type="float" office:value="1114.60826875498">
            <text:p>1114.608268755</text:p>
          </table:table-cell>
          <table:table-cell table:number-columns-repeated="2"/>
        </table:table-row>
        <table:table-row table:style-name="ro1">
          <table:table-cell office:value-type="string">
            <text:p>GTHP</text:p>
          </table:table-cell>
          <table:table-cell office:value-type="float" office:value="1">
            <text:p>1</text:p>
          </table:table-cell>
          <table:table-cell office:value-type="string">
            <text:p>2012-01-24 00:00:00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-0.0105633802816902">
            <text:p>-0.0105633803</text:p>
          </table:table-cell>
          <table:table-cell office:value-type="float" office:value="0.140363663860787">
            <text:p>0.1403636639</text:p>
          </table:table-cell>
          <table:table-cell table:formula="of:=IF([.G18]&gt;0;1;0)" office:value-type="float" office:value="1">
            <text:p>1</text:p>
          </table:table-cell>
          <table:table-cell table:formula="of:=IF([.I17]&gt;=0;IF([.H18]=1;[.I17]+([.F18]*[.J18])-20;[.I17]);0)" office:value-type="float" office:value="11230.7580711888">
            <text:p>11230.7580711888</text:p>
          </table:table-cell>
          <table:table-cell table:formula="of:=IF([.I17]&gt;1000;[.I17]*0.1;1000)" office:value-type="float" office:value="1126.26552422194">
            <text:p>1126.2655242219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2-01-25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-0.0285714285714285">
            <text:p>-0.0285714286</text:p>
          </table:table-cell>
          <table:table-cell office:value-type="float" office:value="0.273110798574827">
            <text:p>0.2731107986</text:p>
          </table:table-cell>
          <table:table-cell table:formula="of:=IF([.G19]&gt;0;1;0)" office:value-type="float" office:value="1">
            <text:p>1</text:p>
          </table:table-cell>
          <table:table-cell table:formula="of:=IF([.I18]&gt;=0;IF([.H19]=1;[.I18]+([.F19]*[.J19])-20;[.I18]);0)" office:value-type="float" office:value="11178.6701909854">
            <text:p>11178.6701909854</text:p>
          </table:table-cell>
          <table:table-cell table:formula="of:=IF([.I18]&gt;1000;[.I18]*0.1;1000)" office:value-type="float" office:value="1123.07580711888">
            <text:p>1123.0758071189</text:p>
          </table:table-cell>
          <table:table-cell table:number-columns-repeated="2"/>
        </table:table-row>
        <table:table-row table:style-name="ro1">
          <table:table-cell office:value-type="string">
            <text:p>OPRX</text:p>
          </table:table-cell>
          <table:table-cell office:value-type="float" office:value="1">
            <text:p>1</text:p>
          </table:table-cell>
          <table:table-cell office:value-type="string">
            <text:p>2012-01-26 00:00:00</text:p>
          </table:table-cell>
          <table:table-cell table:number-columns-repeated="2" office:value-type="float" office:value="0.675">
            <text:p>0.675</text:p>
          </table:table-cell>
          <table:table-cell office:value-type="float" office:value="0.185185185185185">
            <text:p>0.1851851852</text:p>
          </table:table-cell>
          <table:table-cell office:value-type="float" office:value="0.205755129139328">
            <text:p>0.2057551291</text:p>
          </table:table-cell>
          <table:table-cell table:formula="of:=IF([.G20]&gt;0;1;0)" office:value-type="float" office:value="1">
            <text:p>1</text:p>
          </table:table-cell>
          <table:table-cell table:formula="of:=IF([.I19]&gt;=0;IF([.H20]=1;[.I19]+([.F20]*[.J20])-20;[.I19]);0)" office:value-type="float" office:value="11365.6826019296">
            <text:p>11365.6826019296</text:p>
          </table:table-cell>
          <table:table-cell table:formula="of:=IF([.I19]&gt;1000;[.I19]*0.1;1000)" office:value-type="float" office:value="1117.86701909854">
            <text:p>1117.867019098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27 00:00:00</text:p>
          </table:table-cell>
          <table:table-cell office:value-type="float" office:value="0.015">
            <text:p>0.015</text:p>
          </table:table-cell>
          <table:table-cell office:value-type="float" office:value="4.545">
            <text:p>4.545</text:p>
          </table:table-cell>
          <table:table-cell office:value-type="float" office:value="0.035753575357536">
            <text:p>0.0357535754</text:p>
          </table:table-cell>
          <table:table-cell office:value-type="float" office:value="0.195206524252935">
            <text:p>0.1952065243</text:p>
          </table:table-cell>
          <table:table-cell table:formula="of:=IF([.G21]&gt;0;1;0)" office:value-type="float" office:value="1">
            <text:p>1</text:p>
          </table:table-cell>
          <table:table-cell table:formula="of:=IF([.I20]&gt;=0;IF([.H21]=1;[.I20]+([.F21]*[.J21])-20;[.I20]);0)" office:value-type="float" office:value="11386.3189808694">
            <text:p>11386.3189808694</text:p>
          </table:table-cell>
          <table:table-cell table:formula="of:=IF([.I20]&gt;1000;[.I20]*0.1;1000)" office:value-type="float" office:value="1136.56826019296">
            <text:p>1136.56826019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1-30 00:00:00</text:p>
          </table:table-cell>
          <table:table-cell table:number-columns-repeated="2" office:value-type="float" office:value="0.225">
            <text:p>0.225</text:p>
          </table:table-cell>
          <table:table-cell office:value-type="float" office:value="0.422222222222222">
            <text:p>0.4222222222</text:p>
          </table:table-cell>
          <table:table-cell office:value-type="float" office:value="0.192437562256784">
            <text:p>0.1924375623</text:p>
          </table:table-cell>
          <table:table-cell table:formula="of:=IF([.G22]&gt;0;1;0)" office:value-type="float" office:value="1">
            <text:p>1</text:p>
          </table:table-cell>
          <table:table-cell table:formula="of:=IF([.I21]&gt;=0;IF([.H22]=1;[.I21]+([.F22]*[.J22])-20;[.I21]);0)" office:value-type="float" office:value="11847.0746711728">
            <text:p>11847.0746711728</text:p>
          </table:table-cell>
          <table:table-cell table:formula="of:=IF([.I21]&gt;1000;[.I21]*0.1;1000)" office:value-type="float" office:value="1138.63189808694">
            <text:p>1138.631898087</text:p>
          </table:table-cell>
          <table:table-cell table:number-columns-repeated="2"/>
        </table:table-row>
        <table:table-row table:style-name="ro1">
          <table:table-cell office:value-type="string">
            <text:p>ASTC</text:p>
          </table:table-cell>
          <table:table-cell office:value-type="float" office:value="1">
            <text:p>1</text:p>
          </table:table-cell>
          <table:table-cell office:value-type="string">
            <text:p>2012-01-31 00:00:0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0214285714285716">
            <text:p>0.0214285714</text:p>
          </table:table-cell>
          <table:table-cell office:value-type="float" office:value="0.0432027666572334">
            <text:p>0.0432027667</text:p>
          </table:table-cell>
          <table:table-cell table:formula="of:=IF([.G23]&gt;0;1;0)" office:value-type="float" office:value="1">
            <text:p>1</text:p>
          </table:table-cell>
          <table:table-cell table:formula="of:=IF([.I22]&gt;=0;IF([.H23]=1;[.I22]+([.F23]*[.J23])-20;[.I22]);0)" office:value-type="float" office:value="11852.4612597539">
            <text:p>11852.4612597539</text:p>
          </table:table-cell>
          <table:table-cell table:formula="of:=IF([.I22]&gt;1000;[.I22]*0.1;1000)" office:value-type="float" office:value="1184.70746711728">
            <text:p>1184.707467117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1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152389408081597">
            <text:p>0.1523894081</text:p>
          </table:table-cell>
          <table:table-cell table:formula="of:=IF([.G24]&gt;0;1;0)" office:value-type="float" office:value="1">
            <text:p>1</text:p>
          </table:table-cell>
          <table:table-cell table:formula="of:=IF([.I23]&gt;=0;IF([.H24]=1;[.I23]+([.F24]*[.J24])-20;[.I23]);0)" office:value-type="float" office:value="11832.4612597539">
            <text:p>11832.4612597539</text:p>
          </table:table-cell>
          <table:table-cell table:formula="of:=IF([.I23]&gt;1000;[.I23]*0.1;1000)" office:value-type="float" office:value="1185.24612597539">
            <text:p>1185.2461259754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2-02 00:00:00</text:p>
          </table:table-cell>
          <table:table-cell table:number-columns-repeated="2" office:value-type="float" office:value="0.3425">
            <text:p>0.3425</text:p>
          </table:table-cell>
          <table:table-cell office:value-type="float" office:value="-0.00729927007299269">
            <text:p>-0.0072992701</text:p>
          </table:table-cell>
          <table:table-cell office:value-type="float" office:value="0.110930240370282">
            <text:p>0.1109302404</text:p>
          </table:table-cell>
          <table:table-cell table:formula="of:=IF([.G25]&gt;0;1;0)" office:value-type="float" office:value="1">
            <text:p>1</text:p>
          </table:table-cell>
          <table:table-cell table:formula="of:=IF([.I24]&gt;=0;IF([.H25]=1;[.I24]+([.F25]*[.J25])-20;[.I24]);0)" office:value-type="float" office:value="11803.8244267176">
            <text:p>11803.8244267176</text:p>
          </table:table-cell>
          <table:table-cell table:formula="of:=IF([.I24]&gt;1000;[.I24]*0.1;1000)" office:value-type="float" office:value="1183.24612597539">
            <text:p>1183.2461259754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2-03 00:00:00</text:p>
          </table:table-cell>
          <table:table-cell office:value-type="float" office:value="0.325">
            <text:p>0.325</text:p>
          </table:table-cell>
          <table:table-cell office:value-type="float" office:value="4.875">
            <text:p>4.875</text:p>
          </table:table-cell>
          <table:table-cell office:value-type="float" office:value="0.046153846153846">
            <text:p>0.0461538462</text:p>
          </table:table-cell>
          <table:table-cell office:value-type="float" office:value="0.102823831256872">
            <text:p>0.1028238313</text:p>
          </table:table-cell>
          <table:table-cell table:formula="of:=IF([.G26]&gt;0;1;0)" office:value-type="float" office:value="1">
            <text:p>1</text:p>
          </table:table-cell>
          <table:table-cell table:formula="of:=IF([.I25]&gt;=0;IF([.H26]=1;[.I25]+([.F26]*[.J26])-20;[.I25]);0)" office:value-type="float" office:value="11838.3036163793">
            <text:p>11838.3036163793</text:p>
          </table:table-cell>
          <table:table-cell table:formula="of:=IF([.I25]&gt;1000;[.I25]*0.1;1000)" office:value-type="float" office:value="1180.38244267176">
            <text:p>1180.3824426718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06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96296296296296">
            <text:p>0.2962962963</text:p>
          </table:table-cell>
          <table:table-cell office:value-type="float" office:value="0.0953995414384886">
            <text:p>0.0953995414</text:p>
          </table:table-cell>
          <table:table-cell table:formula="of:=IF([.G27]&gt;0;1;0)" office:value-type="float" office:value="1">
            <text:p>1</text:p>
          </table:table-cell>
          <table:table-cell table:formula="of:=IF([.I26]&gt;=0;IF([.H27]=1;[.I26]+([.F27]*[.J27])-20;[.I26]);0)" office:value-type="float" office:value="12169.0681679758">
            <text:p>12169.0681679758</text:p>
          </table:table-cell>
          <table:table-cell table:formula="of:=IF([.I26]&gt;1000;[.I26]*0.1;1000)" office:value-type="float" office:value="1183.83036163793">
            <text:p>1183.830361637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7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13573707028121">
            <text:p>0.1357370703</text:p>
          </table:table-cell>
          <table:table-cell table:formula="of:=IF([.G28]&gt;0;1;0)" office:value-type="float" office:value="1">
            <text:p>1</text:p>
          </table:table-cell>
          <table:table-cell table:formula="of:=IF([.I27]&gt;=0;IF([.H28]=1;[.I27]+([.F28]*[.J28])-20;[.I27]);0)" office:value-type="float" office:value="12149.0681679758">
            <text:p>12149.0681679758</text:p>
          </table:table-cell>
          <table:table-cell table:formula="of:=IF([.I27]&gt;1000;[.I27]*0.1;1000)" office:value-type="float" office:value="1216.90681679758">
            <text:p>1216.9068167976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025">
            <text:p>0.025</text:p>
          </table:table-cell>
          <table:table-cell office:value-type="string">
            <text:p>2012-02-08 00:00:00</text:p>
          </table:table-cell>
          <table:table-cell office:value-type="float" office:value="0.075">
            <text:p>0.075</text:p>
          </table:table-cell>
          <table:table-cell office:value-type="float" office:value="3">
            <text:p>3</text:p>
          </table:table-cell>
          <table:table-cell office:value-type="float" office:value="-0.0666666666666668">
            <text:p>-0.0666666667</text:p>
          </table:table-cell>
          <table:table-cell office:value-type="float" office:value="0.0662772325951094">
            <text:p>0.0662772326</text:p>
          </table:table-cell>
          <table:table-cell table:formula="of:=IF([.G29]&gt;0;1;0)" office:value-type="float" office:value="1">
            <text:p>1</text:p>
          </table:table-cell>
          <table:table-cell table:formula="of:=IF([.I28]&gt;=0;IF([.H29]=1;[.I28]+([.F29]*[.J29])-20;[.I28]);0)" office:value-type="float" office:value="12048.0743801893">
            <text:p>12048.0743801893</text:p>
          </table:table-cell>
          <table:table-cell table:formula="of:=IF([.I28]&gt;1000;[.I28]*0.1;1000)" office:value-type="float" office:value="1214.90681679758">
            <text:p>1214.9068167976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2-02-09 00:00:00</text:p>
          </table:table-cell>
          <table:table-cell table:number-columns-repeated="2" office:value-type="float" office:value="0.315">
            <text:p>0.315</text:p>
          </table:table-cell>
          <table:table-cell office:value-type="float" office:value="0.111111111111111">
            <text:p>0.1111111111</text:p>
          </table:table-cell>
          <table:table-cell office:value-type="float" office:value="0.0794365460284484">
            <text:p>0.079436546</text:p>
          </table:table-cell>
          <table:table-cell table:formula="of:=IF([.G30]&gt;0;1;0)" office:value-type="float" office:value="1">
            <text:p>1</text:p>
          </table:table-cell>
          <table:table-cell table:formula="of:=IF([.I29]&gt;=0;IF([.H30]=1;[.I29]+([.F30]*[.J30])-20;[.I29]);0)" office:value-type="float" office:value="12161.9418733025">
            <text:p>12161.9418733025</text:p>
          </table:table-cell>
          <table:table-cell table:formula="of:=IF([.I29]&gt;1000;[.I29]*0.1;1000)" office:value-type="float" office:value="1204.80743801893">
            <text:p>1204.807438018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23728813559322">
            <text:p>0.0042372881</text:p>
          </table:table-cell>
          <table:table-cell office:value-type="string">
            <text:p>2012-02-10 00:00:00</text:p>
          </table:table-cell>
          <table:table-cell office:value-type="float" office:value="0.01">
            <text:p>0.01</text:p>
          </table:table-cell>
          <table:table-cell office:value-type="float" office:value="2.36">
            <text:p>2.36</text:p>
          </table:table-cell>
          <table:table-cell office:value-type="float" office:value="0.423728813559322">
            <text:p>0.4237288136</text:p>
          </table:table-cell>
          <table:table-cell office:value-type="float" office:value="0.10915050336527">
            <text:p>0.1091505034</text:p>
          </table:table-cell>
          <table:table-cell table:formula="of:=IF([.G31]&gt;0;1;0)" office:value-type="float" office:value="1">
            <text:p>1</text:p>
          </table:table-cell>
          <table:table-cell table:formula="of:=IF([.I30]&gt;=0;IF([.H31]=1;[.I30]+([.F31]*[.J31])-20;[.I30]);0)" office:value-type="float" office:value="12657.2783933577">
            <text:p>12657.2783933577</text:p>
          </table:table-cell>
          <table:table-cell table:formula="of:=IF([.I30]&gt;1000;[.I30]*0.1;1000)" office:value-type="float" office:value="1216.19418733025">
            <text:p>1216.1941873303</text:p>
          </table:table-cell>
          <table:table-cell table:number-columns-repeated="2"/>
        </table:table-row>
        <table:table-row table:style-name="ro1">
          <table:table-cell office:value-type="string">
            <text:p>TRCH</text:p>
          </table:table-cell>
          <table:table-cell office:value-type="float" office:value="1">
            <text:p>1</text:p>
          </table:table-cell>
          <table:table-cell office:value-type="string">
            <text:p>2012-02-13 00:00:00</text:p>
          </table:table-cell>
          <table:table-cell table:number-columns-repeated="2" office:value-type="float" office:value="1.3125">
            <text:p>1.3125</text:p>
          </table:table-cell>
          <table:table-cell office:value-type="float" office:value="0.0952380952380954">
            <text:p>0.0952380952</text:p>
          </table:table-cell>
          <table:table-cell office:value-type="float" office:value="0.0405622791486077">
            <text:p>0.0405622791</text:p>
          </table:table-cell>
          <table:table-cell table:formula="of:=IF([.G32]&gt;0;1;0)" office:value-type="float" office:value="1">
            <text:p>1</text:p>
          </table:table-cell>
          <table:table-cell table:formula="of:=IF([.I31]&gt;=0;IF([.H32]=1;[.I31]+([.F32]*[.J32])-20;[.I31]);0)" office:value-type="float" office:value="12757.8239018658">
            <text:p>12757.8239018658</text:p>
          </table:table-cell>
          <table:table-cell table:formula="of:=IF([.I31]&gt;1000;[.I31]*0.1;1000)" office:value-type="float" office:value="1265.72783933577">
            <text:p>1265.7278393358</text:p>
          </table:table-cell>
          <table:table-cell table:number-columns-repeated="2"/>
        </table:table-row>
        <table:table-row table:style-name="ro1">
          <table:table-cell office:value-type="string">
            <text:p>NTWK</text:p>
          </table:table-cell>
          <table:table-cell office:value-type="float" office:value="0.1">
            <text:p>0.1</text:p>
          </table:table-cell>
          <table:table-cell office:value-type="string">
            <text:p>2012-02-14 00:00:00</text:p>
          </table:table-cell>
          <table:table-cell office:value-type="float" office:value="0.675">
            <text:p>0.675</text:p>
          </table:table-cell>
          <table:table-cell office:value-type="float" office:value="6.75">
            <text:p>6.75</text:p>
          </table:table-cell>
          <table:table-cell office:value-type="float" office:value="0.0111111111111111">
            <text:p>0.0111111111</text:p>
          </table:table-cell>
          <table:table-cell office:value-type="float" office:value="0.0547797897738611">
            <text:p>0.0547797898</text:p>
          </table:table-cell>
          <table:table-cell table:formula="of:=IF([.G33]&gt;0;1;0)" office:value-type="float" office:value="1">
            <text:p>1</text:p>
          </table:table-cell>
          <table:table-cell table:formula="of:=IF([.I32]&gt;=0;IF([.H33]=1;[.I32]+([.F33]*[.J33])-20;[.I32]);0)" office:value-type="float" office:value="12751.9992617568">
            <text:p>12751.9992617568</text:p>
          </table:table-cell>
          <table:table-cell table:formula="of:=IF([.I32]&gt;1000;[.I32]*0.1;1000)" office:value-type="float" office:value="1275.78239018658">
            <text:p>1275.7823901866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15 00:00:00</text:p>
          </table:table-cell>
          <table:table-cell table:number-columns-repeated="2" office:value-type="float" office:value="0.1675">
            <text:p>0.1675</text:p>
          </table:table-cell>
          <table:table-cell office:value-type="float" office:value="0.343283582089552">
            <text:p>0.3432835821</text:p>
          </table:table-cell>
          <table:table-cell office:value-type="float" office:value="0.154759833286692">
            <text:p>0.1547598333</text:p>
          </table:table-cell>
          <table:table-cell table:formula="of:=IF([.G34]&gt;0;1;0)" office:value-type="float" office:value="1">
            <text:p>1</text:p>
          </table:table-cell>
          <table:table-cell table:formula="of:=IF([.I33]&gt;=0;IF([.H34]=1;[.I33]+([.F34]*[.J34])-20;[.I33]);0)" office:value-type="float" office:value="13169.7544602947">
            <text:p>13169.7544602947</text:p>
          </table:table-cell>
          <table:table-cell table:formula="of:=IF([.I33]&gt;1000;[.I33]*0.1;1000)" office:value-type="float" office:value="1275.19992617568">
            <text:p>1275.1999261757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2-16 00:00:00</text:p>
          </table:table-cell>
          <table:table-cell office:value-type="float" office:value="1.26">
            <text:p>1.26</text:p>
          </table:table-cell>
          <table:table-cell office:value-type="float" office:value="10.08">
            <text:p>10.08</text:p>
          </table:table-cell>
          <table:table-cell office:value-type="float" office:value="0.107142857142857">
            <text:p>0.1071428571</text:p>
          </table:table-cell>
          <table:table-cell office:value-type="float" office:value="0.279331812072441">
            <text:p>0.2793318121</text:p>
          </table:table-cell>
          <table:table-cell table:formula="of:=IF([.G35]&gt;0;1;0)" office:value-type="float" office:value="1">
            <text:p>1</text:p>
          </table:table-cell>
          <table:table-cell table:formula="of:=IF([.I34]&gt;=0;IF([.H35]=1;[.I34]+([.F35]*[.J35])-20;[.I34]);0)" office:value-type="float" office:value="13290.8589723693">
            <text:p>13290.8589723693</text:p>
          </table:table-cell>
          <table:table-cell table:formula="of:=IF([.I34]&gt;1000;[.I34]*0.1;1000)" office:value-type="float" office:value="1316.97544602947">
            <text:p>1316.9754460295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0.0833333333333334">
            <text:p>0.0833333333</text:p>
          </table:table-cell>
          <table:table-cell office:value-type="string">
            <text:p>2012-02-17 00:00:00</text:p>
          </table:table-cell>
          <table:table-cell office:value-type="float" office:value="0.96">
            <text:p>0.96</text:p>
          </table:table-cell>
          <table:table-cell office:value-type="float" office:value="11.52">
            <text:p>11.52</text:p>
          </table:table-cell>
          <table:table-cell office:value-type="float" office:value="0.0598958333333335">
            <text:p>0.0598958333</text:p>
          </table:table-cell>
          <table:table-cell office:value-type="float" office:value="0.135997490989514">
            <text:p>0.135997491</text:p>
          </table:table-cell>
          <table:table-cell table:formula="of:=IF([.G36]&gt;0;1;0)" office:value-type="float" office:value="1">
            <text:p>1</text:p>
          </table:table-cell>
          <table:table-cell table:formula="of:=IF([.I35]&gt;=0;IF([.H36]=1;[.I35]+([.F36]*[.J36])-20;[.I35]);0)" office:value-type="float" office:value="13350.4656797559">
            <text:p>13350.4656797559</text:p>
          </table:table-cell>
          <table:table-cell table:formula="of:=IF([.I35]&gt;1000;[.I35]*0.1;1000)" office:value-type="float" office:value="1329.08589723693">
            <text:p>1329.085897236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20 00:00:0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189155029251688">
            <text:p>0.0189155029</text:p>
          </table:table-cell>
          <table:table-cell table:formula="of:=IF([.G37]&gt;0;1;0)" office:value-type="float" office:value="1">
            <text:p>1</text:p>
          </table:table-cell>
          <table:table-cell table:formula="of:=IF([.I36]&gt;=0;IF([.H37]=1;[.I36]+([.F37]*[.J37])-20;[.I36]);0)" office:value-type="float" office:value="13330.4656797559">
            <text:p>13330.4656797559</text:p>
          </table:table-cell>
          <table:table-cell table:formula="of:=IF([.I36]&gt;1000;[.I36]*0.1;1000)" office:value-type="float" office:value="1335.04656797559">
            <text:p>1335.046567975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2-21 00:00:00</text:p>
          </table:table-cell>
          <table:table-cell office:value-type="float" office:value="24.5">
            <text:p>24.5</text:p>
          </table:table-cell>
          <table:table-cell office:value-type="float" office:value="9800">
            <text:p>9800</text:p>
          </table:table-cell>
          <table:table-cell office:value-type="float" office:value="-0.0604081632653063">
            <text:p>-0.0604081633</text:p>
          </table:table-cell>
          <table:table-cell office:value-type="float" office:value="0.052347746495773">
            <text:p>0.0523477465</text:p>
          </table:table-cell>
          <table:table-cell table:formula="of:=IF([.G38]&gt;0;1;0)" office:value-type="float" office:value="1">
            <text:p>1</text:p>
          </table:table-cell>
          <table:table-cell table:formula="of:=IF([.I37]&gt;=0;IF([.H38]=1;[.I37]+([.F38]*[.J38])-20;[.I37]);0)" office:value-type="float" office:value="13229.9387850374">
            <text:p>13229.9387850374</text:p>
          </table:table-cell>
          <table:table-cell table:formula="of:=IF([.I37]&gt;1000;[.I37]*0.1;1000)" office:value-type="float" office:value="1333.04656797559">
            <text:p>1333.0465679756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2-22 00:00:00</text:p>
          </table:table-cell>
          <table:table-cell office:value-type="float" office:value="1.3625">
            <text:p>1.3625</text:p>
          </table:table-cell>
          <table:table-cell office:value-type="float" office:value="10.9">
            <text:p>10.9</text:p>
          </table:table-cell>
          <table:table-cell office:value-type="float" office:value="-0.0990825688073395">
            <text:p>-0.0990825688</text:p>
          </table:table-cell>
          <table:table-cell office:value-type="float" office:value="0.0566887420456185">
            <text:p>0.056688742</text:p>
          </table:table-cell>
          <table:table-cell table:formula="of:=IF([.G39]&gt;0;1;0)" office:value-type="float" office:value="1">
            <text:p>1</text:p>
          </table:table-cell>
          <table:table-cell table:formula="of:=IF([.I38]&gt;=0;IF([.H39]=1;[.I38]+([.F39]*[.J39])-20;[.I38]);0)" office:value-type="float" office:value="13078.8531530388">
            <text:p>13078.8531530388</text:p>
          </table:table-cell>
          <table:table-cell table:formula="of:=IF([.I38]&gt;1000;[.I38]*0.1;1000)" office:value-type="float" office:value="1322.99387850374">
            <text:p>1322.9938785037</text:p>
          </table:table-cell>
          <table:table-cell table:number-columns-repeated="2"/>
        </table:table-row>
        <table:table-row table:style-name="ro1">
          <table:table-cell office:value-type="string">
            <text:p>NTWK</text:p>
          </table:table-cell>
          <table:table-cell office:value-type="float" office:value="0.1">
            <text:p>0.1</text:p>
          </table:table-cell>
          <table:table-cell office:value-type="string">
            <text:p>2012-02-23 00:00:00</text:p>
          </table:table-cell>
          <table:table-cell office:value-type="float" office:value="0.575">
            <text:p>0.575</text:p>
          </table:table-cell>
          <table:table-cell office:value-type="float" office:value="5.75">
            <text:p>5.75</text:p>
          </table:table-cell>
          <table:table-cell office:value-type="float" office:value="-0.0304347826086956">
            <text:p>-0.0304347826</text:p>
          </table:table-cell>
          <table:table-cell office:value-type="float" office:value="0.0782209202331905">
            <text:p>0.0782209202</text:p>
          </table:table-cell>
          <table:table-cell table:formula="of:=IF([.G40]&gt;0;1;0)" office:value-type="float" office:value="1">
            <text:p>1</text:p>
          </table:table-cell>
          <table:table-cell table:formula="of:=IF([.I39]&gt;=0;IF([.H40]=1;[.I39]+([.F40]*[.J40])-20;[.I39]);0)" office:value-type="float" office:value="13019.0479477904">
            <text:p>13019.0479477904</text:p>
          </table:table-cell>
          <table:table-cell table:formula="of:=IF([.I39]&gt;1000;[.I39]*0.1;1000)" office:value-type="float" office:value="1307.88531530388">
            <text:p>1307.8853153039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2-24 00:00:00</text:p>
          </table:table-cell>
          <table:table-cell office:value-type="float" office:value="1.2225">
            <text:p>1.2225</text:p>
          </table:table-cell>
          <table:table-cell office:value-type="float" office:value="9.78">
            <text:p>9.78</text:p>
          </table:table-cell>
          <table:table-cell office:value-type="float" office:value="0.081799591002045">
            <text:p>0.081799591</text:p>
          </table:table-cell>
          <table:table-cell office:value-type="float" office:value="0.0763749126347032">
            <text:p>0.0763749126</text:p>
          </table:table-cell>
          <table:table-cell table:formula="of:=IF([.G41]&gt;0;1;0)" office:value-type="float" office:value="1">
            <text:p>1</text:p>
          </table:table-cell>
          <table:table-cell table:formula="of:=IF([.I40]&gt;=0;IF([.H41]=1;[.I40]+([.F41]*[.J41])-20;[.I40]);0)" office:value-type="float" office:value="13105.543227527">
            <text:p>13105.543227527</text:p>
          </table:table-cell>
          <table:table-cell table:formula="of:=IF([.I40]&gt;1000;[.I40]*0.1;1000)" office:value-type="float" office:value="1301.90479477904">
            <text:p>1301.9047947791</text:p>
          </table:table-cell>
          <table:table-cell table:number-columns-repeated="2"/>
        </table:table-row>
        <table:table-row table:style-name="ro1">
          <table:table-cell office:value-type="string">
            <text:p>PZZI</text:p>
          </table:table-cell>
          <table:table-cell office:value-type="float" office:value="1">
            <text:p>1</text:p>
          </table:table-cell>
          <table:table-cell office:value-type="string">
            <text:p>2012-02-27 00:00:00</text:p>
          </table:table-cell>
          <table:table-cell table:number-columns-repeated="2" office:value-type="float" office:value="4.3425">
            <text:p>4.3425</text:p>
          </table:table-cell>
          <table:table-cell office:value-type="float" office:value="0.0189982728842835">
            <text:p>0.0189982729</text:p>
          </table:table-cell>
          <table:table-cell office:value-type="float" office:value="0.0631940136664508">
            <text:p>0.0631940137</text:p>
          </table:table-cell>
          <table:table-cell table:formula="of:=IF([.G42]&gt;0;1;0)" office:value-type="float" office:value="1">
            <text:p>1</text:p>
          </table:table-cell>
          <table:table-cell table:formula="of:=IF([.I41]&gt;=0;IF([.H42]=1;[.I41]+([.F42]*[.J42])-20;[.I41]);0)" office:value-type="float" office:value="13110.4414961803">
            <text:p>13110.4414961803</text:p>
          </table:table-cell>
          <table:table-cell table:formula="of:=IF([.I41]&gt;1000;[.I41]*0.1;1000)" office:value-type="float" office:value="1310.5543227527">
            <text:p>1310.5543227527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2-28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261419079571808">
            <text:p>0.2614190796</text:p>
          </table:table-cell>
          <table:table-cell table:formula="of:=IF([.G43]&gt;0;1;0)" office:value-type="float" office:value="1">
            <text:p>1</text:p>
          </table:table-cell>
          <table:table-cell table:formula="of:=IF([.I42]&gt;=0;IF([.H43]=1;[.I42]+([.F43]*[.J43])-20;[.I42]);0)" office:value-type="float" office:value="13090.4414961803">
            <text:p>13090.4414961803</text:p>
          </table:table-cell>
          <table:table-cell table:formula="of:=IF([.I42]&gt;1000;[.I42]*0.1;1000)" office:value-type="float" office:value="1311.04414961803">
            <text:p>1311.044149618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29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915094382511555">
            <text:p>0.0915094383</text:p>
          </table:table-cell>
          <table:table-cell table:formula="of:=IF([.G44]&gt;0;1;0)" office:value-type="float" office:value="1">
            <text:p>1</text:p>
          </table:table-cell>
          <table:table-cell table:formula="of:=IF([.I43]&gt;=0;IF([.H44]=1;[.I43]+([.F44]*[.J44])-20;[.I43]);0)" office:value-type="float" office:value="13070.4414961803">
            <text:p>13070.4414961803</text:p>
          </table:table-cell>
          <table:table-cell table:formula="of:=IF([.I43]&gt;1000;[.I43]*0.1;1000)" office:value-type="float" office:value="1309.04414961803">
            <text:p>1309.044149618</text:p>
          </table:table-cell>
          <table:table-cell table:number-columns-repeated="2"/>
        </table:table-row>
        <table:table-row table:style-name="ro1">
          <table:table-cell office:value-type="string">
            <text:p>OXF</text:p>
          </table:table-cell>
          <table:table-cell office:value-type="float" office:value="1.12746386333771">
            <text:p>1.1274638633</text:p>
          </table:table-cell>
          <table:table-cell office:value-type="string">
            <text:p>2012-03-01 00:00:00</text:p>
          </table:table-cell>
          <table:table-cell office:value-type="float" office:value="8.93">
            <text:p>8.93</text:p>
          </table:table-cell>
          <table:table-cell office:value-type="float" office:value="7.92043123543124">
            <text:p>7.9204312354</text:p>
          </table:table-cell>
          <table:table-cell office:value-type="float" office:value="-0.0654864893101993">
            <text:p>-0.0654864893</text:p>
          </table:table-cell>
          <table:table-cell office:value-type="float" office:value="0.122900371086475">
            <text:p>0.1229003711</text:p>
          </table:table-cell>
          <table:table-cell table:formula="of:=IF([.G45]&gt;0;1;0)" office:value-type="float" office:value="1">
            <text:p>1</text:p>
          </table:table-cell>
          <table:table-cell table:formula="of:=IF([.I44]&gt;=0;IF([.H45]=1;[.I44]+([.F45]*[.J45])-20;[.I44]);0)" office:value-type="float" office:value="12964.8477634484">
            <text:p>12964.8477634484</text:p>
          </table:table-cell>
          <table:table-cell table:formula="of:=IF([.I44]&gt;1000;[.I44]*0.1;1000)" office:value-type="float" office:value="1307.04414961803">
            <text:p>1307.044149618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2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103949780470675">
            <text:p>0.1039497805</text:p>
          </table:table-cell>
          <table:table-cell table:formula="of:=IF([.G46]&gt;0;1;0)" office:value-type="float" office:value="1">
            <text:p>1</text:p>
          </table:table-cell>
          <table:table-cell table:formula="of:=IF([.I45]&gt;=0;IF([.H46]=1;[.I45]+([.F46]*[.J46])-20;[.I45]);0)" office:value-type="float" office:value="12944.8477634484">
            <text:p>12944.8477634484</text:p>
          </table:table-cell>
          <table:table-cell table:formula="of:=IF([.I45]&gt;1000;[.I45]*0.1;1000)" office:value-type="float" office:value="1296.48477634484">
            <text:p>1296.4847763448</text:p>
          </table:table-cell>
          <table:table-cell table:number-columns-repeated="2"/>
        </table:table-row>
        <table:table-row table:style-name="ro1">
          <table:table-cell office:value-type="string">
            <text:p>AVTC</text:p>
          </table:table-cell>
          <table:table-cell office:value-type="float" office:value="1">
            <text:p>1</text:p>
          </table:table-cell>
          <table:table-cell office:value-type="string">
            <text:p>2012-03-05 00:00:00</text:p>
          </table:table-cell>
          <table:table-cell table:number-columns-repeated="2" office:value-type="float" office:value="2.465">
            <text:p>2.465</text:p>
          </table:table-cell>
          <table:table-cell office:value-type="float" office:value="0.0912778904665315">
            <text:p>0.0912778905</text:p>
          </table:table-cell>
          <table:table-cell office:value-type="float" office:value="0.047697014414097">
            <text:p>0.0476970144</text:p>
          </table:table-cell>
          <table:table-cell table:formula="of:=IF([.G47]&gt;0;1;0)" office:value-type="float" office:value="1">
            <text:p>1</text:p>
          </table:table-cell>
          <table:table-cell table:formula="of:=IF([.I46]&gt;=0;IF([.H47]=1;[.I46]+([.F47]*[.J47])-20;[.I46]);0)" office:value-type="float" office:value="13043.0056030742">
            <text:p>13043.0056030742</text:p>
          </table:table-cell>
          <table:table-cell table:formula="of:=IF([.I46]&gt;1000;[.I46]*0.1;1000)" office:value-type="float" office:value="1294.48477634484">
            <text:p>1294.4847763448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6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957782346657064">
            <text:p>0.0957782347</text:p>
          </table:table-cell>
          <table:table-cell table:formula="of:=IF([.G48]&gt;0;1;0)" office:value-type="float" office:value="1">
            <text:p>1</text:p>
          </table:table-cell>
          <table:table-cell table:formula="of:=IF([.I47]&gt;=0;IF([.H48]=1;[.I47]+([.F48]*[.J48])-20;[.I47]);0)" office:value-type="float" office:value="13023.0056030742">
            <text:p>13023.0056030742</text:p>
          </table:table-cell>
          <table:table-cell table:formula="of:=IF([.I47]&gt;1000;[.I47]*0.1;1000)" office:value-type="float" office:value="1304.30056030742">
            <text:p>1304.300560307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3-07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127232142857143">
            <text:p>0.1272321429</text:p>
          </table:table-cell>
          <table:table-cell office:value-type="float" office:value="0.194957303690919">
            <text:p>0.1949573037</text:p>
          </table:table-cell>
          <table:table-cell table:formula="of:=IF([.G49]&gt;0;1;0)" office:value-type="float" office:value="1">
            <text:p>1</text:p>
          </table:table-cell>
          <table:table-cell table:formula="of:=IF([.I48]&gt;=0;IF([.H49]=1;[.I48]+([.F49]*[.J49])-20;[.I48]);0)" office:value-type="float" office:value="13168.7000940061">
            <text:p>13168.7000940061</text:p>
          </table:table-cell>
          <table:table-cell table:formula="of:=IF([.I48]&gt;1000;[.I48]*0.1;1000)" office:value-type="float" office:value="1302.30056030742">
            <text:p>1302.300560307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08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0.272727272727272">
            <text:p>0.2727272727</text:p>
          </table:table-cell>
          <table:table-cell office:value-type="float" office:value="0.103484559742449">
            <text:p>0.1034845597</text:p>
          </table:table-cell>
          <table:table-cell table:formula="of:=IF([.G50]&gt;0;1;0)" office:value-type="float" office:value="1">
            <text:p>1</text:p>
          </table:table-cell>
          <table:table-cell table:formula="of:=IF([.I49]&gt;=0;IF([.H50]=1;[.I49]+([.F50]*[.J50])-20;[.I49]);0)" office:value-type="float" office:value="13507.8464602063">
            <text:p>13507.8464602063</text:p>
          </table:table-cell>
          <table:table-cell table:formula="of:=IF([.I49]&gt;1000;[.I49]*0.1;1000)" office:value-type="float" office:value="1316.87000940061">
            <text:p>1316.8700094006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03-09 00:00:00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0.0488679531848696">
            <text:p>0.0488679532</text:p>
          </table:table-cell>
          <table:table-cell table:formula="of:=IF([.G51]&gt;0;1;0)" office:value-type="float" office:value="1">
            <text:p>1</text:p>
          </table:table-cell>
          <table:table-cell table:formula="of:=IF([.I50]&gt;=0;IF([.H51]=1;[.I50]+([.F51]*[.J51])-20;[.I50]);0)" office:value-type="float" office:value="13487.8464602063">
            <text:p>13487.8464602063</text:p>
          </table:table-cell>
          <table:table-cell table:formula="of:=IF([.I50]&gt;1000;[.I50]*0.1;1000)" office:value-type="float" office:value="1350.78464602063">
            <text:p>1350.7846460206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3-12 00:00:00</text:p>
          </table:table-cell>
          <table:table-cell office:value-type="float" office:value="3.36">
            <text:p>3.36</text:p>
          </table:table-cell>
          <table:table-cell office:value-type="float" office:value="26.88">
            <text:p>26.88</text:p>
          </table:table-cell>
          <table:table-cell office:value-type="float" office:value="0.0803571428571428">
            <text:p>0.0803571429</text:p>
          </table:table-cell>
          <table:table-cell office:value-type="float" office:value="0.160104276235761">
            <text:p>0.1601042762</text:p>
          </table:table-cell>
          <table:table-cell table:formula="of:=IF([.G52]&gt;0;1;0)" office:value-type="float" office:value="1">
            <text:p>1</text:p>
          </table:table-cell>
          <table:table-cell table:formula="of:=IF([.I51]&gt;=0;IF([.H52]=1;[.I51]+([.F52]*[.J52])-20;[.I51]);0)" office:value-type="float" office:value="13576.2309406901">
            <text:p>13576.2309406901</text:p>
          </table:table-cell>
          <table:table-cell table:formula="of:=IF([.I51]&gt;1000;[.I51]*0.1;1000)" office:value-type="float" office:value="1348.78464602063">
            <text:p>1348.784646020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13 00:00: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6233329662756">
            <text:p>0.1162333297</text:p>
          </table:table-cell>
          <table:table-cell table:formula="of:=IF([.G53]&gt;0;1;0)" office:value-type="float" office:value="1">
            <text:p>1</text:p>
          </table:table-cell>
          <table:table-cell table:formula="of:=IF([.I52]&gt;=0;IF([.H53]=1;[.I52]+([.F53]*[.J53])-20;[.I52]);0)" office:value-type="float" office:value="13556.2309406901">
            <text:p>13556.2309406901</text:p>
          </table:table-cell>
          <table:table-cell table:formula="of:=IF([.I52]&gt;1000;[.I52]*0.1;1000)" office:value-type="float" office:value="1357.62309406901">
            <text:p>1357.62309406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14 00:00: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office:value-type="float" office:value="0.163140476622442">
            <text:p>0.1631404766</text:p>
          </table:table-cell>
          <table:table-cell table:formula="of:=IF([.G54]&gt;0;1;0)" office:value-type="float" office:value="1">
            <text:p>1</text:p>
          </table:table-cell>
          <table:table-cell table:formula="of:=IF([.I53]&gt;=0;IF([.H54]=1;[.I53]+([.F54]*[.J54])-20;[.I53]);0)" office:value-type="float" office:value="13197.3251671729">
            <text:p>13197.3251671729</text:p>
          </table:table-cell>
          <table:table-cell table:formula="of:=IF([.I53]&gt;1000;[.I53]*0.1;1000)" office:value-type="float" office:value="1355.62309406901">
            <text:p>1355.62309406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15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185496182931087">
            <text:p>0.1854961829</text:p>
          </table:table-cell>
          <table:table-cell table:formula="of:=IF([.G55]&gt;0;1;0)" office:value-type="float" office:value="1">
            <text:p>1</text:p>
          </table:table-cell>
          <table:table-cell table:formula="of:=IF([.I54]&gt;=0;IF([.H55]=1;[.I54]+([.F55]*[.J55])-20;[.I54]);0)" office:value-type="float" office:value="13617.2360060786">
            <text:p>13617.2360060786</text:p>
          </table:table-cell>
          <table:table-cell table:formula="of:=IF([.I54]&gt;1000;[.I54]*0.1;1000)" office:value-type="float" office:value="1319.73251671729">
            <text:p>1319.7325167173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16 00:00:00</text:p>
          </table:table-cell>
          <table:table-cell office:value-type="float" office:value="0.775">
            <text:p>0.775</text:p>
          </table:table-cell>
          <table:table-cell office:value-type="float" office:value="3.875">
            <text:p>3.875</text:p>
          </table:table-cell>
          <table:table-cell office:value-type="float" office:value="-0.838709677419355">
            <text:p>-0.8387096774</text:p>
          </table:table-cell>
          <table:table-cell office:value-type="float" office:value="1.48011353750045">
            <text:p>1.4801135375</text:p>
          </table:table-cell>
          <table:table-cell table:formula="of:=IF([.G56]&gt;0;1;0)" office:value-type="float" office:value="1">
            <text:p>1</text:p>
          </table:table-cell>
          <table:table-cell table:formula="of:=IF([.I55]&gt;=0;IF([.H56]=1;[.I55]+([.F56]*[.J56])-20;[.I55]);0)" office:value-type="float" office:value="12455.1452442785">
            <text:p>12455.1452442785</text:p>
          </table:table-cell>
          <table:table-cell table:formula="of:=IF([.I55]&gt;1000;[.I55]*0.1;1000)" office:value-type="float" office:value="1361.72360060786">
            <text:p>1361.723600607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2883295194508">
            <text:p>0.0022883295</text:p>
          </table:table-cell>
          <table:table-cell office:value-type="string">
            <text:p>2012-03-19 00:00:00</text:p>
          </table:table-cell>
          <table:table-cell office:value-type="float" office:value="0.01">
            <text:p>0.01</text:p>
          </table:table-cell>
          <table:table-cell office:value-type="float" office:value="4.37">
            <text:p>4.37</text:p>
          </table:table-cell>
          <table:table-cell office:value-type="float" office:value="-0.231121281464531">
            <text:p>-0.2311212815</text:p>
          </table:table-cell>
          <table:table-cell office:value-type="float" office:value="0.109442908357227">
            <text:p>0.1094429084</text:p>
          </table:table-cell>
          <table:table-cell table:formula="of:=IF([.G57]&gt;0;1;0)" office:value-type="float" office:value="1">
            <text:p>1</text:p>
          </table:table-cell>
          <table:table-cell table:formula="of:=IF([.I56]&gt;=0;IF([.H57]=1;[.I56]+([.F57]*[.J57])-20;[.I56]);0)" office:value-type="float" office:value="12147.28033131">
            <text:p>12147.28033131</text:p>
          </table:table-cell>
          <table:table-cell table:formula="of:=IF([.I56]&gt;1000;[.I56]*0.1;1000)" office:value-type="float" office:value="1245.51452442785">
            <text:p>1245.5145244279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0 00:00:0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3917985872033">
            <text:p>0.1839179859</text:p>
          </table:table-cell>
          <table:table-cell table:formula="of:=IF([.G58]&gt;0;1;0)" office:value-type="float" office:value="1">
            <text:p>1</text:p>
          </table:table-cell>
          <table:table-cell table:formula="of:=IF([.I57]&gt;=0;IF([.H58]=1;[.I57]+([.F58]*[.J58])-20;[.I57]);0)" office:value-type="float" office:value="12127.28033131">
            <text:p>12127.28033131</text:p>
          </table:table-cell>
          <table:table-cell table:formula="of:=IF([.I57]&gt;1000;[.I57]*0.1;1000)" office:value-type="float" office:value="1214.728033131">
            <text:p>1214.728033131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1 00:00:0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275927390776704">
            <text:p>0.2759273908</text:p>
          </table:table-cell>
          <table:table-cell table:formula="of:=IF([.G59]&gt;0;1;0)" office:value-type="float" office:value="1">
            <text:p>1</text:p>
          </table:table-cell>
          <table:table-cell table:formula="of:=IF([.I58]&gt;=0;IF([.H59]=1;[.I58]+([.F59]*[.J59])-20;[.I58]);0)" office:value-type="float" office:value="12471.0987412493">
            <text:p>12471.0987412493</text:p>
          </table:table-cell>
          <table:table-cell table:formula="of:=IF([.I58]&gt;1000;[.I58]*0.1;1000)" office:value-type="float" office:value="1212.728033131">
            <text:p>1212.728033131</text:p>
          </table:table-cell>
          <table:table-cell table:number-columns-repeated="2"/>
        </table:table-row>
        <table:table-row table:style-name="ro1">
          <table:table-cell office:value-type="string">
            <text:p>JAMN</text:p>
          </table:table-cell>
          <table:table-cell office:value-type="float" office:value="1">
            <text:p>1</text:p>
          </table:table-cell>
          <table:table-cell office:value-type="string">
            <text:p>2012-03-22 00:00:00</text:p>
          </table:table-cell>
          <table:table-cell table:number-columns-repeated="2" office:value-type="float" office:value="0.265">
            <text:p>0.265</text:p>
          </table:table-cell>
          <table:table-cell office:value-type="float" office:value="-0.0283018867924528">
            <text:p>-0.0283018868</text:p>
          </table:table-cell>
          <table:table-cell office:value-type="float" office:value="0.189405478461492">
            <text:p>0.1894054785</text:p>
          </table:table-cell>
          <table:table-cell table:formula="of:=IF([.G60]&gt;0;1;0)" office:value-type="float" office:value="1">
            <text:p>1</text:p>
          </table:table-cell>
          <table:table-cell table:formula="of:=IF([.I59]&gt;=0;IF([.H60]=1;[.I59]+([.F60]*[.J60])-20;[.I59]);0)" office:value-type="float" office:value="12415.8031787741">
            <text:p>12415.8031787741</text:p>
          </table:table-cell>
          <table:table-cell table:formula="of:=IF([.I59]&gt;1000;[.I59]*0.1;1000)" office:value-type="float" office:value="1247.10987412493">
            <text:p>1247.109874124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3-23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-0.398809523809524">
            <text:p>-0.3988095238</text:p>
          </table:table-cell>
          <table:table-cell office:value-type="float" office:value="0.220058514100121">
            <text:p>0.2200585141</text:p>
          </table:table-cell>
          <table:table-cell table:formula="of:=IF([.G61]&gt;0;1;0)" office:value-type="float" office:value="1">
            <text:p>1</text:p>
          </table:table-cell>
          <table:table-cell table:formula="of:=IF([.I60]&gt;=0;IF([.H61]=1;[.I60]+([.F61]*[.J61])-20;[.I60]);0)" office:value-type="float" office:value="11900.6491234301">
            <text:p>11900.6491234301</text:p>
          </table:table-cell>
          <table:table-cell table:formula="of:=IF([.I60]&gt;1000;[.I60]*0.1;1000)" office:value-type="float" office:value="1241.58031787741">
            <text:p>1241.580317877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3-26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0.322158628302707">
            <text:p>0.3221586283</text:p>
          </table:table-cell>
          <table:table-cell table:formula="of:=IF([.G62]&gt;0;1;0)" office:value-type="float" office:value="1">
            <text:p>1</text:p>
          </table:table-cell>
          <table:table-cell table:formula="of:=IF([.I61]&gt;=0;IF([.H62]=1;[.I61]+([.F62]*[.J62])-20;[.I61]);0)" office:value-type="float" office:value="11880.6491234301">
            <text:p>11880.6491234301</text:p>
          </table:table-cell>
          <table:table-cell table:formula="of:=IF([.I61]&gt;1000;[.I61]*0.1;1000)" office:value-type="float" office:value="1190.06491234301">
            <text:p>1190.064912343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3-27 00:00:00</text:p>
          </table:table-cell>
          <table:table-cell office:value-type="float" office:value="0.015">
            <text:p>0.015</text:p>
          </table:table-cell>
          <table:table-cell office:value-type="float" office:value="12.7875">
            <text:p>12.7875</text:p>
          </table:table-cell>
          <table:table-cell office:value-type="float" office:value="0.833691756272401">
            <text:p>0.8336917563</text:p>
          </table:table-cell>
          <table:table-cell office:value-type="float" office:value="0.259644683938783">
            <text:p>0.2596446839</text:p>
          </table:table-cell>
          <table:table-cell table:formula="of:=IF([.G63]&gt;0;1;0)" office:value-type="float" office:value="1">
            <text:p>1</text:p>
          </table:table-cell>
          <table:table-cell table:formula="of:=IF([.I62]&gt;=0;IF([.H63]=1;[.I62]+([.F63]*[.J63])-20;[.I62]);0)" office:value-type="float" office:value="12851.129046767">
            <text:p>12851.129046767</text:p>
          </table:table-cell>
          <table:table-cell table:formula="of:=IF([.I62]&gt;1000;[.I62]*0.1;1000)" office:value-type="float" office:value="1188.06491234301">
            <text:p>1188.064912343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28 00:00: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47689579046087">
            <text:p>0.247689579</text:p>
          </table:table-cell>
          <table:table-cell table:formula="of:=IF([.G64]&gt;0;1;0)" office:value-type="float" office:value="1">
            <text:p>1</text:p>
          </table:table-cell>
          <table:table-cell table:formula="of:=IF([.I63]&gt;=0;IF([.H64]=1;[.I63]+([.F64]*[.J64])-20;[.I63]);0)" office:value-type="float" office:value="12831.129046767">
            <text:p>12831.129046767</text:p>
          </table:table-cell>
          <table:table-cell table:formula="of:=IF([.I63]&gt;1000;[.I63]*0.1;1000)" office:value-type="float" office:value="1285.1129046767">
            <text:p>1285.112904676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595238095238095">
            <text:p>0.005952381</text:p>
          </table:table-cell>
          <table:table-cell office:value-type="string">
            <text:p>2012-03-29 00:00:00</text:p>
          </table:table-cell>
          <table:table-cell office:value-type="float" office:value="0.0075">
            <text:p>0.0075</text:p>
          </table:table-cell>
          <table:table-cell office:value-type="float" office:value="1.26">
            <text:p>1.26</text:p>
          </table:table-cell>
          <table:table-cell office:value-type="float" office:value="0.333333333333333">
            <text:p>0.3333333333</text:p>
          </table:table-cell>
          <table:table-cell office:value-type="float" office:value="0.0656099021584119">
            <text:p>0.0656099022</text:p>
          </table:table-cell>
          <table:table-cell table:formula="of:=IF([.G65]&gt;0;1;0)" office:value-type="float" office:value="1">
            <text:p>1</text:p>
          </table:table-cell>
          <table:table-cell table:formula="of:=IF([.I64]&gt;=0;IF([.H65]=1;[.I64]+([.F65]*[.J65])-20;[.I64]);0)" office:value-type="float" office:value="13238.8333483259">
            <text:p>13238.8333483259</text:p>
          </table:table-cell>
          <table:table-cell table:formula="of:=IF([.I64]&gt;1000;[.I64]*0.1;1000)" office:value-type="float" office:value="1283.1129046767">
            <text:p>1283.112904676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30 00:00:00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0344827586206897">
            <text:p>0.0344827586</text:p>
          </table:table-cell>
          <table:table-cell office:value-type="float" office:value="0.160245837159644">
            <text:p>0.1602458372</text:p>
          </table:table-cell>
          <table:table-cell table:formula="of:=IF([.G66]&gt;0;1;0)" office:value-type="float" office:value="1">
            <text:p>1</text:p>
          </table:table-cell>
          <table:table-cell table:formula="of:=IF([.I65]&gt;=0;IF([.H66]=1;[.I65]+([.F66]*[.J66])-20;[.I65]);0)" office:value-type="float" office:value="13264.4844978029">
            <text:p>13264.4844978029</text:p>
          </table:table-cell>
          <table:table-cell table:formula="of:=IF([.I65]&gt;1000;[.I65]*0.1;1000)" office:value-type="float" office:value="1323.88333483259">
            <text:p>1323.8833348326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2 00:00:00</text:p>
          </table:table-cell>
          <table:table-cell office:value-type="float" office:value="0.745">
            <text:p>0.745</text:p>
          </table:table-cell>
          <table:table-cell office:value-type="float" office:value="4.47">
            <text:p>4.47</text:p>
          </table:table-cell>
          <table:table-cell office:value-type="float" office:value="-0.0536912751677855">
            <text:p>-0.0536912752</text:p>
          </table:table-cell>
          <table:table-cell office:value-type="float" office:value="0.147848372710698">
            <text:p>0.1478483727</text:p>
          </table:table-cell>
          <table:table-cell table:formula="of:=IF([.G67]&gt;0;1;0)" office:value-type="float" office:value="1">
            <text:p>1</text:p>
          </table:table-cell>
          <table:table-cell table:formula="of:=IF([.I66]&gt;=0;IF([.H67]=1;[.I66]+([.F67]*[.J67])-20;[.I66]);0)" office:value-type="float" office:value="13173.2657890898">
            <text:p>13173.2657890898</text:p>
          </table:table-cell>
          <table:table-cell table:formula="of:=IF([.I66]&gt;1000;[.I66]*0.1;1000)" office:value-type="float" office:value="1326.44844978029">
            <text:p>1326.4484497803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4-03 00:00:00</text:p>
          </table:table-cell>
          <table:table-cell table:number-columns-repeated="2" office:value-type="float" office:value="0.2725">
            <text:p>0.2725</text:p>
          </table:table-cell>
          <table:table-cell office:value-type="float" office:value="0.10091743119266">
            <text:p>0.1009174312</text:p>
          </table:table-cell>
          <table:table-cell office:value-type="float" office:value="0.110472454489124">
            <text:p>0.1104724545</text:p>
          </table:table-cell>
          <table:table-cell table:formula="of:=IF([.G68]&gt;0;1;0)" office:value-type="float" office:value="1">
            <text:p>1</text:p>
          </table:table-cell>
          <table:table-cell table:formula="of:=IF([.I67]&gt;=0;IF([.H68]=1;[.I67]+([.F68]*[.J68])-20;[.I67]);0)" office:value-type="float" office:value="13286.2070034752">
            <text:p>13286.2070034752</text:p>
          </table:table-cell>
          <table:table-cell table:formula="of:=IF([.I67]&gt;1000;[.I67]*0.1;1000)" office:value-type="float" office:value="1317.32657890898">
            <text:p>1317.326578909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4 00:00:00</text:p>
          </table:table-cell>
          <table:table-cell office:value-type="float" office:value="0.7">
            <text:p>0.7</text:p>
          </table:table-cell>
          <table:table-cell office:value-type="float" office:value="4.2">
            <text:p>4.2</text:p>
          </table:table-cell>
          <table:table-cell office:value-type="float" office:value="0.107142857142857">
            <text:p>0.1071428571</text:p>
          </table:table-cell>
          <table:table-cell office:value-type="float" office:value="0.169944712162587">
            <text:p>0.1699447122</text:p>
          </table:table-cell>
          <table:table-cell table:formula="of:=IF([.G69]&gt;0;1;0)" office:value-type="float" office:value="1">
            <text:p>1</text:p>
          </table:table-cell>
          <table:table-cell table:formula="of:=IF([.I68]&gt;=0;IF([.H69]=1;[.I68]+([.F69]*[.J69])-20;[.I68]);0)" office:value-type="float" office:value="13408.5592213695">
            <text:p>13408.5592213695</text:p>
          </table:table-cell>
          <table:table-cell table:formula="of:=IF([.I68]&gt;1000;[.I68]*0.1;1000)" office:value-type="float" office:value="1328.62070034752">
            <text:p>1328.6207003475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5 00:00:00</text:p>
          </table:table-cell>
          <table:table-cell office:value-type="float" office:value="0.775">
            <text:p>0.775</text:p>
          </table:table-cell>
          <table:table-cell office:value-type="float" office:value="4.65">
            <text:p>4.65</text:p>
          </table:table-cell>
          <table:table-cell office:value-type="float" office:value="0.0451612903225809">
            <text:p>0.0451612903</text:p>
          </table:table-cell>
          <table:table-cell office:value-type="float" office:value="0.496977439652927">
            <text:p>0.4969774397</text:p>
          </table:table-cell>
          <table:table-cell table:formula="of:=IF([.G70]&gt;0;1;0)" office:value-type="float" office:value="1">
            <text:p>1</text:p>
          </table:table-cell>
          <table:table-cell table:formula="of:=IF([.I69]&gt;=0;IF([.H70]=1;[.I69]+([.F70]*[.J70])-20;[.I69]);0)" office:value-type="float" office:value="13449.1140049499">
            <text:p>13449.1140049499</text:p>
          </table:table-cell>
          <table:table-cell table:formula="of:=IF([.I69]&gt;1000;[.I69]*0.1;1000)" office:value-type="float" office:value="1340.85592213695">
            <text:p>1340.85592213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4-06 00:00:00</text:p>
          </table:table-cell>
          <table:table-cell office:value-type="float" office:value="20">
            <text:p>2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.0246186830957704">
            <text:p>0.0246186831</text:p>
          </table:table-cell>
          <table:table-cell table:formula="of:=IF([.G71]&gt;0;1;0)" office:value-type="float" office:value="1">
            <text:p>1</text:p>
          </table:table-cell>
          <table:table-cell table:formula="of:=IF([.I70]&gt;=0;IF([.H71]=1;[.I70]+([.F71]*[.J71])-20;[.I70]);0)" office:value-type="float" office:value="13429.1140049499">
            <text:p>13429.1140049499</text:p>
          </table:table-cell>
          <table:table-cell table:formula="of:=IF([.I70]&gt;1000;[.I70]*0.1;1000)" office:value-type="float" office:value="1344.91140049499">
            <text:p>1344.911400495</text:p>
          </table:table-cell>
          <table:table-cell table:number-columns-repeated="2"/>
        </table:table-row>
        <table:table-row table:style-name="ro1">
          <table:table-cell office:value-type="string">
            <text:p>SYNM</text:p>
          </table:table-cell>
          <table:table-cell office:value-type="float" office:value="0.1">
            <text:p>0.1</text:p>
          </table:table-cell>
          <table:table-cell office:value-type="string">
            <text:p>2012-04-09 00:00:00</text:p>
          </table:table-cell>
          <table:table-cell office:value-type="float" office:value="1.06">
            <text:p>1.06</text:p>
          </table:table-cell>
          <table:table-cell office:value-type="float" office:value="10.6">
            <text:p>10.6</text:p>
          </table:table-cell>
          <table:table-cell office:value-type="float" office:value="-0.117924528301887">
            <text:p>-0.1179245283</text:p>
          </table:table-cell>
          <table:table-cell office:value-type="float" office:value="0.0882813563077491">
            <text:p>0.0882813563</text:p>
          </table:table-cell>
          <table:table-cell table:formula="of:=IF([.G72]&gt;0;1;0)" office:value-type="float" office:value="1">
            <text:p>1</text:p>
          </table:table-cell>
          <table:table-cell table:formula="of:=IF([.I71]&gt;=0;IF([.H72]=1;[.I71]+([.F72]*[.J72])-20;[.I71]);0)" office:value-type="float" office:value="13250.7518114953">
            <text:p>13250.7518114953</text:p>
          </table:table-cell>
          <table:table-cell table:formula="of:=IF([.I71]&gt;1000;[.I71]*0.1;1000)" office:value-type="float" office:value="1342.91140049499">
            <text:p>1342.911400495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0.0333333333333333">
            <text:p>0.0333333333</text:p>
          </table:table-cell>
          <table:table-cell office:value-type="string">
            <text:p>2012-04-10 00:00:00</text:p>
          </table:table-cell>
          <table:table-cell office:value-type="float" office:value="0.04">
            <text:p>0.0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0785940376958747">
            <text:p>0.0785940377</text:p>
          </table:table-cell>
          <table:table-cell table:formula="of:=IF([.G73]&gt;0;1;0)" office:value-type="float" office:value="1">
            <text:p>1</text:p>
          </table:table-cell>
          <table:table-cell table:formula="of:=IF([.I72]&gt;=0;IF([.H73]=1;[.I72]+([.F73]*[.J73])-20;[.I72]);0)" office:value-type="float" office:value="13230.7518114953">
            <text:p>13230.7518114953</text:p>
          </table:table-cell>
          <table:table-cell table:formula="of:=IF([.I72]&gt;1000;[.I72]*0.1;1000)" office:value-type="float" office:value="1325.07518114953">
            <text:p>1325.0751811495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2-04-11 00:00:00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0543478260869568">
            <text:p>0.0543478261</text:p>
          </table:table-cell>
          <table:table-cell office:value-type="float" office:value="0.123098524167124">
            <text:p>0.1230985242</text:p>
          </table:table-cell>
          <table:table-cell table:formula="of:=IF([.G74]&gt;0;1;0)" office:value-type="float" office:value="1">
            <text:p>1</text:p>
          </table:table-cell>
          <table:table-cell table:formula="of:=IF([.I73]&gt;=0;IF([.H74]=1;[.I73]+([.F74]*[.J74])-20;[.I73]);0)" office:value-type="float" office:value="13282.6580713404">
            <text:p>13282.6580713404</text:p>
          </table:table-cell>
          <table:table-cell table:formula="of:=IF([.I73]&gt;1000;[.I73]*0.1;1000)" office:value-type="float" office:value="1323.07518114953">
            <text:p>1323.0751811495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4-12 00:00:00</text:p>
          </table:table-cell>
          <table:table-cell office:value-type="float" office:value="0.165">
            <text:p>0.165</text:p>
          </table:table-cell>
          <table:table-cell office:value-type="float" office:value="2.475">
            <text:p>2.475</text:p>
          </table:table-cell>
          <table:table-cell office:value-type="float" office:value="0">
            <text:p>0</text:p>
          </table:table-cell>
          <table:table-cell office:value-type="float" office:value="0.437081422110198">
            <text:p>0.4370814221</text:p>
          </table:table-cell>
          <table:table-cell table:formula="of:=IF([.G75]&gt;0;1;0)" office:value-type="float" office:value="1">
            <text:p>1</text:p>
          </table:table-cell>
          <table:table-cell table:formula="of:=IF([.I74]&gt;=0;IF([.H75]=1;[.I74]+([.F75]*[.J75])-20;[.I74]);0)" office:value-type="float" office:value="13262.6580713404">
            <text:p>13262.6580713404</text:p>
          </table:table-cell>
          <table:table-cell table:formula="of:=IF([.I74]&gt;1000;[.I74]*0.1;1000)" office:value-type="float" office:value="1328.26580713404">
            <text:p>1328.265807134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4-13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">
            <text:p>0</text:p>
          </table:table-cell>
          <table:table-cell office:value-type="float" office:value="0.0977048659996509">
            <text:p>0.097704866</text:p>
          </table:table-cell>
          <table:table-cell table:formula="of:=IF([.G76]&gt;0;1;0)" office:value-type="float" office:value="1">
            <text:p>1</text:p>
          </table:table-cell>
          <table:table-cell table:formula="of:=IF([.I75]&gt;=0;IF([.H76]=1;[.I75]+([.F76]*[.J76])-20;[.I75]);0)" office:value-type="float" office:value="13242.6580713404">
            <text:p>13242.6580713404</text:p>
          </table:table-cell>
          <table:table-cell table:formula="of:=IF([.I75]&gt;1000;[.I75]*0.1;1000)" office:value-type="float" office:value="1326.26580713404">
            <text:p>1326.265807134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16 00:00:00</text:p>
          </table:table-cell>
          <table:table-cell office:value-type="float" office:value="0.6725">
            <text:p>0.6725</text:p>
          </table:table-cell>
          <table:table-cell office:value-type="float" office:value="4.035">
            <text:p>4.035</text:p>
          </table:table-cell>
          <table:table-cell office:value-type="float" office:value="-0.0446096654275091">
            <text:p>-0.0446096654</text:p>
          </table:table-cell>
          <table:table-cell office:value-type="float" office:value="0.157191937142775">
            <text:p>0.1571919371</text:p>
          </table:table-cell>
          <table:table-cell table:formula="of:=IF([.G77]&gt;0;1;0)" office:value-type="float" office:value="1">
            <text:p>1</text:p>
          </table:table-cell>
          <table:table-cell table:formula="of:=IF([.I76]&gt;=0;IF([.H77]=1;[.I76]+([.F77]*[.J77])-20;[.I76]);0)" office:value-type="float" office:value="13163.5830167471">
            <text:p>13163.5830167471</text:p>
          </table:table-cell>
          <table:table-cell table:formula="of:=IF([.I76]&gt;1000;[.I76]*0.1;1000)" office:value-type="float" office:value="1324.26580713404">
            <text:p>1324.265807134</text:p>
          </table:table-cell>
          <table:table-cell table:number-columns-repeated="2"/>
        </table:table-row>
        <table:table-row table:style-name="ro1">
          <table:table-cell office:value-type="string">
            <text:p>NXN</text:p>
          </table:table-cell>
          <table:table-cell office:value-type="float" office:value="1.09894259818731">
            <text:p>1.0989425982</text:p>
          </table:table-cell>
          <table:table-cell office:value-type="string">
            <text:p>2012-04-17 00:00:00</text:p>
          </table:table-cell>
          <table:table-cell office:value-type="float" office:value="14.5825">
            <text:p>14.5825</text:p>
          </table:table-cell>
          <table:table-cell office:value-type="float" office:value="13.2695738831615">
            <text:p>13.2695738832</text:p>
          </table:table-cell>
          <table:table-cell office:value-type="float" office:value="-0.0080179937953454">
            <text:p>-0.0080179938</text:p>
          </table:table-cell>
          <table:table-cell office:value-type="float" office:value="0.0926509728745117">
            <text:p>0.0926509729</text:p>
          </table:table-cell>
          <table:table-cell table:formula="of:=IF([.G78]&gt;0;1;0)" office:value-type="float" office:value="1">
            <text:p>1</text:p>
          </table:table-cell>
          <table:table-cell table:formula="of:=IF([.I77]&gt;=0;IF([.H78]=1;[.I77]+([.F78]*[.J78])-20;[.I77]);0)" office:value-type="float" office:value="13133.0284640518">
            <text:p>13133.0284640518</text:p>
          </table:table-cell>
          <table:table-cell table:formula="of:=IF([.I77]&gt;1000;[.I77]*0.1;1000)" office:value-type="float" office:value="1316.35830167471">
            <text:p>1316.358301674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4-18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-0.133333333333333">
            <text:p>-0.1333333333</text:p>
          </table:table-cell>
          <table:table-cell office:value-type="float" office:value="0.0816477395055834">
            <text:p>0.0816477395</text:p>
          </table:table-cell>
          <table:table-cell table:formula="of:=IF([.G79]&gt;0;1;0)" office:value-type="float" office:value="1">
            <text:p>1</text:p>
          </table:table-cell>
          <table:table-cell table:formula="of:=IF([.I78]&gt;=0;IF([.H79]=1;[.I78]+([.F79]*[.J79])-20;[.I78]);0)" office:value-type="float" office:value="12937.9214178644">
            <text:p>12937.9214178644</text:p>
          </table:table-cell>
          <table:table-cell table:formula="of:=IF([.I78]&gt;1000;[.I78]*0.1;1000)" office:value-type="float" office:value="1313.30284640518">
            <text:p>1313.3028464052</text:p>
          </table:table-cell>
          <table:table-cell table:number-columns-repeated="2"/>
        </table:table-row>
        <table:table-row table:style-name="ro1">
          <table:table-cell office:value-type="string">
            <text:p>HRZL</text:p>
          </table:table-cell>
          <table:table-cell office:value-type="float" office:value="1">
            <text:p>1</text:p>
          </table:table-cell>
          <table:table-cell office:value-type="string">
            <text:p>2012-04-19 00:00:00</text:p>
          </table:table-cell>
          <table:table-cell table:number-columns-repeated="2" office:value-type="float" office:value="2.8675">
            <text:p>2.8675</text:p>
          </table:table-cell>
          <table:table-cell office:value-type="float" office:value="-0.093286835222319">
            <text:p>-0.0932868352</text:p>
          </table:table-cell>
          <table:table-cell office:value-type="float" office:value="0.115377402714246">
            <text:p>0.1153774027</text:p>
          </table:table-cell>
          <table:table-cell table:formula="of:=IF([.G80]&gt;0;1;0)" office:value-type="float" office:value="1">
            <text:p>1</text:p>
          </table:table-cell>
          <table:table-cell table:formula="of:=IF([.I79]&gt;=0;IF([.H80]=1;[.I79]+([.F80]*[.J80])-20;[.I79]);0)" office:value-type="float" office:value="12797.2276435217">
            <text:p>12797.2276435217</text:p>
          </table:table-cell>
          <table:table-cell table:formula="of:=IF([.I79]&gt;1000;[.I79]*0.1;1000)" office:value-type="float" office:value="1293.79214178644">
            <text:p>1293.7921417865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0.0333333333333333">
            <text:p>0.0333333333</text:p>
          </table:table-cell>
          <table:table-cell office:value-type="string">
            <text:p>2012-04-20 00:00:0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123836610293211">
            <text:p>0.1238366103</text:p>
          </table:table-cell>
          <table:table-cell table:formula="of:=IF([.G81]&gt;0;1;0)" office:value-type="float" office:value="1">
            <text:p>1</text:p>
          </table:table-cell>
          <table:table-cell table:formula="of:=IF([.I80]&gt;=0;IF([.H81]=1;[.I80]+([.F81]*[.J81])-20;[.I80]);0)" office:value-type="float" office:value="12777.2276435217">
            <text:p>12777.2276435217</text:p>
          </table:table-cell>
          <table:table-cell table:formula="of:=IF([.I80]&gt;1000;[.I80]*0.1;1000)" office:value-type="float" office:value="1279.72276435217">
            <text:p>1279.7227643522</text:p>
          </table:table-cell>
          <table:table-cell table:number-columns-repeated="2"/>
        </table:table-row>
        <table:table-row table:style-name="ro1">
          <table:table-cell office:value-type="string">
            <text:p>JAMN</text:p>
          </table:table-cell>
          <table:table-cell office:value-type="float" office:value="1">
            <text:p>1</text:p>
          </table:table-cell>
          <table:table-cell office:value-type="string">
            <text:p>2012-04-23 00:00:00</text:p>
          </table:table-cell>
          <table:table-cell table:number-columns-repeated="2" office:value-type="float" office:value="0.2625">
            <text:p>0.2625</text:p>
          </table:table-cell>
          <table:table-cell office:value-type="float" office:value="-0.00952380952380949">
            <text:p>-0.0095238095</text:p>
          </table:table-cell>
          <table:table-cell office:value-type="float" office:value="0.168115551203547">
            <text:p>0.1681155512</text:p>
          </table:table-cell>
          <table:table-cell table:formula="of:=IF([.G82]&gt;0;1;0)" office:value-type="float" office:value="1">
            <text:p>1</text:p>
          </table:table-cell>
          <table:table-cell table:formula="of:=IF([.I81]&gt;=0;IF([.H82]=1;[.I81]+([.F82]*[.J82])-20;[.I81]);0)" office:value-type="float" office:value="12745.0588552897">
            <text:p>12745.0588552897</text:p>
          </table:table-cell>
          <table:table-cell table:formula="of:=IF([.I81]&gt;1000;[.I81]*0.1;1000)" office:value-type="float" office:value="1277.72276435217">
            <text:p>1277.7227643522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4-24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272384380182602">
            <text:p>0.2723843802</text:p>
          </table:table-cell>
          <table:table-cell table:formula="of:=IF([.G83]&gt;0;1;0)" office:value-type="float" office:value="1">
            <text:p>1</text:p>
          </table:table-cell>
          <table:table-cell table:formula="of:=IF([.I82]&gt;=0;IF([.H83]=1;[.I82]+([.F83]*[.J83])-20;[.I82]);0)" office:value-type="float" office:value="12725.0588552897">
            <text:p>12725.0588552897</text:p>
          </table:table-cell>
          <table:table-cell table:formula="of:=IF([.I82]&gt;1000;[.I82]*0.1;1000)" office:value-type="float" office:value="1274.50588552897">
            <text:p>1274.505885529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0.0333333333333333">
            <text:p>0.0333333333</text:p>
          </table:table-cell>
          <table:table-cell office:value-type="string">
            <text:p>2012-04-25 00:00:00</text:p>
          </table:table-cell>
          <table:table-cell office:value-type="float" office:value="0.04">
            <text:p>0.04</text:p>
          </table:table-cell>
          <table:table-cell office:value-type="float" office:value="1.2">
            <text:p>1.2</text:p>
          </table:table-cell>
          <table:table-cell office:value-type="float" office:value="0.1875">
            <text:p>0.1875</text:p>
          </table:table-cell>
          <table:table-cell office:value-type="float" office:value="0.0633170494692092">
            <text:p>0.0633170495</text:p>
          </table:table-cell>
          <table:table-cell table:formula="of:=IF([.G84]&gt;0;1;0)" office:value-type="float" office:value="1">
            <text:p>1</text:p>
          </table:table-cell>
          <table:table-cell table:formula="of:=IF([.I83]&gt;=0;IF([.H84]=1;[.I83]+([.F84]*[.J84])-20;[.I83]);0)" office:value-type="float" office:value="12943.6537088264">
            <text:p>12943.6537088264</text:p>
          </table:table-cell>
          <table:table-cell table:formula="of:=IF([.I83]&gt;1000;[.I83]*0.1;1000)" office:value-type="float" office:value="1272.50588552897">
            <text:p>1272.50588552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4-26 00:00:00</text:p>
          </table:table-cell>
          <table:table-cell table:number-columns-repeated="2" office:value-type="float" office:value="0.1925">
            <text:p>0.1925</text:p>
          </table:table-cell>
          <table:table-cell office:value-type="float" office:value="0.142857142857143">
            <text:p>0.1428571429</text:p>
          </table:table-cell>
          <table:table-cell office:value-type="float" office:value="0.160392043877835">
            <text:p>0.1603920439</text:p>
          </table:table-cell>
          <table:table-cell table:formula="of:=IF([.G85]&gt;0;1;0)" office:value-type="float" office:value="1">
            <text:p>1</text:p>
          </table:table-cell>
          <table:table-cell table:formula="of:=IF([.I84]&gt;=0;IF([.H85]=1;[.I84]+([.F85]*[.J85])-20;[.I84]);0)" office:value-type="float" office:value="13108.5630475239">
            <text:p>13108.5630475239</text:p>
          </table:table-cell>
          <table:table-cell table:formula="of:=IF([.I84]&gt;1000;[.I84]*0.1;1000)" office:value-type="float" office:value="1294.36537088264">
            <text:p>1294.3653708827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4-2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1321623586494">
            <text:p>0.1613216236</text:p>
          </table:table-cell>
          <table:table-cell table:formula="of:=IF([.G86]&gt;0;1;0)" office:value-type="float" office:value="1">
            <text:p>1</text:p>
          </table:table-cell>
          <table:table-cell table:formula="of:=IF([.I85]&gt;=0;IF([.H86]=1;[.I85]+([.F86]*[.J86])-20;[.I85]);0)" office:value-type="float" office:value="13088.5630475239">
            <text:p>13088.5630475239</text:p>
          </table:table-cell>
          <table:table-cell table:formula="of:=IF([.I85]&gt;1000;[.I85]*0.1;1000)" office:value-type="float" office:value="1310.85630475239">
            <text:p>1310.8563047524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4-30 00:00:00</text:p>
          </table:table-cell>
          <table:table-cell office:value-type="float" office:value="0.83">
            <text:p>0.83</text:p>
          </table:table-cell>
          <table:table-cell office:value-type="float" office:value="4.15">
            <text:p>4.15</text:p>
          </table:table-cell>
          <table:table-cell office:value-type="float" office:value="-0.0271084337349401">
            <text:p>-0.0271084337</text:p>
          </table:table-cell>
          <table:table-cell office:value-type="float" office:value="0.0655780959831514">
            <text:p>0.065578096</text:p>
          </table:table-cell>
          <table:table-cell table:formula="of:=IF([.G87]&gt;0;1;0)" office:value-type="float" office:value="1">
            <text:p>1</text:p>
          </table:table-cell>
          <table:table-cell table:formula="of:=IF([.I86]&gt;=0;IF([.H87]=1;[.I86]+([.F87]*[.J87])-20;[.I86]);0)" office:value-type="float" office:value="13033.082003118">
            <text:p>13033.082003118</text:p>
          </table:table-cell>
          <table:table-cell table:formula="of:=IF([.I86]&gt;1000;[.I86]*0.1;1000)" office:value-type="float" office:value="1308.85630475239">
            <text:p>1308.8563047524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1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605555555555556">
            <text:p>0.6055555556</text:p>
          </table:table-cell>
          <table:table-cell office:value-type="float" office:value="0.55632918769307">
            <text:p>0.5563291877</text:p>
          </table:table-cell>
          <table:table-cell table:formula="of:=IF([.G88]&gt;0;1;0)" office:value-type="float" office:value="1">
            <text:p>1</text:p>
          </table:table-cell>
          <table:table-cell table:formula="of:=IF([.I87]&gt;=0;IF([.H88]=1;[.I87]+([.F88]*[.J88])-20;[.I87]);0)" office:value-type="float" office:value="13802.3075244179">
            <text:p>13802.3075244179</text:p>
          </table:table-cell>
          <table:table-cell table:formula="of:=IF([.I87]&gt;1000;[.I87]*0.1;1000)" office:value-type="float" office:value="1303.3082003118">
            <text:p>1303.3082003118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2 00:00:00</text:p>
          </table:table-cell>
          <table:table-cell table:number-columns-repeated="2" office:value-type="float" office:value="0.7225">
            <text:p>0.7225</text:p>
          </table:table-cell>
          <table:table-cell office:value-type="float" office:value="0.027681660899654">
            <text:p>0.0276816609</text:p>
          </table:table-cell>
          <table:table-cell office:value-type="float" office:value="0.19613491892204">
            <text:p>0.1961349189</text:p>
          </table:table-cell>
          <table:table-cell table:formula="of:=IF([.G89]&gt;0;1;0)" office:value-type="float" office:value="1">
            <text:p>1</text:p>
          </table:table-cell>
          <table:table-cell table:formula="of:=IF([.I88]&gt;=0;IF([.H89]=1;[.I88]+([.F89]*[.J89])-20;[.I88]);0)" office:value-type="float" office:value="13820.5146040703">
            <text:p>13820.5146040703</text:p>
          </table:table-cell>
          <table:table-cell table:formula="of:=IF([.I88]&gt;1000;[.I88]*0.1;1000)" office:value-type="float" office:value="1380.23075244179">
            <text:p>1380.2307524418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3 00:00:00</text:p>
          </table:table-cell>
          <table:table-cell table:number-columns-repeated="2" office:value-type="float" office:value="0.7425">
            <text:p>0.7425</text:p>
          </table:table-cell>
          <table:table-cell office:value-type="float" office:value="0.0774410774410776">
            <text:p>0.0774410774</text:p>
          </table:table-cell>
          <table:table-cell office:value-type="float" office:value="0.734881370793262">
            <text:p>0.7348813708</text:p>
          </table:table-cell>
          <table:table-cell table:formula="of:=IF([.G90]&gt;0;1;0)" office:value-type="float" office:value="1">
            <text:p>1</text:p>
          </table:table-cell>
          <table:table-cell table:formula="of:=IF([.I89]&gt;=0;IF([.H90]=1;[.I89]+([.F90]*[.J90])-20;[.I89]);0)" office:value-type="float" office:value="13907.5421582432">
            <text:p>13907.5421582432</text:p>
          </table:table-cell>
          <table:table-cell table:formula="of:=IF([.I89]&gt;1000;[.I89]*0.1;1000)" office:value-type="float" office:value="1382.05146040703">
            <text:p>1382.051460407</text:p>
          </table:table-cell>
          <table:table-cell table:number-columns-repeated="2"/>
        </table:table-row>
        <table:table-row table:style-name="ro1">
          <table:table-cell office:value-type="string">
            <text:p>ALXA</text:p>
          </table:table-cell>
          <table:table-cell office:value-type="float" office:value="0.1">
            <text:p>0.1</text:p>
          </table:table-cell>
          <table:table-cell office:value-type="string">
            <text:p>2012-05-04 00:00:00</text:p>
          </table:table-cell>
          <table:table-cell office:value-type="float" office:value="0.445">
            <text:p>0.445</text:p>
          </table:table-cell>
          <table:table-cell office:value-type="float" office:value="4.45">
            <text:p>4.45</text:p>
          </table:table-cell>
          <table:table-cell office:value-type="float" office:value="0.0730337078651686">
            <text:p>0.0730337079</text:p>
          </table:table-cell>
          <table:table-cell office:value-type="float" office:value="0.157676130410514">
            <text:p>0.1576761304</text:p>
          </table:table-cell>
          <table:table-cell table:formula="of:=IF([.G91]&gt;0;1;0)" office:value-type="float" office:value="1">
            <text:p>1</text:p>
          </table:table-cell>
          <table:table-cell table:formula="of:=IF([.I90]&gt;=0;IF([.H91]=1;[.I90]+([.F91]*[.J91])-20;[.I90]);0)" office:value-type="float" office:value="13989.114095354">
            <text:p>13989.114095354</text:p>
          </table:table-cell>
          <table:table-cell table:formula="of:=IF([.I90]&gt;1000;[.I90]*0.1;1000)" office:value-type="float" office:value="1390.75421582432">
            <text:p>1390.7542158243</text:p>
          </table:table-cell>
          <table:table-cell table:number-columns-repeated="2"/>
        </table:table-row>
        <table:table-row table:style-name="ro1">
          <table:table-cell office:value-type="string">
            <text:p>ALXA</text:p>
          </table:table-cell>
          <table:table-cell office:value-type="float" office:value="0.1">
            <text:p>0.1</text:p>
          </table:table-cell>
          <table:table-cell office:value-type="string">
            <text:p>2012-05-07 00:00:00</text:p>
          </table:table-cell>
          <table:table-cell office:value-type="float" office:value="0.4775">
            <text:p>0.4775</text:p>
          </table:table-cell>
          <table:table-cell office:value-type="float" office:value="4.775">
            <text:p>4.775</text:p>
          </table:table-cell>
          <table:table-cell office:value-type="float" office:value="-0.0942408376963353">
            <text:p>-0.0942408377</text:p>
          </table:table-cell>
          <table:table-cell office:value-type="float" office:value="0.107328664190692">
            <text:p>0.1073286642</text:p>
          </table:table-cell>
          <table:table-cell table:formula="of:=IF([.G92]&gt;0;1;0)" office:value-type="float" office:value="1">
            <text:p>1</text:p>
          </table:table-cell>
          <table:table-cell table:formula="of:=IF([.I91]&gt;=0;IF([.H92]=1;[.I91]+([.F92]*[.J92])-20;[.I91]);0)" office:value-type="float" office:value="13837.2795122564">
            <text:p>13837.2795122564</text:p>
          </table:table-cell>
          <table:table-cell table:formula="of:=IF([.I91]&gt;1000;[.I91]*0.1;1000)" office:value-type="float" office:value="1398.9114095354">
            <text:p>1398.9114095354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8 00:00:00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55473024166905">
            <text:p>0.1554730242</text:p>
          </table:table-cell>
          <table:table-cell table:formula="of:=IF([.G93]&gt;0;1;0)" office:value-type="float" office:value="1">
            <text:p>1</text:p>
          </table:table-cell>
          <table:table-cell table:formula="of:=IF([.I92]&gt;=0;IF([.H93]=1;[.I92]+([.F93]*[.J93])-20;[.I92]);0)" office:value-type="float" office:value="13817.2795122564">
            <text:p>13817.2795122564</text:p>
          </table:table-cell>
          <table:table-cell table:formula="of:=IF([.I92]&gt;1000;[.I92]*0.1;1000)" office:value-type="float" office:value="1383.72795122564">
            <text:p>1383.727951225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09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27272727272727">
            <text:p>0.2272727273</text:p>
          </table:table-cell>
          <table:table-cell office:value-type="float" office:value="0.148035097855027">
            <text:p>0.1480350979</text:p>
          </table:table-cell>
          <table:table-cell table:formula="of:=IF([.G94]&gt;0;1;0)" office:value-type="float" office:value="1">
            <text:p>1</text:p>
          </table:table-cell>
          <table:table-cell table:formula="of:=IF([.I93]&gt;=0;IF([.H94]=1;[.I93]+([.F94]*[.J94])-20;[.I93]);0)" office:value-type="float" office:value="14111.3085920804">
            <text:p>14111.3085920804</text:p>
          </table:table-cell>
          <table:table-cell table:formula="of:=IF([.I93]&gt;1000;[.I93]*0.1;1000)" office:value-type="float" office:value="1381.72795122564">
            <text:p>1381.7279512256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05-10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675675675675676">
            <text:p>0.6756756757</text:p>
          </table:table-cell>
          <table:table-cell office:value-type="float" office:value="0.147286878900439">
            <text:p>0.1472868789</text:p>
          </table:table-cell>
          <table:table-cell table:formula="of:=IF([.G95]&gt;0;1;0)" office:value-type="float" office:value="1">
            <text:p>1</text:p>
          </table:table-cell>
          <table:table-cell table:formula="of:=IF([.I94]&gt;=0;IF([.H95]=1;[.I94]+([.F95]*[.J95])-20;[.I94]);0)" office:value-type="float" office:value="15044.7753888426">
            <text:p>15044.7753888426</text:p>
          </table:table-cell>
          <table:table-cell table:formula="of:=IF([.I94]&gt;1000;[.I94]*0.1;1000)" office:value-type="float" office:value="1411.13085920804">
            <text:p>1411.130859208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11 00:00:00</text:p>
          </table:table-cell>
          <table:table-cell table:number-columns-repeated="2" office:value-type="float" office:value="0.165">
            <text:p>0.165</text:p>
          </table:table-cell>
          <table:table-cell office:value-type="float" office:value="0.0303030303030303">
            <text:p>0.0303030303</text:p>
          </table:table-cell>
          <table:table-cell office:value-type="float" office:value="0.195469906142824">
            <text:p>0.1954699061</text:p>
          </table:table-cell>
          <table:table-cell table:formula="of:=IF([.G96]&gt;0;1;0)" office:value-type="float" office:value="1">
            <text:p>1</text:p>
          </table:table-cell>
          <table:table-cell table:formula="of:=IF([.I95]&gt;=0;IF([.H96]=1;[.I95]+([.F96]*[.J96])-20;[.I95]);0)" office:value-type="float" office:value="15070.3656172936">
            <text:p>15070.3656172936</text:p>
          </table:table-cell>
          <table:table-cell table:formula="of:=IF([.I95]&gt;1000;[.I95]*0.1;1000)" office:value-type="float" office:value="1504.47753888426">
            <text:p>1504.4775388843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76119402985075">
            <text:p>0.007761194</text:p>
          </table:table-cell>
          <table:table-cell office:value-type="string">
            <text:p>2012-05-14 00:00:00</text:p>
          </table:table-cell>
          <table:table-cell office:value-type="float" office:value="0.1175">
            <text:p>0.1175</text:p>
          </table:table-cell>
          <table:table-cell office:value-type="float" office:value="15.1394230769231">
            <text:p>15.1394230769</text:p>
          </table:table-cell>
          <table:table-cell office:value-type="float" office:value="-0.0677559975749876">
            <text:p>-0.0677559976</text:p>
          </table:table-cell>
          <table:table-cell office:value-type="float" office:value="0.107018827687225">
            <text:p>0.1070188277</text:p>
          </table:table-cell>
          <table:table-cell table:formula="of:=IF([.G97]&gt;0;1;0)" office:value-type="float" office:value="1">
            <text:p>1</text:p>
          </table:table-cell>
          <table:table-cell table:formula="of:=IF([.I96]&gt;=0;IF([.H97]=1;[.I96]+([.F97]*[.J97])-20;[.I96]);0)" office:value-type="float" office:value="14948.2548516717">
            <text:p>14948.2548516717</text:p>
          </table:table-cell>
          <table:table-cell table:formula="of:=IF([.I96]&gt;1000;[.I96]*0.1;1000)" office:value-type="float" office:value="1507.03656172936">
            <text:p>1507.0365617294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1">
            <text:p>1</text:p>
          </table:table-cell>
          <table:table-cell office:value-type="string">
            <text:p>2012-05-15 00:00:00</text:p>
          </table:table-cell>
          <table:table-cell table:number-columns-repeated="2" office:value-type="float" office:value="1.7125">
            <text:p>1.7125</text:p>
          </table:table-cell>
          <table:table-cell office:value-type="float" office:value="1.6">
            <text:p>1.6</text:p>
          </table:table-cell>
          <table:table-cell office:value-type="float" office:value="0.120533751708385">
            <text:p>0.1205337517</text:p>
          </table:table-cell>
          <table:table-cell table:formula="of:=IF([.G98]&gt;0;1;0)" office:value-type="float" office:value="1">
            <text:p>1</text:p>
          </table:table-cell>
          <table:table-cell table:formula="of:=IF([.I97]&gt;=0;IF([.H98]=1;[.I97]+([.F98]*[.J98])-20;[.I97]);0)" office:value-type="float" office:value="17319.9756279392">
            <text:p>17319.9756279392</text:p>
          </table:table-cell>
          <table:table-cell table:formula="of:=IF([.I97]&gt;1000;[.I97]*0.1;1000)" office:value-type="float" office:value="1494.82548516717">
            <text:p>1494.8254851672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2-05-16 00:00:00</text:p>
          </table:table-cell>
          <table:table-cell table:number-columns-repeated="2" office:value-type="float" office:value="1.475">
            <text:p>1.475</text:p>
          </table:table-cell>
          <table:table-cell office:value-type="float" office:value="0.220338983050848">
            <text:p>0.2203389831</text:p>
          </table:table-cell>
          <table:table-cell office:value-type="float" office:value="0.19987574852898">
            <text:p>0.1998757485</text:p>
          </table:table-cell>
          <table:table-cell table:formula="of:=IF([.G99]&gt;0;1;0)" office:value-type="float" office:value="1">
            <text:p>1</text:p>
          </table:table-cell>
          <table:table-cell table:formula="of:=IF([.I98]&gt;=0;IF([.H99]=1;[.I98]+([.F99]*[.J99])-20;[.I98]);0)" office:value-type="float" office:value="17681.6022095717">
            <text:p>17681.6022095717</text:p>
          </table:table-cell>
          <table:table-cell table:formula="of:=IF([.I98]&gt;1000;[.I98]*0.1;1000)" office:value-type="float" office:value="1731.99756279392">
            <text:p>1731.9975627939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1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38539063035639">
            <text:p>0.438539063</text:p>
          </table:table-cell>
          <table:table-cell table:formula="of:=IF([.G100]&gt;0;1;0)" office:value-type="float" office:value="1">
            <text:p>1</text:p>
          </table:table-cell>
          <table:table-cell table:formula="of:=IF([.I99]&gt;=0;IF([.H100]=1;[.I99]+([.F100]*[.J100])-20;[.I99]);0)" office:value-type="float" office:value="17661.6022095717">
            <text:p>17661.6022095717</text:p>
          </table:table-cell>
          <table:table-cell table:formula="of:=IF([.I99]&gt;1000;[.I99]*0.1;1000)" office:value-type="float" office:value="1768.16022095717">
            <text:p>1768.160220957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18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0395396463284">
            <text:p>0.1603953965</text:p>
          </table:table-cell>
          <table:table-cell table:formula="of:=IF([.G101]&gt;0;1;0)" office:value-type="float" office:value="1">
            <text:p>1</text:p>
          </table:table-cell>
          <table:table-cell table:formula="of:=IF([.I100]&gt;=0;IF([.H101]=1;[.I100]+([.F101]*[.J101])-20;[.I100]);0)" office:value-type="float" office:value="17641.6022095717">
            <text:p>17641.6022095717</text:p>
          </table:table-cell>
          <table:table-cell table:formula="of:=IF([.I100]&gt;1000;[.I100]*0.1;1000)" office:value-type="float" office:value="1766.16022095717">
            <text:p>1766.160220957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21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5528572502074">
            <text:p>0.1255285725</text:p>
          </table:table-cell>
          <table:table-cell table:formula="of:=IF([.G102]&gt;0;1;0)" office:value-type="float" office:value="1">
            <text:p>1</text:p>
          </table:table-cell>
          <table:table-cell table:formula="of:=IF([.I101]&gt;=0;IF([.H102]=1;[.I101]+([.F102]*[.J102])-20;[.I101]);0)" office:value-type="float" office:value="17621.6022095717">
            <text:p>17621.6022095717</text:p>
          </table:table-cell>
          <table:table-cell table:formula="of:=IF([.I101]&gt;1000;[.I101]*0.1;1000)" office:value-type="float" office:value="1764.16022095717">
            <text:p>1764.1602209572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22 00:00:00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119402985074627">
            <text:p>0.1194029851</text:p>
          </table:table-cell>
          <table:table-cell office:value-type="float" office:value="0.064028091995013">
            <text:p>0.064028092</text:p>
          </table:table-cell>
          <table:table-cell table:formula="of:=IF([.G103]&gt;0;1;0)" office:value-type="float" office:value="1">
            <text:p>1</text:p>
          </table:table-cell>
          <table:table-cell table:formula="of:=IF([.I102]&gt;=0;IF([.H103]=1;[.I102]+([.F103]*[.J103])-20;[.I102]);0)" office:value-type="float" office:value="17812.0094001338">
            <text:p>17812.0094001338</text:p>
          </table:table-cell>
          <table:table-cell table:formula="of:=IF([.I102]&gt;1000;[.I102]*0.1;1000)" office:value-type="float" office:value="1762.16022095717">
            <text:p>1762.1602209572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0.1">
            <text:p>0.1</text:p>
          </table:table-cell>
          <table:table-cell office:value-type="string">
            <text:p>2012-05-23 00:00:00</text:p>
          </table:table-cell>
          <table:table-cell office:value-type="float" office:value="0.41">
            <text:p>0.41</text:p>
          </table:table-cell>
          <table:table-cell office:value-type="float" office:value="4.1">
            <text:p>4.1</text:p>
          </table:table-cell>
          <table:table-cell office:value-type="float" office:value="0.0365853658536586">
            <text:p>0.0365853659</text:p>
          </table:table-cell>
          <table:table-cell office:value-type="float" office:value="0.109427235467627">
            <text:p>0.1094272355</text:p>
          </table:table-cell>
          <table:table-cell table:formula="of:=IF([.G104]&gt;0;1;0)" office:value-type="float" office:value="1">
            <text:p>1</text:p>
          </table:table-cell>
          <table:table-cell table:formula="of:=IF([.I103]&gt;=0;IF([.H104]=1;[.I103]+([.F104]*[.J104])-20;[.I103]);0)" office:value-type="float" office:value="17857.175288183">
            <text:p>17857.175288183</text:p>
          </table:table-cell>
          <table:table-cell table:formula="of:=IF([.I103]&gt;1000;[.I103]*0.1;1000)" office:value-type="float" office:value="1781.20094001338">
            <text:p>1781.2009400134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2-05-24 00:00:00</text:p>
          </table:table-cell>
          <table:table-cell table:number-columns-repeated="2" office:value-type="float" office:value="1.4525">
            <text:p>1.4525</text:p>
          </table:table-cell>
          <table:table-cell office:value-type="float" office:value="0.168674698795181">
            <text:p>0.1686746988</text:p>
          </table:table-cell>
          <table:table-cell office:value-type="float" office:value="0.136696118204026">
            <text:p>0.1366961182</text:p>
          </table:table-cell>
          <table:table-cell table:formula="of:=IF([.G105]&gt;0;1;0)" office:value-type="float" office:value="1">
            <text:p>1</text:p>
          </table:table-cell>
          <table:table-cell table:formula="of:=IF([.I104]&gt;=0;IF([.H105]=1;[.I104]+([.F105]*[.J105])-20;[.I104]);0)" office:value-type="float" office:value="18138.3806544897">
            <text:p>18138.3806544897</text:p>
          </table:table-cell>
          <table:table-cell table:formula="of:=IF([.I104]&gt;1000;[.I104]*0.1;1000)" office:value-type="float" office:value="1785.7175288183">
            <text:p>1785.7175288183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2-05-25 00:00:00</text:p>
          </table:table-cell>
          <table:table-cell table:number-columns-repeated="2" office:value-type="float" office:value="1.6975">
            <text:p>1.6975</text:p>
          </table:table-cell>
          <table:table-cell office:value-type="float" office:value="0.036818851251841">
            <text:p>0.0368188513</text:p>
          </table:table-cell>
          <table:table-cell office:value-type="float" office:value="0.155100290593674">
            <text:p>0.1551002906</text:p>
          </table:table-cell>
          <table:table-cell table:formula="of:=IF([.G106]&gt;0;1;0)" office:value-type="float" office:value="1">
            <text:p>1</text:p>
          </table:table-cell>
          <table:table-cell table:formula="of:=IF([.I105]&gt;=0;IF([.H106]=1;[.I105]+([.F106]*[.J106])-20;[.I105]);0)" office:value-type="float" office:value="18185.1640884164">
            <text:p>18185.1640884164</text:p>
          </table:table-cell>
          <table:table-cell table:formula="of:=IF([.I105]&gt;1000;[.I105]*0.1;1000)" office:value-type="float" office:value="1813.83806544897">
            <text:p>1813.838065449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0.05">
            <text:p>0.05</text:p>
          </table:table-cell>
          <table:table-cell office:value-type="string">
            <text:p>2012-05-28 00:00:00</text:p>
          </table:table-cell>
          <table:table-cell office:value-type="float" office:value="1.2">
            <text:p>1.2</text:p>
          </table:table-cell>
          <table:table-cell office:value-type="float" office:value="24">
            <text:p>24</text:p>
          </table:table-cell>
          <table:table-cell office:value-type="float" office:value="-0.0229166666666667">
            <text:p>-0.0229166667</text:p>
          </table:table-cell>
          <table:table-cell office:value-type="float" office:value="0.0138018711752412">
            <text:p>0.0138018712</text:p>
          </table:table-cell>
          <table:table-cell table:formula="of:=IF([.G107]&gt;0;1;0)" office:value-type="float" office:value="1">
            <text:p>1</text:p>
          </table:table-cell>
          <table:table-cell table:formula="of:=IF([.I106]&gt;=0;IF([.H107]=1;[.I106]+([.F107]*[.J107])-20;[.I106]);0)" office:value-type="float" office:value="18123.4897540471">
            <text:p>18123.4897540471</text:p>
          </table:table-cell>
          <table:table-cell table:formula="of:=IF([.I106]&gt;1000;[.I106]*0.1;1000)" office:value-type="float" office:value="1818.51640884164">
            <text:p>1818.5164088417</text:p>
          </table:table-cell>
          <table:table-cell table:number-columns-repeated="2"/>
        </table:table-row>
        <table:table-row table:style-name="ro1">
          <table:table-cell office:value-type="string">
            <text:p>SBSA</text:p>
          </table:table-cell>
          <table:table-cell office:value-type="float" office:value="1">
            <text:p>1</text:p>
          </table:table-cell>
          <table:table-cell office:value-type="string">
            <text:p>2012-05-29 00:00:00</text:p>
          </table:table-cell>
          <table:table-cell table:number-columns-repeated="2" office:value-type="float" office:value="3.4325">
            <text:p>3.4325</text:p>
          </table:table-cell>
          <table:table-cell office:value-type="float" office:value="-0.0356882738528769">
            <text:p>-0.0356882739</text:p>
          </table:table-cell>
          <table:table-cell office:value-type="float" office:value="0.136420029208694">
            <text:p>0.1364200292</text:p>
          </table:table-cell>
          <table:table-cell table:formula="of:=IF([.G108]&gt;0;1;0)" office:value-type="float" office:value="1">
            <text:p>1</text:p>
          </table:table-cell>
          <table:table-cell table:formula="of:=IF([.I107]&gt;=0;IF([.H108]=1;[.I107]+([.F108]*[.J108])-20;[.I107]);0)" office:value-type="float" office:value="18038.8101474959">
            <text:p>18038.8101474959</text:p>
          </table:table-cell>
          <table:table-cell table:formula="of:=IF([.I107]&gt;1000;[.I107]*0.1;1000)" office:value-type="float" office:value="1812.34897540471">
            <text:p>1812.3489754047</text:p>
          </table:table-cell>
          <table:table-cell table:number-columns-repeated="2"/>
        </table:table-row>
        <table:table-row table:style-name="ro1">
          <table:table-cell office:value-type="string">
            <text:p>APPY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5-30 00:00:00</text:p>
          </table:table-cell>
          <table:table-cell office:value-type="float" office:value="0.48">
            <text:p>0.48</text:p>
          </table:table-cell>
          <table:table-cell office:value-type="float" office:value="2.88">
            <text:p>2.88</text:p>
          </table:table-cell>
          <table:table-cell office:value-type="float" office:value="0.0572916666666667">
            <text:p>0.0572916667</text:p>
          </table:table-cell>
          <table:table-cell office:value-type="float" office:value="0.170156075901543">
            <text:p>0.1701560759</text:p>
          </table:table-cell>
          <table:table-cell table:formula="of:=IF([.G109]&gt;0;1;0)" office:value-type="float" office:value="1">
            <text:p>1</text:p>
          </table:table-cell>
          <table:table-cell table:formula="of:=IF([.I108]&gt;=0;IF([.H109]=1;[.I108]+([.F109]*[.J109])-20;[.I108]);0)" office:value-type="float" office:value="18122.1574972993">
            <text:p>18122.1574972993</text:p>
          </table:table-cell>
          <table:table-cell table:formula="of:=IF([.I108]&gt;1000;[.I108]*0.1;1000)" office:value-type="float" office:value="1803.88101474959">
            <text:p>1803.8810147496</text:p>
          </table:table-cell>
          <table:table-cell table:number-columns-repeated="2"/>
        </table:table-row>
        <table:table-row table:style-name="ro1">
          <table:table-cell office:value-type="string">
            <text:p>ENRJ</text:p>
          </table:table-cell>
          <table:table-cell office:value-type="float" office:value="1">
            <text:p>1</text:p>
          </table:table-cell>
          <table:table-cell office:value-type="string">
            <text:p>2012-05-31 00:00:0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66666666666667">
            <text:p>0.0666666667</text:p>
          </table:table-cell>
          <table:table-cell office:value-type="float" office:value="0.110351447986774">
            <text:p>0.110351448</text:p>
          </table:table-cell>
          <table:table-cell table:formula="of:=IF([.G110]&gt;0;1;0)" office:value-type="float" office:value="1">
            <text:p>1</text:p>
          </table:table-cell>
          <table:table-cell table:formula="of:=IF([.I109]&gt;=0;IF([.H110]=1;[.I109]+([.F110]*[.J110])-20;[.I109]);0)" office:value-type="float" office:value="18222.9718806146">
            <text:p>18222.9718806146</text:p>
          </table:table-cell>
          <table:table-cell table:formula="of:=IF([.I109]&gt;1000;[.I109]*0.1;1000)" office:value-type="float" office:value="1812.21574972993">
            <text:p>1812.2157497299</text:p>
          </table:table-cell>
          <table:table-cell table:number-columns-repeated="2"/>
        </table:table-row>
        <table:table-row table:style-name="ro1">
          <table:table-cell office:value-type="string">
            <text:p>EGLE</text:p>
          </table:table-cell>
          <table:table-cell office:value-type="float" office:value="1">
            <text:p>1</text:p>
          </table:table-cell>
          <table:table-cell office:value-type="string">
            <text:p>2012-06-01 00:00:00</text:p>
          </table:table-cell>
          <table:table-cell table:number-columns-repeated="2" office:value-type="float" office:value="2.68">
            <text:p>2.68</text:p>
          </table:table-cell>
          <table:table-cell office:value-type="float" office:value="0.0317164179104477">
            <text:p>0.0317164179</text:p>
          </table:table-cell>
          <table:table-cell office:value-type="float" office:value="0.0817576443345971">
            <text:p>0.0817576443</text:p>
          </table:table-cell>
          <table:table-cell table:formula="of:=IF([.G111]&gt;0;1;0)" office:value-type="float" office:value="1">
            <text:p>1</text:p>
          </table:table-cell>
          <table:table-cell table:formula="of:=IF([.I110]&gt;=0;IF([.H111]=1;[.I110]+([.F111]*[.J111])-20;[.I110]);0)" office:value-type="float" office:value="18260.7686197882">
            <text:p>18260.7686197882</text:p>
          </table:table-cell>
          <table:table-cell table:formula="of:=IF([.I110]&gt;1000;[.I110]*0.1;1000)" office:value-type="float" office:value="1822.29718806146">
            <text:p>1822.297188061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04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0287851270043">
            <text:p>0.2502878513</text:p>
          </table:table-cell>
          <table:table-cell table:formula="of:=IF([.G112]&gt;0;1;0)" office:value-type="float" office:value="1">
            <text:p>1</text:p>
          </table:table-cell>
          <table:table-cell table:formula="of:=IF([.I111]&gt;=0;IF([.H112]=1;[.I111]+([.F112]*[.J112])-20;[.I111]);0)" office:value-type="float" office:value="18240.7686197882">
            <text:p>18240.7686197882</text:p>
          </table:table-cell>
          <table:table-cell table:formula="of:=IF([.I111]&gt;1000;[.I111]*0.1;1000)" office:value-type="float" office:value="1826.07686197882">
            <text:p>1826.0768619788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1">
            <text:p>1</text:p>
          </table:table-cell>
          <table:table-cell office:value-type="string">
            <text:p>2012-06-05 00:00:00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044776119402985">
            <text:p>0.0447761194</text:p>
          </table:table-cell>
          <table:table-cell office:value-type="float" office:value="0.0652206545141243">
            <text:p>0.0652206545</text:p>
          </table:table-cell>
          <table:table-cell table:formula="of:=IF([.G113]&gt;0;1;0)" office:value-type="float" office:value="1">
            <text:p>1</text:p>
          </table:table-cell>
          <table:table-cell table:formula="of:=IF([.I112]&gt;=0;IF([.H113]=1;[.I112]+([.F113]*[.J113])-20;[.I112]);0)" office:value-type="float" office:value="18302.4437031604">
            <text:p>18302.4437031604</text:p>
          </table:table-cell>
          <table:table-cell table:formula="of:=IF([.I112]&gt;1000;[.I112]*0.1;1000)" office:value-type="float" office:value="1824.07686197882">
            <text:p>1824.076861978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6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13255473530469">
            <text:p>0.1325547353</text:p>
          </table:table-cell>
          <table:table-cell table:formula="of:=IF([.G114]&gt;0;1;0)" office:value-type="float" office:value="1">
            <text:p>1</text:p>
          </table:table-cell>
          <table:table-cell table:formula="of:=IF([.I113]&gt;=0;IF([.H114]=1;[.I113]+([.F114]*[.J114])-20;[.I113]);0)" office:value-type="float" office:value="19380.59032535">
            <text:p>19380.59032535</text:p>
          </table:table-cell>
          <table:table-cell table:formula="of:=IF([.I113]&gt;1000;[.I113]*0.1;1000)" office:value-type="float" office:value="1830.24437031604">
            <text:p>1830.244370316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6-07 00:00:00</text:p>
          </table:table-cell>
          <table:table-cell table:number-columns-repeated="2" office:value-type="float" office:value="0.2275">
            <text:p>0.2275</text:p>
          </table:table-cell>
          <table:table-cell office:value-type="float" office:value="-0.120879120879121">
            <text:p>-0.1208791209</text:p>
          </table:table-cell>
          <table:table-cell office:value-type="float" office:value="0.0978158914715184">
            <text:p>0.0978158915</text:p>
          </table:table-cell>
          <table:table-cell table:formula="of:=IF([.G115]&gt;0;1;0)" office:value-type="float" office:value="1">
            <text:p>1</text:p>
          </table:table-cell>
          <table:table-cell table:formula="of:=IF([.I114]&gt;=0;IF([.H115]=1;[.I114]+([.F115]*[.J115])-20;[.I114]);0)" office:value-type="float" office:value="19126.3194532853">
            <text:p>19126.3194532853</text:p>
          </table:table-cell>
          <table:table-cell table:formula="of:=IF([.I114]&gt;1000;[.I114]*0.1;1000)" office:value-type="float" office:value="1938.059032535">
            <text:p>1938.05903253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8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0357142857142856">
            <text:p>0.0357142857</text:p>
          </table:table-cell>
          <table:table-cell office:value-type="float" office:value="0.262883556439258">
            <text:p>0.2628835564</text:p>
          </table:table-cell>
          <table:table-cell table:formula="of:=IF([.G116]&gt;0;1;0)" office:value-type="float" office:value="1">
            <text:p>1</text:p>
          </table:table-cell>
          <table:table-cell table:formula="of:=IF([.I115]&gt;=0;IF([.H116]=1;[.I115]+([.F116]*[.J116])-20;[.I115]);0)" office:value-type="float" office:value="19174.6277370471">
            <text:p>19174.6277370471</text:p>
          </table:table-cell>
          <table:table-cell table:formula="of:=IF([.I115]&gt;1000;[.I115]*0.1;1000)" office:value-type="float" office:value="1912.63194532853">
            <text:p>1912.631945328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11 00:00:00</text:p>
          </table:table-cell>
          <table:table-cell table:number-columns-repeated="2" office:value-type="float" office:value="0.145">
            <text:p>0.145</text:p>
          </table:table-cell>
          <table:table-cell office:value-type="float" office:value="0.448275862068966">
            <text:p>0.4482758621</text:p>
          </table:table-cell>
          <table:table-cell office:value-type="float" office:value="0.222306520826186">
            <text:p>0.2223065208</text:p>
          </table:table-cell>
          <table:table-cell table:formula="of:=IF([.G117]&gt;0;1;0)" office:value-type="float" office:value="1">
            <text:p>1</text:p>
          </table:table-cell>
          <table:table-cell table:formula="of:=IF([.I116]&gt;=0;IF([.H117]=1;[.I116]+([.F117]*[.J117])-20;[.I116]);0)" office:value-type="float" office:value="20014.1800149147">
            <text:p>20014.1800149147</text:p>
          </table:table-cell>
          <table:table-cell table:formula="of:=IF([.I116]&gt;1000;[.I116]*0.1;1000)" office:value-type="float" office:value="1917.46277370471">
            <text:p>1917.4627737047</text:p>
          </table:table-cell>
          <table:table-cell table:number-columns-repeated="2"/>
        </table:table-row>
        <table:table-row table:style-name="ro1">
          <table:table-cell office:value-type="string">
            <text:p>SWKH</text:p>
          </table:table-cell>
          <table:table-cell office:value-type="float" office:value="1">
            <text:p>1</text:p>
          </table:table-cell>
          <table:table-cell office:value-type="string">
            <text:p>2012-06-12 00:00:00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162162162162162">
            <text:p>0.1621621622</text:p>
          </table:table-cell>
          <table:table-cell office:value-type="float" office:value="0.189913157014404">
            <text:p>0.189913157</text:p>
          </table:table-cell>
          <table:table-cell table:formula="of:=IF([.G118]&gt;0;1;0)" office:value-type="float" office:value="1">
            <text:p>1</text:p>
          </table:table-cell>
          <table:table-cell table:formula="of:=IF([.I117]&gt;=0;IF([.H118]=1;[.I117]+([.F118]*[.J118])-20;[.I117]);0)" office:value-type="float" office:value="20318.7342854268">
            <text:p>20318.7342854268</text:p>
          </table:table-cell>
          <table:table-cell table:formula="of:=IF([.I117]&gt;1000;[.I117]*0.1;1000)" office:value-type="float" office:value="2001.41800149147">
            <text:p>2001.418001491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13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189547339344698">
            <text:p>0.1895473393</text:p>
          </table:table-cell>
          <table:table-cell table:formula="of:=IF([.G119]&gt;0;1;0)" office:value-type="float" office:value="1">
            <text:p>1</text:p>
          </table:table-cell>
          <table:table-cell table:formula="of:=IF([.I118]&gt;=0;IF([.H119]=1;[.I118]+([.F119]*[.J119])-20;[.I118]);0)" office:value-type="float" office:value="20976.0254282744">
            <text:p>20976.0254282744</text:p>
          </table:table-cell>
          <table:table-cell table:formula="of:=IF([.I118]&gt;1000;[.I118]*0.1;1000)" office:value-type="float" office:value="2031.87342854268">
            <text:p>2031.873428542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272727272727">
            <text:p>0.2272727273</text:p>
          </table:table-cell>
          <table:table-cell office:value-type="string">
            <text:p>2012-06-14 00:00:00</text:p>
          </table:table-cell>
          <table:table-cell office:value-type="float" office:value="0.8375">
            <text:p>0.8375</text:p>
          </table:table-cell>
          <table:table-cell office:value-type="float" office:value="3.685">
            <text:p>3.685</text:p>
          </table:table-cell>
          <table:table-cell office:value-type="float" office:value="0.352143826322931">
            <text:p>0.3521438263</text:p>
          </table:table-cell>
          <table:table-cell office:value-type="float" office:value="0.260172655524129">
            <text:p>0.2601726555</text:p>
          </table:table-cell>
          <table:table-cell table:formula="of:=IF([.G120]&gt;0;1;0)" office:value-type="float" office:value="1">
            <text:p>1</text:p>
          </table:table-cell>
          <table:table-cell table:formula="of:=IF([.I119]&gt;=0;IF([.H120]=1;[.I119]+([.F120]*[.J120])-20;[.I119]);0)" office:value-type="float" office:value="21694.6832138104">
            <text:p>21694.6832138104</text:p>
          </table:table-cell>
          <table:table-cell table:formula="of:=IF([.I119]&gt;1000;[.I119]*0.1;1000)" office:value-type="float" office:value="2097.60254282744">
            <text:p>2097.602542827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15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466666666666667">
            <text:p>0.4666666667</text:p>
          </table:table-cell>
          <table:table-cell office:value-type="float" office:value="0.569984318586713">
            <text:p>0.5699843186</text:p>
          </table:table-cell>
          <table:table-cell table:formula="of:=IF([.G121]&gt;0;1;0)" office:value-type="float" office:value="1">
            <text:p>1</text:p>
          </table:table-cell>
          <table:table-cell table:formula="of:=IF([.I120]&gt;=0;IF([.H121]=1;[.I120]+([.F121]*[.J121])-20;[.I120]);0)" office:value-type="float" office:value="22687.1017637882">
            <text:p>22687.1017637882</text:p>
          </table:table-cell>
          <table:table-cell table:formula="of:=IF([.I120]&gt;1000;[.I120]*0.1;1000)" office:value-type="float" office:value="2169.46832138104">
            <text:p>2169.468321381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6-18 00:00:00</text:p>
          </table:table-cell>
          <table:table-cell office:value-type="float" office:value="1.045">
            <text:p>1.045</text:p>
          </table:table-cell>
          <table:table-cell office:value-type="float" office:value="5.225">
            <text:p>5.225</text:p>
          </table:table-cell>
          <table:table-cell office:value-type="float" office:value="-0.425837320574163">
            <text:p>-0.4258373206</text:p>
          </table:table-cell>
          <table:table-cell office:value-type="float" office:value="0.202207834102147">
            <text:p>0.2022078341</text:p>
          </table:table-cell>
          <table:table-cell table:formula="of:=IF([.G122]&gt;0;1;0)" office:value-type="float" office:value="1">
            <text:p>1</text:p>
          </table:table-cell>
          <table:table-cell table:formula="of:=IF([.I121]&gt;=0;IF([.H122]=1;[.I121]+([.F122]*[.J122])-20;[.I121]);0)" office:value-type="float" office:value="21701.0003011197">
            <text:p>21701.0003011197</text:p>
          </table:table-cell>
          <table:table-cell table:formula="of:=IF([.I121]&gt;1000;[.I121]*0.1;1000)" office:value-type="float" office:value="2268.71017637882">
            <text:p>2268.7101763788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6-19 00:00:00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21950519320531">
            <text:p>0.2219505193</text:p>
          </table:table-cell>
          <table:table-cell table:formula="of:=IF([.G123]&gt;0;1;0)" office:value-type="float" office:value="1">
            <text:p>1</text:p>
          </table:table-cell>
          <table:table-cell table:formula="of:=IF([.I122]&gt;=0;IF([.H123]=1;[.I122]+([.F123]*[.J123])-20;[.I122]);0)" office:value-type="float" office:value="21681.0003011197">
            <text:p>21681.0003011197</text:p>
          </table:table-cell>
          <table:table-cell table:formula="of:=IF([.I122]&gt;1000;[.I122]*0.1;1000)" office:value-type="float" office:value="2170.10003011197">
            <text:p>2170.10003011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20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1.71428571428571">
            <text:p>1.7142857143</text:p>
          </table:table-cell>
          <table:table-cell office:value-type="float" office:value="0.612856234645452">
            <text:p>0.6128562346</text:p>
          </table:table-cell>
          <table:table-cell table:formula="of:=IF([.G124]&gt;0;1;0)" office:value-type="float" office:value="1">
            <text:p>1</text:p>
          </table:table-cell>
          <table:table-cell table:formula="of:=IF([.I123]&gt;=0;IF([.H124]=1;[.I123]+([.F124]*[.J124])-20;[.I123]);0)" office:value-type="float" office:value="25377.7432098831">
            <text:p>25377.7432098831</text:p>
          </table:table-cell>
          <table:table-cell table:formula="of:=IF([.I123]&gt;1000;[.I123]*0.1;1000)" office:value-type="float" office:value="2168.10003011197">
            <text:p>2168.100030112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6-21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147773537461097">
            <text:p>0.1477735375</text:p>
          </table:table-cell>
          <table:table-cell table:formula="of:=IF([.G125]&gt;0;1;0)" office:value-type="float" office:value="1">
            <text:p>1</text:p>
          </table:table-cell>
          <table:table-cell table:formula="of:=IF([.I124]&gt;=0;IF([.H125]=1;[.I124]+([.F125]*[.J125])-20;[.I124]);0)" office:value-type="float" office:value="25357.7432098831">
            <text:p>25357.7432098831</text:p>
          </table:table-cell>
          <table:table-cell table:formula="of:=IF([.I124]&gt;1000;[.I124]*0.1;1000)" office:value-type="float" office:value="2537.77432098831">
            <text:p>2537.774320988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22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380057605917674">
            <text:p>0.3800576059</text:p>
          </table:table-cell>
          <table:table-cell table:formula="of:=IF([.G126]&gt;0;1;0)" office:value-type="float" office:value="1">
            <text:p>1</text:p>
          </table:table-cell>
          <table:table-cell table:formula="of:=IF([.I125]&gt;=0;IF([.H126]=1;[.I125]+([.F126]*[.J126])-20;[.I125]);0)" office:value-type="float" office:value="26859.207802476">
            <text:p>26859.207802476</text:p>
          </table:table-cell>
          <table:table-cell table:formula="of:=IF([.I125]&gt;1000;[.I125]*0.1;1000)" office:value-type="float" office:value="2535.77432098831">
            <text:p>2535.7743209883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6-25 00:00:00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04565914104554">
            <text:p>0.3045659141</text:p>
          </table:table-cell>
          <table:table-cell table:formula="of:=IF([.G127]&gt;0;1;0)" office:value-type="float" office:value="1">
            <text:p>1</text:p>
          </table:table-cell>
          <table:table-cell table:formula="of:=IF([.I126]&gt;=0;IF([.H127]=1;[.I126]+([.F127]*[.J127])-20;[.I126]);0)" office:value-type="float" office:value="26839.207802476">
            <text:p>26839.207802476</text:p>
          </table:table-cell>
          <table:table-cell table:formula="of:=IF([.I126]&gt;1000;[.I126]*0.1;1000)" office:value-type="float" office:value="2685.9207802476">
            <text:p>2685.920780247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2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432930439056042">
            <text:p>0.4329304391</text:p>
          </table:table-cell>
          <table:table-cell table:formula="of:=IF([.G128]&gt;0;1;0)" office:value-type="float" office:value="1">
            <text:p>1</text:p>
          </table:table-cell>
          <table:table-cell table:formula="of:=IF([.I127]&gt;=0;IF([.H128]=1;[.I127]+([.F128]*[.J128])-20;[.I127]);0)" office:value-type="float" office:value="28161.1681925998">
            <text:p>28161.1681925998</text:p>
          </table:table-cell>
          <table:table-cell table:formula="of:=IF([.I127]&gt;1000;[.I127]*0.1;1000)" office:value-type="float" office:value="2683.9207802476">
            <text:p>2683.9207802476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6-27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.161616161616162">
            <text:p>0.1616161616</text:p>
          </table:table-cell>
          <table:table-cell office:value-type="float" office:value="0.132491182248317">
            <text:p>0.1324911822</text:p>
          </table:table-cell>
          <table:table-cell table:formula="of:=IF([.G129]&gt;0;1;0)" office:value-type="float" office:value="1">
            <text:p>1</text:p>
          </table:table-cell>
          <table:table-cell table:formula="of:=IF([.I128]&gt;=0;IF([.H129]=1;[.I128]+([.F129]*[.J129])-20;[.I128]);0)" office:value-type="float" office:value="28596.2981835914">
            <text:p>28596.2981835914</text:p>
          </table:table-cell>
          <table:table-cell table:formula="of:=IF([.I128]&gt;1000;[.I128]*0.1;1000)" office:value-type="float" office:value="2816.11681925999">
            <text:p>2816.1168192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28 00:00:0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</text:p>
          </table:table-cell>
          <table:table-cell office:value-type="float" office:value="0.317958480879895">
            <text:p>0.3179584809</text:p>
          </table:table-cell>
          <table:table-cell table:formula="of:=IF([.G130]&gt;0;1;0)" office:value-type="float" office:value="1">
            <text:p>1</text:p>
          </table:table-cell>
          <table:table-cell table:formula="of:=IF([.I129]&gt;=0;IF([.H130]=1;[.I129]+([.F130]*[.J130])-20;[.I129]);0)" office:value-type="float" office:value="31435.9280019505">
            <text:p>31435.9280019505</text:p>
          </table:table-cell>
          <table:table-cell table:formula="of:=IF([.I129]&gt;1000;[.I129]*0.1;1000)" office:value-type="float" office:value="2859.62981835914">
            <text:p>2859.6298183591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6-29 00:00:00</text:p>
          </table:table-cell>
          <table:table-cell office:value-type="float" office:value="0.7275">
            <text:p>0.7275</text:p>
          </table:table-cell>
          <table:table-cell office:value-type="float" office:value="5.82">
            <text:p>5.82</text:p>
          </table:table-cell>
          <table:table-cell office:value-type="float" office:value="-0.0618556701030927">
            <text:p>-0.0618556701</text:p>
          </table:table-cell>
          <table:table-cell office:value-type="float" office:value="0.193549423179878">
            <text:p>0.1935494232</text:p>
          </table:table-cell>
          <table:table-cell table:formula="of:=IF([.G131]&gt;0;1;0)" office:value-type="float" office:value="1">
            <text:p>1</text:p>
          </table:table-cell>
          <table:table-cell table:formula="of:=IF([.I130]&gt;=0;IF([.H131]=1;[.I130]+([.F131]*[.J131])-20;[.I130]);0)" office:value-type="float" office:value="31221.4789627632">
            <text:p>31221.4789627632</text:p>
          </table:table-cell>
          <table:table-cell table:formula="of:=IF([.I130]&gt;1000;[.I130]*0.1;1000)" office:value-type="float" office:value="3143.59280019505">
            <text:p>3143.592800195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02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453807738514434">
            <text:p>0.4538077385</text:p>
          </table:table-cell>
          <table:table-cell table:formula="of:=IF([.G132]&gt;0;1;0)" office:value-type="float" office:value="1">
            <text:p>1</text:p>
          </table:table-cell>
          <table:table-cell table:formula="of:=IF([.I131]&gt;=0;IF([.H132]=1;[.I131]+([.F132]*[.J132])-20;[.I131]);0)" office:value-type="float" office:value="32242.1949281886">
            <text:p>32242.1949281886</text:p>
          </table:table-cell>
          <table:table-cell table:formula="of:=IF([.I131]&gt;1000;[.I131]*0.1;1000)" office:value-type="float" office:value="3122.14789627632">
            <text:p>3122.1478962763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7-03 00:00:00</text:p>
          </table:table-cell>
          <table:table-cell office:value-type="float" office:value="0.7175">
            <text:p>0.7175</text:p>
          </table:table-cell>
          <table:table-cell office:value-type="float" office:value="5.74">
            <text:p>5.74</text:p>
          </table:table-cell>
          <table:table-cell office:value-type="float" office:value="0.0174216027874563">
            <text:p>0.0174216028</text:p>
          </table:table-cell>
          <table:table-cell office:value-type="float" office:value="0.066828216729794">
            <text:p>0.0668282167</text:p>
          </table:table-cell>
          <table:table-cell table:formula="of:=IF([.G133]&gt;0;1;0)" office:value-type="float" office:value="1">
            <text:p>1</text:p>
          </table:table-cell>
          <table:table-cell table:formula="of:=IF([.I132]&gt;=0;IF([.H133]=1;[.I132]+([.F133]*[.J133])-20;[.I132]);0)" office:value-type="float" office:value="32278.3659994921">
            <text:p>32278.3659994921</text:p>
          </table:table-cell>
          <table:table-cell table:formula="of:=IF([.I132]&gt;1000;[.I132]*0.1;1000)" office:value-type="float" office:value="3224.21949281886">
            <text:p>3224.219492818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7-04 00:00:00</text:p>
          </table:table-cell>
          <table:table-cell office:value-type="float" office:value="12">
            <text:p>12</text:p>
          </table:table-cell>
          <table:table-cell office:value-type="float" office:value="4800">
            <text:p>4800</text:p>
          </table:table-cell>
          <table:table-cell office:value-type="float" office:value="-0.0833333333333334">
            <text:p>-0.0833333333</text:p>
          </table:table-cell>
          <table:table-cell office:value-type="float" office:value="0.0753916251580731">
            <text:p>0.0753916252</text:p>
          </table:table-cell>
          <table:table-cell table:formula="of:=IF([.G134]&gt;0;1;0)" office:value-type="float" office:value="1">
            <text:p>1</text:p>
          </table:table-cell>
          <table:table-cell table:formula="of:=IF([.I133]&gt;=0;IF([.H134]=1;[.I133]+([.F134]*[.J134])-20;[.I133]);0)" office:value-type="float" office:value="31989.379616163">
            <text:p>31989.379616163</text:p>
          </table:table-cell>
          <table:table-cell table:formula="of:=IF([.I133]&gt;1000;[.I133]*0.1;1000)" office:value-type="float" office:value="3227.83659994921">
            <text:p>3227.8365999492</text:p>
          </table:table-cell>
          <table:table-cell table:number-columns-repeated="2"/>
        </table:table-row>
        <table:table-row table:style-name="ro1">
          <table:table-cell office:value-type="string">
            <text:p>NSFDF</text:p>
          </table:table-cell>
          <table:table-cell office:value-type="float" office:value="1">
            <text:p>1</text:p>
          </table:table-cell>
          <table:table-cell office:value-type="string">
            <text:p>2012-07-05 00:00:0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66666666666667">
            <text:p>0.2666666667</text:p>
          </table:table-cell>
          <table:table-cell office:value-type="float" office:value="0.0752664896981077">
            <text:p>0.0752664897</text:p>
          </table:table-cell>
          <table:table-cell table:formula="of:=IF([.G135]&gt;0;1;0)" office:value-type="float" office:value="1">
            <text:p>1</text:p>
          </table:table-cell>
          <table:table-cell table:formula="of:=IF([.I134]&gt;=0;IF([.H135]=1;[.I134]+([.F135]*[.J135])-20;[.I134]);0)" office:value-type="float" office:value="32822.4297392607">
            <text:p>32822.4297392607</text:p>
          </table:table-cell>
          <table:table-cell table:formula="of:=IF([.I134]&gt;1000;[.I134]*0.1;1000)" office:value-type="float" office:value="3198.9379616163">
            <text:p>3198.9379616163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7-06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168310192750657">
            <text:p>0.1683101928</text:p>
          </table:table-cell>
          <table:table-cell table:formula="of:=IF([.G136]&gt;0;1;0)" office:value-type="float" office:value="1">
            <text:p>1</text:p>
          </table:table-cell>
          <table:table-cell table:formula="of:=IF([.I135]&gt;=0;IF([.H136]=1;[.I135]+([.F136]*[.J136])-20;[.I135]);0)" office:value-type="float" office:value="32802.4297392607">
            <text:p>32802.4297392607</text:p>
          </table:table-cell>
          <table:table-cell table:formula="of:=IF([.I135]&gt;1000;[.I135]*0.1;1000)" office:value-type="float" office:value="3282.24297392607">
            <text:p>3282.242973926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7-09 00:00:00</text:p>
          </table:table-cell>
          <table:table-cell table:number-columns-repeated="2" office:value-type="float" office:value="0.1375">
            <text:p>0.1375</text:p>
          </table:table-cell>
          <table:table-cell office:value-type="float" office:value="0.672727272727273">
            <text:p>0.6727272727</text:p>
          </table:table-cell>
          <table:table-cell office:value-type="float" office:value="0.310232974848794">
            <text:p>0.3102329748</text:p>
          </table:table-cell>
          <table:table-cell table:formula="of:=IF([.G137]&gt;0;1;0)" office:value-type="float" office:value="1">
            <text:p>1</text:p>
          </table:table-cell>
          <table:table-cell table:formula="of:=IF([.I136]&gt;=0;IF([.H137]=1;[.I136]+([.F137]*[.J137])-20;[.I136]);0)" office:value-type="float" office:value="34989.1386489927">
            <text:p>34989.1386489927</text:p>
          </table:table-cell>
          <table:table-cell table:formula="of:=IF([.I136]&gt;1000;[.I136]*0.1;1000)" office:value-type="float" office:value="3280.24297392607">
            <text:p>3280.242973926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0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967301343760188">
            <text:p>0.0967301344</text:p>
          </table:table-cell>
          <table:table-cell table:formula="of:=IF([.G138]&gt;0;1;0)" office:value-type="float" office:value="1">
            <text:p>1</text:p>
          </table:table-cell>
          <table:table-cell table:formula="of:=IF([.I137]&gt;=0;IF([.H138]=1;[.I137]+([.F138]*[.J138])-20;[.I137]);0)" office:value-type="float" office:value="36718.5955814424">
            <text:p>36718.5955814424</text:p>
          </table:table-cell>
          <table:table-cell table:formula="of:=IF([.I137]&gt;1000;[.I137]*0.1;1000)" office:value-type="float" office:value="3498.91386489927">
            <text:p>3498.9138648993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7-11 00:00:0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114054335113309">
            <text:p>0.1140543351</text:p>
          </table:table-cell>
          <table:table-cell table:formula="of:=IF([.G139]&gt;0;1;0)" office:value-type="float" office:value="1">
            <text:p>1</text:p>
          </table:table-cell>
          <table:table-cell table:formula="of:=IF([.I138]&gt;=0;IF([.H139]=1;[.I138]+([.F139]*[.J139])-20;[.I138]);0)" office:value-type="float" office:value="36698.5955814424">
            <text:p>36698.5955814424</text:p>
          </table:table-cell>
          <table:table-cell table:formula="of:=IF([.I138]&gt;1000;[.I138]*0.1;1000)" office:value-type="float" office:value="3671.85955814424">
            <text:p>3671.859558144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71747211895911">
            <text:p>0.0037174721</text:p>
          </table:table-cell>
          <table:table-cell office:value-type="string">
            <text:p>2012-07-12 00:00:00</text:p>
          </table:table-cell>
          <table:table-cell office:value-type="float" office:value="0.005">
            <text:p>0.005</text:p>
          </table:table-cell>
          <table:table-cell office:value-type="float" office:value="1.345">
            <text:p>1.345</text:p>
          </table:table-cell>
          <table:table-cell office:value-type="float" office:value="1.75092936802974">
            <text:p>1.750929368</text:p>
          </table:table-cell>
          <table:table-cell office:value-type="float" office:value="0.573417805448155">
            <text:p>0.5734178054</text:p>
          </table:table-cell>
          <table:table-cell table:formula="of:=IF([.G140]&gt;0;1;0)" office:value-type="float" office:value="1">
            <text:p>1</text:p>
          </table:table-cell>
          <table:table-cell table:formula="of:=IF([.I139]&gt;=0;IF([.H140]=1;[.I139]+([.F140]*[.J140])-20;[.I139]);0)" office:value-type="float" office:value="43104.2604583418">
            <text:p>43104.2604583418</text:p>
          </table:table-cell>
          <table:table-cell table:formula="of:=IF([.I139]&gt;1000;[.I139]*0.1;1000)" office:value-type="float" office:value="3669.85955814424">
            <text:p>3669.859558144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3 00:00:0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</text:p>
          </table:table-cell>
          <table:table-cell office:value-type="float" office:value="0.115846633854098">
            <text:p>0.1158466339</text:p>
          </table:table-cell>
          <table:table-cell table:formula="of:=IF([.G141]&gt;0;1;0)" office:value-type="float" office:value="1">
            <text:p>1</text:p>
          </table:table-cell>
          <table:table-cell table:formula="of:=IF([.I140]&gt;=0;IF([.H141]=1;[.I140]+([.F141]*[.J141])-20;[.I140]);0)" office:value-type="float" office:value="47394.6865041759">
            <text:p>47394.6865041759</text:p>
          </table:table-cell>
          <table:table-cell table:formula="of:=IF([.I140]&gt;1000;[.I140]*0.1;1000)" office:value-type="float" office:value="4310.42604583418">
            <text:p>4310.426045834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7-16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207991350990958">
            <text:p>0.207991351</text:p>
          </table:table-cell>
          <table:table-cell table:formula="of:=IF([.G142]&gt;0;1;0)" office:value-type="float" office:value="1">
            <text:p>1</text:p>
          </table:table-cell>
          <table:table-cell table:formula="of:=IF([.I141]&gt;=0;IF([.H142]=1;[.I141]+([.F142]*[.J142])-20;[.I141]);0)" office:value-type="float" office:value="49744.4208293847">
            <text:p>49744.4208293847</text:p>
          </table:table-cell>
          <table:table-cell table:formula="of:=IF([.I141]&gt;1000;[.I141]*0.1;1000)" office:value-type="float" office:value="4739.46865041759">
            <text:p>4739.468650417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7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397546212598051">
            <text:p>0.3975462126</text:p>
          </table:table-cell>
          <table:table-cell table:formula="of:=IF([.G143]&gt;0;1;0)" office:value-type="float" office:value="1">
            <text:p>1</text:p>
          </table:table-cell>
          <table:table-cell table:formula="of:=IF([.I142]&gt;=0;IF([.H143]=1;[.I142]+([.F143]*[.J143])-20;[.I142]);0)" office:value-type="float" office:value="49724.4208293847">
            <text:p>49724.4208293847</text:p>
          </table:table-cell>
          <table:table-cell table:formula="of:=IF([.I142]&gt;1000;[.I142]*0.1;1000)" office:value-type="float" office:value="4974.44208293847">
            <text:p>4974.4420829385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18 00:00:00</text:p>
          </table:table-cell>
          <table:table-cell table:number-columns-repeated="2" office:value-type="float" office:value="1.105">
            <text:p>1.105</text:p>
          </table:table-cell>
          <table:table-cell office:value-type="float" office:value="-0.0294117647058824">
            <text:p>-0.0294117647</text:p>
          </table:table-cell>
          <table:table-cell office:value-type="float" office:value="0.56180656929537">
            <text:p>0.5618065693</text:p>
          </table:table-cell>
          <table:table-cell table:formula="of:=IF([.G144]&gt;0;1;0)" office:value-type="float" office:value="1">
            <text:p>1</text:p>
          </table:table-cell>
          <table:table-cell table:formula="of:=IF([.I143]&gt;=0;IF([.H144]=1;[.I143]+([.F144]*[.J144])-20;[.I143]);0)" office:value-type="float" office:value="49558.1725328277">
            <text:p>49558.1725328277</text:p>
          </table:table-cell>
          <table:table-cell table:formula="of:=IF([.I143]&gt;1000;[.I143]*0.1;1000)" office:value-type="float" office:value="4972.44208293847">
            <text:p>4972.4420829385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19 00:00:00</text:p>
          </table:table-cell>
          <table:table-cell table:number-columns-repeated="2" office:value-type="float" office:value="1.0725">
            <text:p>1.0725</text:p>
          </table:table-cell>
          <table:table-cell office:value-type="float" office:value="0.0536130536130535">
            <text:p>0.0536130536</text:p>
          </table:table-cell>
          <table:table-cell office:value-type="float" office:value="0.574344315187115">
            <text:p>0.5743443152</text:p>
          </table:table-cell>
          <table:table-cell table:formula="of:=IF([.G145]&gt;0;1;0)" office:value-type="float" office:value="1">
            <text:p>1</text:p>
          </table:table-cell>
          <table:table-cell table:formula="of:=IF([.I144]&gt;=0;IF([.H145]=1;[.I144]+([.F145]*[.J145])-20;[.I144]);0)" office:value-type="float" office:value="49803.8690289245">
            <text:p>49803.8690289245</text:p>
          </table:table-cell>
          <table:table-cell table:formula="of:=IF([.I144]&gt;1000;[.I144]*0.1;1000)" office:value-type="float" office:value="4955.81725328277">
            <text:p>4955.8172532828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0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0.618111056144489">
            <text:p>0.6181110561</text:p>
          </table:table-cell>
          <table:table-cell table:formula="of:=IF([.G146]&gt;0;1;0)" office:value-type="float" office:value="1">
            <text:p>1</text:p>
          </table:table-cell>
          <table:table-cell table:formula="of:=IF([.I145]&gt;=0;IF([.H146]=1;[.I145]+([.F146]*[.J146])-20;[.I145]);0)" office:value-type="float" office:value="49783.8690289245">
            <text:p>49783.8690289245</text:p>
          </table:table-cell>
          <table:table-cell table:formula="of:=IF([.I145]&gt;1000;[.I145]*0.1;1000)" office:value-type="float" office:value="4980.38690289245">
            <text:p>4980.3869028925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3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0.670847221478014">
            <text:p>0.6708472215</text:p>
          </table:table-cell>
          <table:table-cell table:formula="of:=IF([.G147]&gt;0;1;0)" office:value-type="float" office:value="1">
            <text:p>1</text:p>
          </table:table-cell>
          <table:table-cell table:formula="of:=IF([.I146]&gt;=0;IF([.H147]=1;[.I146]+([.F147]*[.J147])-20;[.I146]);0)" office:value-type="float" office:value="49763.8690289245">
            <text:p>49763.8690289245</text:p>
          </table:table-cell>
          <table:table-cell table:formula="of:=IF([.I146]&gt;1000;[.I146]*0.1;1000)" office:value-type="float" office:value="4978.38690289245">
            <text:p>4978.386902892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24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1585088006952">
            <text:p>0.251585088</text:p>
          </table:table-cell>
          <table:table-cell table:formula="of:=IF([.G148]&gt;0;1;0)" office:value-type="float" office:value="1">
            <text:p>1</text:p>
          </table:table-cell>
          <table:table-cell table:formula="of:=IF([.I147]&gt;=0;IF([.H148]=1;[.I147]+([.F148]*[.J148])-20;[.I147]);0)" office:value-type="float" office:value="49743.8690289245">
            <text:p>49743.8690289245</text:p>
          </table:table-cell>
          <table:table-cell table:formula="of:=IF([.I147]&gt;1000;[.I147]*0.1;1000)" office:value-type="float" office:value="4976.38690289245">
            <text:p>4976.3869028925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5 00:00:0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59183122048972">
            <text:p>0.159183122</text:p>
          </table:table-cell>
          <table:table-cell table:formula="of:=IF([.G149]&gt;0;1;0)" office:value-type="float" office:value="1">
            <text:p>1</text:p>
          </table:table-cell>
          <table:table-cell table:formula="of:=IF([.I148]&gt;=0;IF([.H149]=1;[.I148]+([.F149]*[.J149])-20;[.I148]);0)" office:value-type="float" office:value="49723.8690289245">
            <text:p>49723.8690289245</text:p>
          </table:table-cell>
          <table:table-cell table:formula="of:=IF([.I148]&gt;1000;[.I148]*0.1;1000)" office:value-type="float" office:value="4974.38690289245">
            <text:p>4974.386902892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2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38894564644001">
            <text:p>0.2388945646</text:p>
          </table:table-cell>
          <table:table-cell table:formula="of:=IF([.G150]&gt;0;1;0)" office:value-type="float" office:value="1">
            <text:p>1</text:p>
          </table:table-cell>
          <table:table-cell table:formula="of:=IF([.I149]&gt;=0;IF([.H150]=1;[.I149]+([.F150]*[.J150])-20;[.I149]);0)" office:value-type="float" office:value="58405.5461089862">
            <text:p>58405.5461089862</text:p>
          </table:table-cell>
          <table:table-cell table:formula="of:=IF([.I149]&gt;1000;[.I149]*0.1;1000)" office:value-type="float" office:value="4972.38690289245">
            <text:p>4972.3869028925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7-27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150382219485428">
            <text:p>0.1503822195</text:p>
          </table:table-cell>
          <table:table-cell table:formula="of:=IF([.G151]&gt;0;1;0)" office:value-type="float" office:value="1">
            <text:p>1</text:p>
          </table:table-cell>
          <table:table-cell table:formula="of:=IF([.I150]&gt;=0;IF([.H151]=1;[.I150]+([.F151]*[.J151])-20;[.I150]);0)" office:value-type="float" office:value="58385.5461089862">
            <text:p>58385.5461089862</text:p>
          </table:table-cell>
          <table:table-cell table:formula="of:=IF([.I150]&gt;1000;[.I150]*0.1;1000)" office:value-type="float" office:value="5840.55461089862">
            <text:p>5840.554610898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7-30 00:00:00</text:p>
          </table:table-cell>
          <table:table-cell office:value-type="float" office:value="6.2">
            <text:p>6.2</text:p>
          </table:table-cell>
          <table:table-cell office:value-type="float" office:value="2480">
            <text:p>2480</text:p>
          </table:table-cell>
          <table:table-cell office:value-type="float" office:value="0.275806451612903">
            <text:p>0.2758064516</text:p>
          </table:table-cell>
          <table:table-cell office:value-type="float" office:value="0.17194561467229">
            <text:p>0.1719456147</text:p>
          </table:table-cell>
          <table:table-cell table:formula="of:=IF([.G152]&gt;0;1;0)" office:value-type="float" office:value="1">
            <text:p>1</text:p>
          </table:table-cell>
          <table:table-cell table:formula="of:=IF([.I151]&gt;=0;IF([.H152]=1;[.I151]+([.F152]*[.J152])-20;[.I151]);0)" office:value-type="float" office:value="59975.8571387663">
            <text:p>59975.8571387663</text:p>
          </table:table-cell>
          <table:table-cell table:formula="of:=IF([.I151]&gt;1000;[.I151]*0.1;1000)" office:value-type="float" office:value="5838.55461089862">
            <text:p>5838.554610898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31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19325962819067">
            <text:p>0.4193259628</text:p>
          </table:table-cell>
          <table:table-cell table:formula="of:=IF([.G153]&gt;0;1;0)" office:value-type="float" office:value="1">
            <text:p>1</text:p>
          </table:table-cell>
          <table:table-cell table:formula="of:=IF([.I152]&gt;=0;IF([.H153]=1;[.I152]+([.F153]*[.J153])-20;[.I152]);0)" office:value-type="float" office:value="59955.8571387663">
            <text:p>59955.8571387663</text:p>
          </table:table-cell>
          <table:table-cell table:formula="of:=IF([.I152]&gt;1000;[.I152]*0.1;1000)" office:value-type="float" office:value="5997.58571387663">
            <text:p>5997.585713876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01 00:00:00</text:p>
          </table:table-cell>
          <table:table-cell office:value-type="float" office:value="6.8">
            <text:p>6.8</text:p>
          </table:table-cell>
          <table:table-cell office:value-type="float" office:value="2720">
            <text:p>2720</text:p>
          </table:table-cell>
          <table:table-cell office:value-type="float" office:value="-0.0441176470588235">
            <text:p>-0.0441176471</text:p>
          </table:table-cell>
          <table:table-cell office:value-type="float" office:value="0.184886326978734">
            <text:p>0.184886327</text:p>
          </table:table-cell>
          <table:table-cell table:formula="of:=IF([.G154]&gt;0;1;0)" office:value-type="float" office:value="1">
            <text:p>1</text:p>
          </table:table-cell>
          <table:table-cell table:formula="of:=IF([.I153]&gt;=0;IF([.H154]=1;[.I153]+([.F154]*[.J154])-20;[.I153]);0)" office:value-type="float" office:value="59671.3460043306">
            <text:p>59671.3460043306</text:p>
          </table:table-cell>
          <table:table-cell table:formula="of:=IF([.I153]&gt;1000;[.I153]*0.1;1000)" office:value-type="float" office:value="5995.58571387663">
            <text:p>5995.5857138766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8-02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380756328388022">
            <text:p>0.3807563284</text:p>
          </table:table-cell>
          <table:table-cell table:formula="of:=IF([.G155]&gt;0;1;0)" office:value-type="float" office:value="1">
            <text:p>1</text:p>
          </table:table-cell>
          <table:table-cell table:formula="of:=IF([.I154]&gt;=0;IF([.H155]=1;[.I154]+([.F155]*[.J155])-20;[.I154]);0)" office:value-type="float" office:value="59651.3460043306">
            <text:p>59651.3460043306</text:p>
          </table:table-cell>
          <table:table-cell table:formula="of:=IF([.I154]&gt;1000;[.I154]*0.1;1000)" office:value-type="float" office:value="5967.13460043306">
            <text:p>5967.1346004331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1">
            <text:p>1</text:p>
          </table:table-cell>
          <table:table-cell office:value-type="string">
            <text:p>2012-08-03 00:00:00</text:p>
          </table:table-cell>
          <table:table-cell table:number-columns-repeated="2" office:value-type="float" office:value="4.7775">
            <text:p>4.7775</text:p>
          </table:table-cell>
          <table:table-cell office:value-type="float" office:value="-0.010465724751439">
            <text:p>-0.0104657248</text:p>
          </table:table-cell>
          <table:table-cell office:value-type="float" office:value="0.1857633945121">
            <text:p>0.1857633945</text:p>
          </table:table-cell>
          <table:table-cell table:formula="of:=IF([.G156]&gt;0;1;0)" office:value-type="float" office:value="1">
            <text:p>1</text:p>
          </table:table-cell>
          <table:table-cell table:formula="of:=IF([.I155]&gt;=0;IF([.H156]=1;[.I155]+([.F156]*[.J156])-20;[.I155]);0)" office:value-type="float" office:value="59568.9165474972">
            <text:p>59568.9165474972</text:p>
          </table:table-cell>
          <table:table-cell table:formula="of:=IF([.I155]&gt;1000;[.I155]*0.1;1000)" office:value-type="float" office:value="5965.13460043306">
            <text:p>5965.134600433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06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4843609970487">
            <text:p>0.2484360997</text:p>
          </table:table-cell>
          <table:table-cell table:formula="of:=IF([.G157]&gt;0;1;0)" office:value-type="float" office:value="1">
            <text:p>1</text:p>
          </table:table-cell>
          <table:table-cell table:formula="of:=IF([.I156]&gt;=0;IF([.H157]=1;[.I156]+([.F157]*[.J157])-20;[.I156]);0)" office:value-type="float" office:value="59548.9165474972">
            <text:p>59548.9165474972</text:p>
          </table:table-cell>
          <table:table-cell table:formula="of:=IF([.I156]&gt;1000;[.I156]*0.1;1000)" office:value-type="float" office:value="5956.89165474972">
            <text:p>5956.891654749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07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318255272791732">
            <text:p>0.3182552728</text:p>
          </table:table-cell>
          <table:table-cell table:formula="of:=IF([.G158]&gt;0;1;0)" office:value-type="float" office:value="1">
            <text:p>1</text:p>
          </table:table-cell>
          <table:table-cell table:formula="of:=IF([.I157]&gt;=0;IF([.H158]=1;[.I157]+([.F158]*[.J158])-20;[.I157]);0)" office:value-type="float" office:value="59528.9165474972">
            <text:p>59528.9165474972</text:p>
          </table:table-cell>
          <table:table-cell table:formula="of:=IF([.I157]&gt;1000;[.I157]*0.1;1000)" office:value-type="float" office:value="5954.89165474972">
            <text:p>5954.8916547497</text:p>
          </table:table-cell>
          <table:table-cell table:number-columns-repeated="2"/>
        </table:table-row>
        <table:table-row table:style-name="ro1">
          <table:table-cell office:value-type="string">
            <text:p>IDI</text:p>
          </table:table-cell>
          <table:table-cell office:value-type="float" office:value="1">
            <text:p>1</text:p>
          </table:table-cell>
          <table:table-cell office:value-type="string">
            <text:p>2012-08-08 00:00:00</text:p>
          </table:table-cell>
          <table:table-cell table:number-columns-repeated="2" office:value-type="float" office:value="1.3175">
            <text:p>1.3175</text:p>
          </table:table-cell>
          <table:table-cell office:value-type="float" office:value="-0.0132827324478177">
            <text:p>-0.0132827324</text:p>
          </table:table-cell>
          <table:table-cell office:value-type="float" office:value="0.493122430355066">
            <text:p>0.4931224304</text:p>
          </table:table-cell>
          <table:table-cell table:formula="of:=IF([.G159]&gt;0;1;0)" office:value-type="float" office:value="1">
            <text:p>1</text:p>
          </table:table-cell>
          <table:table-cell table:formula="of:=IF([.I158]&gt;=0;IF([.H159]=1;[.I158]+([.F159]*[.J159])-20;[.I158]);0)" office:value-type="float" office:value="59429.8458803563">
            <text:p>59429.8458803563</text:p>
          </table:table-cell>
          <table:table-cell table:formula="of:=IF([.I158]&gt;1000;[.I158]*0.1;1000)" office:value-type="float" office:value="5952.89165474972">
            <text:p>5952.8916547497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09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473030315170692">
            <text:p>0.4730303152</text:p>
          </table:table-cell>
          <table:table-cell table:formula="of:=IF([.G160]&gt;0;1;0)" office:value-type="float" office:value="1">
            <text:p>1</text:p>
          </table:table-cell>
          <table:table-cell table:formula="of:=IF([.I159]&gt;=0;IF([.H160]=1;[.I159]+([.F160]*[.J160])-20;[.I159]);0)" office:value-type="float" office:value="61390.8407430349">
            <text:p>61390.8407430349</text:p>
          </table:table-cell>
          <table:table-cell table:formula="of:=IF([.I159]&gt;1000;[.I159]*0.1;1000)" office:value-type="float" office:value="5942.98458803563">
            <text:p>5942.9845880356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08-10 00:00:0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445783132530121">
            <text:p>0.4457831325</text:p>
          </table:table-cell>
          <table:table-cell office:value-type="float" office:value="0.273413321469428">
            <text:p>0.2734133215</text:p>
          </table:table-cell>
          <table:table-cell table:formula="of:=IF([.G161]&gt;0;1;0)" office:value-type="float" office:value="1">
            <text:p>1</text:p>
          </table:table-cell>
          <table:table-cell table:formula="of:=IF([.I160]&gt;=0;IF([.H161]=1;[.I160]+([.F161]*[.J161])-20;[.I160]);0)" office:value-type="float" office:value="64107.5408725436">
            <text:p>64107.5408725436</text:p>
          </table:table-cell>
          <table:table-cell table:formula="of:=IF([.I160]&gt;1000;[.I160]*0.1;1000)" office:value-type="float" office:value="6139.08407430349">
            <text:p>6139.084074303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13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0833333333333335">
            <text:p>0.0833333333</text:p>
          </table:table-cell>
          <table:table-cell office:value-type="float" office:value="0.362017958248035">
            <text:p>0.3620179582</text:p>
          </table:table-cell>
          <table:table-cell table:formula="of:=IF([.G162]&gt;0;1;0)" office:value-type="float" office:value="1">
            <text:p>1</text:p>
          </table:table-cell>
          <table:table-cell table:formula="of:=IF([.I161]&gt;=0;IF([.H162]=1;[.I161]+([.F162]*[.J162])-20;[.I161]);0)" office:value-type="float" office:value="64621.7703798148">
            <text:p>64621.7703798148</text:p>
          </table:table-cell>
          <table:table-cell table:formula="of:=IF([.I161]&gt;1000;[.I161]*0.1;1000)" office:value-type="float" office:value="6410.75408725436">
            <text:p>6410.7540872544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08-14 00:00:00</text:p>
          </table:table-cell>
          <table:table-cell table:number-columns-repeated="2" office:value-type="float" office:value="1.25">
            <text:p>1.25</text:p>
          </table:table-cell>
          <table:table-cell office:value-type="float" office:value="0.016">
            <text:p>0.016</text:p>
          </table:table-cell>
          <table:table-cell office:value-type="float" office:value="0.252066379326409">
            <text:p>0.2520663793</text:p>
          </table:table-cell>
          <table:table-cell table:formula="of:=IF([.G163]&gt;0;1;0)" office:value-type="float" office:value="1">
            <text:p>1</text:p>
          </table:table-cell>
          <table:table-cell table:formula="of:=IF([.I162]&gt;=0;IF([.H163]=1;[.I162]+([.F163]*[.J163])-20;[.I162]);0)" office:value-type="float" office:value="64705.1652124225">
            <text:p>64705.1652124225</text:p>
          </table:table-cell>
          <table:table-cell table:formula="of:=IF([.I162]&gt;1000;[.I162]*0.1;1000)" office:value-type="float" office:value="6462.17703798148">
            <text:p>6462.177037981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5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6385339875215">
            <text:p>0.3763853399</text:p>
          </table:table-cell>
          <table:table-cell table:formula="of:=IF([.G164]&gt;0;1;0)" office:value-type="float" office:value="1">
            <text:p>1</text:p>
          </table:table-cell>
          <table:table-cell table:formula="of:=IF([.I163]&gt;=0;IF([.H164]=1;[.I163]+([.F164]*[.J164])-20;[.I163]);0)" office:value-type="float" office:value="64685.1652124225">
            <text:p>64685.1652124225</text:p>
          </table:table-cell>
          <table:table-cell table:formula="of:=IF([.I163]&gt;1000;[.I163]*0.1;1000)" office:value-type="float" office:value="6470.51652124225">
            <text:p>6470.5165212423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7134286805936">
            <text:p>0.1871342868</text:p>
          </table:table-cell>
          <table:table-cell table:formula="of:=IF([.G165]&gt;0;1;0)" office:value-type="float" office:value="1">
            <text:p>1</text:p>
          </table:table-cell>
          <table:table-cell table:formula="of:=IF([.I164]&gt;=0;IF([.H165]=1;[.I164]+([.F165]*[.J165])-20;[.I164]);0)" office:value-type="float" office:value="64665.1652124225">
            <text:p>64665.1652124225</text:p>
          </table:table-cell>
          <table:table-cell table:formula="of:=IF([.I164]&gt;1000;[.I164]*0.1;1000)" office:value-type="float" office:value="6468.51652124225">
            <text:p>6468.5165212423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2029996874677">
            <text:p>0.2420299969</text:p>
          </table:table-cell>
          <table:table-cell table:formula="of:=IF([.G166]&gt;0;1;0)" office:value-type="float" office:value="1">
            <text:p>1</text:p>
          </table:table-cell>
          <table:table-cell table:formula="of:=IF([.I165]&gt;=0;IF([.H166]=1;[.I165]+([.F166]*[.J166])-20;[.I165]);0)" office:value-type="float" office:value="64645.1652124225">
            <text:p>64645.1652124225</text:p>
          </table:table-cell>
          <table:table-cell table:formula="of:=IF([.I165]&gt;1000;[.I165]*0.1;1000)" office:value-type="float" office:value="6466.51652124225">
            <text:p>6466.516521242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20 00:00:00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384615384615385">
            <text:p>0.3846153846</text:p>
          </table:table-cell>
          <table:table-cell office:value-type="float" office:value="0.289625443734399">
            <text:p>0.2896254437</text:p>
          </table:table-cell>
          <table:table-cell table:formula="of:=IF([.G167]&gt;0;1;0)" office:value-type="float" office:value="1">
            <text:p>1</text:p>
          </table:table-cell>
          <table:table-cell table:formula="of:=IF([.I166]&gt;=0;IF([.H167]=1;[.I166]+([.F167]*[.J167])-20;[.I166]);0)" office:value-type="float" office:value="67111.5177205926">
            <text:p>67111.5177205926</text:p>
          </table:table-cell>
          <table:table-cell table:formula="of:=IF([.I166]&gt;1000;[.I166]*0.1;1000)" office:value-type="float" office:value="6464.51652124225">
            <text:p>6464.516521242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1 00:00:00</text:p>
          </table:table-cell>
          <table:table-cell office:value-type="float" office:value="2.25">
            <text:p>2.25</text:p>
          </table:table-cell>
          <table:table-cell office:value-type="float" office:value="6.75">
            <text:p>6.75</text:p>
          </table:table-cell>
          <table:table-cell office:value-type="float" office:value="0">
            <text:p>0</text:p>
          </table:table-cell>
          <table:table-cell office:value-type="float" office:value="0.351507719546795">
            <text:p>0.3515077195</text:p>
          </table:table-cell>
          <table:table-cell table:formula="of:=IF([.G168]&gt;0;1;0)" office:value-type="float" office:value="1">
            <text:p>1</text:p>
          </table:table-cell>
          <table:table-cell table:formula="of:=IF([.I167]&gt;=0;IF([.H168]=1;[.I167]+([.F168]*[.J168])-20;[.I167]);0)" office:value-type="float" office:value="67091.5177205926">
            <text:p>67091.5177205926</text:p>
          </table:table-cell>
          <table:table-cell table:formula="of:=IF([.I167]&gt;1000;[.I167]*0.1;1000)" office:value-type="float" office:value="6711.15177205926">
            <text:p>6711.1517720593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22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5416052825219">
            <text:p>0.1054160528</text:p>
          </table:table-cell>
          <table:table-cell table:formula="of:=IF([.G169]&gt;0;1;0)" office:value-type="float" office:value="1">
            <text:p>1</text:p>
          </table:table-cell>
          <table:table-cell table:formula="of:=IF([.I168]&gt;=0;IF([.H169]=1;[.I168]+([.F169]*[.J169])-20;[.I168]);0)" office:value-type="float" office:value="67071.5177205926">
            <text:p>67071.5177205926</text:p>
          </table:table-cell>
          <table:table-cell table:formula="of:=IF([.I168]&gt;1000;[.I168]*0.1;1000)" office:value-type="float" office:value="6709.15177205926">
            <text:p>6709.1517720593</text:p>
          </table:table-cell>
          <table:table-cell table:number-columns-repeated="2"/>
        </table:table-row>
        <table:table-row table:style-name="ro1">
          <table:table-cell office:value-type="string">
            <text:p>TBUFF</text:p>
          </table:table-cell>
          <table:table-cell office:value-type="float" office:value="1">
            <text:p>1</text:p>
          </table:table-cell>
          <table:table-cell office:value-type="string">
            <text:p>2012-08-23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152">
            <text:p>0.152</text:p>
          </table:table-cell>
          <table:table-cell office:value-type="float" office:value="0.0627358644270187">
            <text:p>0.0627358644</text:p>
          </table:table-cell>
          <table:table-cell table:formula="of:=IF([.G170]&gt;0;1;0)" office:value-type="float" office:value="1">
            <text:p>1</text:p>
          </table:table-cell>
          <table:table-cell table:formula="of:=IF([.I169]&gt;=0;IF([.H170]=1;[.I169]+([.F170]*[.J170])-20;[.I169]);0)" office:value-type="float" office:value="68071.0047899456">
            <text:p>68071.0047899456</text:p>
          </table:table-cell>
          <table:table-cell table:formula="of:=IF([.I169]&gt;1000;[.I169]*0.1;1000)" office:value-type="float" office:value="6707.15177205926">
            <text:p>6707.1517720593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08-24 00:00:00</text:p>
          </table:table-cell>
          <table:table-cell table:number-columns-repeated="2" office:value-type="float" office:value="0.085">
            <text:p>0.085</text:p>
          </table:table-cell>
          <table:table-cell office:value-type="float" office:value="-0.117647058823529">
            <text:p>-0.1176470588</text:p>
          </table:table-cell>
          <table:table-cell office:value-type="float" office:value="0.108823769961271">
            <text:p>0.10882377</text:p>
          </table:table-cell>
          <table:table-cell table:formula="of:=IF([.G171]&gt;0;1;0)" office:value-type="float" office:value="1">
            <text:p>1</text:p>
          </table:table-cell>
          <table:table-cell table:formula="of:=IF([.I170]&gt;=0;IF([.H171]=1;[.I170]+([.F171]*[.J171])-20;[.I170]);0)" office:value-type="float" office:value="67250.1694394757">
            <text:p>67250.1694394757</text:p>
          </table:table-cell>
          <table:table-cell table:formula="of:=IF([.I170]&gt;1000;[.I170]*0.1;1000)" office:value-type="float" office:value="6807.10047899456">
            <text:p>6807.1004789946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2-08-27 00:00:00</text:p>
          </table:table-cell>
          <table:table-cell table:number-columns-repeated="2" office:value-type="float" office:value="0.475">
            <text:p>0.475</text:p>
          </table:table-cell>
          <table:table-cell office:value-type="float" office:value="0.0157894736842104">
            <text:p>0.0157894737</text:p>
          </table:table-cell>
          <table:table-cell office:value-type="float" office:value="0.0676774849909857">
            <text:p>0.067677485</text:p>
          </table:table-cell>
          <table:table-cell table:formula="of:=IF([.G172]&gt;0;1;0)" office:value-type="float" office:value="1">
            <text:p>1</text:p>
          </table:table-cell>
          <table:table-cell table:formula="of:=IF([.I171]&gt;=0;IF([.H172]=1;[.I171]+([.F172]*[.J172])-20;[.I171]);0)" office:value-type="float" office:value="67336.353917538">
            <text:p>67336.353917538</text:p>
          </table:table-cell>
          <table:table-cell table:formula="of:=IF([.I171]&gt;1000;[.I171]*0.1;1000)" office:value-type="float" office:value="6725.01694394757">
            <text:p>6725.016943947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28 00:00:00</text:p>
          </table:table-cell>
          <table:table-cell office:value-type="float" office:value="5.4">
            <text:p>5.4</text:p>
          </table:table-cell>
          <table:table-cell office:value-type="float" office:value="2160">
            <text:p>2160</text:p>
          </table:table-cell>
          <table:table-cell office:value-type="float" office:value="0.175925925925926">
            <text:p>0.1759259259</text:p>
          </table:table-cell>
          <table:table-cell office:value-type="float" office:value="0.107049244670251">
            <text:p>0.1070492447</text:p>
          </table:table-cell>
          <table:table-cell table:formula="of:=IF([.G173]&gt;0;1;0)" office:value-type="float" office:value="1">
            <text:p>1</text:p>
          </table:table-cell>
          <table:table-cell table:formula="of:=IF([.I172]&gt;=0;IF([.H173]=1;[.I172]+([.F173]*[.J173])-20;[.I172]);0)" office:value-type="float" office:value="68500.9749586799">
            <text:p>68500.9749586799</text:p>
          </table:table-cell>
          <table:table-cell table:formula="of:=IF([.I172]&gt;1000;[.I172]*0.1;1000)" office:value-type="float" office:value="6733.6353917538">
            <text:p>6733.6353917538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29 00:00:00</text:p>
          </table:table-cell>
          <table:table-cell office:value-type="float" office:value="6.35">
            <text:p>6.35</text:p>
          </table:table-cell>
          <table:table-cell office:value-type="float" office:value="2540">
            <text:p>2540</text:p>
          </table:table-cell>
          <table:table-cell office:value-type="float" office:value="-0.0708661417322834">
            <text:p>-0.0708661417</text:p>
          </table:table-cell>
          <table:table-cell office:value-type="float" office:value="0.0829257066585178">
            <text:p>0.0829257067</text:p>
          </table:table-cell>
          <table:table-cell table:formula="of:=IF([.G174]&gt;0;1;0)" office:value-type="float" office:value="1">
            <text:p>1</text:p>
          </table:table-cell>
          <table:table-cell table:formula="of:=IF([.I173]&gt;=0;IF([.H174]=1;[.I173]+([.F174]*[.J174])-20;[.I173]);0)" office:value-type="float" office:value="67995.5349786578">
            <text:p>67995.5349786578</text:p>
          </table:table-cell>
          <table:table-cell table:formula="of:=IF([.I173]&gt;1000;[.I173]*0.1;1000)" office:value-type="float" office:value="6850.09749586799">
            <text:p>6850.097495868</text:p>
          </table:table-cell>
          <table:table-cell table:number-columns-repeated="2"/>
        </table:table-row>
        <table:table-row table:style-name="ro1">
          <table:table-cell office:value-type="string">
            <text:p>APGI</text:p>
          </table:table-cell>
          <table:table-cell office:value-type="float" office:value="1">
            <text:p>1</text:p>
          </table:table-cell>
          <table:table-cell office:value-type="string">
            <text:p>2012-08-30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.297979797979798">
            <text:p>0.297979798</text:p>
          </table:table-cell>
          <table:table-cell office:value-type="float" office:value="0.148041491310114">
            <text:p>0.1480414913</text:p>
          </table:table-cell>
          <table:table-cell table:formula="of:=IF([.G175]&gt;0;1;0)" office:value-type="float" office:value="1">
            <text:p>1</text:p>
          </table:table-cell>
          <table:table-cell table:formula="of:=IF([.I174]&gt;=0;IF([.H175]=1;[.I174]+([.F175]*[.J175])-20;[.I174]);0)" office:value-type="float" office:value="70001.6645563046">
            <text:p>70001.6645563046</text:p>
          </table:table-cell>
          <table:table-cell table:formula="of:=IF([.I174]&gt;1000;[.I174]*0.1;1000)" office:value-type="float" office:value="6799.55349786578">
            <text:p>6799.553497865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31 00:00: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39610157864">
            <text:p>0.1396101579</text:p>
          </table:table-cell>
          <table:table-cell table:formula="of:=IF([.G176]&gt;0;1;0)" office:value-type="float" office:value="1">
            <text:p>1</text:p>
          </table:table-cell>
          <table:table-cell table:formula="of:=IF([.I175]&gt;=0;IF([.H176]=1;[.I175]+([.F176]*[.J176])-20;[.I175]);0)" office:value-type="float" office:value="69981.6645563046">
            <text:p>69981.6645563046</text:p>
          </table:table-cell>
          <table:table-cell table:formula="of:=IF([.I175]&gt;1000;[.I175]*0.1;1000)" office:value-type="float" office:value="7000.16645563046">
            <text:p>7000.166455630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09-03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0310757817878134">
            <text:p>0.0031075782</text:p>
          </table:table-cell>
          <table:table-cell table:formula="of:=IF([.G177]&gt;0;1;0)" office:value-type="float" office:value="1">
            <text:p>1</text:p>
          </table:table-cell>
          <table:table-cell table:formula="of:=IF([.I176]&gt;=0;IF([.H177]=1;[.I176]+([.F177]*[.J177])-20;[.I176]);0)" office:value-type="float" office:value="69961.6645563046">
            <text:p>69961.6645563046</text:p>
          </table:table-cell>
          <table:table-cell table:formula="of:=IF([.I176]&gt;1000;[.I176]*0.1;1000)" office:value-type="float" office:value="6998.16645563046">
            <text:p>6998.166455630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04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1.25">
            <text:p>1.25</text:p>
          </table:table-cell>
          <table:table-cell office:value-type="float" office:value="0.293872286328072">
            <text:p>0.2938722863</text:p>
          </table:table-cell>
          <table:table-cell table:formula="of:=IF([.G178]&gt;0;1;0)" office:value-type="float" office:value="1">
            <text:p>1</text:p>
          </table:table-cell>
          <table:table-cell table:formula="of:=IF([.I177]&gt;=0;IF([.H178]=1;[.I177]+([.F178]*[.J178])-20;[.I177]);0)" office:value-type="float" office:value="78686.8726258427">
            <text:p>78686.8726258427</text:p>
          </table:table-cell>
          <table:table-cell table:formula="of:=IF([.I177]&gt;1000;[.I177]*0.1;1000)" office:value-type="float" office:value="6996.16645563046">
            <text:p>6996.1664556305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9-05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209338562177216">
            <text:p>0.2093385622</text:p>
          </table:table-cell>
          <table:table-cell table:formula="of:=IF([.G179]&gt;0;1;0)" office:value-type="float" office:value="1">
            <text:p>1</text:p>
          </table:table-cell>
          <table:table-cell table:formula="of:=IF([.I178]&gt;=0;IF([.H179]=1;[.I178]+([.F179]*[.J179])-20;[.I178]);0)" office:value-type="float" office:value="78666.8726258427">
            <text:p>78666.8726258427</text:p>
          </table:table-cell>
          <table:table-cell table:formula="of:=IF([.I178]&gt;1000;[.I178]*0.1;1000)" office:value-type="float" office:value="7868.68726258427">
            <text:p>7868.687262584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9-06 00:00: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250000000000001">
            <text:p>0.025</text:p>
          </table:table-cell>
          <table:table-cell office:value-type="float" office:value="0.0691581202826195">
            <text:p>0.0691581203</text:p>
          </table:table-cell>
          <table:table-cell table:formula="of:=IF([.G180]&gt;0;1;0)" office:value-type="float" office:value="1">
            <text:p>1</text:p>
          </table:table-cell>
          <table:table-cell table:formula="of:=IF([.I179]&gt;=0;IF([.H180]=1;[.I179]+([.F180]*[.J180])-20;[.I179]);0)" office:value-type="float" office:value="78843.5398074073">
            <text:p>78843.5398074073</text:p>
          </table:table-cell>
          <table:table-cell table:formula="of:=IF([.I179]&gt;1000;[.I179]*0.1;1000)" office:value-type="float" office:value="7866.68726258427">
            <text:p>7866.687262584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07 00:00:00</text:p>
          </table:table-cell>
          <table:table-cell table:number-columns-repeated="2" office:value-type="float" office:value="0.1275">
            <text:p>0.1275</text:p>
          </table:table-cell>
          <table:table-cell office:value-type="float" office:value="-0.0784313725490197">
            <text:p>-0.0784313725</text:p>
          </table:table-cell>
          <table:table-cell office:value-type="float" office:value="0.11339005573978">
            <text:p>0.1133900557</text:p>
          </table:table-cell>
          <table:table-cell table:formula="of:=IF([.G181]&gt;0;1;0)" office:value-type="float" office:value="1">
            <text:p>1</text:p>
          </table:table-cell>
          <table:table-cell table:formula="of:=IF([.I180]&gt;=0;IF([.H181]=1;[.I180]+([.F181]*[.J181])-20;[.I180]);0)" office:value-type="float" office:value="78205.1591030355">
            <text:p>78205.1591030355</text:p>
          </table:table-cell>
          <table:table-cell table:formula="of:=IF([.I180]&gt;1000;[.I180]*0.1;1000)" office:value-type="float" office:value="7884.35398074073">
            <text:p>7884.3539807407</text:p>
          </table:table-cell>
          <table:table-cell table:number-columns-repeated="2"/>
        </table:table-row>
        <table:table-row table:style-name="ro1">
          <table:table-cell office:value-type="string">
            <text:p>GLCH</text:p>
          </table:table-cell>
          <table:table-cell office:value-type="float" office:value="0.05">
            <text:p>0.05</text:p>
          </table:table-cell>
          <table:table-cell office:value-type="string">
            <text:p>2012-09-10 00:00:00</text:p>
          </table:table-cell>
          <table:table-cell office:value-type="float" office:value="0.7725">
            <text:p>0.7725</text:p>
          </table:table-cell>
          <table:table-cell office:value-type="float" office:value="15.45">
            <text:p>15.45</text:p>
          </table:table-cell>
          <table:table-cell office:value-type="float" office:value="-0.00970873786407766">
            <text:p>-0.0097087379</text:p>
          </table:table-cell>
          <table:table-cell office:value-type="float" office:value="0.261588436317435">
            <text:p>0.2615884363</text:p>
          </table:table-cell>
          <table:table-cell table:formula="of:=IF([.G182]&gt;0;1;0)" office:value-type="float" office:value="1">
            <text:p>1</text:p>
          </table:table-cell>
          <table:table-cell table:formula="of:=IF([.I181]&gt;=0;IF([.H182]=1;[.I181]+([.F182]*[.J182])-20;[.I181]);0)" office:value-type="float" office:value="78109.2317641005">
            <text:p>78109.2317641005</text:p>
          </table:table-cell>
          <table:table-cell table:formula="of:=IF([.I181]&gt;1000;[.I181]*0.1;1000)" office:value-type="float" office:value="7820.51591030355">
            <text:p>7820.515910303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9-11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6606061481448">
            <text:p>0.1966060615</text:p>
          </table:table-cell>
          <table:table-cell table:formula="of:=IF([.G183]&gt;0;1;0)" office:value-type="float" office:value="1">
            <text:p>1</text:p>
          </table:table-cell>
          <table:table-cell table:formula="of:=IF([.I182]&gt;=0;IF([.H183]=1;[.I182]+([.F183]*[.J183])-20;[.I182]);0)" office:value-type="float" office:value="78089.2317641005">
            <text:p>78089.2317641005</text:p>
          </table:table-cell>
          <table:table-cell table:formula="of:=IF([.I182]&gt;1000;[.I182]*0.1;1000)" office:value-type="float" office:value="7810.92317641005">
            <text:p>7810.9231764101</text:p>
          </table:table-cell>
          <table:table-cell table:number-columns-repeated="2"/>
        </table:table-row>
        <table:table-row table:style-name="ro1">
          <table:table-cell office:value-type="string">
            <text:p>PURE</text:p>
          </table:table-cell>
          <table:table-cell office:value-type="float" office:value="1">
            <text:p>1</text:p>
          </table:table-cell>
          <table:table-cell office:value-type="string">
            <text:p>2012-09-12 00:00:00</text:p>
          </table:table-cell>
          <table:table-cell table:number-columns-repeated="2" office:value-type="float" office:value="1.1375">
            <text:p>1.1375</text:p>
          </table:table-cell>
          <table:table-cell office:value-type="float" office:value="0.0417582417582416">
            <text:p>0.0417582418</text:p>
          </table:table-cell>
          <table:table-cell office:value-type="float" office:value="0.218367632706127">
            <text:p>0.2183676327</text:p>
          </table:table-cell>
          <table:table-cell table:formula="of:=IF([.G184]&gt;0;1;0)" office:value-type="float" office:value="1">
            <text:p>1</text:p>
          </table:table-cell>
          <table:table-cell table:formula="of:=IF([.I183]&gt;=0;IF([.H184]=1;[.I183]+([.F184]*[.J184])-20;[.I183]);0)" office:value-type="float" office:value="78395.3186659726">
            <text:p>78395.3186659726</text:p>
          </table:table-cell>
          <table:table-cell table:formula="of:=IF([.I183]&gt;1000;[.I183]*0.1;1000)" office:value-type="float" office:value="7808.92317641005">
            <text:p>7808.9231764101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3 00:00:00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0.572488025787138">
            <text:p>0.5724880258</text:p>
          </table:table-cell>
          <table:table-cell table:formula="of:=IF([.G185]&gt;0;1;0)" office:value-type="float" office:value="1">
            <text:p>1</text:p>
          </table:table-cell>
          <table:table-cell table:formula="of:=IF([.I184]&gt;=0;IF([.H185]=1;[.I184]+([.F185]*[.J185])-20;[.I184]);0)" office:value-type="float" office:value="78375.3186659726">
            <text:p>78375.3186659726</text:p>
          </table:table-cell>
          <table:table-cell table:formula="of:=IF([.I184]&gt;1000;[.I184]*0.1;1000)" office:value-type="float" office:value="7839.53186659726">
            <text:p>7839.5318665973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4 00:00:00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-0.0709459459459459">
            <text:p>-0.0709459459</text:p>
          </table:table-cell>
          <table:table-cell office:value-type="float" office:value="0.605250614052235">
            <text:p>0.6052506141</text:p>
          </table:table-cell>
          <table:table-cell table:formula="of:=IF([.G186]&gt;0;1;0)" office:value-type="float" office:value="1">
            <text:p>1</text:p>
          </table:table-cell>
          <table:table-cell table:formula="of:=IF([.I185]&gt;=0;IF([.H186]=1;[.I185]+([.F186]*[.J186])-20;[.I185]);0)" office:value-type="float" office:value="77799.2775538154">
            <text:p>77799.2775538154</text:p>
          </table:table-cell>
          <table:table-cell table:formula="of:=IF([.I185]&gt;1000;[.I185]*0.1;1000)" office:value-type="float" office:value="7837.53186659726">
            <text:p>7837.5318665973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7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-0.0909090909090909">
            <text:p>-0.0909090909</text:p>
          </table:table-cell>
          <table:table-cell office:value-type="float" office:value="0.701037032377236">
            <text:p>0.7010370324</text:p>
          </table:table-cell>
          <table:table-cell table:formula="of:=IF([.G187]&gt;0;1;0)" office:value-type="float" office:value="1">
            <text:p>1</text:p>
          </table:table-cell>
          <table:table-cell table:formula="of:=IF([.I186]&gt;=0;IF([.H187]=1;[.I186]+([.F187]*[.J187])-20;[.I186]);0)" office:value-type="float" office:value="77072.0113942352">
            <text:p>77072.0113942352</text:p>
          </table:table-cell>
          <table:table-cell table:formula="of:=IF([.I186]&gt;1000;[.I186]*0.1;1000)" office:value-type="float" office:value="7779.92775538154">
            <text:p>7779.9277553815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8 00:00:00</text:p>
          </table:table-cell>
          <table:table-cell table:number-columns-repeated="2" office:value-type="float" office:value="5">
            <text:p>5</text:p>
          </table:table-cell>
          <table:table-cell office:value-type="float" office:value="0.0500000000000001">
            <text:p>0.05</text:p>
          </table:table-cell>
          <table:table-cell office:value-type="float" office:value="0.771741075574033">
            <text:p>0.7717410756</text:p>
          </table:table-cell>
          <table:table-cell table:formula="of:=IF([.G188]&gt;0;1;0)" office:value-type="float" office:value="1">
            <text:p>1</text:p>
          </table:table-cell>
          <table:table-cell table:formula="of:=IF([.I187]&gt;=0;IF([.H188]=1;[.I187]+([.F188]*[.J188])-20;[.I187]);0)" office:value-type="float" office:value="77437.3714512064">
            <text:p>77437.3714512064</text:p>
          </table:table-cell>
          <table:table-cell table:formula="of:=IF([.I187]&gt;1000;[.I187]*0.1;1000)" office:value-type="float" office:value="7707.20113942352">
            <text:p>7707.2011394235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9 00:00:00</text:p>
          </table:table-cell>
          <table:table-cell table:number-columns-repeated="2" office:value-type="float" office:value="5.25">
            <text:p>5.25</text:p>
          </table:table-cell>
          <table:table-cell office:value-type="float" office:value="0.0476190476190477">
            <text:p>0.0476190476</text:p>
          </table:table-cell>
          <table:table-cell office:value-type="float" office:value="0.414446690965328">
            <text:p>0.414446691</text:p>
          </table:table-cell>
          <table:table-cell table:formula="of:=IF([.G189]&gt;0;1;0)" office:value-type="float" office:value="1">
            <text:p>1</text:p>
          </table:table-cell>
          <table:table-cell table:formula="of:=IF([.I188]&gt;=0;IF([.H189]=1;[.I188]+([.F189]*[.J189])-20;[.I188]);0)" office:value-type="float" office:value="77786.1208390693">
            <text:p>77786.1208390693</text:p>
          </table:table-cell>
          <table:table-cell table:formula="of:=IF([.I188]&gt;1000;[.I188]*0.1;1000)" office:value-type="float" office:value="7743.73714512064">
            <text:p>7743.737145120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0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0.342266072797279">
            <text:p>0.3422660728</text:p>
          </table:table-cell>
          <table:table-cell table:formula="of:=IF([.G190]&gt;0;1;0)" office:value-type="float" office:value="1">
            <text:p>1</text:p>
          </table:table-cell>
          <table:table-cell table:formula="of:=IF([.I189]&gt;=0;IF([.H190]=1;[.I189]+([.F190]*[.J190])-20;[.I189]);0)" office:value-type="float" office:value="77766.1208390693">
            <text:p>77766.1208390693</text:p>
          </table:table-cell>
          <table:table-cell table:formula="of:=IF([.I189]&gt;1000;[.I189]*0.1;1000)" office:value-type="float" office:value="7778.61208390693">
            <text:p>7778.612083906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1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0.411764724210857">
            <text:p>0.4117647242</text:p>
          </table:table-cell>
          <table:table-cell table:formula="of:=IF([.G191]&gt;0;1;0)" office:value-type="float" office:value="1">
            <text:p>1</text:p>
          </table:table-cell>
          <table:table-cell table:formula="of:=IF([.I190]&gt;=0;IF([.H191]=1;[.I190]+([.F191]*[.J191])-20;[.I190]);0)" office:value-type="float" office:value="77746.1208390693">
            <text:p>77746.1208390693</text:p>
          </table:table-cell>
          <table:table-cell table:formula="of:=IF([.I190]&gt;1000;[.I190]*0.1;1000)" office:value-type="float" office:value="7776.61208390693">
            <text:p>7776.612083906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4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0.330397081794349">
            <text:p>0.3303970818</text:p>
          </table:table-cell>
          <table:table-cell table:formula="of:=IF([.G192]&gt;0;1;0)" office:value-type="float" office:value="1">
            <text:p>1</text:p>
          </table:table-cell>
          <table:table-cell table:formula="of:=IF([.I191]&gt;=0;IF([.H192]=1;[.I191]+([.F192]*[.J192])-20;[.I191]);0)" office:value-type="float" office:value="77726.1208390693">
            <text:p>77726.1208390693</text:p>
          </table:table-cell>
          <table:table-cell table:formula="of:=IF([.I191]&gt;1000;[.I191]*0.1;1000)" office:value-type="float" office:value="7774.61208390693">
            <text:p>7774.612083906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5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.272727272727273">
            <text:p>0.2727272727</text:p>
          </table:table-cell>
          <table:table-cell office:value-type="float" office:value="0.21929589895486">
            <text:p>0.219295899</text:p>
          </table:table-cell>
          <table:table-cell table:formula="of:=IF([.G193]&gt;0;1;0)" office:value-type="float" office:value="1">
            <text:p>1</text:p>
          </table:table-cell>
          <table:table-cell table:formula="of:=IF([.I192]&gt;=0;IF([.H193]=1;[.I192]+([.F193]*[.J193])-20;[.I192]);0)" office:value-type="float" office:value="79825.9241346803">
            <text:p>79825.9241346803</text:p>
          </table:table-cell>
          <table:table-cell table:formula="of:=IF([.I192]&gt;1000;[.I192]*0.1;1000)" office:value-type="float" office:value="7772.61208390693">
            <text:p>7772.612083906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6 00:00:0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87008527657454">
            <text:p>0.1870085277</text:p>
          </table:table-cell>
          <table:table-cell table:formula="of:=IF([.G194]&gt;0;1;0)" office:value-type="float" office:value="1">
            <text:p>1</text:p>
          </table:table-cell>
          <table:table-cell table:formula="of:=IF([.I193]&gt;=0;IF([.H194]=1;[.I193]+([.F194]*[.J194])-20;[.I193]);0)" office:value-type="float" office:value="79805.9241346803">
            <text:p>79805.9241346803</text:p>
          </table:table-cell>
          <table:table-cell table:formula="of:=IF([.I193]&gt;1000;[.I193]*0.1;1000)" office:value-type="float" office:value="7982.59241346803">
            <text:p>7982.592413468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2-09-27 00:00:00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-0.076923076923077">
            <text:p>-0.0769230769</text:p>
          </table:table-cell>
          <table:table-cell office:value-type="float" office:value="0.16484574529231">
            <text:p>0.1648457453</text:p>
          </table:table-cell>
          <table:table-cell table:formula="of:=IF([.G195]&gt;0;1;0)" office:value-type="float" office:value="1">
            <text:p>1</text:p>
          </table:table-cell>
          <table:table-cell table:formula="of:=IF([.I194]&gt;=0;IF([.H195]=1;[.I194]+([.F195]*[.J195])-20;[.I194]);0)" office:value-type="float" office:value="79172.0324105673">
            <text:p>79172.0324105673</text:p>
          </table:table-cell>
          <table:table-cell table:formula="of:=IF([.I194]&gt;1000;[.I194]*0.1;1000)" office:value-type="float" office:value="7980.59241346803">
            <text:p>7980.59241346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28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33333333333333">
            <text:p>0.3333333333</text:p>
          </table:table-cell>
          <table:table-cell office:value-type="float" office:value="0.265166215546456">
            <text:p>0.2651662155</text:p>
          </table:table-cell>
          <table:table-cell table:formula="of:=IF([.G196]&gt;0;1;0)" office:value-type="float" office:value="1">
            <text:p>1</text:p>
          </table:table-cell>
          <table:table-cell table:formula="of:=IF([.I195]&gt;=0;IF([.H196]=1;[.I195]+([.F196]*[.J196])-20;[.I195]);0)" office:value-type="float" office:value="81791.1001575862">
            <text:p>81791.1001575862</text:p>
          </table:table-cell>
          <table:table-cell table:formula="of:=IF([.I195]&gt;1000;[.I195]*0.1;1000)" office:value-type="float" office:value="7917.20324105673">
            <text:p>7917.2032410567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10-01 00:00:00</text:p>
          </table:table-cell>
          <table:table-cell table:number-columns-repeated="2" office:value-type="float" office:value="0.515">
            <text:p>0.515</text:p>
          </table:table-cell>
          <table:table-cell office:value-type="float" office:value="0.286407766990291">
            <text:p>0.286407767</text:p>
          </table:table-cell>
          <table:table-cell office:value-type="float" office:value="0.0638622303653811">
            <text:p>0.0638622304</text:p>
          </table:table-cell>
          <table:table-cell table:formula="of:=IF([.G197]&gt;0;1;0)" office:value-type="float" office:value="1">
            <text:p>1</text:p>
          </table:table-cell>
          <table:table-cell table:formula="of:=IF([.I196]&gt;=0;IF([.H197]=1;[.I196]+([.F197]*[.J197])-20;[.I196]);0)" office:value-type="float" office:value="84113.6607931676">
            <text:p>84113.6607931676</text:p>
          </table:table-cell>
          <table:table-cell table:formula="of:=IF([.I196]&gt;1000;[.I196]*0.1;1000)" office:value-type="float" office:value="8179.11001575863">
            <text:p>8179.1100157586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2-10-02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125">
            <text:p>0.2125</text:p>
          </table:table-cell>
          <table:table-cell office:value-type="float" office:value="0.0860294789634566">
            <text:p>0.086029479</text:p>
          </table:table-cell>
          <table:table-cell table:formula="of:=IF([.G198]&gt;0;1;0)" office:value-type="float" office:value="1">
            <text:p>1</text:p>
          </table:table-cell>
          <table:table-cell table:formula="of:=IF([.I197]&gt;=0;IF([.H198]=1;[.I197]+([.F198]*[.J198])-20;[.I197]);0)" office:value-type="float" office:value="85881.0760850224">
            <text:p>85881.0760850224</text:p>
          </table:table-cell>
          <table:table-cell table:formula="of:=IF([.I197]&gt;1000;[.I197]*0.1;1000)" office:value-type="float" office:value="8411.36607931676">
            <text:p>8411.366079316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3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207777282329994">
            <text:p>0.2077772823</text:p>
          </table:table-cell>
          <table:table-cell table:formula="of:=IF([.G199]&gt;0;1;0)" office:value-type="float" office:value="1">
            <text:p>1</text:p>
          </table:table-cell>
          <table:table-cell table:formula="of:=IF([.I198]&gt;=0;IF([.H199]=1;[.I198]+([.F199]*[.J199])-20;[.I198]);0)" office:value-type="float" office:value="94449.1836935246">
            <text:p>94449.1836935246</text:p>
          </table:table-cell>
          <table:table-cell table:formula="of:=IF([.I198]&gt;1000;[.I198]*0.1;1000)" office:value-type="float" office:value="8588.10760850224">
            <text:p>8588.1076085023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0-04 00:00:00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103998779158019">
            <text:p>0.1039987792</text:p>
          </table:table-cell>
          <table:table-cell table:formula="of:=IF([.G200]&gt;0;1;0)" office:value-type="float" office:value="1">
            <text:p>1</text:p>
          </table:table-cell>
          <table:table-cell table:formula="of:=IF([.I199]&gt;=0;IF([.H200]=1;[.I199]+([.F200]*[.J200])-20;[.I199]);0)" office:value-type="float" office:value="94429.1836935246">
            <text:p>94429.1836935246</text:p>
          </table:table-cell>
          <table:table-cell table:formula="of:=IF([.I199]&gt;1000;[.I199]*0.1;1000)" office:value-type="float" office:value="9444.91836935246">
            <text:p>9444.918369352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5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33333333333333">
            <text:p>0.3333333333</text:p>
          </table:table-cell>
          <table:table-cell office:value-type="float" office:value="0.296131596388877">
            <text:p>0.2961315964</text:p>
          </table:table-cell>
          <table:table-cell table:formula="of:=IF([.G201]&gt;0;1;0)" office:value-type="float" office:value="1">
            <text:p>1</text:p>
          </table:table-cell>
          <table:table-cell table:formula="of:=IF([.I200]&gt;=0;IF([.H201]=1;[.I200]+([.F201]*[.J201])-20;[.I200]);0)" office:value-type="float" office:value="97556.8231499755">
            <text:p>97556.8231499755</text:p>
          </table:table-cell>
          <table:table-cell table:formula="of:=IF([.I200]&gt;1000;[.I200]*0.1;1000)" office:value-type="float" office:value="9442.91836935246">
            <text:p>9442.9183693525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0-08 00:00:00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747941410257514">
            <text:p>0.074794141</text:p>
          </table:table-cell>
          <table:table-cell table:formula="of:=IF([.G202]&gt;0;1;0)" office:value-type="float" office:value="1">
            <text:p>1</text:p>
          </table:table-cell>
          <table:table-cell table:formula="of:=IF([.I201]&gt;=0;IF([.H202]=1;[.I201]+([.F202]*[.J202])-20;[.I201]);0)" office:value-type="float" office:value="97536.8231499755">
            <text:p>97536.8231499755</text:p>
          </table:table-cell>
          <table:table-cell table:formula="of:=IF([.I201]&gt;1000;[.I201]*0.1;1000)" office:value-type="float" office:value="9755.68231499755">
            <text:p>9755.682314997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9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-0.333333333333333">
            <text:p>-0.3333333333</text:p>
          </table:table-cell>
          <table:table-cell office:value-type="float" office:value="0.545923689316942">
            <text:p>0.5459236893</text:p>
          </table:table-cell>
          <table:table-cell table:formula="of:=IF([.G203]&gt;0;1;0)" office:value-type="float" office:value="1">
            <text:p>1</text:p>
          </table:table-cell>
          <table:table-cell table:formula="of:=IF([.I202]&gt;=0;IF([.H203]=1;[.I202]+([.F203]*[.J203])-20;[.I202]);0)" office:value-type="float" office:value="94265.595711643">
            <text:p>94265.595711643</text:p>
          </table:table-cell>
          <table:table-cell table:formula="of:=IF([.I202]&gt;1000;[.I202]*0.1;1000)" office:value-type="float" office:value="9753.68231499755">
            <text:p>9753.682314997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0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37804966392083">
            <text:p>0.1378049664</text:p>
          </table:table-cell>
          <table:table-cell table:formula="of:=IF([.G204]&gt;0;1;0)" office:value-type="float" office:value="1">
            <text:p>1</text:p>
          </table:table-cell>
          <table:table-cell table:formula="of:=IF([.I203]&gt;=0;IF([.H204]=1;[.I203]+([.F204]*[.J204])-20;[.I203]);0)" office:value-type="float" office:value="103672.155282807">
            <text:p>103672.155282807</text:p>
          </table:table-cell>
          <table:table-cell table:formula="of:=IF([.I203]&gt;1000;[.I203]*0.1;1000)" office:value-type="float" office:value="9426.55957116429">
            <text:p>9426.5595711643</text:p>
          </table:table-cell>
          <table:table-cell table:number-columns-repeated="2"/>
        </table:table-row>
        <table:table-row table:style-name="ro1"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2012-10-11 00:00:00</text:p>
          </table:table-cell>
          <table:table-cell table:number-columns-repeated="2" office:value-type="float" office:value="0.3525">
            <text:p>0.3525</text:p>
          </table:table-cell>
          <table:table-cell office:value-type="float" office:value="0.106382978723404">
            <text:p>0.1063829787</text:p>
          </table:table-cell>
          <table:table-cell office:value-type="float" office:value="0.0950594578477061">
            <text:p>0.0950594578</text:p>
          </table:table-cell>
          <table:table-cell table:formula="of:=IF([.G205]&gt;0;1;0)" office:value-type="float" office:value="1">
            <text:p>1</text:p>
          </table:table-cell>
          <table:table-cell table:formula="of:=IF([.I204]&gt;=0;IF([.H205]=1;[.I204]+([.F205]*[.J205])-20;[.I204]);0)" office:value-type="float" office:value="104755.050551773">
            <text:p>104755.050551773</text:p>
          </table:table-cell>
          <table:table-cell table:formula="of:=IF([.I204]&gt;1000;[.I204]*0.1;1000)" office:value-type="float" office:value="10367.2155282807">
            <text:p>10367.2155282807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2-10-12 00:00:00</text:p>
          </table:table-cell>
          <table:table-cell table:number-columns-repeated="2" office:value-type="float" office:value="2.4125">
            <text:p>2.4125</text:p>
          </table:table-cell>
          <table:table-cell office:value-type="float" office:value="0.00621761658031095">
            <text:p>0.0062176166</text:p>
          </table:table-cell>
          <table:table-cell office:value-type="float" office:value="0.0655491155599436">
            <text:p>0.0655491156</text:p>
          </table:table-cell>
          <table:table-cell table:formula="of:=IF([.G206]&gt;0;1;0)" office:value-type="float" office:value="1">
            <text:p>1</text:p>
          </table:table-cell>
          <table:table-cell table:formula="of:=IF([.I205]&gt;=0;IF([.H206]=1;[.I205]+([.F206]*[.J206])-20;[.I205]);0)" office:value-type="float" office:value="104800.183225691">
            <text:p>104800.183225691</text:p>
          </table:table-cell>
          <table:table-cell table:formula="of:=IF([.I205]&gt;1000;[.I205]*0.1;1000)" office:value-type="float" office:value="10475.5050551773">
            <text:p>10475.5050551773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10-15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14528315599466">
            <text:p>0.1145283156</text:p>
          </table:table-cell>
          <table:table-cell table:formula="of:=IF([.G207]&gt;0;1;0)" office:value-type="float" office:value="1">
            <text:p>1</text:p>
          </table:table-cell>
          <table:table-cell table:formula="of:=IF([.I206]&gt;=0;IF([.H207]=1;[.I206]+([.F207]*[.J207])-20;[.I206]);0)" office:value-type="float" office:value="104780.183225691">
            <text:p>104780.183225691</text:p>
          </table:table-cell>
          <table:table-cell table:formula="of:=IF([.I206]&gt;1000;[.I206]*0.1;1000)" office:value-type="float" office:value="10480.0183225692">
            <text:p>10480.018322569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6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-0.0625">
            <text:p>-0.0625</text:p>
          </table:table-cell>
          <table:table-cell office:value-type="float" office:value="0.245103197101957">
            <text:p>0.2451031971</text:p>
          </table:table-cell>
          <table:table-cell table:formula="of:=IF([.G208]&gt;0;1;0)" office:value-type="float" office:value="1">
            <text:p>1</text:p>
          </table:table-cell>
          <table:table-cell table:formula="of:=IF([.I207]&gt;=0;IF([.H208]=1;[.I207]+([.F208]*[.J208])-20;[.I207]);0)" office:value-type="float" office:value="104105.307080531">
            <text:p>104105.307080531</text:p>
          </table:table-cell>
          <table:table-cell table:formula="of:=IF([.I207]&gt;1000;[.I207]*0.1;1000)" office:value-type="float" office:value="10478.0183225692">
            <text:p>10478.018322569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7 00:00:00</text:p>
          </table:table-cell>
          <table:table-cell table:number-columns-repeated="2" office:value-type="float" office:value="0.1125">
            <text:p>0.1125</text:p>
          </table:table-cell>
          <table:table-cell office:value-type="float" office:value="0.244444444444444">
            <text:p>0.2444444444</text:p>
          </table:table-cell>
          <table:table-cell office:value-type="float" office:value="0.154157206577039">
            <text:p>0.1541572066</text:p>
          </table:table-cell>
          <table:table-cell table:formula="of:=IF([.G209]&gt;0;1;0)" office:value-type="float" office:value="1">
            <text:p>1</text:p>
          </table:table-cell>
          <table:table-cell table:formula="of:=IF([.I208]&gt;=0;IF([.H209]=1;[.I208]+([.F209]*[.J209])-20;[.I208]);0)" office:value-type="float" office:value="106630.103475833">
            <text:p>106630.103475833</text:p>
          </table:table-cell>
          <table:table-cell table:formula="of:=IF([.I208]&gt;1000;[.I208]*0.1;1000)" office:value-type="float" office:value="10410.5307080531">
            <text:p>10410.5307080531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57142857142857">
            <text:p>0.0085714286</text:p>
          </table:table-cell>
          <table:table-cell office:value-type="string">
            <text:p>2012-10-18 00:00:00</text:p>
          </table:table-cell>
          <table:table-cell office:value-type="float" office:value="0.055">
            <text:p>0.055</text:p>
          </table:table-cell>
          <table:table-cell office:value-type="float" office:value="6.41666666666667">
            <text:p>6.4166666667</text:p>
          </table:table-cell>
          <table:table-cell office:value-type="float" office:value="0.134857142857143">
            <text:p>0.1348571429</text:p>
          </table:table-cell>
          <table:table-cell office:value-type="float" office:value="0.12481879550371">
            <text:p>0.1248187955</text:p>
          </table:table-cell>
          <table:table-cell table:formula="of:=IF([.G210]&gt;0;1;0)" office:value-type="float" office:value="1">
            <text:p>1</text:p>
          </table:table-cell>
          <table:table-cell table:formula="of:=IF([.I209]&gt;=0;IF([.H210]=1;[.I209]+([.F210]*[.J210])-20;[.I209]);0)" office:value-type="float" office:value="108048.086585564">
            <text:p>108048.086585564</text:p>
          </table:table-cell>
          <table:table-cell table:formula="of:=IF([.I209]&gt;1000;[.I209]*0.1;1000)" office:value-type="float" office:value="10663.0103475833">
            <text:p>10663.010347583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9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285714285714286">
            <text:p>0.2857142857</text:p>
          </table:table-cell>
          <table:table-cell office:value-type="float" office:value="0.275914280798718">
            <text:p>0.2759142808</text:p>
          </table:table-cell>
          <table:table-cell table:formula="of:=IF([.G211]&gt;0;1;0)" office:value-type="float" office:value="1">
            <text:p>1</text:p>
          </table:table-cell>
          <table:table-cell table:formula="of:=IF([.I210]&gt;=0;IF([.H211]=1;[.I210]+([.F211]*[.J211])-20;[.I210]);0)" office:value-type="float" office:value="111115.174773723">
            <text:p>111115.174773723</text:p>
          </table:table-cell>
          <table:table-cell table:formula="of:=IF([.I210]&gt;1000;[.I210]*0.1;1000)" office:value-type="float" office:value="10804.8086585564">
            <text:p>10804.8086585564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51788756388416">
            <text:p>0.0085178876</text:p>
          </table:table-cell>
          <table:table-cell office:value-type="string">
            <text:p>2012-10-22 00:00:00</text:p>
          </table:table-cell>
          <table:table-cell office:value-type="float" office:value="0.0475">
            <text:p>0.0475</text:p>
          </table:table-cell>
          <table:table-cell office:value-type="float" office:value="5.5765">
            <text:p>5.5765</text:p>
          </table:table-cell>
          <table:table-cell office:value-type="float" office:value="-0.0408858603066441">
            <text:p>-0.0408858603</text:p>
          </table:table-cell>
          <table:table-cell office:value-type="float" office:value="0.109989380865281">
            <text:p>0.1099893809</text:p>
          </table:table-cell>
          <table:table-cell table:formula="of:=IF([.G212]&gt;0;1;0)" office:value-type="float" office:value="1">
            <text:p>1</text:p>
          </table:table-cell>
          <table:table-cell table:formula="of:=IF([.I211]&gt;=0;IF([.H212]=1;[.I211]+([.F212]*[.J212])-20;[.I211]);0)" office:value-type="float" office:value="110640.870822348">
            <text:p>110640.870822348</text:p>
          </table:table-cell>
          <table:table-cell table:formula="of:=IF([.I211]&gt;1000;[.I211]*0.1;1000)" office:value-type="float" office:value="11111.5174773723">
            <text:p>11111.517477372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23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363636363636363">
            <text:p>0.3636363636</text:p>
          </table:table-cell>
          <table:table-cell office:value-type="float" office:value="0.350965098512665">
            <text:p>0.3509650985</text:p>
          </table:table-cell>
          <table:table-cell table:formula="of:=IF([.G213]&gt;0;1;0)" office:value-type="float" office:value="1">
            <text:p>1</text:p>
          </table:table-cell>
          <table:table-cell table:formula="of:=IF([.I212]&gt;=0;IF([.H213]=1;[.I212]+([.F213]*[.J213])-20;[.I212]);0)" office:value-type="float" office:value="114644.175215888">
            <text:p>114644.175215888</text:p>
          </table:table-cell>
          <table:table-cell table:formula="of:=IF([.I212]&gt;1000;[.I212]*0.1;1000)" office:value-type="float" office:value="11064.0870822348">
            <text:p>11064.0870822348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0-24 00:00:0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12">
            <text:p>0.12</text:p>
          </table:table-cell>
          <table:table-cell office:value-type="float" office:value="0.0598227444304976">
            <text:p>0.0598227444</text:p>
          </table:table-cell>
          <table:table-cell table:formula="of:=IF([.G214]&gt;0;1;0)" office:value-type="float" office:value="1">
            <text:p>1</text:p>
          </table:table-cell>
          <table:table-cell table:formula="of:=IF([.I213]&gt;=0;IF([.H214]=1;[.I213]+([.F214]*[.J214])-20;[.I213]);0)" office:value-type="float" office:value="115999.905318479">
            <text:p>115999.905318479</text:p>
          </table:table-cell>
          <table:table-cell table:formula="of:=IF([.I213]&gt;1000;[.I213]*0.1;1000)" office:value-type="float" office:value="11464.4175215888">
            <text:p>11464.417521588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25 00:00:00</text:p>
          </table:table-cell>
          <table:table-cell table:number-columns-repeated="2" office:value-type="float" office:value="0.115">
            <text:p>0.115</text:p>
          </table:table-cell>
          <table:table-cell office:value-type="float" office:value="0.304347826086956">
            <text:p>0.3043478261</text:p>
          </table:table-cell>
          <table:table-cell office:value-type="float" office:value="0.245387931571692">
            <text:p>0.2453879316</text:p>
          </table:table-cell>
          <table:table-cell table:formula="of:=IF([.G215]&gt;0;1;0)" office:value-type="float" office:value="1">
            <text:p>1</text:p>
          </table:table-cell>
          <table:table-cell table:formula="of:=IF([.I214]&gt;=0;IF([.H215]=1;[.I214]+([.F215]*[.J215])-20;[.I214]);0)" office:value-type="float" office:value="119510.337219476">
            <text:p>119510.337219476</text:p>
          </table:table-cell>
          <table:table-cell table:formula="of:=IF([.I214]&gt;1000;[.I214]*0.1;1000)" office:value-type="float" office:value="11599.9905318479">
            <text:p>11599.990531847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26 00:00:00</text:p>
          </table:table-cell>
          <table:table-cell table:number-columns-repeated="2" office:value-type="float" office:value="4.7175">
            <text:p>4.7175</text:p>
          </table:table-cell>
          <table:table-cell office:value-type="float" office:value="0.00688924218335974">
            <text:p>0.0068892422</text:p>
          </table:table-cell>
          <table:table-cell office:value-type="float" office:value="0.153353136079934">
            <text:p>0.1533531361</text:p>
          </table:table-cell>
          <table:table-cell table:formula="of:=IF([.G216]&gt;0;1;0)" office:value-type="float" office:value="1">
            <text:p>1</text:p>
          </table:table-cell>
          <table:table-cell table:formula="of:=IF([.I215]&gt;=0;IF([.H216]=1;[.I215]+([.F216]*[.J216])-20;[.I215]);0)" office:value-type="float" office:value="119572.670785128">
            <text:p>119572.670785128</text:p>
          </table:table-cell>
          <table:table-cell table:formula="of:=IF([.I215]&gt;1000;[.I215]*0.1;1000)" office:value-type="float" office:value="11951.0337219476">
            <text:p>11951.033721947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29 00:00:00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0">
            <text:p>0</text:p>
          </table:table-cell>
          <table:table-cell office:value-type="float" office:value="0.042477038845735">
            <text:p>0.0424770388</text:p>
          </table:table-cell>
          <table:table-cell table:formula="of:=IF([.G217]&gt;0;1;0)" office:value-type="float" office:value="1">
            <text:p>1</text:p>
          </table:table-cell>
          <table:table-cell table:formula="of:=IF([.I216]&gt;=0;IF([.H217]=1;[.I216]+([.F217]*[.J217])-20;[.I216]);0)" office:value-type="float" office:value="119552.670785128">
            <text:p>119552.670785128</text:p>
          </table:table-cell>
          <table:table-cell table:formula="of:=IF([.I216]&gt;1000;[.I216]*0.1;1000)" office:value-type="float" office:value="11957.2670785128">
            <text:p>11957.2670785128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2-10-30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184210526315789">
            <text:p>0.1842105263</text:p>
          </table:table-cell>
          <table:table-cell office:value-type="float" office:value="0.031941214420614">
            <text:p>0.0319412144</text:p>
          </table:table-cell>
          <table:table-cell table:formula="of:=IF([.G218]&gt;0;1;0)" office:value-type="float" office:value="1">
            <text:p>1</text:p>
          </table:table-cell>
          <table:table-cell table:formula="of:=IF([.I217]&gt;=0;IF([.H218]=1;[.I217]+([.F218]*[.J218])-20;[.I217]);0)" office:value-type="float" office:value="121734.956825907">
            <text:p>121734.956825907</text:p>
          </table:table-cell>
          <table:table-cell table:formula="of:=IF([.I217]&gt;1000;[.I217]*0.1;1000)" office:value-type="float" office:value="11955.2670785128">
            <text:p>11955.2670785128</text:p>
          </table:table-cell>
          <table:table-cell table:number-columns-repeated="2"/>
        </table:table-row>
        <table:table-row table:style-name="ro1">
          <table:table-cell office:value-type="string">
            <text:p>RELV</text:p>
          </table:table-cell>
          <table:table-cell office:value-type="float" office:value="1.0241935483871">
            <text:p>1.0241935484</text:p>
          </table:table-cell>
          <table:table-cell office:value-type="string">
            <text:p>2012-10-31 00:00:00</text:p>
          </table:table-cell>
          <table:table-cell office:value-type="float" office:value="1.285">
            <text:p>1.285</text:p>
          </table:table-cell>
          <table:table-cell office:value-type="float" office:value="1.25464566929134">
            <text:p>1.2546456693</text:p>
          </table:table-cell>
          <table:table-cell office:value-type="float" office:value="0.0343795722654456">
            <text:p>0.0343795723</text:p>
          </table:table-cell>
          <table:table-cell office:value-type="float" office:value="0.0660874612282756">
            <text:p>0.0660874612</text:p>
          </table:table-cell>
          <table:table-cell table:formula="of:=IF([.G219]&gt;0;1;0)" office:value-type="float" office:value="1">
            <text:p>1</text:p>
          </table:table-cell>
          <table:table-cell table:formula="of:=IF([.I218]&gt;=0;IF([.H219]=1;[.I218]+([.F219]*[.J219])-20;[.I218]);0)" office:value-type="float" office:value="122133.476400449">
            <text:p>122133.476400449</text:p>
          </table:table-cell>
          <table:table-cell table:formula="of:=IF([.I218]&gt;1000;[.I218]*0.1;1000)" office:value-type="float" office:value="12173.4956825907">
            <text:p>12173.4956825907</text:p>
          </table:table-cell>
          <table:table-cell table:number-columns-repeated="2"/>
        </table:table-row>
        <table:table-row table:style-name="ro1">
          <table:table-cell office:value-type="string">
            <text:p>REDF</text:p>
          </table:table-cell>
          <table:table-cell office:value-type="float" office:value="1">
            <text:p>1</text:p>
          </table:table-cell>
          <table:table-cell office:value-type="string">
            <text:p>2012-11-01 00:00:00</text:p>
          </table:table-cell>
          <table:table-cell table:number-columns-repeated="2" office:value-type="float" office:value="2.2775">
            <text:p>2.2775</text:p>
          </table:table-cell>
          <table:table-cell office:value-type="float" office:value="0.070252469813392">
            <text:p>0.0702524698</text:p>
          </table:table-cell>
          <table:table-cell office:value-type="float" office:value="0.112241610471025">
            <text:p>0.1122416105</text:p>
          </table:table-cell>
          <table:table-cell table:formula="of:=IF([.G220]&gt;0;1;0)" office:value-type="float" office:value="1">
            <text:p>1</text:p>
          </table:table-cell>
          <table:table-cell table:formula="of:=IF([.I219]&gt;=0;IF([.H220]=1;[.I219]+([.F220]*[.J220])-20;[.I219]);0)" office:value-type="float" office:value="122971.494236852">
            <text:p>122971.494236852</text:p>
          </table:table-cell>
          <table:table-cell table:formula="of:=IF([.I219]&gt;1000;[.I219]*0.1;1000)" office:value-type="float" office:value="12213.3476400449">
            <text:p>12213.347640044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02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272727272727273">
            <text:p>0.2727272727</text:p>
          </table:table-cell>
          <table:table-cell office:value-type="float" office:value="0.298149729300033">
            <text:p>0.2981497293</text:p>
          </table:table-cell>
          <table:table-cell table:formula="of:=IF([.G221]&gt;0;1;0)" office:value-type="float" office:value="1">
            <text:p>1</text:p>
          </table:table-cell>
          <table:table-cell table:formula="of:=IF([.I220]&gt;=0;IF([.H221]=1;[.I220]+([.F221]*[.J221])-20;[.I220]);0)" office:value-type="float" office:value="126305.262261494">
            <text:p>126305.262261494</text:p>
          </table:table-cell>
          <table:table-cell table:formula="of:=IF([.I220]&gt;1000;[.I220]*0.1;1000)" office:value-type="float" office:value="12297.1494236852">
            <text:p>12297.149423685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1-05 00:00:00</text:p>
          </table:table-cell>
          <table:table-cell office:value-type="float" office:value="0.04">
            <text:p>0.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30982845007512">
            <text:p>0.130982845</text:p>
          </table:table-cell>
          <table:table-cell table:formula="of:=IF([.G222]&gt;0;1;0)" office:value-type="float" office:value="1">
            <text:p>1</text:p>
          </table:table-cell>
          <table:table-cell table:formula="of:=IF([.I221]&gt;=0;IF([.H222]=1;[.I221]+([.F222]*[.J222])-20;[.I221]);0)" office:value-type="float" office:value="126285.262261494">
            <text:p>126285.262261494</text:p>
          </table:table-cell>
          <table:table-cell table:formula="of:=IF([.I221]&gt;1000;[.I221]*0.1;1000)" office:value-type="float" office:value="12630.5262261494">
            <text:p>12630.5262261494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1-06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689868628226985">
            <text:p>0.0689868628</text:p>
          </table:table-cell>
          <table:table-cell table:formula="of:=IF([.G223]&gt;0;1;0)" office:value-type="float" office:value="1">
            <text:p>1</text:p>
          </table:table-cell>
          <table:table-cell table:formula="of:=IF([.I222]&gt;=0;IF([.H223]=1;[.I222]+([.F223]*[.J223])-20;[.I222]);0)" office:value-type="float" office:value="126265.262261494">
            <text:p>126265.262261494</text:p>
          </table:table-cell>
          <table:table-cell table:formula="of:=IF([.I222]&gt;1000;[.I222]*0.1;1000)" office:value-type="float" office:value="12628.5262261494">
            <text:p>12628.5262261494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1-07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.176470588235294">
            <text:p>0.1764705882</text:p>
          </table:table-cell>
          <table:table-cell office:value-type="float" office:value="0.152597276704154">
            <text:p>0.1525972767</text:p>
          </table:table-cell>
          <table:table-cell table:formula="of:=IF([.G224]&gt;0;1;0)" office:value-type="float" office:value="1">
            <text:p>1</text:p>
          </table:table-cell>
          <table:table-cell table:formula="of:=IF([.I223]&gt;=0;IF([.H224]=1;[.I223]+([.F224]*[.J224])-20;[.I223]);0)" office:value-type="float" office:value="128473.472771991">
            <text:p>128473.472771991</text:p>
          </table:table-cell>
          <table:table-cell table:formula="of:=IF([.I223]&gt;1000;[.I223]*0.1;1000)" office:value-type="float" office:value="12626.5262261494">
            <text:p>12626.526226149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08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66666666666667">
            <text:p>0.1666666667</text:p>
          </table:table-cell>
          <table:table-cell office:value-type="float" office:value="0.244871980864412">
            <text:p>0.2448719809</text:p>
          </table:table-cell>
          <table:table-cell table:formula="of:=IF([.G225]&gt;0;1;0)" office:value-type="float" office:value="1">
            <text:p>1</text:p>
          </table:table-cell>
          <table:table-cell table:formula="of:=IF([.I224]&gt;=0;IF([.H225]=1;[.I224]+([.F225]*[.J225])-20;[.I224]);0)" office:value-type="float" office:value="130594.69731819">
            <text:p>130594.69731819</text:p>
          </table:table-cell>
          <table:table-cell table:formula="of:=IF([.I224]&gt;1000;[.I224]*0.1;1000)" office:value-type="float" office:value="12847.3472771991">
            <text:p>12847.3472771991</text:p>
          </table:table-cell>
          <table:table-cell table:number-columns-repeated="2"/>
        </table:table-row>
        <table:table-row table:style-name="ro1">
          <table:table-cell office:value-type="string">
            <text:p>LTBR</text:p>
          </table:table-cell>
          <table:table-cell office:value-type="float" office:value="1">
            <text:p>1</text:p>
          </table:table-cell>
          <table:table-cell office:value-type="string">
            <text:p>2012-11-09 00:00:00</text:p>
          </table:table-cell>
          <table:table-cell table:number-columns-repeated="2" office:value-type="float" office:value="1.4425">
            <text:p>1.4425</text:p>
          </table:table-cell>
          <table:table-cell office:value-type="float" office:value="0.114384748700173">
            <text:p>0.1143847487</text:p>
          </table:table-cell>
          <table:table-cell office:value-type="float" office:value="0.115430289611131">
            <text:p>0.1154302896</text:p>
          </table:table-cell>
          <table:table-cell table:formula="of:=IF([.G226]&gt;0;1;0)" office:value-type="float" office:value="1">
            <text:p>1</text:p>
          </table:table-cell>
          <table:table-cell table:formula="of:=IF([.I225]&gt;=0;IF([.H226]=1;[.I225]+([.F226]*[.J226])-20;[.I225]);0)" office:value-type="float" office:value="132068.501481622">
            <text:p>132068.501481622</text:p>
          </table:table-cell>
          <table:table-cell table:formula="of:=IF([.I225]&gt;1000;[.I225]*0.1;1000)" office:value-type="float" office:value="13059.469731819">
            <text:p>13059.469731819</text:p>
          </table:table-cell>
          <table:table-cell table:number-columns-repeated="2"/>
        </table:table-row>
        <table:table-row table:style-name="ro1">
          <table:table-cell office:value-type="string">
            <text:p>SYPR</text:p>
          </table:table-cell>
          <table:table-cell office:value-type="float" office:value="1.03661971830986">
            <text:p>1.0366197183</text:p>
          </table:table-cell>
          <table:table-cell office:value-type="string">
            <text:p>2012-11-12 00:00:00</text:p>
          </table:table-cell>
          <table:table-cell office:value-type="float" office:value="3.725">
            <text:p>3.725</text:p>
          </table:table-cell>
          <table:table-cell office:value-type="float" office:value="3.59341032608696">
            <text:p>3.5934103261</text:p>
          </table:table-cell>
          <table:table-cell office:value-type="float" office:value="-0.0258297111226465">
            <text:p>-0.0258297111</text:p>
          </table:table-cell>
          <table:table-cell office:value-type="float" office:value="0.0852983197457868">
            <text:p>0.0852983197</text:p>
          </table:table-cell>
          <table:table-cell table:formula="of:=IF([.G227]&gt;0;1;0)" office:value-type="float" office:value="1">
            <text:p>1</text:p>
          </table:table-cell>
          <table:table-cell table:formula="of:=IF([.I226]&gt;=0;IF([.H227]=1;[.I226]+([.F227]*[.J227])-20;[.I226]);0)" office:value-type="float" office:value="131707.372357455">
            <text:p>131707.372357455</text:p>
          </table:table-cell>
          <table:table-cell table:formula="of:=IF([.I226]&gt;1000;[.I226]*0.1;1000)" office:value-type="float" office:value="13206.8501481622">
            <text:p>13206.850148162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13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3992647043789">
            <text:p>0.1399264704</text:p>
          </table:table-cell>
          <table:table-cell table:formula="of:=IF([.G228]&gt;0;1;0)" office:value-type="float" office:value="1">
            <text:p>1</text:p>
          </table:table-cell>
          <table:table-cell table:formula="of:=IF([.I227]&gt;=0;IF([.H228]=1;[.I227]+([.F228]*[.J228])-20;[.I227]);0)" office:value-type="float" office:value="131687.372357455">
            <text:p>131687.372357455</text:p>
          </table:table-cell>
          <table:table-cell table:formula="of:=IF([.I227]&gt;1000;[.I227]*0.1;1000)" office:value-type="float" office:value="13170.7372357455">
            <text:p>13170.7372357455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1-14 00:00:00</text:p>
          </table:table-cell>
          <table:table-cell table:number-columns-repeated="2" office:value-type="float" office:value="1.355">
            <text:p>1.355</text:p>
          </table:table-cell>
          <table:table-cell office:value-type="float" office:value="0.217712177121771">
            <text:p>0.2177121771</text:p>
          </table:table-cell>
          <table:table-cell office:value-type="float" office:value="0.140202481407147">
            <text:p>0.1402024814</text:p>
          </table:table-cell>
          <table:table-cell table:formula="of:=IF([.G229]&gt;0;1;0)" office:value-type="float" office:value="1">
            <text:p>1</text:p>
          </table:table-cell>
          <table:table-cell table:formula="of:=IF([.I228]&gt;=0;IF([.H229]=1;[.I228]+([.F229]*[.J229])-20;[.I228]);0)" office:value-type="float" office:value="134534.366810994">
            <text:p>134534.366810994</text:p>
          </table:table-cell>
          <table:table-cell table:formula="of:=IF([.I228]&gt;1000;[.I228]*0.1;1000)" office:value-type="float" office:value="13168.7372357455">
            <text:p>13168.737235745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15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272727272727273">
            <text:p>0.2727272727</text:p>
          </table:table-cell>
          <table:table-cell office:value-type="float" office:value="0.12308872150931">
            <text:p>0.1230887215</text:p>
          </table:table-cell>
          <table:table-cell table:formula="of:=IF([.G230]&gt;0;1;0)" office:value-type="float" office:value="1">
            <text:p>1</text:p>
          </table:table-cell>
          <table:table-cell table:formula="of:=IF([.I229]&gt;=0;IF([.H230]=1;[.I229]+([.F230]*[.J230])-20;[.I229]);0)" office:value-type="float" office:value="138183.485905839">
            <text:p>138183.485905839</text:p>
          </table:table-cell>
          <table:table-cell table:formula="of:=IF([.I229]&gt;1000;[.I229]*0.1;1000)" office:value-type="float" office:value="13453.4366810994">
            <text:p>13453.4366810994</text:p>
          </table:table-cell>
          <table:table-cell table:number-columns-repeated="2"/>
        </table:table-row>
        <table:table-row table:style-name="ro1">
          <table:table-cell office:value-type="string">
            <text:p>XRSC</text:p>
          </table:table-cell>
          <table:table-cell office:value-type="float" office:value="1">
            <text:p>1</text:p>
          </table:table-cell>
          <table:table-cell office:value-type="string">
            <text:p>2012-11-16 00:00: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float" office:value="0.115898368766113">
            <text:p>0.1158983688</text:p>
          </table:table-cell>
          <table:table-cell table:formula="of:=IF([.G231]&gt;0;1;0)" office:value-type="float" office:value="1">
            <text:p>1</text:p>
          </table:table-cell>
          <table:table-cell table:formula="of:=IF([.I230]&gt;=0;IF([.H231]=1;[.I230]+([.F231]*[.J231])-20;[.I230]);0)" office:value-type="float" office:value="142723.540940732">
            <text:p>142723.540940732</text:p>
          </table:table-cell>
          <table:table-cell table:formula="of:=IF([.I230]&gt;1000;[.I230]*0.1;1000)" office:value-type="float" office:value="13818.3485905839">
            <text:p>13818.3485905839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0.1">
            <text:p>0.1</text:p>
          </table:table-cell>
          <table:table-cell office:value-type="string">
            <text:p>2012-11-19 00:00:00</text:p>
          </table:table-cell>
          <table:table-cell office:value-type="float" office:value="0.1775">
            <text:p>0.1775</text:p>
          </table:table-cell>
          <table:table-cell office:value-type="float" office:value="1.775">
            <text:p>1.775</text:p>
          </table:table-cell>
          <table:table-cell office:value-type="float" office:value="0.169014084507043">
            <text:p>0.1690140845</text:p>
          </table:table-cell>
          <table:table-cell office:value-type="float" office:value="0.220733680764634">
            <text:p>0.2207336808</text:p>
          </table:table-cell>
          <table:table-cell table:formula="of:=IF([.G232]&gt;0;1;0)" office:value-type="float" office:value="1">
            <text:p>1</text:p>
          </table:table-cell>
          <table:table-cell table:formula="of:=IF([.I231]&gt;=0;IF([.H232]=1;[.I231]+([.F232]*[.J232])-20;[.I231]);0)" office:value-type="float" office:value="145115.769801702">
            <text:p>145115.769801702</text:p>
          </table:table-cell>
          <table:table-cell table:formula="of:=IF([.I231]&gt;1000;[.I231]*0.1;1000)" office:value-type="float" office:value="14272.3540940732">
            <text:p>14272.3540940732</text:p>
          </table:table-cell>
          <table:table-cell table:number-columns-repeated="2"/>
        </table:table-row>
        <table:table-row table:style-name="ro1">
          <table:table-cell office:value-type="string">
            <text:p>XRSC</text:p>
          </table:table-cell>
          <table:table-cell office:value-type="float" office:value="1">
            <text:p>1</text:p>
          </table:table-cell>
          <table:table-cell office:value-type="string">
            <text:p>2012-11-20 00:00:00</text:p>
          </table:table-cell>
          <table:table-cell table:number-columns-repeated="2" office:value-type="float" office:value="0.635">
            <text:p>0.635</text:p>
          </table:table-cell>
          <table:table-cell office:value-type="float" office:value="-0.0196850393700788">
            <text:p>-0.0196850394</text:p>
          </table:table-cell>
          <table:table-cell office:value-type="float" office:value="0.068834283828432">
            <text:p>0.0688342838</text:p>
          </table:table-cell>
          <table:table-cell table:formula="of:=IF([.G233]&gt;0;1;0)" office:value-type="float" office:value="1">
            <text:p>1</text:p>
          </table:table-cell>
          <table:table-cell table:formula="of:=IF([.I232]&gt;=0;IF([.H233]=1;[.I232]+([.F233]*[.J233])-20;[.I232]);0)" office:value-type="float" office:value="144810.108837525">
            <text:p>144810.108837525</text:p>
          </table:table-cell>
          <table:table-cell table:formula="of:=IF([.I232]&gt;1000;[.I232]*0.1;1000)" office:value-type="float" office:value="14511.5769801702">
            <text:p>14511.5769801702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0.0833333333333333">
            <text:p>0.0833333333</text:p>
          </table:table-cell>
          <table:table-cell office:value-type="string">
            <text:p>2012-11-21 00:00:00</text:p>
          </table:table-cell>
          <table:table-cell office:value-type="float" office:value="0.285">
            <text:p>0.285</text:p>
          </table:table-cell>
          <table:table-cell office:value-type="float" office:value="3.42">
            <text:p>3.42</text:p>
          </table:table-cell>
          <table:table-cell office:value-type="float" office:value="-0.017543859649123">
            <text:p>-0.0175438596</text:p>
          </table:table-cell>
          <table:table-cell office:value-type="float" office:value="0.128426779061109">
            <text:p>0.1284267791</text:p>
          </table:table-cell>
          <table:table-cell table:formula="of:=IF([.G234]&gt;0;1;0)" office:value-type="float" office:value="1">
            <text:p>1</text:p>
          </table:table-cell>
          <table:table-cell table:formula="of:=IF([.I233]&gt;=0;IF([.H234]=1;[.I233]+([.F234]*[.J234])-20;[.I233]);0)" office:value-type="float" office:value="144536.056015003">
            <text:p>144536.056015003</text:p>
          </table:table-cell>
          <table:table-cell table:formula="of:=IF([.I233]&gt;1000;[.I233]*0.1;1000)" office:value-type="float" office:value="14481.0108837525">
            <text:p>14481.0108837525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1-22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270475904845085">
            <text:p>0.0270475905</text:p>
          </table:table-cell>
          <table:table-cell table:formula="of:=IF([.G235]&gt;0;1;0)" office:value-type="float" office:value="1">
            <text:p>1</text:p>
          </table:table-cell>
          <table:table-cell table:formula="of:=IF([.I234]&gt;=0;IF([.H235]=1;[.I234]+([.F235]*[.J235])-20;[.I234]);0)" office:value-type="float" office:value="144516.056015003">
            <text:p>144516.056015003</text:p>
          </table:table-cell>
          <table:table-cell table:formula="of:=IF([.I234]&gt;1000;[.I234]*0.1;1000)" office:value-type="float" office:value="14453.6056015003">
            <text:p>14453.605601500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23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75">
            <text:p>0.75</text:p>
          </table:table-cell>
          <table:table-cell office:value-type="float" office:value="0.864826048209423">
            <text:p>0.8648260482</text:p>
          </table:table-cell>
          <table:table-cell table:formula="of:=IF([.G236]&gt;0;1;0)" office:value-type="float" office:value="1">
            <text:p>1</text:p>
          </table:table-cell>
          <table:table-cell table:formula="of:=IF([.I235]&gt;=0;IF([.H236]=1;[.I235]+([.F236]*[.J236])-20;[.I235]);0)" office:value-type="float" office:value="155334.760216128">
            <text:p>155334.760216128</text:p>
          </table:table-cell>
          <table:table-cell table:formula="of:=IF([.I235]&gt;1000;[.I235]*0.1;1000)" office:value-type="float" office:value="14451.6056015003">
            <text:p>14451.605601500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26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332489056661835">
            <text:p>0.3324890567</text:p>
          </table:table-cell>
          <table:table-cell table:formula="of:=IF([.G237]&gt;0;1;0)" office:value-type="float" office:value="1">
            <text:p>1</text:p>
          </table:table-cell>
          <table:table-cell table:formula="of:=IF([.I236]&gt;=0;IF([.H237]=1;[.I236]+([.F237]*[.J237])-20;[.I236]);0)" office:value-type="float" office:value="155314.760216128">
            <text:p>155314.760216128</text:p>
          </table:table-cell>
          <table:table-cell table:formula="of:=IF([.I236]&gt;1000;[.I236]*0.1;1000)" office:value-type="float" office:value="15533.4760216128">
            <text:p>15533.4760216128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1-27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153846153846154">
            <text:p>0.1538461538</text:p>
          </table:table-cell>
          <table:table-cell office:value-type="float" office:value="0.115393205229773">
            <text:p>0.1153932052</text:p>
          </table:table-cell>
          <table:table-cell table:formula="of:=IF([.G238]&gt;0;1;0)" office:value-type="float" office:value="1">
            <text:p>1</text:p>
          </table:table-cell>
          <table:table-cell table:formula="of:=IF([.I237]&gt;=0;IF([.H238]=1;[.I237]+([.F238]*[.J238])-20;[.I237]);0)" office:value-type="float" office:value="157684.218065607">
            <text:p>157684.218065607</text:p>
          </table:table-cell>
          <table:table-cell table:formula="of:=IF([.I237]&gt;1000;[.I237]*0.1;1000)" office:value-type="float" office:value="15531.4760216128">
            <text:p>15531.4760216128</text:p>
          </table:table-cell>
          <table:table-cell table:number-columns-repeated="2"/>
        </table:table-row>
        <table:table-row table:style-name="ro1">
          <table:table-cell office:value-type="string">
            <text:p>YOD</text:p>
          </table:table-cell>
          <table:table-cell office:value-type="float" office:value="1">
            <text:p>1</text:p>
          </table:table-cell>
          <table:table-cell office:value-type="string">
            <text:p>2012-11-28 00:00:00</text:p>
          </table:table-cell>
          <table:table-cell table:number-columns-repeated="2" office:value-type="float" office:value="2.1625">
            <text:p>2.1625</text:p>
          </table:table-cell>
          <table:table-cell office:value-type="float" office:value="0.048554913294798">
            <text:p>0.0485549133</text:p>
          </table:table-cell>
          <table:table-cell office:value-type="float" office:value="0.0922969020296146">
            <text:p>0.092296902</text:p>
          </table:table-cell>
          <table:table-cell table:formula="of:=IF([.G239]&gt;0;1;0)" office:value-type="float" office:value="1">
            <text:p>1</text:p>
          </table:table-cell>
          <table:table-cell table:formula="of:=IF([.I238]&gt;=0;IF([.H239]=1;[.I238]+([.F239]*[.J239])-20;[.I238]);0)" office:value-type="float" office:value="158429.852419221">
            <text:p>158429.852419221</text:p>
          </table:table-cell>
          <table:table-cell table:formula="of:=IF([.I238]&gt;1000;[.I238]*0.1;1000)" office:value-type="float" office:value="15768.4218065607">
            <text:p>15768.4218065607</text:p>
          </table:table-cell>
          <table:table-cell table:number-columns-repeated="2"/>
        </table:table-row>
        <table:table-row table:style-name="ro1">
          <table:table-cell office:value-type="string">
            <text:p>SKBI</text:p>
          </table:table-cell>
          <table:table-cell office:value-type="float" office:value="1">
            <text:p>1</text:p>
          </table:table-cell>
          <table:table-cell office:value-type="string">
            <text:p>2012-11-29 00:00:00</text:p>
          </table:table-cell>
          <table:table-cell table:number-columns-repeated="2" office:value-type="float" office:value="1.8425">
            <text:p>1.8425</text:p>
          </table:table-cell>
          <table:table-cell office:value-type="float" office:value="0.00407055630936215">
            <text:p>0.0040705563</text:p>
          </table:table-cell>
          <table:table-cell office:value-type="float" office:value="0.0635654169847361">
            <text:p>0.063565417</text:p>
          </table:table-cell>
          <table:table-cell table:formula="of:=IF([.G240]&gt;0;1;0)" office:value-type="float" office:value="1">
            <text:p>1</text:p>
          </table:table-cell>
          <table:table-cell table:formula="of:=IF([.I239]&gt;=0;IF([.H240]=1;[.I239]+([.F240]*[.J240])-20;[.I239]);0)" office:value-type="float" office:value="158474.342182756">
            <text:p>158474.342182756</text:p>
          </table:table-cell>
          <table:table-cell table:formula="of:=IF([.I239]&gt;1000;[.I239]*0.1;1000)" office:value-type="float" office:value="15842.9852419221">
            <text:p>15842.9852419221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1">
            <text:p>1</text:p>
          </table:table-cell>
          <table:table-cell office:value-type="string">
            <text:p>2012-11-30 00:00:00</text:p>
          </table:table-cell>
          <table:table-cell table:number-columns-repeated="2" office:value-type="float" office:value="1.92">
            <text:p>1.92</text:p>
          </table:table-cell>
          <table:table-cell office:value-type="float" office:value="0.821614583333333">
            <text:p>0.8216145833</text:p>
          </table:table-cell>
          <table:table-cell office:value-type="float" office:value="0.543315455433768">
            <text:p>0.5433154554</text:p>
          </table:table-cell>
          <table:table-cell table:formula="of:=IF([.G241]&gt;0;1;0)" office:value-type="float" office:value="1">
            <text:p>1</text:p>
          </table:table-cell>
          <table:table-cell table:formula="of:=IF([.I240]&gt;=0;IF([.H241]=1;[.I240]+([.F241]*[.J241])-20;[.I240]);0)" office:value-type="float" office:value="171474.825244907">
            <text:p>171474.825244907</text:p>
          </table:table-cell>
          <table:table-cell table:formula="of:=IF([.I240]&gt;1000;[.I240]*0.1;1000)" office:value-type="float" office:value="15847.4342182756">
            <text:p>15847.434218275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2-12-03 00:00:00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0.128363921020446">
            <text:p>0.128363921</text:p>
          </table:table-cell>
          <table:table-cell table:formula="of:=IF([.G242]&gt;0;1;0)" office:value-type="float" office:value="1">
            <text:p>1</text:p>
          </table:table-cell>
          <table:table-cell table:formula="of:=IF([.I241]&gt;=0;IF([.H242]=1;[.I241]+([.F242]*[.J242])-20;[.I241]);0)" office:value-type="float" office:value="171454.825244907">
            <text:p>171454.825244907</text:p>
          </table:table-cell>
          <table:table-cell table:formula="of:=IF([.I241]&gt;1000;[.I241]*0.1;1000)" office:value-type="float" office:value="17147.4825244907">
            <text:p>17147.4825244907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1">
            <text:p>1</text:p>
          </table:table-cell>
          <table:table-cell office:value-type="string">
            <text:p>2012-12-04 00:00:00</text:p>
          </table:table-cell>
          <table:table-cell table:number-columns-repeated="2" office:value-type="float" office:value="3.525">
            <text:p>3.525</text:p>
          </table:table-cell>
          <table:table-cell office:value-type="float" office:value="0.0354609929078014">
            <text:p>0.0354609929</text:p>
          </table:table-cell>
          <table:table-cell office:value-type="float" office:value="0.734284377153232">
            <text:p>0.7342843772</text:p>
          </table:table-cell>
          <table:table-cell table:formula="of:=IF([.G243]&gt;0;1;0)" office:value-type="float" office:value="1">
            <text:p>1</text:p>
          </table:table-cell>
          <table:table-cell table:formula="of:=IF([.I242]&gt;=0;IF([.H243]=1;[.I242]+([.F243]*[.J243])-20;[.I242]);0)" office:value-type="float" office:value="172042.821079109">
            <text:p>172042.821079109</text:p>
          </table:table-cell>
          <table:table-cell table:formula="of:=IF([.I242]&gt;1000;[.I242]*0.1;1000)" office:value-type="float" office:value="17145.4825244907">
            <text:p>17145.482524490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05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174816600475">
            <text:p>0.251748166</text:p>
          </table:table-cell>
          <table:table-cell table:formula="of:=IF([.G244]&gt;0;1;0)" office:value-type="float" office:value="1">
            <text:p>1</text:p>
          </table:table-cell>
          <table:table-cell table:formula="of:=IF([.I243]&gt;=0;IF([.H244]=1;[.I243]+([.F244]*[.J244])-20;[.I243]);0)" office:value-type="float" office:value="172022.821079109">
            <text:p>172022.821079109</text:p>
          </table:table-cell>
          <table:table-cell table:formula="of:=IF([.I243]&gt;1000;[.I243]*0.1;1000)" office:value-type="float" office:value="17204.2821079109">
            <text:p>17204.282107910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06 00:00:00</text:p>
          </table:table-cell>
          <table:table-cell table:number-columns-repeated="2" office:value-type="float" office:value="0.195">
            <text:p>0.195</text:p>
          </table:table-cell>
          <table:table-cell office:value-type="float" office:value="0.102564102564102">
            <text:p>0.1025641026</text:p>
          </table:table-cell>
          <table:table-cell office:value-type="float" office:value="0.120813844294395">
            <text:p>0.1208138443</text:p>
          </table:table-cell>
          <table:table-cell table:formula="of:=IF([.G245]&gt;0;1;0)" office:value-type="float" office:value="1">
            <text:p>1</text:p>
          </table:table-cell>
          <table:table-cell table:formula="of:=IF([.I244]&gt;=0;IF([.H245]=1;[.I244]+([.F245]*[.J245])-20;[.I244]);0)" office:value-type="float" office:value="173767.157705561">
            <text:p>173767.157705561</text:p>
          </table:table-cell>
          <table:table-cell table:formula="of:=IF([.I244]&gt;1000;[.I244]*0.1;1000)" office:value-type="float" office:value="17202.2821079109">
            <text:p>17202.282107910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07 00:00:00</text:p>
          </table:table-cell>
          <table:table-cell table:number-columns-repeated="2" office:value-type="float" office:value="0.215">
            <text:p>0.215</text:p>
          </table:table-cell>
          <table:table-cell office:value-type="float" office:value="-0.174418604651163">
            <text:p>-0.1744186047</text:p>
          </table:table-cell>
          <table:table-cell office:value-type="float" office:value="0.0696127950341704">
            <text:p>0.069612795</text:p>
          </table:table-cell>
          <table:table-cell table:formula="of:=IF([.G246]&gt;0;1;0)" office:value-type="float" office:value="1">
            <text:p>1</text:p>
          </table:table-cell>
          <table:table-cell table:formula="of:=IF([.I245]&gt;=0;IF([.H246]=1;[.I245]+([.F246]*[.J246])-20;[.I245]);0)" office:value-type="float" office:value="170716.335187441">
            <text:p>170716.335187441</text:p>
          </table:table-cell>
          <table:table-cell table:formula="of:=IF([.I245]&gt;1000;[.I245]*0.1;1000)" office:value-type="float" office:value="17376.7157705561">
            <text:p>17376.715770556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10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95429823506314">
            <text:p>0.6954298235</text:p>
          </table:table-cell>
          <table:table-cell table:formula="of:=IF([.G247]&gt;0;1;0)" office:value-type="float" office:value="1">
            <text:p>1</text:p>
          </table:table-cell>
          <table:table-cell table:formula="of:=IF([.I246]&gt;=0;IF([.H247]=1;[.I246]+([.F247]*[.J247])-20;[.I246]);0)" office:value-type="float" office:value="177524.988594939">
            <text:p>177524.988594939</text:p>
          </table:table-cell>
          <table:table-cell table:formula="of:=IF([.I246]&gt;1000;[.I246]*0.1;1000)" office:value-type="float" office:value="17071.6335187441">
            <text:p>17071.633518744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11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707380313897002">
            <text:p>0.0707380314</text:p>
          </table:table-cell>
          <table:table-cell table:formula="of:=IF([.G248]&gt;0;1;0)" office:value-type="float" office:value="1">
            <text:p>1</text:p>
          </table:table-cell>
          <table:table-cell table:formula="of:=IF([.I247]&gt;=0;IF([.H248]=1;[.I247]+([.F248]*[.J248])-20;[.I247]);0)" office:value-type="float" office:value="177504.988594939">
            <text:p>177504.988594939</text:p>
          </table:table-cell>
          <table:table-cell table:formula="of:=IF([.I247]&gt;1000;[.I247]*0.1;1000)" office:value-type="float" office:value="17752.4988594939">
            <text:p>17752.4988594939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12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.124678197440295">
            <text:p>0.1246781974</text:p>
          </table:table-cell>
          <table:table-cell table:formula="of:=IF([.G249]&gt;0;1;0)" office:value-type="float" office:value="1">
            <text:p>1</text:p>
          </table:table-cell>
          <table:table-cell table:formula="of:=IF([.I248]&gt;=0;IF([.H249]=1;[.I248]+([.F249]*[.J249])-20;[.I248]);0)" office:value-type="float" office:value="195235.487454433">
            <text:p>195235.487454433</text:p>
          </table:table-cell>
          <table:table-cell table:formula="of:=IF([.I248]&gt;1000;[.I248]*0.1;1000)" office:value-type="float" office:value="17750.4988594939">
            <text:p>17750.498859493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13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535657164106145">
            <text:p>0.5356571641</text:p>
          </table:table-cell>
          <table:table-cell table:formula="of:=IF([.G250]&gt;0;1;0)" office:value-type="float" office:value="1">
            <text:p>1</text:p>
          </table:table-cell>
          <table:table-cell table:formula="of:=IF([.I249]&gt;=0;IF([.H250]=1;[.I249]+([.F250]*[.J250])-20;[.I249]);0)" office:value-type="float" office:value="195215.487454433">
            <text:p>195215.487454433</text:p>
          </table:table-cell>
          <table:table-cell table:formula="of:=IF([.I249]&gt;1000;[.I249]*0.1;1000)" office:value-type="float" office:value="19523.5487454433">
            <text:p>19523.5487454433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2-12-14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33333333333333">
            <text:p>0.2333333333</text:p>
          </table:table-cell>
          <table:table-cell office:value-type="float" office:value="0.19369470662464">
            <text:p>0.1936947066</text:p>
          </table:table-cell>
          <table:table-cell table:formula="of:=IF([.G251]&gt;0;1;0)" office:value-type="float" office:value="1">
            <text:p>1</text:p>
          </table:table-cell>
          <table:table-cell table:formula="of:=IF([.I250]&gt;=0;IF([.H251]=1;[.I250]+([.F251]*[.J251])-20;[.I250]);0)" office:value-type="float" office:value="199750.515495036">
            <text:p>199750.515495036</text:p>
          </table:table-cell>
          <table:table-cell table:formula="of:=IF([.I250]&gt;1000;[.I250]*0.1;1000)" office:value-type="float" office:value="19521.5487454433">
            <text:p>19521.548745443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2-17 00:00:00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-0.0370370370370371">
            <text:p>-0.037037037</text:p>
          </table:table-cell>
          <table:table-cell office:value-type="float" office:value="0.0812101742111332">
            <text:p>0.0812101742</text:p>
          </table:table-cell>
          <table:table-cell table:formula="of:=IF([.G252]&gt;0;1;0)" office:value-type="float" office:value="1">
            <text:p>1</text:p>
          </table:table-cell>
          <table:table-cell table:formula="of:=IF([.I251]&gt;=0;IF([.H252]=1;[.I251]+([.F252]*[.J252])-20;[.I251]);0)" office:value-type="float" office:value="198990.698770981">
            <text:p>198990.698770981</text:p>
          </table:table-cell>
          <table:table-cell table:formula="of:=IF([.I251]&gt;1000;[.I251]*0.1;1000)" office:value-type="float" office:value="19975.0515495036">
            <text:p>19975.0515495036</text:p>
          </table:table-cell>
          <table:table-cell table:number-columns-repeated="2"/>
        </table:table-row>
        <table:table-row table:style-name="ro1">
          <table:table-cell office:value-type="string">
            <text:p>CRMD</text:p>
          </table:table-cell>
          <table:table-cell office:value-type="float" office:value="1">
            <text:p>1</text:p>
          </table:table-cell>
          <table:table-cell office:value-type="string">
            <text:p>2012-12-18 00:00:0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-0.0964285714285713">
            <text:p>-0.0964285714</text:p>
          </table:table-cell>
          <table:table-cell office:value-type="float" office:value="0.102070375481109">
            <text:p>0.1020703755</text:p>
          </table:table-cell>
          <table:table-cell table:formula="of:=IF([.G253]&gt;0;1;0)" office:value-type="float" office:value="1">
            <text:p>1</text:p>
          </table:table-cell>
          <table:table-cell table:formula="of:=IF([.I252]&gt;=0;IF([.H253]=1;[.I252]+([.F253]*[.J253])-20;[.I252]);0)" office:value-type="float" office:value="197051.859889975">
            <text:p>197051.859889975</text:p>
          </table:table-cell>
          <table:table-cell table:formula="of:=IF([.I252]&gt;1000;[.I252]*0.1;1000)" office:value-type="float" office:value="19899.0698770981">
            <text:p>19899.0698770981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2-19 00:00:00</text:p>
          </table:table-cell>
          <table:table-cell office:value-type="float" office:value="0.03">
            <text:p>0.03</text:p>
          </table:table-cell>
          <table:table-cell office:value-type="float" office:value="3.75">
            <text:p>3.75</text:p>
          </table:table-cell>
          <table:table-cell office:value-type="float" office:value="0.0833333333333333">
            <text:p>0.0833333333</text:p>
          </table:table-cell>
          <table:table-cell office:value-type="float" office:value="0.163457830524772">
            <text:p>0.1634578305</text:p>
          </table:table-cell>
          <table:table-cell table:formula="of:=IF([.G254]&gt;0;1;0)" office:value-type="float" office:value="1">
            <text:p>1</text:p>
          </table:table-cell>
          <table:table-cell table:formula="of:=IF([.I253]&gt;=0;IF([.H254]=1;[.I253]+([.F254]*[.J254])-20;[.I253]);0)" office:value-type="float" office:value="198673.958722391">
            <text:p>198673.958722391</text:p>
          </table:table-cell>
          <table:table-cell table:formula="of:=IF([.I253]&gt;1000;[.I253]*0.1;1000)" office:value-type="float" office:value="19705.1859889975">
            <text:p>19705.1859889975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2-20 00:00:00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-0.0588235294117646">
            <text:p>-0.0588235294</text:p>
          </table:table-cell>
          <table:table-cell office:value-type="float" office:value="0.11829198946137">
            <text:p>0.1182919895</text:p>
          </table:table-cell>
          <table:table-cell table:formula="of:=IF([.G255]&gt;0;1;0)" office:value-type="float" office:value="1">
            <text:p>1</text:p>
          </table:table-cell>
          <table:table-cell table:formula="of:=IF([.I254]&gt;=0;IF([.H255]=1;[.I254]+([.F255]*[.J255])-20;[.I254]);0)" office:value-type="float" office:value="197485.288376965">
            <text:p>197485.288376965</text:p>
          </table:table-cell>
          <table:table-cell table:formula="of:=IF([.I254]&gt;1000;[.I254]*0.1;1000)" office:value-type="float" office:value="19867.3958722391">
            <text:p>19867.3958722391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2-21 00:00:0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-0.240625">
            <text:p>-0.240625</text:p>
          </table:table-cell>
          <table:table-cell office:value-type="float" office:value="0.0938476079605059">
            <text:p>0.093847608</text:p>
          </table:table-cell>
          <table:table-cell table:formula="of:=IF([.G256]&gt;0;1;0)" office:value-type="float" office:value="1">
            <text:p>1</text:p>
          </table:table-cell>
          <table:table-cell table:formula="of:=IF([.I255]&gt;=0;IF([.H256]=1;[.I255]+([.F256]*[.J256])-20;[.I255]);0)" office:value-type="float" office:value="192713.298625395">
            <text:p>192713.298625395</text:p>
          </table:table-cell>
          <table:table-cell table:formula="of:=IF([.I255]&gt;1000;[.I255]*0.1;1000)" office:value-type="float" office:value="19748.5288376965">
            <text:p>19748.5288376965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2-24 00:00:00</text:p>
          </table:table-cell>
          <table:table-cell table:number-columns-repeated="2" office:value-type="float" office:value="0.6075">
            <text:p>0.6075</text:p>
          </table:table-cell>
          <table:table-cell office:value-type="float" office:value="0.1440329218107">
            <text:p>0.1440329218</text:p>
          </table:table-cell>
          <table:table-cell office:value-type="float" office:value="0.103529939414463">
            <text:p>0.1035299394</text:p>
          </table:table-cell>
          <table:table-cell table:formula="of:=IF([.G257]&gt;0;1;0)" office:value-type="float" office:value="1">
            <text:p>1</text:p>
          </table:table-cell>
          <table:table-cell table:formula="of:=IF([.I256]&gt;=0;IF([.H257]=1;[.I256]+([.F257]*[.J257])-20;[.I256]);0)" office:value-type="float" office:value="195469.004572674">
            <text:p>195469.004572674</text:p>
          </table:table-cell>
          <table:table-cell table:formula="of:=IF([.I256]&gt;1000;[.I256]*0.1;1000)" office:value-type="float" office:value="19271.3298625395">
            <text:p>19271.3298625395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2-12-25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32821840962045">
            <text:p>0.0332821841</text:p>
          </table:table-cell>
          <table:table-cell table:formula="of:=IF([.G258]&gt;0;1;0)" office:value-type="float" office:value="1">
            <text:p>1</text:p>
          </table:table-cell>
          <table:table-cell table:formula="of:=IF([.I257]&gt;=0;IF([.H258]=1;[.I257]+([.F258]*[.J258])-20;[.I257]);0)" office:value-type="float" office:value="195449.004572674">
            <text:p>195449.004572674</text:p>
          </table:table-cell>
          <table:table-cell table:formula="of:=IF([.I257]&gt;1000;[.I257]*0.1;1000)" office:value-type="float" office:value="19546.9004572674">
            <text:p>19546.9004572674</text:p>
          </table:table-cell>
          <table:table-cell table:number-columns-repeated="2"/>
        </table:table-row>
        <table:table-row table:style-name="ro1">
          <table:table-cell office:value-type="string">
            <text:p>DYAI</text:p>
          </table:table-cell>
          <table:table-cell office:value-type="float" office:value="1">
            <text:p>1</text:p>
          </table:table-cell>
          <table:table-cell office:value-type="string">
            <text:p>2012-12-26 00:00:00</text:p>
          </table:table-cell>
          <table:table-cell table:number-columns-repeated="2" office:value-type="float" office:value="1.8575">
            <text:p>1.8575</text:p>
          </table:table-cell>
          <table:table-cell office:value-type="float" office:value="-0.00672947510094213">
            <text:p>-0.0067294751</text:p>
          </table:table-cell>
          <table:table-cell office:value-type="float" office:value="0.136676281042845">
            <text:p>0.136676281</text:p>
          </table:table-cell>
          <table:table-cell table:formula="of:=IF([.G259]&gt;0;1;0)" office:value-type="float" office:value="1">
            <text:p>1</text:p>
          </table:table-cell>
          <table:table-cell table:formula="of:=IF([.I258]&gt;=0;IF([.H259]=1;[.I258]+([.F259]*[.J259])-20;[.I258]);0)" office:value-type="float" office:value="195297.477651696">
            <text:p>195297.477651696</text:p>
          </table:table-cell>
          <table:table-cell table:formula="of:=IF([.I258]&gt;1000;[.I258]*0.1;1000)" office:value-type="float" office:value="19544.9004572674">
            <text:p>19544.9004572674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2-27 00:00:00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04">
            <text:p>0.04</text:p>
          </table:table-cell>
          <table:table-cell office:value-type="float" office:value="1.31545612091396">
            <text:p>1.3154561209</text:p>
          </table:table-cell>
          <table:table-cell table:formula="of:=IF([.G260]&gt;0;1;0)" office:value-type="float" office:value="1">
            <text:p>1</text:p>
          </table:table-cell>
          <table:table-cell table:formula="of:=IF([.I259]&gt;=0;IF([.H260]=1;[.I259]+([.F260]*[.J260])-20;[.I259]);0)" office:value-type="float" office:value="196058.667562303">
            <text:p>196058.667562303</text:p>
          </table:table-cell>
          <table:table-cell table:formula="of:=IF([.I259]&gt;1000;[.I259]*0.1;1000)" office:value-type="float" office:value="19529.7477651696">
            <text:p>19529.7477651696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12-28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318181818181818">
            <text:p>0.3181818182</text:p>
          </table:table-cell>
          <table:table-cell office:value-type="float" office:value="0.0724388372745715">
            <text:p>0.0724388373</text:p>
          </table:table-cell>
          <table:table-cell table:formula="of:=IF([.G261]&gt;0;1;0)" office:value-type="float" office:value="1">
            <text:p>1</text:p>
          </table:table-cell>
          <table:table-cell table:formula="of:=IF([.I260]&gt;=0;IF([.H261]=1;[.I260]+([.F261]*[.J261])-20;[.I260]);0)" office:value-type="float" office:value="202276.897893831">
            <text:p>202276.897893831</text:p>
          </table:table-cell>
          <table:table-cell table:formula="of:=IF([.I260]&gt;1000;[.I260]*0.1;1000)" office:value-type="float" office:value="19605.8667562303">
            <text:p>19605.8667562303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2-31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0.176470588235294">
            <text:p>0.1764705882</text:p>
          </table:table-cell>
          <table:table-cell office:value-type="float" office:value="0.412949566604634">
            <text:p>0.4129495666</text:p>
          </table:table-cell>
          <table:table-cell table:formula="of:=IF([.G262]&gt;0;1;0)" office:value-type="float" office:value="1">
            <text:p>1</text:p>
          </table:table-cell>
          <table:table-cell table:formula="of:=IF([.I261]&gt;=0;IF([.H262]=1;[.I261]+([.F262]*[.J262])-20;[.I261]);0)" office:value-type="float" office:value="205826.490209604">
            <text:p>205826.490209604</text:p>
          </table:table-cell>
          <table:table-cell table:formula="of:=IF([.I261]&gt;1000;[.I261]*0.1;1000)" office:value-type="float" office:value="20227.6897893831">
            <text:p>20227.689789383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1-01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0162191980977217">
            <text:p>0.0162191981</text:p>
          </table:table-cell>
          <table:table-cell table:formula="of:=IF([.G263]&gt;0;1;0)" office:value-type="float" office:value="1">
            <text:p>1</text:p>
          </table:table-cell>
          <table:table-cell table:formula="of:=IF([.I262]&gt;=0;IF([.H263]=1;[.I262]+([.F263]*[.J263])-20;[.I262]);0)" office:value-type="float" office:value="205806.490209604">
            <text:p>205806.490209604</text:p>
          </table:table-cell>
          <table:table-cell table:formula="of:=IF([.I262]&gt;1000;[.I262]*0.1;1000)" office:value-type="float" office:value="20582.6490209604">
            <text:p>20582.6490209604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01-02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8991947073958">
            <text:p>0.1089919471</text:p>
          </table:table-cell>
          <table:table-cell table:formula="of:=IF([.G264]&gt;0;1;0)" office:value-type="float" office:value="1">
            <text:p>1</text:p>
          </table:table-cell>
          <table:table-cell table:formula="of:=IF([.I263]&gt;=0;IF([.H264]=1;[.I263]+([.F264]*[.J264])-20;[.I263]);0)" office:value-type="float" office:value="205786.490209604">
            <text:p>205786.490209604</text:p>
          </table:table-cell>
          <table:table-cell table:formula="of:=IF([.I263]&gt;1000;[.I263]*0.1;1000)" office:value-type="float" office:value="20580.6490209604">
            <text:p>20580.6490209604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01-03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49883306953006">
            <text:p>0.0449883307</text:p>
          </table:table-cell>
          <table:table-cell table:formula="of:=IF([.G265]&gt;0;1;0)" office:value-type="float" office:value="1">
            <text:p>1</text:p>
          </table:table-cell>
          <table:table-cell table:formula="of:=IF([.I264]&gt;=0;IF([.H265]=1;[.I264]+([.F265]*[.J265])-20;[.I264]);0)" office:value-type="float" office:value="205766.490209604">
            <text:p>205766.490209604</text:p>
          </table:table-cell>
          <table:table-cell table:formula="of:=IF([.I264]&gt;1000;[.I264]*0.1;1000)" office:value-type="float" office:value="20578.6490209604">
            <text:p>20578.6490209604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3-01-04 00:00:00</text:p>
          </table:table-cell>
          <table:table-cell table:number-columns-repeated="2" office:value-type="float" office:value="0.1575">
            <text:p>0.1575</text:p>
          </table:table-cell>
          <table:table-cell office:value-type="float" office:value="0.111111111111111">
            <text:p>0.1111111111</text:p>
          </table:table-cell>
          <table:table-cell office:value-type="float" office:value="0.128722372122273">
            <text:p>0.1287223721</text:p>
          </table:table-cell>
          <table:table-cell table:formula="of:=IF([.G266]&gt;0;1;0)" office:value-type="float" office:value="1">
            <text:p>1</text:p>
          </table:table-cell>
          <table:table-cell table:formula="of:=IF([.I265]&gt;=0;IF([.H266]=1;[.I265]+([.F266]*[.J266])-20;[.I265]);0)" office:value-type="float" office:value="208032.784545267">
            <text:p>208032.784545267</text:p>
          </table:table-cell>
          <table:table-cell table:formula="of:=IF([.I265]&gt;1000;[.I265]*0.1;1000)" office:value-type="float" office:value="20576.6490209604">
            <text:p>20576.6490209604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1-07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-0.0333333333333332">
            <text:p>-0.0333333333</text:p>
          </table:table-cell>
          <table:table-cell office:value-type="float" office:value="0.0954666720587188">
            <text:p>0.0954666721</text:p>
          </table:table-cell>
          <table:table-cell table:formula="of:=IF([.G267]&gt;0;1;0)" office:value-type="float" office:value="1">
            <text:p>1</text:p>
          </table:table-cell>
          <table:table-cell table:formula="of:=IF([.I266]&gt;=0;IF([.H267]=1;[.I266]+([.F267]*[.J267])-20;[.I266]);0)" office:value-type="float" office:value="207319.341930116">
            <text:p>207319.341930116</text:p>
          </table:table-cell>
          <table:table-cell table:formula="of:=IF([.I266]&gt;1000;[.I266]*0.1;1000)" office:value-type="float" office:value="20803.2784545267">
            <text:p>20803.2784545267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8 00:00:0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116883116883117">
            <text:p>0.1168831169</text:p>
          </table:table-cell>
          <table:table-cell office:value-type="float" office:value="0.0930938045507053">
            <text:p>0.0930938046</text:p>
          </table:table-cell>
          <table:table-cell table:formula="of:=IF([.G268]&gt;0;1;0)" office:value-type="float" office:value="1">
            <text:p>1</text:p>
          </table:table-cell>
          <table:table-cell table:formula="of:=IF([.I267]&gt;=0;IF([.H268]=1;[.I267]+([.F268]*[.J268])-20;[.I267]);0)" office:value-type="float" office:value="209722.555017611">
            <text:p>209722.555017611</text:p>
          </table:table-cell>
          <table:table-cell table:formula="of:=IF([.I267]&gt;1000;[.I267]*0.1;1000)" office:value-type="float" office:value="20731.9341930116">
            <text:p>20731.934193011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3-01-09 00:00:00</text:p>
          </table:table-cell>
          <table:table-cell office:value-type="float" office:value="1.9775">
            <text:p>1.9775</text:p>
          </table:table-cell>
          <table:table-cell office:value-type="float" office:value="5.9325">
            <text:p>5.9325</text:p>
          </table:table-cell>
          <table:table-cell office:value-type="float" office:value="0.0872313527180784">
            <text:p>0.0872313527</text:p>
          </table:table-cell>
          <table:table-cell office:value-type="float" office:value="0.0418742275391219">
            <text:p>0.0418742275</text:p>
          </table:table-cell>
          <table:table-cell table:formula="of:=IF([.G269]&gt;0;1;0)" office:value-type="float" office:value="1">
            <text:p>1</text:p>
          </table:table-cell>
          <table:table-cell table:formula="of:=IF([.I268]&gt;=0;IF([.H269]=1;[.I268]+([.F269]*[.J269])-20;[.I268]);0)" office:value-type="float" office:value="211531.993234578">
            <text:p>211531.993234578</text:p>
          </table:table-cell>
          <table:table-cell table:formula="of:=IF([.I268]&gt;1000;[.I268]*0.1;1000)" office:value-type="float" office:value="20972.2555017611">
            <text:p>20972.2555017611</text:p>
          </table:table-cell>
          <table:table-cell table:number-columns-repeated="2"/>
        </table:table-row>
        <table:table-row table:style-name="ro1">
          <table:table-cell office:value-type="string">
            <text:p>HIPP</text:p>
          </table:table-cell>
          <table:table-cell office:value-type="float" office:value="1">
            <text:p>1</text:p>
          </table:table-cell>
          <table:table-cell office:value-type="string">
            <text:p>2013-01-10 00:00:00</text:p>
          </table:table-cell>
          <table:table-cell table:number-columns-repeated="2" office:value-type="float" office:value="0.6125">
            <text:p>0.6125</text:p>
          </table:table-cell>
          <table:table-cell office:value-type="float" office:value="-0.0530612244897959">
            <text:p>-0.0530612245</text:p>
          </table:table-cell>
          <table:table-cell office:value-type="float" office:value="0.0670894018318913">
            <text:p>0.0670894018</text:p>
          </table:table-cell>
          <table:table-cell table:formula="of:=IF([.G270]&gt;0;1;0)" office:value-type="float" office:value="1">
            <text:p>1</text:p>
          </table:table-cell>
          <table:table-cell table:formula="of:=IF([.I269]&gt;=0;IF([.H270]=1;[.I269]+([.F270]*[.J270])-20;[.I269]);0)" office:value-type="float" office:value="210389.578576599">
            <text:p>210389.578576599</text:p>
          </table:table-cell>
          <table:table-cell table:formula="of:=IF([.I269]&gt;1000;[.I269]*0.1;1000)" office:value-type="float" office:value="21153.1993234578">
            <text:p>21153.199323457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11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875">
            <text:p>0.1875</text:p>
          </table:table-cell>
          <table:table-cell office:value-type="float" office:value="0.148461758266312">
            <text:p>0.1484617583</text:p>
          </table:table-cell>
          <table:table-cell table:formula="of:=IF([.G271]&gt;0;1;0)" office:value-type="float" office:value="1">
            <text:p>1</text:p>
          </table:table-cell>
          <table:table-cell table:formula="of:=IF([.I270]&gt;=0;IF([.H271]=1;[.I270]+([.F271]*[.J271])-20;[.I270]);0)" office:value-type="float" office:value="214314.38317491">
            <text:p>214314.38317491</text:p>
          </table:table-cell>
          <table:table-cell table:formula="of:=IF([.I270]&gt;1000;[.I270]*0.1;1000)" office:value-type="float" office:value="21038.9578576599">
            <text:p>21038.9578576599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01-14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96107192252512">
            <text:p>0.0996107192</text:p>
          </table:table-cell>
          <table:table-cell table:formula="of:=IF([.G272]&gt;0;1;0)" office:value-type="float" office:value="1">
            <text:p>1</text:p>
          </table:table-cell>
          <table:table-cell table:formula="of:=IF([.I271]&gt;=0;IF([.H272]=1;[.I271]+([.F272]*[.J272])-20;[.I271]);0)" office:value-type="float" office:value="214294.38317491">
            <text:p>214294.38317491</text:p>
          </table:table-cell>
          <table:table-cell table:formula="of:=IF([.I271]&gt;1000;[.I271]*0.1;1000)" office:value-type="float" office:value="21431.438317491">
            <text:p>21431.43831749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15 00:00:00</text:p>
          </table:table-cell>
          <table:table-cell table:number-columns-repeated="2" office:value-type="float" office:value="0.095">
            <text:p>0.095</text:p>
          </table:table-cell>
          <table:table-cell office:value-type="float" office:value="0.263157894736842">
            <text:p>0.2631578947</text:p>
          </table:table-cell>
          <table:table-cell office:value-type="float" office:value="0.0611673171563191">
            <text:p>0.0611673172</text:p>
          </table:table-cell>
          <table:table-cell table:formula="of:=IF([.G273]&gt;0;1;0)" office:value-type="float" office:value="1">
            <text:p>1</text:p>
          </table:table-cell>
          <table:table-cell table:formula="of:=IF([.I272]&gt;=0;IF([.H273]=1;[.I272]+([.F273]*[.J273])-20;[.I272]);0)" office:value-type="float" office:value="219913.709047934">
            <text:p>219913.709047934</text:p>
          </table:table-cell>
          <table:table-cell table:formula="of:=IF([.I272]&gt;1000;[.I272]*0.1;1000)" office:value-type="float" office:value="21429.438317491">
            <text:p>21429.438317491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16 00:00:00</text:p>
          </table:table-cell>
          <table:table-cell office:value-type="float" office:value="0.265">
            <text:p>0.265</text:p>
          </table:table-cell>
          <table:table-cell office:value-type="float" office:value="13.25">
            <text:p>13.25</text:p>
          </table:table-cell>
          <table:table-cell office:value-type="float" office:value="-0.0471698113207547">
            <text:p>-0.0471698113</text:p>
          </table:table-cell>
          <table:table-cell office:value-type="float" office:value="0.127405227764539">
            <text:p>0.1274052278</text:p>
          </table:table-cell>
          <table:table-cell table:formula="of:=IF([.G274]&gt;0;1;0)" office:value-type="float" office:value="1">
            <text:p>1</text:p>
          </table:table-cell>
          <table:table-cell table:formula="of:=IF([.I273]&gt;=0;IF([.H274]=1;[.I273]+([.F274]*[.J274])-20;[.I273]);0)" office:value-type="float" office:value="218856.38023167">
            <text:p>218856.38023167</text:p>
          </table:table-cell>
          <table:table-cell table:formula="of:=IF([.I273]&gt;1000;[.I273]*0.1;1000)" office:value-type="float" office:value="21991.3709047934">
            <text:p>21991.370904793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1-17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-0.076923076923077">
            <text:p>-0.0769230769</text:p>
          </table:table-cell>
          <table:table-cell office:value-type="float" office:value="0.140871329236477">
            <text:p>0.1408713292</text:p>
          </table:table-cell>
          <table:table-cell table:formula="of:=IF([.G275]&gt;0;1;0)" office:value-type="float" office:value="1">
            <text:p>1</text:p>
          </table:table-cell>
          <table:table-cell table:formula="of:=IF([.I274]&gt;=0;IF([.H275]=1;[.I274]+([.F275]*[.J275])-20;[.I274]);0)" office:value-type="float" office:value="217152.869614504">
            <text:p>217152.869614504</text:p>
          </table:table-cell>
          <table:table-cell table:formula="of:=IF([.I274]&gt;1000;[.I274]*0.1;1000)" office:value-type="float" office:value="21885.638023167">
            <text:p>21885.638023167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918238993711">
            <text:p>1.0691823899</text:p>
          </table:table-cell>
          <table:table-cell office:value-type="string">
            <text:p>2013-01-18 00:00:00</text:p>
          </table:table-cell>
          <table:table-cell office:value-type="float" office:value="6.8">
            <text:p>6.8</text:p>
          </table:table-cell>
          <table:table-cell office:value-type="float" office:value="6.36">
            <text:p>6.36</text:p>
          </table:table-cell>
          <table:table-cell office:value-type="float" office:value="0">
            <text:p>0</text:p>
          </table:table-cell>
          <table:table-cell office:value-type="float" office:value="0.0632544171732797">
            <text:p>0.0632544172</text:p>
          </table:table-cell>
          <table:table-cell table:formula="of:=IF([.G276]&gt;0;1;0)" office:value-type="float" office:value="1">
            <text:p>1</text:p>
          </table:table-cell>
          <table:table-cell table:formula="of:=IF([.I275]&gt;=0;IF([.H276]=1;[.I275]+([.F276]*[.J276])-20;[.I275]);0)" office:value-type="float" office:value="217132.869614504">
            <text:p>217132.869614504</text:p>
          </table:table-cell>
          <table:table-cell table:formula="of:=IF([.I275]&gt;1000;[.I275]*0.1;1000)" office:value-type="float" office:value="21715.2869614504">
            <text:p>21715.2869614504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3-01-21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12436373625772">
            <text:p>0.0124363736</text:p>
          </table:table-cell>
          <table:table-cell table:formula="of:=IF([.G277]&gt;0;1;0)" office:value-type="float" office:value="1">
            <text:p>1</text:p>
          </table:table-cell>
          <table:table-cell table:formula="of:=IF([.I276]&gt;=0;IF([.H277]=1;[.I276]+([.F277]*[.J277])-20;[.I276]);0)" office:value-type="float" office:value="217112.869614504">
            <text:p>217112.869614504</text:p>
          </table:table-cell>
          <table:table-cell table:formula="of:=IF([.I276]&gt;1000;[.I276]*0.1;1000)" office:value-type="float" office:value="21713.2869614504">
            <text:p>21713.2869614504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3-01-22 00:00:00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-0.0275590551181103">
            <text:p>-0.0275590551</text:p>
          </table:table-cell>
          <table:table-cell office:value-type="float" office:value="0.0253242189466273">
            <text:p>0.0253242189</text:p>
          </table:table-cell>
          <table:table-cell table:formula="of:=IF([.G278]&gt;0;1;0)" office:value-type="float" office:value="1">
            <text:p>1</text:p>
          </table:table-cell>
          <table:table-cell table:formula="of:=IF([.I277]&gt;=0;IF([.H278]=1;[.I277]+([.F278]*[.J278])-20;[.I277]);0)" office:value-type="float" office:value="216494.527060448">
            <text:p>216494.527060448</text:p>
          </table:table-cell>
          <table:table-cell table:formula="of:=IF([.I277]&gt;1000;[.I277]*0.1;1000)" office:value-type="float" office:value="21711.2869614504">
            <text:p>21711.2869614504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23 00:00:00</text:p>
          </table:table-cell>
          <table:table-cell office:value-type="float" office:value="0.2125">
            <text:p>0.2125</text:p>
          </table:table-cell>
          <table:table-cell office:value-type="float" office:value="10.625">
            <text:p>10.625</text:p>
          </table:table-cell>
          <table:table-cell office:value-type="float" office:value="0.0117647058823527">
            <text:p>0.0117647059</text:p>
          </table:table-cell>
          <table:table-cell office:value-type="float" office:value="0.12321314917455">
            <text:p>0.1232131492</text:p>
          </table:table-cell>
          <table:table-cell table:formula="of:=IF([.G279]&gt;0;1;0)" office:value-type="float" office:value="1">
            <text:p>1</text:p>
          </table:table-cell>
          <table:table-cell table:formula="of:=IF([.I278]&gt;=0;IF([.H279]=1;[.I278]+([.F279]*[.J279])-20;[.I278]);0)" office:value-type="float" office:value="216729.226504048">
            <text:p>216729.226504048</text:p>
          </table:table-cell>
          <table:table-cell table:formula="of:=IF([.I278]&gt;1000;[.I278]*0.1;1000)" office:value-type="float" office:value="21649.4527060448">
            <text:p>21649.4527060448</text:p>
          </table:table-cell>
          <table:table-cell table:number-columns-repeated="2"/>
        </table:table-row>
        <table:table-row table:style-name="ro1">
          <table:table-cell office:value-type="string">
            <text:p>STRI</text:p>
          </table:table-cell>
          <table:table-cell office:value-type="float" office:value="1">
            <text:p>1</text:p>
          </table:table-cell>
          <table:table-cell office:value-type="string">
            <text:p>2013-01-24 00:00:00</text:p>
          </table:table-cell>
          <table:table-cell table:number-columns-repeated="2" office:value-type="float" office:value="2.305">
            <text:p>2.305</text:p>
          </table:table-cell>
          <table:table-cell office:value-type="float" office:value="-0.00433839479392639">
            <text:p>-0.0043383948</text:p>
          </table:table-cell>
          <table:table-cell office:value-type="float" office:value="0.0331263598273524">
            <text:p>0.0331263598</text:p>
          </table:table-cell>
          <table:table-cell table:formula="of:=IF([.G280]&gt;0;1;0)" office:value-type="float" office:value="1">
            <text:p>1</text:p>
          </table:table-cell>
          <table:table-cell table:formula="of:=IF([.I279]&gt;=0;IF([.H280]=1;[.I279]+([.F280]*[.J280])-20;[.I279]);0)" office:value-type="float" office:value="216615.200809253">
            <text:p>216615.200809253</text:p>
          </table:table-cell>
          <table:table-cell table:formula="of:=IF([.I279]&gt;1000;[.I279]*0.1;1000)" office:value-type="float" office:value="21672.9226504048">
            <text:p>21672.9226504048</text:p>
          </table:table-cell>
          <table:table-cell table:number-columns-repeated="2"/>
        </table:table-row>
        <table:table-row table:style-name="ro1">
          <table:table-cell office:value-type="string">
            <text:p>HH</text:p>
          </table:table-cell>
          <table:table-cell office:value-type="float" office:value="1">
            <text:p>1</text:p>
          </table:table-cell>
          <table:table-cell office:value-type="string">
            <text:p>2013-01-25 00:00:00</text:p>
          </table:table-cell>
          <table:table-cell table:number-columns-repeated="2" office:value-type="float" office:value="0.5175">
            <text:p>0.5175</text:p>
          </table:table-cell>
          <table:table-cell office:value-type="float" office:value="-0.0434782608695654">
            <text:p>-0.0434782609</text:p>
          </table:table-cell>
          <table:table-cell office:value-type="float" office:value="0.326311893010828">
            <text:p>0.326311893</text:p>
          </table:table-cell>
          <table:table-cell table:formula="of:=IF([.G281]&gt;0;1;0)" office:value-type="float" office:value="1">
            <text:p>1</text:p>
          </table:table-cell>
          <table:table-cell table:formula="of:=IF([.I280]&gt;=0;IF([.H281]=1;[.I280]+([.F281]*[.J281])-20;[.I280]);0)" office:value-type="float" office:value="215653.395588343">
            <text:p>215653.395588343</text:p>
          </table:table-cell>
          <table:table-cell table:formula="of:=IF([.I280]&gt;1000;[.I280]*0.1;1000)" office:value-type="float" office:value="21661.5200809253">
            <text:p>21661.520080925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28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99999999999999">
            <text:p>0.1</text:p>
          </table:table-cell>
          <table:table-cell office:value-type="float" office:value="0.0507017956083191">
            <text:p>0.0507017956</text:p>
          </table:table-cell>
          <table:table-cell table:formula="of:=IF([.G282]&gt;0;1;0)" office:value-type="float" office:value="1">
            <text:p>1</text:p>
          </table:table-cell>
          <table:table-cell table:formula="of:=IF([.I281]&gt;=0;IF([.H282]=1;[.I281]+([.F282]*[.J282])-20;[.I281]);0)" office:value-type="float" office:value="217789.929544226">
            <text:p>217789.929544226</text:p>
          </table:table-cell>
          <table:table-cell table:formula="of:=IF([.I281]&gt;1000;[.I281]*0.1;1000)" office:value-type="float" office:value="21565.3395588343">
            <text:p>21565.3395588343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0.0192307692307692">
            <text:p>0.0192307692</text:p>
          </table:table-cell>
          <table:table-cell office:value-type="string">
            <text:p>2013-01-29 00:00:00</text:p>
          </table:table-cell>
          <table:table-cell office:value-type="float" office:value="0.21">
            <text:p>0.21</text:p>
          </table:table-cell>
          <table:table-cell office:value-type="float" office:value="10.92">
            <text:p>10.92</text:p>
          </table:table-cell>
          <table:table-cell office:value-type="float" office:value="0">
            <text:p>0</text:p>
          </table:table-cell>
          <table:table-cell office:value-type="float" office:value="0.273110798574827">
            <text:p>0.2731107986</text:p>
          </table:table-cell>
          <table:table-cell table:formula="of:=IF([.G283]&gt;0;1;0)" office:value-type="float" office:value="1">
            <text:p>1</text:p>
          </table:table-cell>
          <table:table-cell table:formula="of:=IF([.I282]&gt;=0;IF([.H283]=1;[.I282]+([.F283]*[.J283])-20;[.I282]);0)" office:value-type="float" office:value="217769.929544226">
            <text:p>217769.929544226</text:p>
          </table:table-cell>
          <table:table-cell table:formula="of:=IF([.I282]&gt;1000;[.I282]*0.1;1000)" office:value-type="float" office:value="21778.9929544226">
            <text:p>21778.9929544226</text:p>
          </table:table-cell>
          <table:table-cell table:number-columns-repeated="2"/>
        </table:table-row>
        <table:table-row table:style-name="ro1">
          <table:table-cell office:value-type="string">
            <text:p>OXF</text:p>
          </table:table-cell>
          <table:table-cell office:value-type="float" office:value="1">
            <text:p>1</text:p>
          </table:table-cell>
          <table:table-cell office:value-type="string">
            <text:p>2013-01-30 00:00:00</text:p>
          </table:table-cell>
          <table:table-cell table:number-columns-repeated="2" office:value-type="float" office:value="3.955">
            <text:p>3.955</text:p>
          </table:table-cell>
          <table:table-cell office:value-type="float" office:value="-0.077117572692794">
            <text:p>-0.0771175727</text:p>
          </table:table-cell>
          <table:table-cell office:value-type="float" office:value="0.0930356246394195">
            <text:p>0.0930356246</text:p>
          </table:table-cell>
          <table:table-cell table:formula="of:=IF([.G284]&gt;0;1;0)" office:value-type="float" office:value="1">
            <text:p>1</text:p>
          </table:table-cell>
          <table:table-cell table:formula="of:=IF([.I283]&gt;=0;IF([.H284]=1;[.I283]+([.F284]*[.J284])-20;[.I283]);0)" office:value-type="float" office:value="216070.540707033">
            <text:p>216070.540707033</text:p>
          </table:table-cell>
          <table:table-cell table:formula="of:=IF([.I283]&gt;1000;[.I283]*0.1;1000)" office:value-type="float" office:value="21776.9929544226">
            <text:p>21776.9929544226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58823529412">
            <text:p>0.2220588235</text:p>
          </table:table-cell>
          <table:table-cell office:value-type="string">
            <text:p>2013-01-31 00:00:00</text:p>
          </table:table-cell>
          <table:table-cell office:value-type="float" office:value="1.5575">
            <text:p>1.5575</text:p>
          </table:table-cell>
          <table:table-cell office:value-type="float" office:value="7.01390728476821">
            <text:p>7.0139072848</text:p>
          </table:table-cell>
          <table:table-cell office:value-type="float" office:value="-0.127585546475996">
            <text:p>-0.1275855465</text:p>
          </table:table-cell>
          <table:table-cell office:value-type="float" office:value="0.157823786023179">
            <text:p>0.157823786</text:p>
          </table:table-cell>
          <table:table-cell table:formula="of:=IF([.G285]&gt;0;1;0)" office:value-type="float" office:value="1">
            <text:p>1</text:p>
          </table:table-cell>
          <table:table-cell table:formula="of:=IF([.I284]&gt;=0;IF([.H285]=1;[.I284]+([.F285]*[.J285])-20;[.I284]);0)" office:value-type="float" office:value="213293.792905686">
            <text:p>213293.792905686</text:p>
          </table:table-cell>
          <table:table-cell table:formula="of:=IF([.I284]&gt;1000;[.I284]*0.1;1000)" office:value-type="float" office:value="21607.0540707033">
            <text:p>21607.0540707033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0.1">
            <text:p>0.1</text:p>
          </table:table-cell>
          <table:table-cell office:value-type="string">
            <text:p>2013-02-01 00:00:00</text:p>
          </table:table-cell>
          <table:table-cell office:value-type="float" office:value="0.8075">
            <text:p>0.8075</text:p>
          </table:table-cell>
          <table:table-cell office:value-type="float" office:value="8.075">
            <text:p>8.075</text:p>
          </table:table-cell>
          <table:table-cell office:value-type="float" office:value="0.00928792569659409">
            <text:p>0.0092879257</text:p>
          </table:table-cell>
          <table:table-cell office:value-type="float" office:value="0.0939061538289363">
            <text:p>0.0939061538</text:p>
          </table:table-cell>
          <table:table-cell table:formula="of:=IF([.G286]&gt;0;1;0)" office:value-type="float" office:value="1">
            <text:p>1</text:p>
          </table:table-cell>
          <table:table-cell table:formula="of:=IF([.I285]&gt;=0;IF([.H286]=1;[.I285]+([.F286]*[.J286])-20;[.I285]);0)" office:value-type="float" office:value="213471.898595691">
            <text:p>213471.898595691</text:p>
          </table:table-cell>
          <table:table-cell table:formula="of:=IF([.I285]&gt;1000;[.I285]*0.1;1000)" office:value-type="float" office:value="21329.3792905686">
            <text:p>21329.3792905686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11385199241">
            <text:p>0.2220113852</text:p>
          </table:table-cell>
          <table:table-cell office:value-type="string">
            <text:p>2013-02-04 00:00:00</text:p>
          </table:table-cell>
          <table:table-cell office:value-type="float" office:value="1.1775">
            <text:p>1.1775</text:p>
          </table:table-cell>
          <table:table-cell office:value-type="float" office:value="5.30378205128205">
            <text:p>5.3037820513</text:p>
          </table:table-cell>
          <table:table-cell office:value-type="float" office:value="0.0317993785335549">
            <text:p>0.0317993785</text:p>
          </table:table-cell>
          <table:table-cell office:value-type="float" office:value="0.145882178863733">
            <text:p>0.1458821789</text:p>
          </table:table-cell>
          <table:table-cell table:formula="of:=IF([.G287]&gt;0;1;0)" office:value-type="float" office:value="1">
            <text:p>1</text:p>
          </table:table-cell>
          <table:table-cell table:formula="of:=IF([.I286]&gt;=0;IF([.H287]=1;[.I286]+([.F287]*[.J287])-20;[.I286]);0)" office:value-type="float" office:value="214130.725966664">
            <text:p>214130.725966664</text:p>
          </table:table-cell>
          <table:table-cell table:formula="of:=IF([.I286]&gt;1000;[.I286]*0.1;1000)" office:value-type="float" office:value="21347.1898595691">
            <text:p>21347.1898595691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21660649819">
            <text:p>0.2220216606</text:p>
          </table:table-cell>
          <table:table-cell office:value-type="string">
            <text:p>2013-02-05 00:00:00</text:p>
          </table:table-cell>
          <table:table-cell office:value-type="float" office:value="1.215">
            <text:p>1.215</text:p>
          </table:table-cell>
          <table:table-cell office:value-type="float" office:value="5.47243902439024">
            <text:p>5.4724390244</text:p>
          </table:table-cell>
          <table:table-cell office:value-type="float" office:value="0.0174241580128065">
            <text:p>0.017424158</text:p>
          </table:table-cell>
          <table:table-cell office:value-type="float" office:value="0.123505674842783">
            <text:p>0.1235056748</text:p>
          </table:table-cell>
          <table:table-cell table:formula="of:=IF([.G288]&gt;0;1;0)" office:value-type="float" office:value="1">
            <text:p>1</text:p>
          </table:table-cell>
          <table:table-cell table:formula="of:=IF([.I287]&gt;=0;IF([.H288]=1;[.I287]+([.F288]*[.J288])-20;[.I287]);0)" office:value-type="float" office:value="214483.830727128">
            <text:p>214483.830727128</text:p>
          </table:table-cell>
          <table:table-cell table:formula="of:=IF([.I287]&gt;1000;[.I287]*0.1;1000)" office:value-type="float" office:value="21413.0725966664">
            <text:p>21413.0725966664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3-02-06 00:00:00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134831460674157">
            <text:p>0.1348314607</text:p>
          </table:table-cell>
          <table:table-cell office:value-type="float" office:value="0.0568151963786767">
            <text:p>0.0568151964</text:p>
          </table:table-cell>
          <table:table-cell table:formula="of:=IF([.G289]&gt;0;1;0)" office:value-type="float" office:value="1">
            <text:p>1</text:p>
          </table:table-cell>
          <table:table-cell table:formula="of:=IF([.I288]&gt;=0;IF([.H289]=1;[.I288]+([.F289]*[.J289])-20;[.I288]);0)" office:value-type="float" office:value="217355.74754592">
            <text:p>217355.74754592</text:p>
          </table:table-cell>
          <table:table-cell table:formula="of:=IF([.I288]&gt;1000;[.I288]*0.1;1000)" office:value-type="float" office:value="21448.3830727128">
            <text:p>21448.3830727128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0.1">
            <text:p>0.1</text:p>
          </table:table-cell>
          <table:table-cell office:value-type="string">
            <text:p>2013-02-07 00:00:00</text:p>
          </table:table-cell>
          <table:table-cell office:value-type="float" office:value="0.79">
            <text:p>0.79</text:p>
          </table:table-cell>
          <table:table-cell office:value-type="float" office:value="7.9">
            <text:p>7.9</text:p>
          </table:table-cell>
          <table:table-cell office:value-type="float" office:value="-0.0158227848101264">
            <text:p>-0.0158227848</text:p>
          </table:table-cell>
          <table:table-cell office:value-type="float" office:value="0.0542915409566108">
            <text:p>0.054291541</text:p>
          </table:table-cell>
          <table:table-cell table:formula="of:=IF([.G290]&gt;0;1;0)" office:value-type="float" office:value="1">
            <text:p>1</text:p>
          </table:table-cell>
          <table:table-cell table:formula="of:=IF([.I289]&gt;=0;IF([.H290]=1;[.I289]+([.F290]*[.J290])-20;[.I289]);0)" office:value-type="float" office:value="216991.830223854">
            <text:p>216991.830223854</text:p>
          </table:table-cell>
          <table:table-cell table:formula="of:=IF([.I289]&gt;1000;[.I289]*0.1;1000)" office:value-type="float" office:value="21735.574754592">
            <text:p>21735.574754592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1">
            <text:p>1</text:p>
          </table:table-cell>
          <table:table-cell office:value-type="string">
            <text:p>2013-02-08 00:00:00</text:p>
          </table:table-cell>
          <table:table-cell table:number-columns-repeated="2" office:value-type="float" office:value="5.0675">
            <text:p>5.0675</text:p>
          </table:table-cell>
          <table:table-cell office:value-type="float" office:value="-0.032067094227923">
            <text:p>-0.0320670942</text:p>
          </table:table-cell>
          <table:table-cell office:value-type="float" office:value="0.213474559737704">
            <text:p>0.2134745597</text:p>
          </table:table-cell>
          <table:table-cell table:formula="of:=IF([.G291]&gt;0;1;0)" office:value-type="float" office:value="1">
            <text:p>1</text:p>
          </table:table-cell>
          <table:table-cell table:formula="of:=IF([.I290]&gt;=0;IF([.H291]=1;[.I290]+([.F291]*[.J291])-20;[.I290]);0)" office:value-type="float" office:value="216276.000477206">
            <text:p>216276.000477206</text:p>
          </table:table-cell>
          <table:table-cell table:formula="of:=IF([.I290]&gt;1000;[.I290]*0.1;1000)" office:value-type="float" office:value="21699.1830223854">
            <text:p>21699.1830223854</text:p>
          </table:table-cell>
          <table:table-cell table:number-columns-repeated="2"/>
        </table:table-row>
        <table:table-row table:style-name="ro1">
          <table:table-cell office:value-type="string">
            <text:p>OXGN</text:p>
          </table:table-cell>
          <table:table-cell office:value-type="float" office:value="1">
            <text:p>1</text:p>
          </table:table-cell>
          <table:table-cell office:value-type="string">
            <text:p>2013-02-11 00:00:00</text:p>
          </table:table-cell>
          <table:table-cell table:number-columns-repeated="2" office:value-type="float" office:value="4.52">
            <text:p>4.52</text:p>
          </table:table-cell>
          <table:table-cell office:value-type="float" office:value="-0.021570796460177">
            <text:p>-0.0215707965</text:p>
          </table:table-cell>
          <table:table-cell office:value-type="float" office:value="0.0873034139598311">
            <text:p>0.087303414</text:p>
          </table:table-cell>
          <table:table-cell table:formula="of:=IF([.G292]&gt;0;1;0)" office:value-type="float" office:value="1">
            <text:p>1</text:p>
          </table:table-cell>
          <table:table-cell table:formula="of:=IF([.I291]&gt;=0;IF([.H292]=1;[.I291]+([.F292]*[.J292])-20;[.I291]);0)" office:value-type="float" office:value="215789.475918655">
            <text:p>215789.475918655</text:p>
          </table:table-cell>
          <table:table-cell table:formula="of:=IF([.I291]&gt;1000;[.I291]*0.1;1000)" office:value-type="float" office:value="21627.6000477206">
            <text:p>21627.6000477206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2-12 00:00:00</text:p>
          </table:table-cell>
          <table:table-cell table:number-columns-repeated="2" office:value-type="float" office:value="0.2675">
            <text:p>0.2675</text:p>
          </table:table-cell>
          <table:table-cell office:value-type="float" office:value="0.149532710280374">
            <text:p>0.1495327103</text:p>
          </table:table-cell>
          <table:table-cell office:value-type="float" office:value="0.101349912570252">
            <text:p>0.1013499126</text:p>
          </table:table-cell>
          <table:table-cell table:formula="of:=IF([.G293]&gt;0;1;0)" office:value-type="float" office:value="1">
            <text:p>1</text:p>
          </table:table-cell>
          <table:table-cell table:formula="of:=IF([.I292]&gt;=0;IF([.H293]=1;[.I292]+([.F293]*[.J293])-20;[.I292]);0)" office:value-type="float" office:value="218996.234437065">
            <text:p>218996.234437065</text:p>
          </table:table-cell>
          <table:table-cell table:formula="of:=IF([.I292]&gt;1000;[.I292]*0.1;1000)" office:value-type="float" office:value="21578.9475918655">
            <text:p>21578.9475918655</text:p>
          </table:table-cell>
          <table:table-cell table:number-columns-repeated="2"/>
        </table:table-row>
        <table:table-row table:style-name="ro1">
          <table:table-cell office:value-type="string">
            <text:p>OPXA</text:p>
          </table:table-cell>
          <table:table-cell office:value-type="float" office:value="1">
            <text:p>1</text:p>
          </table:table-cell>
          <table:table-cell office:value-type="string">
            <text:p>2013-02-13 00:00:00</text:p>
          </table:table-cell>
          <table:table-cell table:number-columns-repeated="2" office:value-type="float" office:value="2.41">
            <text:p>2.41</text:p>
          </table:table-cell>
          <table:table-cell office:value-type="float" office:value="-0.0248962655601662">
            <text:p>-0.0248962656</text:p>
          </table:table-cell>
          <table:table-cell office:value-type="float" office:value="0.0756533590102123">
            <text:p>0.075653359</text:p>
          </table:table-cell>
          <table:table-cell table:formula="of:=IF([.G294]&gt;0;1;0)" office:value-type="float" office:value="1">
            <text:p>1</text:p>
          </table:table-cell>
          <table:table-cell table:formula="of:=IF([.I293]&gt;=0;IF([.H294]=1;[.I293]+([.F294]*[.J294])-20;[.I293]);0)" office:value-type="float" office:value="218431.015596142">
            <text:p>218431.015596142</text:p>
          </table:table-cell>
          <table:table-cell table:formula="of:=IF([.I293]&gt;1000;[.I293]*0.1;1000)" office:value-type="float" office:value="21899.6234437065">
            <text:p>21899.6234437065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0.1">
            <text:p>0.1</text:p>
          </table:table-cell>
          <table:table-cell office:value-type="string">
            <text:p>2013-02-14 00:00:00</text:p>
          </table:table-cell>
          <table:table-cell office:value-type="float" office:value="0.78">
            <text:p>0.78</text:p>
          </table:table-cell>
          <table:table-cell office:value-type="float" office:value="7.8">
            <text:p>7.8</text:p>
          </table:table-cell>
          <table:table-cell office:value-type="float" office:value="-0.0224358974358976">
            <text:p>-0.0224358974</text:p>
          </table:table-cell>
          <table:table-cell office:value-type="float" office:value="0.0457844382446936">
            <text:p>0.0457844382</text:p>
          </table:table-cell>
          <table:table-cell table:formula="of:=IF([.G295]&gt;0;1;0)" office:value-type="float" office:value="1">
            <text:p>1</text:p>
          </table:table-cell>
          <table:table-cell table:formula="of:=IF([.I294]&gt;=0;IF([.H295]=1;[.I294]+([.F295]*[.J295])-20;[.I294]);0)" office:value-type="float" office:value="217920.946009869">
            <text:p>217920.946009869</text:p>
          </table:table-cell>
          <table:table-cell table:formula="of:=IF([.I294]&gt;1000;[.I294]*0.1;1000)" office:value-type="float" office:value="21843.1015596142">
            <text:p>21843.1015596142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15 00:00:00</text:p>
          </table:table-cell>
          <table:table-cell table:number-columns-repeated="2" office:value-type="float" office:value="0.1425">
            <text:p>0.1425</text:p>
          </table:table-cell>
          <table:table-cell office:value-type="float" office:value="-0.298245614035088">
            <text:p>-0.298245614</text:p>
          </table:table-cell>
          <table:table-cell office:value-type="float" office:value="0.103589569196276">
            <text:p>0.1035895692</text:p>
          </table:table-cell>
          <table:table-cell table:formula="of:=IF([.G296]&gt;0;1;0)" office:value-type="float" office:value="1">
            <text:p>1</text:p>
          </table:table-cell>
          <table:table-cell table:formula="of:=IF([.I295]&gt;=0;IF([.H296]=1;[.I295]+([.F296]*[.J296])-20;[.I295]);0)" office:value-type="float" office:value="211401.549374487">
            <text:p>211401.549374487</text:p>
          </table:table-cell>
          <table:table-cell table:formula="of:=IF([.I295]&gt;1000;[.I295]*0.1;1000)" office:value-type="float" office:value="21792.0946009869">
            <text:p>21792.0946009869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2-18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0310757817878134">
            <text:p>0.0031075782</text:p>
          </table:table-cell>
          <table:table-cell table:formula="of:=IF([.G297]&gt;0;1;0)" office:value-type="float" office:value="1">
            <text:p>1</text:p>
          </table:table-cell>
          <table:table-cell table:formula="of:=IF([.I296]&gt;=0;IF([.H297]=1;[.I296]+([.F297]*[.J297])-20;[.I296]);0)" office:value-type="float" office:value="211381.549374487">
            <text:p>211381.549374487</text:p>
          </table:table-cell>
          <table:table-cell table:formula="of:=IF([.I296]&gt;1000;[.I296]*0.1;1000)" office:value-type="float" office:value="21140.1549374487">
            <text:p>21140.1549374487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19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75">
            <text:p>0.375</text:p>
          </table:table-cell>
          <table:table-cell office:value-type="float" office:value="0.362805308348648">
            <text:p>0.3628053083</text:p>
          </table:table-cell>
          <table:table-cell table:formula="of:=IF([.G298]&gt;0;1;0)" office:value-type="float" office:value="1">
            <text:p>1</text:p>
          </table:table-cell>
          <table:table-cell table:formula="of:=IF([.I297]&gt;=0;IF([.H298]=1;[.I297]+([.F298]*[.J298])-20;[.I297]);0)" office:value-type="float" office:value="219288.35747603">
            <text:p>219288.35747603</text:p>
          </table:table-cell>
          <table:table-cell table:formula="of:=IF([.I297]&gt;1000;[.I297]*0.1;1000)" office:value-type="float" office:value="21138.1549374487">
            <text:p>21138.1549374487</text:p>
          </table:table-cell>
          <table:table-cell table:number-columns-repeated="2"/>
        </table:table-row>
        <table:table-row table:style-name="ro1">
          <table:table-cell office:value-type="string">
            <text:p>OPXA</text:p>
          </table:table-cell>
          <table:table-cell office:value-type="float" office:value="1">
            <text:p>1</text:p>
          </table:table-cell>
          <table:table-cell office:value-type="string">
            <text:p>2013-02-20 00:00:00</text:p>
          </table:table-cell>
          <table:table-cell table:number-columns-repeated="2" office:value-type="float" office:value="2.17">
            <text:p>2.17</text:p>
          </table:table-cell>
          <table:table-cell office:value-type="float" office:value="0.0345622119815669">
            <text:p>0.034562212</text:p>
          </table:table-cell>
          <table:table-cell office:value-type="float" office:value="0.0885681185609136">
            <text:p>0.0885681186</text:p>
          </table:table-cell>
          <table:table-cell table:formula="of:=IF([.G299]&gt;0;1;0)" office:value-type="float" office:value="1">
            <text:p>1</text:p>
          </table:table-cell>
          <table:table-cell table:formula="of:=IF([.I298]&gt;=0;IF([.H299]=1;[.I298]+([.F299]*[.J299])-20;[.I298]);0)" office:value-type="float" office:value="220026.266545648">
            <text:p>220026.266545648</text:p>
          </table:table-cell>
          <table:table-cell table:formula="of:=IF([.I298]&gt;1000;[.I298]*0.1;1000)" office:value-type="float" office:value="21928.835747603">
            <text:p>21928.835747603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21 00:00:00</text:p>
          </table:table-cell>
          <table:table-cell table:number-columns-repeated="2" office:value-type="float" office:value="0.1025">
            <text:p>0.1025</text:p>
          </table:table-cell>
          <table:table-cell office:value-type="float" office:value="-0.024390243902439">
            <text:p>-0.0243902439</text:p>
          </table:table-cell>
          <table:table-cell office:value-type="float" office:value="0.253575499510629">
            <text:p>0.2535754995</text:p>
          </table:table-cell>
          <table:table-cell table:formula="of:=IF([.G300]&gt;0;1;0)" office:value-type="float" office:value="1">
            <text:p>1</text:p>
          </table:table-cell>
          <table:table-cell table:formula="of:=IF([.I299]&gt;=0;IF([.H300]=1;[.I299]+([.F300]*[.J300])-20;[.I299]);0)" office:value-type="float" office:value="219469.617115049">
            <text:p>219469.617115049</text:p>
          </table:table-cell>
          <table:table-cell table:formula="of:=IF([.I299]&gt;1000;[.I299]*0.1;1000)" office:value-type="float" office:value="22002.6266545648">
            <text:p>22002.6266545648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22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12283220946742">
            <text:p>0.1122832209</text:p>
          </table:table-cell>
          <table:table-cell table:formula="of:=IF([.G301]&gt;0;1;0)" office:value-type="float" office:value="1">
            <text:p>1</text:p>
          </table:table-cell>
          <table:table-cell table:formula="of:=IF([.I300]&gt;=0;IF([.H301]=1;[.I300]+([.F301]*[.J301])-20;[.I300]);0)" office:value-type="float" office:value="223839.00945735">
            <text:p>223839.00945735</text:p>
          </table:table-cell>
          <table:table-cell table:formula="of:=IF([.I300]&gt;1000;[.I300]*0.1;1000)" office:value-type="float" office:value="21946.9617115049">
            <text:p>21946.961711504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2-25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-0.076923076923077">
            <text:p>-0.0769230769</text:p>
          </table:table-cell>
          <table:table-cell office:value-type="float" office:value="0.123243753782833">
            <text:p>0.1232437538</text:p>
          </table:table-cell>
          <table:table-cell table:formula="of:=IF([.G302]&gt;0;1;0)" office:value-type="float" office:value="1">
            <text:p>1</text:p>
          </table:table-cell>
          <table:table-cell table:formula="of:=IF([.I301]&gt;=0;IF([.H302]=1;[.I301]+([.F302]*[.J302])-20;[.I301]);0)" office:value-type="float" office:value="222097.170923062">
            <text:p>222097.170923062</text:p>
          </table:table-cell>
          <table:table-cell table:formula="of:=IF([.I301]&gt;1000;[.I301]*0.1;1000)" office:value-type="float" office:value="22383.900945735">
            <text:p>22383.900945735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03797468354">
            <text:p>1.0680379747</text:p>
          </table:table-cell>
          <table:table-cell office:value-type="string">
            <text:p>2013-02-26 00:00:00</text:p>
          </table:table-cell>
          <table:table-cell office:value-type="float" office:value="6.75">
            <text:p>6.75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29759021064682">
            <text:p>0.2975902106</text:p>
          </table:table-cell>
          <table:table-cell table:formula="of:=IF([.G303]&gt;0;1;0)" office:value-type="float" office:value="1">
            <text:p>1</text:p>
          </table:table-cell>
          <table:table-cell table:formula="of:=IF([.I302]&gt;=0;IF([.H303]=1;[.I302]+([.F303]*[.J303])-20;[.I302]);0)" office:value-type="float" office:value="222077.170923062">
            <text:p>222077.170923062</text:p>
          </table:table-cell>
          <table:table-cell table:formula="of:=IF([.I302]&gt;1000;[.I302]*0.1;1000)" office:value-type="float" office:value="22209.7170923062">
            <text:p>22209.7170923062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2-27 00:00:00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.36">
            <text:p>0.36</text:p>
          </table:table-cell>
          <table:table-cell office:value-type="float" office:value="0.248437988610868">
            <text:p>0.2484379886</text:p>
          </table:table-cell>
          <table:table-cell table:formula="of:=IF([.G304]&gt;0;1;0)" office:value-type="float" office:value="1">
            <text:p>1</text:p>
          </table:table-cell>
          <table:table-cell table:formula="of:=IF([.I303]&gt;=0;IF([.H304]=1;[.I303]+([.F304]*[.J304])-20;[.I303]);0)" office:value-type="float" office:value="230051.949076293">
            <text:p>230051.949076293</text:p>
          </table:table-cell>
          <table:table-cell table:formula="of:=IF([.I303]&gt;1000;[.I303]*0.1;1000)" office:value-type="float" office:value="22207.7170923062">
            <text:p>22207.7170923062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1">
            <text:p>1</text:p>
          </table:table-cell>
          <table:table-cell office:value-type="string">
            <text:p>2013-02-28 00:00:00</text:p>
          </table:table-cell>
          <table:table-cell table:number-columns-repeated="2" office:value-type="float" office:value="3.6875">
            <text:p>3.6875</text:p>
          </table:table-cell>
          <table:table-cell office:value-type="float" office:value="-0.0528813559322033">
            <text:p>-0.0528813559</text:p>
          </table:table-cell>
          <table:table-cell office:value-type="float" office:value="0.0614251885661096">
            <text:p>0.0614251886</text:p>
          </table:table-cell>
          <table:table-cell table:formula="of:=IF([.G305]&gt;0;1;0)" office:value-type="float" office:value="1">
            <text:p>1</text:p>
          </table:table-cell>
          <table:table-cell table:formula="of:=IF([.I304]&gt;=0;IF([.H305]=1;[.I304]+([.F305]*[.J305])-20;[.I304]);0)" office:value-type="float" office:value="228815.403176092">
            <text:p>228815.403176092</text:p>
          </table:table-cell>
          <table:table-cell table:formula="of:=IF([.I304]&gt;1000;[.I304]*0.1;1000)" office:value-type="float" office:value="23005.1949076293">
            <text:p>23005.194907629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01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174645414197397">
            <text:p>0.1746454142</text:p>
          </table:table-cell>
          <table:table-cell table:formula="of:=IF([.G306]&gt;0;1;0)" office:value-type="float" office:value="1">
            <text:p>1</text:p>
          </table:table-cell>
          <table:table-cell table:formula="of:=IF([.I305]&gt;=0;IF([.H306]=1;[.I305]+([.F306]*[.J306])-20;[.I305]);0)" office:value-type="float" office:value="228795.403176092">
            <text:p>228795.403176092</text:p>
          </table:table-cell>
          <table:table-cell table:formula="of:=IF([.I305]&gt;1000;[.I305]*0.1;1000)" office:value-type="float" office:value="22881.5403176092">
            <text:p>22881.5403176092</text:p>
          </table:table-cell>
          <table:table-cell table:number-columns-repeated="2"/>
        </table:table-row>
        <table:table-row table:style-name="ro1">
          <table:table-cell office:value-type="string">
            <text:p>TBUFF</text:p>
          </table:table-cell>
          <table:table-cell office:value-type="float" office:value="1">
            <text:p>1</text:p>
          </table:table-cell>
          <table:table-cell office:value-type="string">
            <text:p>2013-03-04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101351351351351">
            <text:p>0.1013513514</text:p>
          </table:table-cell>
          <table:table-cell office:value-type="float" office:value="0.0706249126713317">
            <text:p>0.0706249127</text:p>
          </table:table-cell>
          <table:table-cell table:formula="of:=IF([.G307]&gt;0;1;0)" office:value-type="float" office:value="1">
            <text:p>1</text:p>
          </table:table-cell>
          <table:table-cell table:formula="of:=IF([.I306]&gt;=0;IF([.H307]=1;[.I306]+([.F307]*[.J307])-20;[.I306]);0)" office:value-type="float" office:value="231094.27550558">
            <text:p>231094.27550558</text:p>
          </table:table-cell>
          <table:table-cell table:formula="of:=IF([.I306]&gt;1000;[.I306]*0.1;1000)" office:value-type="float" office:value="22879.5403176092">
            <text:p>22879.540317609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3-03-05 00:00:0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0454545454545452">
            <text:p>0.0454545455</text:p>
          </table:table-cell>
          <table:table-cell office:value-type="float" office:value="0.080140249832551">
            <text:p>0.0801402498</text:p>
          </table:table-cell>
          <table:table-cell table:formula="of:=IF([.G308]&gt;0;1;0)" office:value-type="float" office:value="1">
            <text:p>1</text:p>
          </table:table-cell>
          <table:table-cell table:formula="of:=IF([.I307]&gt;=0;IF([.H308]=1;[.I307]+([.F308]*[.J308])-20;[.I307]);0)" office:value-type="float" office:value="232124.704030605">
            <text:p>232124.704030605</text:p>
          </table:table-cell>
          <table:table-cell table:formula="of:=IF([.I307]&gt;1000;[.I307]*0.1;1000)" office:value-type="float" office:value="23109.427550558">
            <text:p>23109.427550558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03-06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24">
            <text:p>0.24</text:p>
          </table:table-cell>
          <table:table-cell office:value-type="float" office:value="0.139103307157586">
            <text:p>0.1391033072</text:p>
          </table:table-cell>
          <table:table-cell table:formula="of:=IF([.G309]&gt;0;1;0)" office:value-type="float" office:value="1">
            <text:p>1</text:p>
          </table:table-cell>
          <table:table-cell table:formula="of:=IF([.I308]&gt;=0;IF([.H309]=1;[.I308]+([.F309]*[.J309])-20;[.I308]);0)" office:value-type="float" office:value="237675.69692734">
            <text:p>237675.69692734</text:p>
          </table:table-cell>
          <table:table-cell table:formula="of:=IF([.I308]&gt;1000;[.I308]*0.1;1000)" office:value-type="float" office:value="23212.4704030605">
            <text:p>23212.4704030605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3-03-07 00:00:00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0434782608695652">
            <text:p>0.0434782609</text:p>
          </table:table-cell>
          <table:table-cell office:value-type="float" office:value="0.0686369977494573">
            <text:p>0.0686369977</text:p>
          </table:table-cell>
          <table:table-cell table:formula="of:=IF([.G310]&gt;0;1;0)" office:value-type="float" office:value="1">
            <text:p>1</text:p>
          </table:table-cell>
          <table:table-cell table:formula="of:=IF([.I309]&gt;=0;IF([.H310]=1;[.I309]+([.F310]*[.J310])-20;[.I309]);0)" office:value-type="float" office:value="238689.069522676">
            <text:p>238689.069522676</text:p>
          </table:table-cell>
          <table:table-cell table:formula="of:=IF([.I309]&gt;1000;[.I309]*0.1;1000)" office:value-type="float" office:value="23767.569692734">
            <text:p>23767.56969273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08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33333333333333">
            <text:p>0.3333333333</text:p>
          </table:table-cell>
          <table:table-cell office:value-type="float" office:value="0.0767995743710425">
            <text:p>0.0767995744</text:p>
          </table:table-cell>
          <table:table-cell table:formula="of:=IF([.G311]&gt;0;1;0)" office:value-type="float" office:value="1">
            <text:p>1</text:p>
          </table:table-cell>
          <table:table-cell table:formula="of:=IF([.I310]&gt;=0;IF([.H311]=1;[.I310]+([.F311]*[.J311])-20;[.I310]);0)" office:value-type="float" office:value="246625.371840099">
            <text:p>246625.371840099</text:p>
          </table:table-cell>
          <table:table-cell table:formula="of:=IF([.I310]&gt;1000;[.I310]*0.1;1000)" office:value-type="float" office:value="23868.9069522676">
            <text:p>23868.9069522676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3-11 00:00:00</text:p>
          </table:table-cell>
          <table:table-cell table:number-columns-repeated="2" office:value-type="float" office:value="0.265">
            <text:p>0.265</text:p>
          </table:table-cell>
          <table:table-cell office:value-type="float" office:value="0.0377358490566038">
            <text:p>0.0377358491</text:p>
          </table:table-cell>
          <table:table-cell office:value-type="float" office:value="0.0665515752441054">
            <text:p>0.0665515752</text:p>
          </table:table-cell>
          <table:table-cell table:formula="of:=IF([.G312]&gt;0;1;0)" office:value-type="float" office:value="1">
            <text:p>1</text:p>
          </table:table-cell>
          <table:table-cell table:formula="of:=IF([.I311]&gt;=0;IF([.H312]=1;[.I311]+([.F312]*[.J312])-20;[.I311]);0)" office:value-type="float" office:value="247536.033620627">
            <text:p>247536.033620627</text:p>
          </table:table-cell>
          <table:table-cell table:formula="of:=IF([.I311]&gt;1000;[.I311]*0.1;1000)" office:value-type="float" office:value="24662.5371840099">
            <text:p>24662.5371840099</text:p>
          </table:table-cell>
          <table:table-cell table:number-columns-repeated="2"/>
        </table:table-row>
        <table:table-row table:style-name="ro1">
          <table:table-cell office:value-type="string">
            <text:p>IDN</text:p>
          </table:table-cell>
          <table:table-cell office:value-type="float" office:value="1">
            <text:p>1</text:p>
          </table:table-cell>
          <table:table-cell office:value-type="string">
            <text:p>2013-03-12 00:00:00</text:p>
          </table:table-cell>
          <table:table-cell table:number-columns-repeated="2" office:value-type="float" office:value="0.7625">
            <text:p>0.7625</text:p>
          </table:table-cell>
          <table:table-cell office:value-type="float" office:value="0.00327868852459034">
            <text:p>0.0032786885</text:p>
          </table:table-cell>
          <table:table-cell office:value-type="float" office:value="0.16077610141888">
            <text:p>0.1607761014</text:p>
          </table:table-cell>
          <table:table-cell table:formula="of:=IF([.G313]&gt;0;1;0)" office:value-type="float" office:value="1">
            <text:p>1</text:p>
          </table:table-cell>
          <table:table-cell table:formula="of:=IF([.I312]&gt;=0;IF([.H313]=1;[.I312]+([.F313]*[.J313])-20;[.I312]);0)" office:value-type="float" office:value="247597.192975913">
            <text:p>247597.192975913</text:p>
          </table:table-cell>
          <table:table-cell table:formula="of:=IF([.I312]&gt;1000;[.I312]*0.1;1000)" office:value-type="float" office:value="24753.6033620627">
            <text:p>24753.6033620627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3-03-13 00:00:00</text:p>
          </table:table-cell>
          <table:table-cell table:number-columns-repeated="2" office:value-type="float" office:value="1.1925">
            <text:p>1.1925</text:p>
          </table:table-cell>
          <table:table-cell office:value-type="float" office:value="0.125786163522013">
            <text:p>0.1257861635</text:p>
          </table:table-cell>
          <table:table-cell office:value-type="float" office:value="0.103394898240754">
            <text:p>0.1033948982</text:p>
          </table:table-cell>
          <table:table-cell table:formula="of:=IF([.G314]&gt;0;1;0)" office:value-type="float" office:value="1">
            <text:p>1</text:p>
          </table:table-cell>
          <table:table-cell table:formula="of:=IF([.I313]&gt;=0;IF([.H314]=1;[.I313]+([.F314]*[.J314])-20;[.I313]);0)" office:value-type="float" office:value="250691.623076239">
            <text:p>250691.623076239</text:p>
          </table:table-cell>
          <table:table-cell table:formula="of:=IF([.I313]&gt;1000;[.I313]*0.1;1000)" office:value-type="float" office:value="24759.7192975913">
            <text:p>24759.7192975913</text:p>
          </table:table-cell>
          <table:table-cell table:number-columns-repeated="2"/>
        </table:table-row>
        <table:table-row table:style-name="ro1">
          <table:table-cell office:value-type="string">
            <text:p>SGMA</text:p>
          </table:table-cell>
          <table:table-cell office:value-type="float" office:value="1">
            <text:p>1</text:p>
          </table:table-cell>
          <table:table-cell office:value-type="string">
            <text:p>2013-03-14 00:00:00</text:p>
          </table:table-cell>
          <table:table-cell table:number-columns-repeated="2" office:value-type="float" office:value="4.6725">
            <text:p>4.6725</text:p>
          </table:table-cell>
          <table:table-cell office:value-type="float" office:value="-0.035848047084002">
            <text:p>-0.0358480471</text:p>
          </table:table-cell>
          <table:table-cell office:value-type="float" office:value="0.0363618745089425">
            <text:p>0.0363618745</text:p>
          </table:table-cell>
          <table:table-cell table:formula="of:=IF([.G315]&gt;0;1;0)" office:value-type="float" office:value="1">
            <text:p>1</text:p>
          </table:table-cell>
          <table:table-cell table:formula="of:=IF([.I314]&gt;=0;IF([.H315]=1;[.I314]+([.F315]*[.J315])-20;[.I314]);0)" office:value-type="float" office:value="249772.942565478">
            <text:p>249772.942565478</text:p>
          </table:table-cell>
          <table:table-cell table:formula="of:=IF([.I314]&gt;1000;[.I314]*0.1;1000)" office:value-type="float" office:value="25069.1623076239">
            <text:p>25069.162307623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15 00:00:00</text:p>
          </table:table-cell>
          <table:table-cell table:number-columns-repeated="2" office:value-type="float" office:value="0.665">
            <text:p>0.665</text:p>
          </table:table-cell>
          <table:table-cell office:value-type="float" office:value="0.0300751879699248">
            <text:p>0.030075188</text:p>
          </table:table-cell>
          <table:table-cell office:value-type="float" office:value="0.23651030577418">
            <text:p>0.2365103058</text:p>
          </table:table-cell>
          <table:table-cell table:formula="of:=IF([.G316]&gt;0;1;0)" office:value-type="float" office:value="1">
            <text:p>1</text:p>
          </table:table-cell>
          <table:table-cell table:formula="of:=IF([.I315]&gt;=0;IF([.H316]=1;[.I315]+([.F316]*[.J316])-20;[.I315]);0)" office:value-type="float" office:value="250504.139385224">
            <text:p>250504.139385224</text:p>
          </table:table-cell>
          <table:table-cell table:formula="of:=IF([.I315]&gt;1000;[.I315]*0.1;1000)" office:value-type="float" office:value="24977.2942565479">
            <text:p>24977.294256547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18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142857142857143">
            <text:p>0.1428571429</text:p>
          </table:table-cell>
          <table:table-cell office:value-type="float" office:value="0.118977419573971">
            <text:p>0.1189774196</text:p>
          </table:table-cell>
          <table:table-cell table:formula="of:=IF([.G317]&gt;0;1;0)" office:value-type="float" office:value="1">
            <text:p>1</text:p>
          </table:table-cell>
          <table:table-cell table:formula="of:=IF([.I316]&gt;=0;IF([.H317]=1;[.I316]+([.F317]*[.J317])-20;[.I316]);0)" office:value-type="float" office:value="254062.76994787">
            <text:p>254062.76994787</text:p>
          </table:table-cell>
          <table:table-cell table:formula="of:=IF([.I316]&gt;1000;[.I316]*0.1;1000)" office:value-type="float" office:value="25050.4139385224">
            <text:p>25050.4139385224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3-19 00:00:00</text:p>
          </table:table-cell>
          <table:table-cell table:number-columns-repeated="2" office:value-type="float" office:value="0.0825">
            <text:p>0.0825</text:p>
          </table:table-cell>
          <table:table-cell office:value-type="float" office:value="0.424242424242425">
            <text:p>0.4242424242</text:p>
          </table:table-cell>
          <table:table-cell office:value-type="float" office:value="0.217493249507713">
            <text:p>0.2174932495</text:p>
          </table:table-cell>
          <table:table-cell table:formula="of:=IF([.G318]&gt;0;1;0)" office:value-type="float" office:value="1">
            <text:p>1</text:p>
          </table:table-cell>
          <table:table-cell table:formula="of:=IF([.I317]&gt;=0;IF([.H318]=1;[.I317]+([.F318]*[.J318])-20;[.I317]);0)" office:value-type="float" office:value="264821.190491113">
            <text:p>264821.190491113</text:p>
          </table:table-cell>
          <table:table-cell table:formula="of:=IF([.I317]&gt;1000;[.I317]*0.1;1000)" office:value-type="float" office:value="25406.276994787">
            <text:p>25406.276994787</text:p>
          </table:table-cell>
          <table:table-cell table:number-columns-repeated="2"/>
        </table:table-row>
        <table:table-row table:style-name="ro1">
          <table:table-cell office:value-type="string">
            <text:p>BLRX</text:p>
          </table:table-cell>
          <table:table-cell office:value-type="float" office:value="1">
            <text:p>1</text:p>
          </table:table-cell>
          <table:table-cell office:value-type="string">
            <text:p>2013-03-20 00:00:00</text:p>
          </table:table-cell>
          <table:table-cell table:number-columns-repeated="2" office:value-type="float" office:value="1.75">
            <text:p>1.75</text:p>
          </table:table-cell>
          <table:table-cell office:value-type="float" office:value="0.0900000000000001">
            <text:p>0.09</text:p>
          </table:table-cell>
          <table:table-cell office:value-type="float" office:value="0.170628939552231">
            <text:p>0.1706289396</text:p>
          </table:table-cell>
          <table:table-cell table:formula="of:=IF([.G319]&gt;0;1;0)" office:value-type="float" office:value="1">
            <text:p>1</text:p>
          </table:table-cell>
          <table:table-cell table:formula="of:=IF([.I318]&gt;=0;IF([.H319]=1;[.I318]+([.F319]*[.J319])-20;[.I318]);0)" office:value-type="float" office:value="267184.581205533">
            <text:p>267184.581205533</text:p>
          </table:table-cell>
          <table:table-cell table:formula="of:=IF([.I318]&gt;1000;[.I318]*0.1;1000)" office:value-type="float" office:value="26482.1190491113">
            <text:p>26482.1190491113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1 00:00:00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-0.0058139534883721">
            <text:p>-0.0058139535</text:p>
          </table:table-cell>
          <table:table-cell office:value-type="float" office:value="0.415336138867458">
            <text:p>0.4153361389</text:p>
          </table:table-cell>
          <table:table-cell table:formula="of:=IF([.G320]&gt;0;1;0)" office:value-type="float" office:value="1">
            <text:p>1</text:p>
          </table:table-cell>
          <table:table-cell table:formula="of:=IF([.I319]&gt;=0;IF([.H320]=1;[.I319]+([.F320]*[.J320])-20;[.I319]);0)" office:value-type="float" office:value="267009.241332739">
            <text:p>267009.241332739</text:p>
          </table:table-cell>
          <table:table-cell table:formula="of:=IF([.I319]&gt;1000;[.I319]*0.1;1000)" office:value-type="float" office:value="26718.4581205533">
            <text:p>26718.4581205533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0.1">
            <text:p>0.1</text:p>
          </table:table-cell>
          <table:table-cell office:value-type="string">
            <text:p>2013-03-22 00:00:00</text:p>
          </table:table-cell>
          <table:table-cell office:value-type="float" office:value="0.255">
            <text:p>0.255</text:p>
          </table:table-cell>
          <table:table-cell office:value-type="float" office:value="2.55">
            <text:p>2.55</text:p>
          </table:table-cell>
          <table:table-cell office:value-type="float" office:value="0">
            <text:p>0</text:p>
          </table:table-cell>
          <table:table-cell office:value-type="float" office:value="0.297710487222024">
            <text:p>0.2977104872</text:p>
          </table:table-cell>
          <table:table-cell table:formula="of:=IF([.G321]&gt;0;1;0)" office:value-type="float" office:value="1">
            <text:p>1</text:p>
          </table:table-cell>
          <table:table-cell table:formula="of:=IF([.I320]&gt;=0;IF([.H321]=1;[.I320]+([.F321]*[.J321])-20;[.I320]);0)" office:value-type="float" office:value="266989.241332739">
            <text:p>266989.241332739</text:p>
          </table:table-cell>
          <table:table-cell table:formula="of:=IF([.I320]&gt;1000;[.I320]*0.1;1000)" office:value-type="float" office:value="26700.9241332739">
            <text:p>26700.9241332739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0.1">
            <text:p>0.1</text:p>
          </table:table-cell>
          <table:table-cell office:value-type="string">
            <text:p>2013-03-25 00:00:00</text:p>
          </table:table-cell>
          <table:table-cell office:value-type="float" office:value="0.255">
            <text:p>0.255</text:p>
          </table:table-cell>
          <table:table-cell office:value-type="float" office:value="2.55">
            <text:p>2.55</text:p>
          </table:table-cell>
          <table:table-cell office:value-type="float" office:value="-0.088235294117647">
            <text:p>-0.0882352941</text:p>
          </table:table-cell>
          <table:table-cell office:value-type="float" office:value="0.194445370210176">
            <text:p>0.1944453702</text:p>
          </table:table-cell>
          <table:table-cell table:formula="of:=IF([.G322]&gt;0;1;0)" office:value-type="float" office:value="1">
            <text:p>1</text:p>
          </table:table-cell>
          <table:table-cell table:formula="of:=IF([.I321]&gt;=0;IF([.H322]=1;[.I321]+([.F322]*[.J322])-20;[.I321]);0)" office:value-type="float" office:value="264613.453909215">
            <text:p>264613.453909215</text:p>
          </table:table-cell>
          <table:table-cell table:formula="of:=IF([.I321]&gt;1000;[.I321]*0.1;1000)" office:value-type="float" office:value="26698.9241332739">
            <text:p>26698.924133273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3-03-26 00:00:00</text:p>
          </table:table-cell>
          <table:table-cell office:value-type="float" office:value="1.405">
            <text:p>1.405</text:p>
          </table:table-cell>
          <table:table-cell office:value-type="float" office:value="4.215">
            <text:p>4.215</text:p>
          </table:table-cell>
          <table:table-cell office:value-type="float" office:value="0.204626334519573">
            <text:p>0.2046263345</text:p>
          </table:table-cell>
          <table:table-cell office:value-type="float" office:value="0.0951570149848558">
            <text:p>0.095157015</text:p>
          </table:table-cell>
          <table:table-cell table:formula="of:=IF([.G323]&gt;0;1;0)" office:value-type="float" office:value="1">
            <text:p>1</text:p>
          </table:table-cell>
          <table:table-cell table:formula="of:=IF([.I322]&gt;=0;IF([.H323]=1;[.I322]+([.F323]*[.J323])-20;[.I322]);0)" office:value-type="float" office:value="270008.142023016">
            <text:p>270008.142023016</text:p>
          </table:table-cell>
          <table:table-cell table:formula="of:=IF([.I322]&gt;1000;[.I322]*0.1;1000)" office:value-type="float" office:value="26461.3453909215">
            <text:p>26461.3453909215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3-27 00:00:00</text:p>
          </table:table-cell>
          <table:table-cell office:value-type="float" office:value="0.7975">
            <text:p>0.7975</text:p>
          </table:table-cell>
          <table:table-cell office:value-type="float" office:value="15.95">
            <text:p>15.95</text:p>
          </table:table-cell>
          <table:table-cell office:value-type="float" office:value="-0.13166144200627">
            <text:p>-0.131661442</text:p>
          </table:table-cell>
          <table:table-cell office:value-type="float" office:value="0.0821607889768472">
            <text:p>0.082160789</text:p>
          </table:table-cell>
          <table:table-cell table:formula="of:=IF([.G324]&gt;0;1;0)" office:value-type="float" office:value="1">
            <text:p>1</text:p>
          </table:table-cell>
          <table:table-cell table:formula="of:=IF([.I323]&gt;=0;IF([.H324]=1;[.I323]+([.F324]*[.J324])-20;[.I323]);0)" office:value-type="float" office:value="266433.175889797">
            <text:p>266433.175889797</text:p>
          </table:table-cell>
          <table:table-cell table:formula="of:=IF([.I323]&gt;1000;[.I323]*0.1;1000)" office:value-type="float" office:value="27000.8142023016">
            <text:p>27000.8142023016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8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10625">
            <text:p>-0.10625</text:p>
          </table:table-cell>
          <table:table-cell office:value-type="float" office:value="0.120591615305843">
            <text:p>0.1205916153</text:p>
          </table:table-cell>
          <table:table-cell table:formula="of:=IF([.G325]&gt;0;1;0)" office:value-type="float" office:value="1">
            <text:p>1</text:p>
          </table:table-cell>
          <table:table-cell table:formula="of:=IF([.I324]&gt;=0;IF([.H325]=1;[.I324]+([.F325]*[.J325])-20;[.I324]);0)" office:value-type="float" office:value="263582.323395968">
            <text:p>263582.323395968</text:p>
          </table:table-cell>
          <table:table-cell table:formula="of:=IF([.I324]&gt;1000;[.I324]*0.1;1000)" office:value-type="float" office:value="26643.3175889798">
            <text:p>26643.3175889798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3-03-29 00:00:00</text:p>
          </table:table-cell>
          <table:table-cell table:number-columns-repeated="2" office:value-type="float" office:value="1.45">
            <text:p>1.45</text:p>
          </table:table-cell>
          <table:table-cell office:value-type="float" office:value="0.0603448275862071">
            <text:p>0.0603448276</text:p>
          </table:table-cell>
          <table:table-cell office:value-type="float" office:value="0.0150342237318037">
            <text:p>0.0150342237</text:p>
          </table:table-cell>
          <table:table-cell table:formula="of:=IF([.G326]&gt;0;1;0)" office:value-type="float" office:value="1">
            <text:p>1</text:p>
          </table:table-cell>
          <table:table-cell table:formula="of:=IF([.I325]&gt;=0;IF([.H326]=1;[.I325]+([.F326]*[.J326])-20;[.I325]);0)" office:value-type="float" office:value="265152.906381979">
            <text:p>265152.906381979</text:p>
          </table:table-cell>
          <table:table-cell table:formula="of:=IF([.I325]&gt;1000;[.I325]*0.1;1000)" office:value-type="float" office:value="26358.2323395968">
            <text:p>26358.2323395968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4-01 00:00:00</text:p>
          </table:table-cell>
          <table:table-cell office:value-type="float" office:value="0.735">
            <text:p>0.735</text:p>
          </table:table-cell>
          <table:table-cell office:value-type="float" office:value="14.7">
            <text:p>14.7</text:p>
          </table:table-cell>
          <table:table-cell office:value-type="float" office:value="0.0714285714285716">
            <text:p>0.0714285714</text:p>
          </table:table-cell>
          <table:table-cell office:value-type="float" office:value="0.0596488934956573">
            <text:p>0.0596488935</text:p>
          </table:table-cell>
          <table:table-cell table:formula="of:=IF([.G327]&gt;0;1;0)" office:value-type="float" office:value="1">
            <text:p>1</text:p>
          </table:table-cell>
          <table:table-cell table:formula="of:=IF([.I326]&gt;=0;IF([.H327]=1;[.I326]+([.F327]*[.J327])-20;[.I326]);0)" office:value-type="float" office:value="267026.855713278">
            <text:p>267026.855713278</text:p>
          </table:table-cell>
          <table:table-cell table:formula="of:=IF([.I326]&gt;1000;[.I326]*0.1;1000)" office:value-type="float" office:value="26515.2906381979">
            <text:p>26515.2906381979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4-02 00:00:00</text:p>
          </table:table-cell>
          <table:table-cell table:number-columns-repeated="2" office:value-type="float" office:value="0.435">
            <text:p>0.435</text:p>
          </table:table-cell>
          <table:table-cell office:value-type="float" office:value="0.114942528735632">
            <text:p>0.1149425287</text:p>
          </table:table-cell>
          <table:table-cell office:value-type="float" office:value="0.0675195006688848">
            <text:p>0.0675195007</text:p>
          </table:table-cell>
          <table:table-cell table:formula="of:=IF([.G328]&gt;0;1;0)" office:value-type="float" office:value="1">
            <text:p>1</text:p>
          </table:table-cell>
          <table:table-cell table:formula="of:=IF([.I327]&gt;=0;IF([.H328]=1;[.I327]+([.F328]*[.J328])-20;[.I327]);0)" office:value-type="float" office:value="270076.129916879">
            <text:p>270076.129916879</text:p>
          </table:table-cell>
          <table:table-cell table:formula="of:=IF([.I327]&gt;1000;[.I327]*0.1;1000)" office:value-type="float" office:value="26702.6855713278">
            <text:p>26702.6855713278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3-04-03 00:00:00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06521739130435">
            <text:p>0.2065217391</text:p>
          </table:table-cell>
          <table:table-cell office:value-type="float" office:value="0.0720047813796053">
            <text:p>0.0720047814</text:p>
          </table:table-cell>
          <table:table-cell table:formula="of:=IF([.G329]&gt;0;1;0)" office:value-type="float" office:value="1">
            <text:p>1</text:p>
          </table:table-cell>
          <table:table-cell table:formula="of:=IF([.I328]&gt;=0;IF([.H329]=1;[.I328]+([.F329]*[.J329])-20;[.I328]);0)" office:value-type="float" office:value="275633.789121684">
            <text:p>275633.789121684</text:p>
          </table:table-cell>
          <table:table-cell table:formula="of:=IF([.I328]&gt;1000;[.I328]*0.1;1000)" office:value-type="float" office:value="27007.6129916879">
            <text:p>27007.6129916879</text:p>
          </table:table-cell>
          <table:table-cell table:number-columns-repeated="2"/>
        </table:table-row>
        <table:table-row table:style-name="ro1">
          <table:table-cell office:value-type="string">
            <text:p>IDN</text:p>
          </table:table-cell>
          <table:table-cell office:value-type="float" office:value="1">
            <text:p>1</text:p>
          </table:table-cell>
          <table:table-cell office:value-type="string">
            <text:p>2013-04-04 00:00:00</text:p>
          </table:table-cell>
          <table:table-cell table:number-columns-repeated="2" office:value-type="float" office:value="0.3725">
            <text:p>0.3725</text:p>
          </table:table-cell>
          <table:table-cell office:value-type="float" office:value="0.00671140939597303">
            <text:p>0.0067114094</text:p>
          </table:table-cell>
          <table:table-cell office:value-type="float" office:value="0.0430824930098865">
            <text:p>0.043082493</text:p>
          </table:table-cell>
          <table:table-cell table:formula="of:=IF([.G330]&gt;0;1;0)" office:value-type="float" office:value="1">
            <text:p>1</text:p>
          </table:table-cell>
          <table:table-cell table:formula="of:=IF([.I329]&gt;=0;IF([.H330]=1;[.I329]+([.F330]*[.J330])-20;[.I329]);0)" office:value-type="float" office:value="275798.7782419">
            <text:p>275798.7782419</text:p>
          </table:table-cell>
          <table:table-cell table:formula="of:=IF([.I329]&gt;1000;[.I329]*0.1;1000)" office:value-type="float" office:value="27563.3789121684">
            <text:p>27563.378912168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05 00:00:00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120524809803324">
            <text:p>0.1205248098</text:p>
          </table:table-cell>
          <table:table-cell table:formula="of:=IF([.G331]&gt;0;1;0)" office:value-type="float" office:value="1">
            <text:p>1</text:p>
          </table:table-cell>
          <table:table-cell table:formula="of:=IF([.I330]&gt;=0;IF([.H331]=1;[.I330]+([.F331]*[.J331])-20;[.I330]);0)" office:value-type="float" office:value="275778.7782419">
            <text:p>275778.7782419</text:p>
          </table:table-cell>
          <table:table-cell table:formula="of:=IF([.I330]&gt;1000;[.I330]*0.1;1000)" office:value-type="float" office:value="27579.87782419">
            <text:p>27579.87782419</text:p>
          </table:table-cell>
          <table:table-cell table:number-columns-repeated="2"/>
        </table:table-row>
        <table:table-row table:style-name="ro1">
          <table:table-cell office:value-type="string">
            <text:p>SWKH</text:p>
          </table:table-cell>
          <table:table-cell office:value-type="float" office:value="1">
            <text:p>1</text:p>
          </table:table-cell>
          <table:table-cell office:value-type="string">
            <text:p>2013-04-08 00:00:00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0189873417721518">
            <text:p>0.0189873418</text:p>
          </table:table-cell>
          <table:table-cell office:value-type="float" office:value="0.0780946757263521">
            <text:p>0.0780946757</text:p>
          </table:table-cell>
          <table:table-cell table:formula="of:=IF([.G332]&gt;0;1;0)" office:value-type="float" office:value="1">
            <text:p>1</text:p>
          </table:table-cell>
          <table:table-cell table:formula="of:=IF([.I331]&gt;=0;IF([.H332]=1;[.I331]+([.F332]*[.J332])-20;[.I331]);0)" office:value-type="float" office:value="276282.408833499">
            <text:p>276282.408833499</text:p>
          </table:table-cell>
          <table:table-cell table:formula="of:=IF([.I331]&gt;1000;[.I331]*0.1;1000)" office:value-type="float" office:value="27577.87782419">
            <text:p>27577.8778241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09 00:00:0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-0.04">
            <text:p>-0.04</text:p>
          </table:table-cell>
          <table:table-cell office:value-type="float" office:value="0.121323018635503">
            <text:p>0.1213230186</text:p>
          </table:table-cell>
          <table:table-cell table:formula="of:=IF([.G333]&gt;0;1;0)" office:value-type="float" office:value="1">
            <text:p>1</text:p>
          </table:table-cell>
          <table:table-cell table:formula="of:=IF([.I332]&gt;=0;IF([.H333]=1;[.I332]+([.F333]*[.J333])-20;[.I332]);0)" office:value-type="float" office:value="275157.279198165">
            <text:p>275157.279198165</text:p>
          </table:table-cell>
          <table:table-cell table:formula="of:=IF([.I332]&gt;1000;[.I332]*0.1;1000)" office:value-type="float" office:value="27628.2408833499">
            <text:p>27628.2408833499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4-10 00:00:00</text:p>
          </table:table-cell>
          <table:table-cell table:number-columns-repeated="2" office:value-type="float" office:value="0.175">
            <text:p>0.175</text:p>
          </table:table-cell>
          <table:table-cell office:value-type="float" office:value="0.242857142857143">
            <text:p>0.2428571429</text:p>
          </table:table-cell>
          <table:table-cell office:value-type="float" office:value="0.153782942299362">
            <text:p>0.1537829423</text:p>
          </table:table-cell>
          <table:table-cell table:formula="of:=IF([.G334]&gt;0;1;0)" office:value-type="float" office:value="1">
            <text:p>1</text:p>
          </table:table-cell>
          <table:table-cell table:formula="of:=IF([.I333]&gt;=0;IF([.H334]=1;[.I333]+([.F334]*[.J334])-20;[.I333]);0)" office:value-type="float" office:value="281819.670264406">
            <text:p>281819.670264406</text:p>
          </table:table-cell>
          <table:table-cell table:formula="of:=IF([.I333]&gt;1000;[.I333]*0.1;1000)" office:value-type="float" office:value="27515.7279198165">
            <text:p>27515.7279198165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0.0192307692307692">
            <text:p>0.0192307692</text:p>
          </table:table-cell>
          <table:table-cell office:value-type="string">
            <text:p>2013-04-11 00:00:00</text:p>
          </table:table-cell>
          <table:table-cell office:value-type="float" office:value="0.24">
            <text:p>0.24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0.0699633178942259">
            <text:p>0.0699633179</text:p>
          </table:table-cell>
          <table:table-cell table:formula="of:=IF([.G335]&gt;0;1;0)" office:value-type="float" office:value="1">
            <text:p>1</text:p>
          </table:table-cell>
          <table:table-cell table:formula="of:=IF([.I334]&gt;=0;IF([.H335]=1;[.I334]+([.F335]*[.J335])-20;[.I334]);0)" office:value-type="float" office:value="281799.670264406">
            <text:p>281799.670264406</text:p>
          </table:table-cell>
          <table:table-cell table:formula="of:=IF([.I334]&gt;1000;[.I334]*0.1;1000)" office:value-type="float" office:value="28181.9670264406">
            <text:p>28181.9670264406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0.0192307692307692">
            <text:p>0.0192307692</text:p>
          </table:table-cell>
          <table:table-cell office:value-type="string">
            <text:p>2013-04-12 00:00:00</text:p>
          </table:table-cell>
          <table:table-cell office:value-type="float" office:value="0.24">
            <text:p>0.24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0.346689908784074">
            <text:p>0.3466899088</text:p>
          </table:table-cell>
          <table:table-cell table:formula="of:=IF([.G336]&gt;0;1;0)" office:value-type="float" office:value="1">
            <text:p>1</text:p>
          </table:table-cell>
          <table:table-cell table:formula="of:=IF([.I335]&gt;=0;IF([.H336]=1;[.I335]+([.F336]*[.J336])-20;[.I335]);0)" office:value-type="float" office:value="281779.670264406">
            <text:p>281779.670264406</text:p>
          </table:table-cell>
          <table:table-cell table:formula="of:=IF([.I335]&gt;1000;[.I335]*0.1;1000)" office:value-type="float" office:value="28179.9670264406">
            <text:p>28179.9670264406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5 00:00:00</text:p>
          </table:table-cell>
          <table:table-cell table:number-columns-repeated="2" office:value-type="float" office:value="1.395">
            <text:p>1.395</text:p>
          </table:table-cell>
          <table:table-cell office:value-type="float" office:value="0.150537634408602">
            <text:p>0.1505376344</text:p>
          </table:table-cell>
          <table:table-cell office:value-type="float" office:value="0.241438697606489">
            <text:p>0.2414386976</text:p>
          </table:table-cell>
          <table:table-cell table:formula="of:=IF([.G337]&gt;0;1;0)" office:value-type="float" office:value="1">
            <text:p>1</text:p>
          </table:table-cell>
          <table:table-cell table:formula="of:=IF([.I336]&gt;=0;IF([.H337]=1;[.I336]+([.F337]*[.J337])-20;[.I336]);0)" office:value-type="float" office:value="286001.51476301">
            <text:p>286001.51476301</text:p>
          </table:table-cell>
          <table:table-cell table:formula="of:=IF([.I336]&gt;1000;[.I336]*0.1;1000)" office:value-type="float" office:value="28177.9670264406">
            <text:p>28177.9670264406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4-16 00:00:00</text:p>
          </table:table-cell>
          <table:table-cell table:number-columns-repeated="2" office:value-type="float" office:value="0.155">
            <text:p>0.155</text:p>
          </table:table-cell>
          <table:table-cell office:value-type="float" office:value="0.129032258064516">
            <text:p>0.1290322581</text:p>
          </table:table-cell>
          <table:table-cell office:value-type="float" office:value="0.122387723095923">
            <text:p>0.1223877231</text:p>
          </table:table-cell>
          <table:table-cell table:formula="of:=IF([.G338]&gt;0;1;0)" office:value-type="float" office:value="1">
            <text:p>1</text:p>
          </table:table-cell>
          <table:table-cell table:formula="of:=IF([.I337]&gt;=0;IF([.H338]=1;[.I337]+([.F338]*[.J338])-20;[.I337]);0)" office:value-type="float" office:value="289671.856888984">
            <text:p>289671.856888984</text:p>
          </table:table-cell>
          <table:table-cell table:formula="of:=IF([.I337]&gt;1000;[.I337]*0.1;1000)" office:value-type="float" office:value="28600.151476301">
            <text:p>28600.151476301</text:p>
          </table:table-cell>
          <table:table-cell table:number-columns-repeated="2"/>
        </table:table-row>
        <table:table-row table:style-name="ro1">
          <table:table-cell office:value-type="string">
            <text:p>BSDM</text:p>
          </table:table-cell>
          <table:table-cell office:value-type="float" office:value="1">
            <text:p>1</text:p>
          </table:table-cell>
          <table:table-cell office:value-type="string">
            <text:p>2013-04-17 00:00:00</text:p>
          </table:table-cell>
          <table:table-cell table:number-columns-repeated="2" office:value-type="float" office:value="1.14">
            <text:p>1.14</text:p>
          </table:table-cell>
          <table:table-cell office:value-type="float" office:value="-0.0460526315789474">
            <text:p>-0.0460526316</text:p>
          </table:table-cell>
          <table:table-cell office:value-type="float" office:value="0.111394461041777">
            <text:p>0.111394461</text:p>
          </table:table-cell>
          <table:table-cell table:formula="of:=IF([.G339]&gt;0;1;0)" office:value-type="float" office:value="1">
            <text:p>1</text:p>
          </table:table-cell>
          <table:table-cell table:formula="of:=IF([.I338]&gt;=0;IF([.H339]=1;[.I338]+([.F339]*[.J339])-20;[.I338]);0)" office:value-type="float" office:value="288317.841758574">
            <text:p>288317.841758574</text:p>
          </table:table-cell>
          <table:table-cell table:formula="of:=IF([.I338]&gt;1000;[.I338]*0.1;1000)" office:value-type="float" office:value="28967.1856888984">
            <text:p>28967.1856888984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8 00:00:00</text:p>
          </table:table-cell>
          <table:table-cell table:number-columns-repeated="2" office:value-type="float" office:value="1.3725">
            <text:p>1.3725</text:p>
          </table:table-cell>
          <table:table-cell office:value-type="float" office:value="-0.0346083788706738">
            <text:p>-0.0346083789</text:p>
          </table:table-cell>
          <table:table-cell office:value-type="float" office:value="0.138219127370018">
            <text:p>0.1382191274</text:p>
          </table:table-cell>
          <table:table-cell table:formula="of:=IF([.G340]&gt;0;1;0)" office:value-type="float" office:value="1">
            <text:p>1</text:p>
          </table:table-cell>
          <table:table-cell table:formula="of:=IF([.I339]&gt;=0;IF([.H340]=1;[.I339]+([.F340]*[.J340])-20;[.I339]);0)" office:value-type="float" office:value="287300.020448299">
            <text:p>287300.020448299</text:p>
          </table:table-cell>
          <table:table-cell table:formula="of:=IF([.I339]&gt;1000;[.I339]*0.1;1000)" office:value-type="float" office:value="28831.7841758574">
            <text:p>28831.7841758574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4-19 00:00:00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0.0997799691729095">
            <text:p>0.0997799692</text:p>
          </table:table-cell>
          <table:table-cell table:formula="of:=IF([.G341]&gt;0;1;0)" office:value-type="float" office:value="1">
            <text:p>1</text:p>
          </table:table-cell>
          <table:table-cell table:formula="of:=IF([.I340]&gt;=0;IF([.H341]=1;[.I340]+([.F341]*[.J341])-20;[.I340]);0)" office:value-type="float" office:value="287280.020448299">
            <text:p>287280.020448299</text:p>
          </table:table-cell>
          <table:table-cell table:formula="of:=IF([.I340]&gt;1000;[.I340]*0.1;1000)" office:value-type="float" office:value="28730.0020448299">
            <text:p>28730.002044829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22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0769230769230771">
            <text:p>0.0769230769</text:p>
          </table:table-cell>
          <table:table-cell office:value-type="float" office:value="0.0763424596565202">
            <text:p>0.0763424597</text:p>
          </table:table-cell>
          <table:table-cell table:formula="of:=IF([.G342]&gt;0;1;0)" office:value-type="float" office:value="1">
            <text:p>1</text:p>
          </table:table-cell>
          <table:table-cell table:formula="of:=IF([.I341]&gt;=0;IF([.H342]=1;[.I341]+([.F342]*[.J342])-20;[.I341]);0)" office:value-type="float" office:value="289469.86675944">
            <text:p>289469.86675944</text:p>
          </table:table-cell>
          <table:table-cell table:formula="of:=IF([.I341]&gt;1000;[.I341]*0.1;1000)" office:value-type="float" office:value="28728.0020448299">
            <text:p>28728.0020448299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23 00:00:00</text:p>
          </table:table-cell>
          <table:table-cell table:number-columns-repeated="2" office:value-type="float" office:value="1.1475">
            <text:p>1.1475</text:p>
          </table:table-cell>
          <table:table-cell office:value-type="float" office:value="0.0392156862745099">
            <text:p>0.0392156863</text:p>
          </table:table-cell>
          <table:table-cell office:value-type="float" office:value="0.0986922083912024">
            <text:p>0.0986922084</text:p>
          </table:table-cell>
          <table:table-cell table:formula="of:=IF([.G343]&gt;0;1;0)" office:value-type="float" office:value="1">
            <text:p>1</text:p>
          </table:table-cell>
          <table:table-cell table:formula="of:=IF([.I342]&gt;=0;IF([.H343]=1;[.I342]+([.F343]*[.J343])-20;[.I342]);0)" office:value-type="float" office:value="290585.042707516">
            <text:p>290585.042707516</text:p>
          </table:table-cell>
          <table:table-cell table:formula="of:=IF([.I342]&gt;1000;[.I342]*0.1;1000)" office:value-type="float" office:value="28946.986675944">
            <text:p>28946.986675944</text:p>
          </table:table-cell>
          <table:table-cell table:number-columns-repeated="2"/>
        </table:table-row>
        <table:table-row table:style-name="ro1">
          <table:table-cell office:value-type="string">
            <text:p>TIGR</text:p>
          </table:table-cell>
          <table:table-cell office:value-type="float" office:value="1">
            <text:p>1</text:p>
          </table:table-cell>
          <table:table-cell office:value-type="string">
            <text:p>2013-04-24 00:00:00</text:p>
          </table:table-cell>
          <table:table-cell table:number-columns-repeated="2" office:value-type="float" office:value="1.4975">
            <text:p>1.4975</text:p>
          </table:table-cell>
          <table:table-cell office:value-type="float" office:value="0.0918196994991654">
            <text:p>0.0918196995</text:p>
          </table:table-cell>
          <table:table-cell office:value-type="float" office:value="0.0794411233842245">
            <text:p>0.0794411234</text:p>
          </table:table-cell>
          <table:table-cell table:formula="of:=IF([.G344]&gt;0;1;0)" office:value-type="float" office:value="1">
            <text:p>1</text:p>
          </table:table-cell>
          <table:table-cell table:formula="of:=IF([.I343]&gt;=0;IF([.H344]=1;[.I343]+([.F344]*[.J344])-20;[.I343]);0)" office:value-type="float" office:value="293233.185837551">
            <text:p>293233.185837551</text:p>
          </table:table-cell>
          <table:table-cell table:formula="of:=IF([.I343]&gt;1000;[.I343]*0.1;1000)" office:value-type="float" office:value="29058.5042707516">
            <text:p>29058.5042707516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25 00:00:00</text:p>
          </table:table-cell>
          <table:table-cell table:number-columns-repeated="2" office:value-type="float" office:value="1.1975">
            <text:p>1.1975</text:p>
          </table:table-cell>
          <table:table-cell office:value-type="float" office:value="0.0167014613778707">
            <text:p>0.0167014614</text:p>
          </table:table-cell>
          <table:table-cell office:value-type="float" office:value="0.13276231346639">
            <text:p>0.1327623135</text:p>
          </table:table-cell>
          <table:table-cell table:formula="of:=IF([.G345]&gt;0;1;0)" office:value-type="float" office:value="1">
            <text:p>1</text:p>
          </table:table-cell>
          <table:table-cell table:formula="of:=IF([.I344]&gt;=0;IF([.H345]=1;[.I344]+([.F345]*[.J345])-20;[.I344]);0)" office:value-type="float" office:value="293702.928110349">
            <text:p>293702.928110349</text:p>
          </table:table-cell>
          <table:table-cell table:formula="of:=IF([.I344]&gt;1000;[.I344]*0.1;1000)" office:value-type="float" office:value="29323.3185837551">
            <text:p>29323.3185837551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26 00:00:00</text:p>
          </table:table-cell>
          <table:table-cell table:number-columns-repeated="2" office:value-type="float" office:value="1.2175">
            <text:p>1.2175</text:p>
          </table:table-cell>
          <table:table-cell office:value-type="float" office:value="-0.0143737166324436">
            <text:p>-0.0143737166</text:p>
          </table:table-cell>
          <table:table-cell office:value-type="float" office:value="0.0869923640785503">
            <text:p>0.0869923641</text:p>
          </table:table-cell>
          <table:table-cell table:formula="of:=IF([.G346]&gt;0;1;0)" office:value-type="float" office:value="1">
            <text:p>1</text:p>
          </table:table-cell>
          <table:table-cell table:formula="of:=IF([.I345]&gt;=0;IF([.H346]=1;[.I345]+([.F346]*[.J346])-20;[.I345]);0)" office:value-type="float" office:value="293260.767844071">
            <text:p>293260.767844071</text:p>
          </table:table-cell>
          <table:table-cell table:formula="of:=IF([.I345]&gt;1000;[.I345]*0.1;1000)" office:value-type="float" office:value="29370.2928110349">
            <text:p>29370.292811034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4-29 00:00:00</text:p>
          </table:table-cell>
          <table:table-cell table:number-columns-repeated="2" office:value-type="float" office:value="0.715">
            <text:p>0.715</text:p>
          </table:table-cell>
          <table:table-cell office:value-type="float" office:value="-0.0384615384615384">
            <text:p>-0.0384615385</text:p>
          </table:table-cell>
          <table:table-cell office:value-type="float" office:value="0.0880025923364307">
            <text:p>0.0880025923</text:p>
          </table:table-cell>
          <table:table-cell table:formula="of:=IF([.G347]&gt;0;1;0)" office:value-type="float" office:value="1">
            <text:p>1</text:p>
          </table:table-cell>
          <table:table-cell table:formula="of:=IF([.I346]&gt;=0;IF([.H347]=1;[.I346]+([.F347]*[.J347])-20;[.I346]);0)" office:value-type="float" office:value="292112.841813902">
            <text:p>292112.841813902</text:p>
          </table:table-cell>
          <table:table-cell table:formula="of:=IF([.I346]&gt;1000;[.I346]*0.1;1000)" office:value-type="float" office:value="29326.0767844071">
            <text:p>29326.0767844071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1">
            <text:p>1</text:p>
          </table:table-cell>
          <table:table-cell office:value-type="string">
            <text:p>2013-04-30 00:00:00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0559003045159473">
            <text:p>0.0559003045</text:p>
          </table:table-cell>
          <table:table-cell table:formula="of:=IF([.G348]&gt;0;1;0)" office:value-type="float" office:value="1">
            <text:p>1</text:p>
          </table:table-cell>
          <table:table-cell table:formula="of:=IF([.I347]&gt;=0;IF([.H348]=1;[.I347]+([.F348]*[.J348])-20;[.I347]);0)" office:value-type="float" office:value="292092.841813902">
            <text:p>292092.841813902</text:p>
          </table:table-cell>
          <table:table-cell table:formula="of:=IF([.I347]&gt;1000;[.I347]*0.1;1000)" office:value-type="float" office:value="29211.2841813902">
            <text:p>29211.2841813902</text:p>
          </table:table-cell>
          <table:table-cell table:number-columns-repeated="2"/>
        </table:table-row>
        <table:table-row table:style-name="ro1">
          <table:table-cell office:value-type="string">
            <text:p>DCTH</text:p>
          </table:table-cell>
          <table:table-cell office:value-type="float" office:value="0.0625">
            <text:p>0.0625</text:p>
          </table:table-cell>
          <table:table-cell office:value-type="string">
            <text:p>2013-05-01 00:00:00</text:p>
          </table:table-cell>
          <table:table-cell office:value-type="float" office:value="0.7725">
            <text:p>0.7725</text:p>
          </table:table-cell>
          <table:table-cell office:value-type="float" office:value="12.36">
            <text:p>12.36</text:p>
          </table:table-cell>
          <table:table-cell office:value-type="float" office:value="0.0129449838187703">
            <text:p>0.0129449838</text:p>
          </table:table-cell>
          <table:table-cell office:value-type="float" office:value="0.0756398081891103">
            <text:p>0.0756398082</text:p>
          </table:table-cell>
          <table:table-cell table:formula="of:=IF([.G349]&gt;0;1;0)" office:value-type="float" office:value="1">
            <text:p>1</text:p>
          </table:table-cell>
          <table:table-cell table:formula="of:=IF([.I348]&gt;=0;IF([.H349]=1;[.I348]+([.F349]*[.J349])-20;[.I348]);0)" office:value-type="float" office:value="292450.955524988">
            <text:p>292450.955524988</text:p>
          </table:table-cell>
          <table:table-cell table:formula="of:=IF([.I348]&gt;1000;[.I348]*0.1;1000)" office:value-type="float" office:value="29209.2841813902">
            <text:p>29209.2841813902</text:p>
          </table:table-cell>
          <table:table-cell table:number-columns-repeated="2"/>
        </table:table-row>
        <table:table-row table:style-name="ro1">
          <table:table-cell office:value-type="string">
            <text:p>AVEO</text:p>
          </table:table-cell>
          <table:table-cell office:value-type="float" office:value="1">
            <text:p>1</text:p>
          </table:table-cell>
          <table:table-cell office:value-type="string">
            <text:p>2013-05-02 00:00:00</text:p>
          </table:table-cell>
          <table:table-cell table:number-columns-repeated="2" office:value-type="float" office:value="2.54">
            <text:p>2.54</text:p>
          </table:table-cell>
          <table:table-cell office:value-type="float" office:value="0.0236220472440944">
            <text:p>0.0236220472</text:p>
          </table:table-cell>
          <table:table-cell office:value-type="float" office:value="0.18307305112401">
            <text:p>0.1830730511</text:p>
          </table:table-cell>
          <table:table-cell table:formula="of:=IF([.G350]&gt;0;1;0)" office:value-type="float" office:value="1">
            <text:p>1</text:p>
          </table:table-cell>
          <table:table-cell table:formula="of:=IF([.I349]&gt;=0;IF([.H350]=1;[.I349]+([.F350]*[.J350])-20;[.I349]);0)" office:value-type="float" office:value="293121.784553787">
            <text:p>293121.784553787</text:p>
          </table:table-cell>
          <table:table-cell table:formula="of:=IF([.I349]&gt;1000;[.I349]*0.1;1000)" office:value-type="float" office:value="29245.0955524988">
            <text:p>29245.0955524988</text:p>
          </table:table-cell>
          <table:table-cell table:number-columns-repeated="2"/>
        </table:table-row>
        <table:table-row table:style-name="ro1">
          <table:table-cell office:value-type="string">
            <text:p>DARA</text:p>
          </table:table-cell>
          <table:table-cell office:value-type="float" office:value="0.2">
            <text:p>0.2</text:p>
          </table:table-cell>
          <table:table-cell office:value-type="string">
            <text:p>2013-05-03 00:00:00</text:p>
          </table:table-cell>
          <table:table-cell office:value-type="float" office:value="0.77">
            <text:p>0.77</text:p>
          </table:table-cell>
          <table:table-cell office:value-type="float" office:value="3.85">
            <text:p>3.85</text:p>
          </table:table-cell>
          <table:table-cell office:value-type="float" office:value="-0.00649350649350666">
            <text:p>-0.0064935065</text:p>
          </table:table-cell>
          <table:table-cell office:value-type="float" office:value="0.298726854237881">
            <text:p>0.2987268542</text:p>
          </table:table-cell>
          <table:table-cell table:formula="of:=IF([.G351]&gt;0;1;0)" office:value-type="float" office:value="1">
            <text:p>1</text:p>
          </table:table-cell>
          <table:table-cell table:formula="of:=IF([.I350]&gt;=0;IF([.H351]=1;[.I350]+([.F351]*[.J351])-20;[.I350]);0)" office:value-type="float" office:value="292911.445732648">
            <text:p>292911.445732648</text:p>
          </table:table-cell>
          <table:table-cell table:formula="of:=IF([.I350]&gt;1000;[.I350]*0.1;1000)" office:value-type="float" office:value="29312.1784553787">
            <text:p>29312.1784553787</text:p>
          </table:table-cell>
          <table:table-cell table:number-columns-repeated="2"/>
        </table:table-row>
        <table:table-row table:style-name="ro1">
          <table:table-cell office:value-type="string">
            <text:p>DCTH</text:p>
          </table:table-cell>
          <table:table-cell office:value-type="float" office:value="0.0625">
            <text:p>0.0625</text:p>
          </table:table-cell>
          <table:table-cell office:value-type="string">
            <text:p>2013-05-06 00:00:00</text:p>
          </table:table-cell>
          <table:table-cell office:value-type="float" office:value="0.4575">
            <text:p>0.4575</text:p>
          </table:table-cell>
          <table:table-cell office:value-type="float" office:value="7.32">
            <text:p>7.32</text:p>
          </table:table-cell>
          <table:table-cell office:value-type="float" office:value="0.0218579234972678">
            <text:p>0.0218579235</text:p>
          </table:table-cell>
          <table:table-cell office:value-type="float" office:value="0.286778605443516">
            <text:p>0.2867786054</text:p>
          </table:table-cell>
          <table:table-cell table:formula="of:=IF([.G352]&gt;0;1;0)" office:value-type="float" office:value="1">
            <text:p>1</text:p>
          </table:table-cell>
          <table:table-cell table:formula="of:=IF([.I351]&gt;=0;IF([.H352]=1;[.I351]+([.F352]*[.J352])-20;[.I351]);0)" office:value-type="float" office:value="293531.689329878">
            <text:p>293531.689329878</text:p>
          </table:table-cell>
          <table:table-cell table:formula="of:=IF([.I351]&gt;1000;[.I351]*0.1;1000)" office:value-type="float" office:value="29291.1445732648">
            <text:p>29291.1445732648</text:p>
          </table:table-cell>
          <table:table-cell table:number-columns-repeated="2"/>
        </table:table-row>
        <table:table-row table:style-name="ro1">
          <table:table-cell office:value-type="string">
            <text:p>DCTH</text:p>
          </table:table-cell>
          <table:table-cell office:value-type="float" office:value="0.0625">
            <text:p>0.0625</text:p>
          </table:table-cell>
          <table:table-cell office:value-type="string">
            <text:p>2013-05-07 00:00:00</text:p>
          </table:table-cell>
          <table:table-cell office:value-type="float" office:value="0.4675">
            <text:p>0.4675</text:p>
          </table:table-cell>
          <table:table-cell office:value-type="float" office:value="7.48">
            <text:p>7.48</text:p>
          </table:table-cell>
          <table:table-cell office:value-type="float" office:value="0.0320855614973263">
            <text:p>0.0320855615</text:p>
          </table:table-cell>
          <table:table-cell office:value-type="float" office:value="0.258239130414287">
            <text:p>0.2582391304</text:p>
          </table:table-cell>
          <table:table-cell table:formula="of:=IF([.G353]&gt;0;1;0)" office:value-type="float" office:value="1">
            <text:p>1</text:p>
          </table:table-cell>
          <table:table-cell table:formula="of:=IF([.I352]&gt;=0;IF([.H353]=1;[.I352]+([.F353]*[.J353])-20;[.I352]);0)" office:value-type="float" office:value="294453.502236819">
            <text:p>294453.502236819</text:p>
          </table:table-cell>
          <table:table-cell table:formula="of:=IF([.I352]&gt;1000;[.I352]*0.1;1000)" office:value-type="float" office:value="29353.1689329878">
            <text:p>29353.1689329878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8 00:00:00</text:p>
          </table:table-cell>
          <table:table-cell table:number-columns-repeated="2" office:value-type="float" office:value="0.6075">
            <text:p>0.6075</text:p>
          </table:table-cell>
          <table:table-cell office:value-type="float" office:value="-0.0617283950617283">
            <text:p>-0.0617283951</text:p>
          </table:table-cell>
          <table:table-cell office:value-type="float" office:value="0.0657106407793515">
            <text:p>0.0657106408</text:p>
          </table:table-cell>
          <table:table-cell table:formula="of:=IF([.G354]&gt;0;1;0)" office:value-type="float" office:value="1">
            <text:p>1</text:p>
          </table:table-cell>
          <table:table-cell table:formula="of:=IF([.I353]&gt;=0;IF([.H354]=1;[.I353]+([.F354]*[.J354])-20;[.I353]);0)" office:value-type="float" office:value="292615.88802548">
            <text:p>292615.88802548</text:p>
          </table:table-cell>
          <table:table-cell table:formula="of:=IF([.I353]&gt;1000;[.I353]*0.1;1000)" office:value-type="float" office:value="29445.3502236819">
            <text:p>29445.3502236819</text:p>
          </table:table-cell>
          <table:table-cell table:number-columns-repeated="2"/>
        </table:table-row>
        <table:table-row table:style-name="ro1">
          <table:table-cell office:value-type="string">
            <text:p>SSN</text:p>
          </table:table-cell>
          <table:table-cell office:value-type="float" office:value="1">
            <text:p>1</text:p>
          </table:table-cell>
          <table:table-cell office:value-type="string">
            <text:p>2013-05-09 00:00:00</text:p>
          </table:table-cell>
          <table:table-cell table:number-columns-repeated="2" office:value-type="float" office:value="0.5225">
            <text:p>0.5225</text:p>
          </table:table-cell>
          <table:table-cell office:value-type="float" office:value="-0.0287081339712917">
            <text:p>-0.028708134</text:p>
          </table:table-cell>
          <table:table-cell office:value-type="float" office:value="0.0991947519316214">
            <text:p>0.0991947519</text:p>
          </table:table-cell>
          <table:table-cell table:formula="of:=IF([.G355]&gt;0;1;0)" office:value-type="float" office:value="1">
            <text:p>1</text:p>
          </table:table-cell>
          <table:table-cell table:formula="of:=IF([.I354]&gt;=0;IF([.H355]=1;[.I354]+([.F355]*[.J355])-20;[.I354]);0)" office:value-type="float" office:value="291755.842413924">
            <text:p>291755.842413924</text:p>
          </table:table-cell>
          <table:table-cell table:formula="of:=IF([.I354]&gt;1000;[.I354]*0.1;1000)" office:value-type="float" office:value="29261.588802548">
            <text:p>29261.588802548</text:p>
          </table:table-cell>
          <table:table-cell table:number-columns-repeated="2"/>
        </table:table-row>
        <table:table-row table:style-name="ro1">
          <table:table-cell office:value-type="string">
            <text:p>IFMI</text:p>
          </table:table-cell>
          <table:table-cell office:value-type="float" office:value="1.0360824742268">
            <text:p>1.0360824742</text:p>
          </table:table-cell>
          <table:table-cell office:value-type="string">
            <text:p>2013-05-10 00:00:00</text:p>
          </table:table-cell>
          <table:table-cell office:value-type="float" office:value="1.8775">
            <text:p>1.8775</text:p>
          </table:table-cell>
          <table:table-cell office:value-type="float" office:value="1.8121144278607">
            <text:p>1.8121144279</text:p>
          </table:table-cell>
          <table:table-cell office:value-type="float" office:value="0.0918377191316238">
            <text:p>0.0918377191</text:p>
          </table:table-cell>
          <table:table-cell office:value-type="float" office:value="0.192723908129193">
            <text:p>0.1927239081</text:p>
          </table:table-cell>
          <table:table-cell table:formula="of:=IF([.G356]&gt;0;1;0)" office:value-type="float" office:value="1">
            <text:p>1</text:p>
          </table:table-cell>
          <table:table-cell table:formula="of:=IF([.I355]&gt;=0;IF([.H356]=1;[.I355]+([.F356]*[.J356])-20;[.I355]);0)" office:value-type="float" office:value="294415.261524986">
            <text:p>294415.261524986</text:p>
          </table:table-cell>
          <table:table-cell table:formula="of:=IF([.I355]&gt;1000;[.I355]*0.1;1000)" office:value-type="float" office:value="29175.5842413924">
            <text:p>29175.5842413924</text:p>
          </table:table-cell>
          <table:table-cell table:number-columns-repeated="2"/>
        </table:table-row>
        <table:table-row table:style-name="ro1">
          <table:table-cell office:value-type="string">
            <text:p>IFMI</text:p>
          </table:table-cell>
          <table:table-cell office:value-type="float" office:value="1.03864734299517">
            <text:p>1.038647343</text:p>
          </table:table-cell>
          <table:table-cell office:value-type="string">
            <text:p>2013-05-13 00:00:00</text:p>
          </table:table-cell>
          <table:table-cell office:value-type="float" office:value="2.055">
            <text:p>2.055</text:p>
          </table:table-cell>
          <table:table-cell office:value-type="float" office:value="1.97853488372093">
            <text:p>1.9785348837</text:p>
          </table:table-cell>
          <table:table-cell office:value-type="float" office:value="0.0713153053991433">
            <text:p>0.0713153054</text:p>
          </table:table-cell>
          <table:table-cell office:value-type="float" office:value="0.0562528216293624">
            <text:p>0.0562528216</text:p>
          </table:table-cell>
          <table:table-cell table:formula="of:=IF([.G357]&gt;0;1;0)" office:value-type="float" office:value="1">
            <text:p>1</text:p>
          </table:table-cell>
          <table:table-cell table:formula="of:=IF([.I356]&gt;=0;IF([.H357]=1;[.I356]+([.F357]*[.J357])-20;[.I356]);0)" office:value-type="float" office:value="296494.892953968">
            <text:p>296494.892953968</text:p>
          </table:table-cell>
          <table:table-cell table:formula="of:=IF([.I356]&gt;1000;[.I356]*0.1;1000)" office:value-type="float" office:value="29441.5261524986">
            <text:p>29441.5261524986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3-05-14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-0.0181818181818182">
            <text:p>-0.0181818182</text:p>
          </table:table-cell>
          <table:table-cell office:value-type="float" office:value="0.115115484335415">
            <text:p>0.1151154843</text:p>
          </table:table-cell>
          <table:table-cell table:formula="of:=IF([.G358]&gt;0;1;0)" office:value-type="float" office:value="1">
            <text:p>1</text:p>
          </table:table-cell>
          <table:table-cell table:formula="of:=IF([.I357]&gt;=0;IF([.H358]=1;[.I357]+([.F358]*[.J358])-20;[.I357]);0)" office:value-type="float" office:value="295935.811330416">
            <text:p>295935.811330416</text:p>
          </table:table-cell>
          <table:table-cell table:formula="of:=IF([.I357]&gt;1000;[.I357]*0.1;1000)" office:value-type="float" office:value="29649.4892953968">
            <text:p>29649.4892953968</text:p>
          </table:table-cell>
          <table:table-cell table:number-columns-repeated="2"/>
        </table:table-row>
        <table:table-row table:style-name="ro1">
          <table:table-cell office:value-type="string">
            <text:p>AVEO</text:p>
          </table:table-cell>
          <table:table-cell office:value-type="float" office:value="1">
            <text:p>1</text:p>
          </table:table-cell>
          <table:table-cell office:value-type="string">
            <text:p>2013-05-15 00:00:00</text:p>
          </table:table-cell>
          <table:table-cell table:number-columns-repeated="2" office:value-type="float" office:value="2.765">
            <text:p>2.765</text:p>
          </table:table-cell>
          <table:table-cell office:value-type="float" office:value="0.00271247739602187">
            <text:p>0.0027124774</text:p>
          </table:table-cell>
          <table:table-cell office:value-type="float" office:value="0.225524721467032">
            <text:p>0.2255247215</text:p>
          </table:table-cell>
          <table:table-cell table:formula="of:=IF([.G359]&gt;0;1;0)" office:value-type="float" office:value="1">
            <text:p>1</text:p>
          </table:table-cell>
          <table:table-cell table:formula="of:=IF([.I358]&gt;=0;IF([.H359]=1;[.I358]+([.F359]*[.J359])-20;[.I358]);0)" office:value-type="float" office:value="295996.083250306">
            <text:p>295996.083250306</text:p>
          </table:table-cell>
          <table:table-cell table:formula="of:=IF([.I358]&gt;1000;[.I358]*0.1;1000)" office:value-type="float" office:value="29593.5811330416">
            <text:p>29593.581133041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5-16 00:00:00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.761904761904762">
            <text:p>0.7619047619</text:p>
          </table:table-cell>
          <table:table-cell office:value-type="float" office:value="0.165229217260954">
            <text:p>0.1652292173</text:p>
          </table:table-cell>
          <table:table-cell table:formula="of:=IF([.G360]&gt;0;1;0)" office:value-type="float" office:value="1">
            <text:p>1</text:p>
          </table:table-cell>
          <table:table-cell table:formula="of:=IF([.I359]&gt;=0;IF([.H360]=1;[.I359]+([.F360]*[.J360])-20;[.I359]);0)" office:value-type="float" office:value="318528.165783663">
            <text:p>318528.165783663</text:p>
          </table:table-cell>
          <table:table-cell table:formula="of:=IF([.I359]&gt;1000;[.I359]*0.1;1000)" office:value-type="float" office:value="29599.6083250306">
            <text:p>29599.608325030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17 00:00:00</text:p>
          </table:table-cell>
          <table:table-cell table:number-columns-repeated="2" office:value-type="float" office:value="0.475">
            <text:p>0.475</text:p>
          </table:table-cell>
          <table:table-cell office:value-type="float" office:value="0">
            <text:p>0</text:p>
          </table:table-cell>
          <table:table-cell office:value-type="float" office:value="1.6013261565392">
            <text:p>1.6013261565</text:p>
          </table:table-cell>
          <table:table-cell table:formula="of:=IF([.G361]&gt;0;1;0)" office:value-type="float" office:value="1">
            <text:p>1</text:p>
          </table:table-cell>
          <table:table-cell table:formula="of:=IF([.I360]&gt;=0;IF([.H361]=1;[.I360]+([.F361]*[.J361])-20;[.I360]);0)" office:value-type="float" office:value="318508.165783663">
            <text:p>318508.165783663</text:p>
          </table:table-cell>
          <table:table-cell table:formula="of:=IF([.I360]&gt;1000;[.I360]*0.1;1000)" office:value-type="float" office:value="31852.8165783663">
            <text:p>31852.8165783663</text:p>
          </table:table-cell>
          <table:table-cell table:number-columns-repeated="2"/>
        </table:table-row>
        <table:table-row table:style-name="ro1">
          <table:table-cell office:value-type="string">
            <text:p>PURE</text:p>
          </table:table-cell>
          <table:table-cell office:value-type="float" office:value="1">
            <text:p>1</text:p>
          </table:table-cell>
          <table:table-cell office:value-type="string">
            <text:p>2013-05-20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0.5">
            <text:p>0.5</text:p>
          </table:table-cell>
          <table:table-cell office:value-type="float" office:value="0.143990361748798">
            <text:p>0.1439903617</text:p>
          </table:table-cell>
          <table:table-cell table:formula="of:=IF([.G362]&gt;0;1;0)" office:value-type="float" office:value="1">
            <text:p>1</text:p>
          </table:table-cell>
          <table:table-cell table:formula="of:=IF([.I361]&gt;=0;IF([.H362]=1;[.I361]+([.F362]*[.J362])-20;[.I361]);0)" office:value-type="float" office:value="334413.574072846">
            <text:p>334413.574072846</text:p>
          </table:table-cell>
          <table:table-cell table:formula="of:=IF([.I361]&gt;1000;[.I361]*0.1;1000)" office:value-type="float" office:value="31850.8165783663">
            <text:p>31850.8165783663</text:p>
          </table:table-cell>
          <table:table-cell table:number-columns-repeated="2"/>
        </table:table-row>
        <table:table-row table:style-name="ro1">
          <table:table-cell office:value-type="string">
            <text:p>ALXA</text:p>
          </table:table-cell>
          <table:table-cell office:value-type="float" office:value="1">
            <text:p>1</text:p>
          </table:table-cell>
          <table:table-cell office:value-type="string">
            <text:p>2013-05-21 00:00:00</text:p>
          </table:table-cell>
          <table:table-cell table:number-columns-repeated="2" office:value-type="float" office:value="4.5575">
            <text:p>4.5575</text:p>
          </table:table-cell>
          <table:table-cell office:value-type="float" office:value="0.0257816785518377">
            <text:p>0.0257816786</text:p>
          </table:table-cell>
          <table:table-cell office:value-type="float" office:value="0.113652632580189">
            <text:p>0.1136526326</text:p>
          </table:table-cell>
          <table:table-cell table:formula="of:=IF([.G363]&gt;0;1;0)" office:value-type="float" office:value="1">
            <text:p>1</text:p>
          </table:table-cell>
          <table:table-cell table:formula="of:=IF([.I362]&gt;=0;IF([.H363]=1;[.I362]+([.F363]*[.J363])-20;[.I362]);0)" office:value-type="float" office:value="335255.748399858">
            <text:p>335255.748399858</text:p>
          </table:table-cell>
          <table:table-cell table:formula="of:=IF([.I362]&gt;1000;[.I362]*0.1;1000)" office:value-type="float" office:value="33441.3574072846">
            <text:p>33441.3574072846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05-22 00:00:00</text:p>
          </table:table-cell>
          <table:table-cell table:number-columns-repeated="2" office:value-type="float" office:value="2.06">
            <text:p>2.06</text:p>
          </table:table-cell>
          <table:table-cell office:value-type="float" office:value="0.0169902912621362">
            <text:p>0.0169902913</text:p>
          </table:table-cell>
          <table:table-cell office:value-type="float" office:value="0.042932522418079">
            <text:p>0.0429325224</text:p>
          </table:table-cell>
          <table:table-cell table:formula="of:=IF([.G364]&gt;0;1;0)" office:value-type="float" office:value="1">
            <text:p>1</text:p>
          </table:table-cell>
          <table:table-cell table:formula="of:=IF([.I363]&gt;=0;IF([.H364]=1;[.I363]+([.F364]*[.J364])-20;[.I363]);0)" office:value-type="float" office:value="335805.35768112">
            <text:p>335805.35768112</text:p>
          </table:table-cell>
          <table:table-cell table:formula="of:=IF([.I363]&gt;1000;[.I363]*0.1;1000)" office:value-type="float" office:value="33525.5748399858">
            <text:p>33525.574839985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5-23 00:00:0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112315014299012">
            <text:p>0.1123150143</text:p>
          </table:table-cell>
          <table:table-cell table:formula="of:=IF([.G365]&gt;0;1;0)" office:value-type="float" office:value="1">
            <text:p>1</text:p>
          </table:table-cell>
          <table:table-cell table:formula="of:=IF([.I364]&gt;=0;IF([.H365]=1;[.I364]+([.F365]*[.J365])-20;[.I364]);0)" office:value-type="float" office:value="335785.35768112">
            <text:p>335785.35768112</text:p>
          </table:table-cell>
          <table:table-cell table:formula="of:=IF([.I364]&gt;1000;[.I364]*0.1;1000)" office:value-type="float" office:value="33580.535768112">
            <text:p>33580.53576811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79727095516569">
            <text:p>0.007797271</text:p>
          </table:table-cell>
          <table:table-cell office:value-type="string">
            <text:p>2013-05-24 00:00:00</text:p>
          </table:table-cell>
          <table:table-cell office:value-type="float" office:value="0.0425">
            <text:p>0.0425</text:p>
          </table:table-cell>
          <table:table-cell office:value-type="float" office:value="5.450625">
            <text:p>5.450625</text:p>
          </table:table-cell>
          <table:table-cell office:value-type="float" office:value="-0.0588235294117648">
            <text:p>-0.0588235294</text:p>
          </table:table-cell>
          <table:table-cell office:value-type="float" office:value="0.0850791573623492">
            <text:p>0.0850791574</text:p>
          </table:table-cell>
          <table:table-cell table:formula="of:=IF([.G366]&gt;0;1;0)" office:value-type="float" office:value="1">
            <text:p>1</text:p>
          </table:table-cell>
          <table:table-cell table:formula="of:=IF([.I365]&gt;=0;IF([.H366]=1;[.I365]+([.F366]*[.J366])-20;[.I365]);0)" office:value-type="float" office:value="333790.14969476">
            <text:p>333790.14969476</text:p>
          </table:table-cell>
          <table:table-cell table:formula="of:=IF([.I365]&gt;1000;[.I365]*0.1;1000)" office:value-type="float" office:value="33578.535768112">
            <text:p>33578.53576811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27 00:00:00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0819672131147542">
            <text:p>0.0819672131</text:p>
          </table:table-cell>
          <table:table-cell office:value-type="float" office:value="0.0226404770781781">
            <text:p>0.0226404771</text:p>
          </table:table-cell>
          <table:table-cell table:formula="of:=IF([.G367]&gt;0;1;0)" office:value-type="float" office:value="1">
            <text:p>1</text:p>
          </table:table-cell>
          <table:table-cell table:formula="of:=IF([.I366]&gt;=0;IF([.H367]=1;[.I366]+([.F367]*[.J367])-20;[.I366]);0)" office:value-type="float" office:value="336506.134528324">
            <text:p>336506.134528324</text:p>
          </table:table-cell>
          <table:table-cell table:formula="of:=IF([.I366]&gt;1000;[.I366]*0.1;1000)" office:value-type="float" office:value="33379.014969476">
            <text:p>33379.014969476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5-28 00:00:00</text:p>
          </table:table-cell>
          <table:table-cell table:number-columns-repeated="2" office:value-type="float" office:value="0.475">
            <text:p>0.475</text:p>
          </table:table-cell>
          <table:table-cell office:value-type="float" office:value="-0.0736842105263158">
            <text:p>-0.0736842105</text:p>
          </table:table-cell>
          <table:table-cell office:value-type="float" office:value="0.249296050570763">
            <text:p>0.2492960506</text:p>
          </table:table-cell>
          <table:table-cell table:formula="of:=IF([.G368]&gt;0;1;0)" office:value-type="float" office:value="1">
            <text:p>1</text:p>
          </table:table-cell>
          <table:table-cell table:formula="of:=IF([.I367]&gt;=0;IF([.H368]=1;[.I367]+([.F368]*[.J368])-20;[.I367]);0)" office:value-type="float" office:value="334006.615642326">
            <text:p>334006.615642326</text:p>
          </table:table-cell>
          <table:table-cell table:formula="of:=IF([.I367]&gt;1000;[.I367]*0.1;1000)" office:value-type="float" office:value="33650.6134528324">
            <text:p>33650.6134528324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5-29 00:00:00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-0.0454545454545454">
            <text:p>-0.0454545455</text:p>
          </table:table-cell>
          <table:table-cell office:value-type="float" office:value="0.149179422870553">
            <text:p>0.1491794229</text:p>
          </table:table-cell>
          <table:table-cell table:formula="of:=IF([.G369]&gt;0;1;0)" office:value-type="float" office:value="1">
            <text:p>1</text:p>
          </table:table-cell>
          <table:table-cell table:formula="of:=IF([.I368]&gt;=0;IF([.H369]=1;[.I368]+([.F369]*[.J369])-20;[.I368]);0)" office:value-type="float" office:value="332468.403753042">
            <text:p>332468.403753042</text:p>
          </table:table-cell>
          <table:table-cell table:formula="of:=IF([.I368]&gt;1000;[.I368]*0.1;1000)" office:value-type="float" office:value="33400.6615642326">
            <text:p>33400.6615642326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1">
            <text:p>1</text:p>
          </table:table-cell>
          <table:table-cell office:value-type="string">
            <text:p>2013-05-30 00:00:00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0109375">
            <text:p>0.0109375</text:p>
          </table:table-cell>
          <table:table-cell office:value-type="float" office:value="0.153384304398696">
            <text:p>0.1533843044</text:p>
          </table:table-cell>
          <table:table-cell table:formula="of:=IF([.G370]&gt;0;1;0)" office:value-type="float" office:value="1">
            <text:p>1</text:p>
          </table:table-cell>
          <table:table-cell table:formula="of:=IF([.I369]&gt;=0;IF([.H370]=1;[.I369]+([.F370]*[.J370])-20;[.I369]);0)" office:value-type="float" office:value="332812.041069647">
            <text:p>332812.041069647</text:p>
          </table:table-cell>
          <table:table-cell table:formula="of:=IF([.I369]&gt;1000;[.I369]*0.1;1000)" office:value-type="float" office:value="33246.8403753042">
            <text:p>33246.8403753042</text:p>
          </table:table-cell>
          <table:table-cell table:number-columns-repeated="2"/>
        </table:table-row>
        <table:table-row table:style-name="ro1">
          <table:table-cell office:value-type="string">
            <text:p>CSUN</text:p>
          </table:table-cell>
          <table:table-cell office:value-type="float" office:value="1">
            <text:p>1</text:p>
          </table:table-cell>
          <table:table-cell office:value-type="string">
            <text:p>2013-05-31 00:00:00</text:p>
          </table:table-cell>
          <table:table-cell table:number-columns-repeated="2" office:value-type="float" office:value="1.8925">
            <text:p>1.8925</text:p>
          </table:table-cell>
          <table:table-cell office:value-type="float" office:value="-0.0409511228533686">
            <text:p>-0.0409511229</text:p>
          </table:table-cell>
          <table:table-cell office:value-type="float" office:value="0.132213170008454">
            <text:p>0.13221317</text:p>
          </table:table-cell>
          <table:table-cell table:formula="of:=IF([.G371]&gt;0;1;0)" office:value-type="float" office:value="1">
            <text:p>1</text:p>
          </table:table-cell>
          <table:table-cell table:formula="of:=IF([.I370]&gt;=0;IF([.H371]=1;[.I370]+([.F371]*[.J371])-20;[.I370]);0)" office:value-type="float" office:value="331429.138391555">
            <text:p>331429.138391555</text:p>
          </table:table-cell>
          <table:table-cell table:formula="of:=IF([.I370]&gt;1000;[.I370]*0.1;1000)" office:value-type="float" office:value="33281.2041069647">
            <text:p>33281.204106964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03 00:00:00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0.199013896914069">
            <text:p>0.1990138969</text:p>
          </table:table-cell>
          <table:table-cell table:formula="of:=IF([.G372]&gt;0;1;0)" office:value-type="float" office:value="1">
            <text:p>1</text:p>
          </table:table-cell>
          <table:table-cell table:formula="of:=IF([.I371]&gt;=0;IF([.H372]=1;[.I371]+([.F372]*[.J372])-20;[.I371]);0)" office:value-type="float" office:value="347980.595311133">
            <text:p>347980.595311133</text:p>
          </table:table-cell>
          <table:table-cell table:formula="of:=IF([.I371]&gt;1000;[.I371]*0.1;1000)" office:value-type="float" office:value="33142.9138391555">
            <text:p>33142.9138391555</text:p>
          </table:table-cell>
          <table:table-cell table:number-columns-repeated="2"/>
        </table:table-row>
        <table:table-row table:style-name="ro1">
          <table:table-cell office:value-type="string">
            <text:p>CTP</text:p>
          </table:table-cell>
          <table:table-cell office:value-type="float" office:value="1">
            <text:p>1</text:p>
          </table:table-cell>
          <table:table-cell office:value-type="string">
            <text:p>2013-06-04 00:00:00</text:p>
          </table:table-cell>
          <table:table-cell table:number-columns-repeated="2" office:value-type="float" office:value="4.5">
            <text:p>4.5</text:p>
          </table:table-cell>
          <table:table-cell office:value-type="float" office:value="-0.00388888888888894">
            <text:p>-0.0038888889</text:p>
          </table:table-cell>
          <table:table-cell office:value-type="float" office:value="0.0505993862542987">
            <text:p>0.0505993863</text:p>
          </table:table-cell>
          <table:table-cell table:formula="of:=IF([.G373]&gt;0;1;0)" office:value-type="float" office:value="1">
            <text:p>1</text:p>
          </table:table-cell>
          <table:table-cell table:formula="of:=IF([.I372]&gt;=0;IF([.H373]=1;[.I372]+([.F373]*[.J373])-20;[.I372]);0)" office:value-type="float" office:value="347825.269524067">
            <text:p>347825.269524067</text:p>
          </table:table-cell>
          <table:table-cell table:formula="of:=IF([.I372]&gt;1000;[.I372]*0.1;1000)" office:value-type="float" office:value="34798.0595311133">
            <text:p>34798.0595311133</text:p>
          </table:table-cell>
          <table:table-cell table:number-columns-repeated="2"/>
        </table:table-row>
        <table:table-row table:style-name="ro1">
          <table:table-cell office:value-type="string">
            <text:p>ZBB</text:p>
          </table:table-cell>
          <table:table-cell office:value-type="float" office:value="0.2">
            <text:p>0.2</text:p>
          </table:table-cell>
          <table:table-cell office:value-type="string">
            <text:p>2013-06-05 00:00:00</text:p>
          </table:table-cell>
          <table:table-cell office:value-type="float" office:value="0.2625">
            <text:p>0.2625</text:p>
          </table:table-cell>
          <table:table-cell office:value-type="float" office:value="1.3125">
            <text:p>1.3125</text:p>
          </table:table-cell>
          <table:table-cell office:value-type="float" office:value="-0.0380952380952382">
            <text:p>-0.0380952381</text:p>
          </table:table-cell>
          <table:table-cell office:value-type="float" office:value="0.130489118204973">
            <text:p>0.1304891182</text:p>
          </table:table-cell>
          <table:table-cell table:formula="of:=IF([.G374]&gt;0;1;0)" office:value-type="float" office:value="1">
            <text:p>1</text:p>
          </table:table-cell>
          <table:table-cell table:formula="of:=IF([.I373]&gt;=0;IF([.H374]=1;[.I373]+([.F374]*[.J374])-20;[.I373]);0)" office:value-type="float" office:value="346480.220878261">
            <text:p>346480.220878261</text:p>
          </table:table-cell>
          <table:table-cell table:formula="of:=IF([.I373]&gt;1000;[.I373]*0.1;1000)" office:value-type="float" office:value="34782.5269524067">
            <text:p>34782.5269524067</text:p>
          </table:table-cell>
          <table:table-cell table:number-columns-repeated="2"/>
        </table:table-row>
        <table:table-row table:style-name="ro1">
          <table:table-cell office:value-type="string">
            <text:p>ZBB</text:p>
          </table:table-cell>
          <table:table-cell office:value-type="float" office:value="0.2">
            <text:p>0.2</text:p>
          </table:table-cell>
          <table:table-cell office:value-type="string">
            <text:p>2013-06-06 00:00:00</text:p>
          </table:table-cell>
          <table:table-cell office:value-type="float" office:value="0.2525">
            <text:p>0.2525</text:p>
          </table:table-cell>
          <table:table-cell office:value-type="float" office:value="1.2625">
            <text:p>1.2625</text:p>
          </table:table-cell>
          <table:table-cell office:value-type="float" office:value="-0.0198019801980199">
            <text:p>-0.0198019802</text:p>
          </table:table-cell>
          <table:table-cell office:value-type="float" office:value="0.111913002063922">
            <text:p>0.1119130021</text:p>
          </table:table-cell>
          <table:table-cell table:formula="of:=IF([.G375]&gt;0;1;0)" office:value-type="float" office:value="1">
            <text:p>1</text:p>
          </table:table-cell>
          <table:table-cell table:formula="of:=IF([.I374]&gt;=0;IF([.H375]=1;[.I374]+([.F375]*[.J375])-20;[.I374]);0)" office:value-type="float" office:value="345774.121430978">
            <text:p>345774.121430978</text:p>
          </table:table-cell>
          <table:table-cell table:formula="of:=IF([.I374]&gt;1000;[.I374]*0.1;1000)" office:value-type="float" office:value="34648.0220878261">
            <text:p>34648.0220878261</text:p>
          </table:table-cell>
          <table:table-cell table:number-columns-repeated="2"/>
        </table:table-row>
        <table:table-row table:style-name="ro1">
          <table:table-cell office:value-type="string">
            <text:p>SEV</text:p>
          </table:table-cell>
          <table:table-cell office:value-type="float" office:value="1">
            <text:p>1</text:p>
          </table:table-cell>
          <table:table-cell office:value-type="string">
            <text:p>2013-06-07 00:00:00</text:p>
          </table:table-cell>
          <table:table-cell table:number-columns-repeated="2" office:value-type="float" office:value="4.54">
            <text:p>4.54</text:p>
          </table:table-cell>
          <table:table-cell office:value-type="float" office:value="0.0462555066079295">
            <text:p>0.0462555066</text:p>
          </table:table-cell>
          <table:table-cell office:value-type="float" office:value="0.0530143973307572">
            <text:p>0.0530143973</text:p>
          </table:table-cell>
          <table:table-cell table:formula="of:=IF([.G376]&gt;0;1;0)" office:value-type="float" office:value="1">
            <text:p>1</text:p>
          </table:table-cell>
          <table:table-cell table:formula="of:=IF([.I375]&gt;=0;IF([.H376]=1;[.I375]+([.F376]*[.J376])-20;[.I375]);0)" office:value-type="float" office:value="347353.517146848">
            <text:p>347353.517146848</text:p>
          </table:table-cell>
          <table:table-cell table:formula="of:=IF([.I375]&gt;1000;[.I375]*0.1;1000)" office:value-type="float" office:value="34577.4121430978">
            <text:p>34577.4121430978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10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0810810810810809">
            <text:p>0.0810810811</text:p>
          </table:table-cell>
          <table:table-cell office:value-type="float" office:value="0.100772571498465">
            <text:p>0.1007725715</text:p>
          </table:table-cell>
          <table:table-cell table:formula="of:=IF([.G377]&gt;0;1;0)" office:value-type="float" office:value="1">
            <text:p>1</text:p>
          </table:table-cell>
          <table:table-cell table:formula="of:=IF([.I376]&gt;=0;IF([.H377]=1;[.I376]+([.F377]*[.J377])-20;[.I376]);0)" office:value-type="float" office:value="350149.897015606">
            <text:p>350149.897015606</text:p>
          </table:table-cell>
          <table:table-cell table:formula="of:=IF([.I376]&gt;1000;[.I376]*0.1;1000)" office:value-type="float" office:value="34735.3517146848">
            <text:p>34735.3517146848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11 00:00:00</text:p>
          </table:table-cell>
          <table:table-cell table:number-columns-repeated="2" office:value-type="float" office:value="3.8975">
            <text:p>3.8975</text:p>
          </table:table-cell>
          <table:table-cell office:value-type="float" office:value="-0.0955740859525338">
            <text:p>-0.095574086</text:p>
          </table:table-cell>
          <table:table-cell office:value-type="float" office:value="0.0584925685963398">
            <text:p>0.0584925686</text:p>
          </table:table-cell>
          <table:table-cell table:formula="of:=IF([.G378]&gt;0;1;0)" office:value-type="float" office:value="1">
            <text:p>1</text:p>
          </table:table-cell>
          <table:table-cell table:formula="of:=IF([.I377]&gt;=0;IF([.H378]=1;[.I377]+([.F378]*[.J378])-20;[.I377]);0)" office:value-type="float" office:value="346783.371380242">
            <text:p>346783.371380242</text:p>
          </table:table-cell>
          <table:table-cell table:formula="of:=IF([.I377]&gt;1000;[.I377]*0.1;1000)" office:value-type="float" office:value="35014.9897015606">
            <text:p>35014.9897015606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6-12 00:00:00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0.132651637885339">
            <text:p>0.1326516379</text:p>
          </table:table-cell>
          <table:table-cell table:formula="of:=IF([.G379]&gt;0;1;0)" office:value-type="float" office:value="1">
            <text:p>1</text:p>
          </table:table-cell>
          <table:table-cell table:formula="of:=IF([.I378]&gt;=0;IF([.H379]=1;[.I378]+([.F379]*[.J379])-20;[.I378]);0)" office:value-type="float" office:value="346763.371380242">
            <text:p>346763.371380242</text:p>
          </table:table-cell>
          <table:table-cell table:formula="of:=IF([.I378]&gt;1000;[.I378]*0.1;1000)" office:value-type="float" office:value="34678.3371380242">
            <text:p>34678.3371380242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13 00:00:00</text:p>
          </table:table-cell>
          <table:table-cell table:number-columns-repeated="2" office:value-type="float" office:value="3.0875">
            <text:p>3.0875</text:p>
          </table:table-cell>
          <table:table-cell office:value-type="float" office:value="-0.103643724696357">
            <text:p>-0.1036437247</text:p>
          </table:table-cell>
          <table:table-cell office:value-type="float" office:value="0.0439979070011031">
            <text:p>0.043997907</text:p>
          </table:table-cell>
          <table:table-cell table:formula="of:=IF([.G380]&gt;0;1;0)" office:value-type="float" office:value="1">
            <text:p>1</text:p>
          </table:table-cell>
          <table:table-cell table:formula="of:=IF([.I379]&gt;=0;IF([.H380]=1;[.I379]+([.F380]*[.J380])-20;[.I379]);0)" office:value-type="float" office:value="343149.38664043">
            <text:p>343149.38664043</text:p>
          </table:table-cell>
          <table:table-cell table:formula="of:=IF([.I379]&gt;1000;[.I379]*0.1;1000)" office:value-type="float" office:value="34676.3371380242">
            <text:p>34676.337138024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14 00:00:00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0.540441176470588">
            <text:p>0.5404411765</text:p>
          </table:table-cell>
          <table:table-cell office:value-type="float" office:value="0.387027798888887">
            <text:p>0.3870277989</text:p>
          </table:table-cell>
          <table:table-cell table:formula="of:=IF([.G381]&gt;0;1;0)" office:value-type="float" office:value="1">
            <text:p>1</text:p>
          </table:table-cell>
          <table:table-cell table:formula="of:=IF([.I380]&gt;=0;IF([.H381]=1;[.I380]+([.F381]*[.J381])-20;[.I380]);0)" office:value-type="float" office:value="361674.592462542">
            <text:p>361674.592462542</text:p>
          </table:table-cell>
          <table:table-cell table:formula="of:=IF([.I380]&gt;1000;[.I380]*0.1;1000)" office:value-type="float" office:value="34314.938664043">
            <text:p>34314.938664043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17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3125">
            <text:p>0.13125</text:p>
          </table:table-cell>
          <table:table-cell office:value-type="float" office:value="0.252564598845069">
            <text:p>0.2525645988</text:p>
          </table:table-cell>
          <table:table-cell table:formula="of:=IF([.G382]&gt;0;1;0)" office:value-type="float" office:value="1">
            <text:p>1</text:p>
          </table:table-cell>
          <table:table-cell table:formula="of:=IF([.I381]&gt;=0;IF([.H382]=1;[.I381]+([.F382]*[.J382])-20;[.I381]);0)" office:value-type="float" office:value="366401.571488613">
            <text:p>366401.571488613</text:p>
          </table:table-cell>
          <table:table-cell table:formula="of:=IF([.I381]&gt;1000;[.I381]*0.1;1000)" office:value-type="float" office:value="36167.4592462542">
            <text:p>36167.4592462542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18 00:00:00</text:p>
          </table:table-cell>
          <table:table-cell table:number-columns-repeated="2" office:value-type="float" office:value="2.755">
            <text:p>2.755</text:p>
          </table:table-cell>
          <table:table-cell office:value-type="float" office:value="-0.0272232304900184">
            <text:p>-0.0272232305</text:p>
          </table:table-cell>
          <table:table-cell office:value-type="float" office:value="0.076796397325693">
            <text:p>0.0767963973</text:p>
          </table:table-cell>
          <table:table-cell table:formula="of:=IF([.G383]&gt;0;1;0)" office:value-type="float" office:value="1">
            <text:p>1</text:p>
          </table:table-cell>
          <table:table-cell table:formula="of:=IF([.I382]&gt;=0;IF([.H383]=1;[.I382]+([.F383]*[.J383])-20;[.I382]);0)" office:value-type="float" office:value="365384.108045359">
            <text:p>365384.108045359</text:p>
          </table:table-cell>
          <table:table-cell table:formula="of:=IF([.I382]&gt;1000;[.I382]*0.1;1000)" office:value-type="float" office:value="36640.1571488613">
            <text:p>36640.1571488613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19 00:00:00</text:p>
          </table:table-cell>
          <table:table-cell table:number-columns-repeated="2" office:value-type="float" office:value="2.68">
            <text:p>2.68</text:p>
          </table:table-cell>
          <table:table-cell office:value-type="float" office:value="-0.0606343283582088">
            <text:p>-0.0606343284</text:p>
          </table:table-cell>
          <table:table-cell office:value-type="float" office:value="0.0730085244368401">
            <text:p>0.0730085244</text:p>
          </table:table-cell>
          <table:table-cell table:formula="of:=IF([.G384]&gt;0;1;0)" office:value-type="float" office:value="1">
            <text:p>1</text:p>
          </table:table-cell>
          <table:table-cell table:formula="of:=IF([.I383]&gt;=0;IF([.H384]=1;[.I383]+([.F384]*[.J384])-20;[.I383]);0)" office:value-type="float" office:value="363148.626046949">
            <text:p>363148.626046949</text:p>
          </table:table-cell>
          <table:table-cell table:formula="of:=IF([.I383]&gt;1000;[.I383]*0.1;1000)" office:value-type="float" office:value="36538.4108045359">
            <text:p>36538.4108045359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20 00:00:00</text:p>
          </table:table-cell>
          <table:table-cell table:number-columns-repeated="2" office:value-type="float" office:value="2.5175">
            <text:p>2.5175</text:p>
          </table:table-cell>
          <table:table-cell office:value-type="float" office:value="-0.0158887785501489">
            <text:p>-0.0158887786</text:p>
          </table:table-cell>
          <table:table-cell office:value-type="float" office:value="0.0505012536231432">
            <text:p>0.0505012536</text:p>
          </table:table-cell>
          <table:table-cell table:formula="of:=IF([.G385]&gt;0;1;0)" office:value-type="float" office:value="1">
            <text:p>1</text:p>
          </table:table-cell>
          <table:table-cell table:formula="of:=IF([.I384]&gt;=0;IF([.H385]=1;[.I384]+([.F385]*[.J385])-20;[.I384]);0)" office:value-type="float" office:value="362551.627236944">
            <text:p>362551.627236944</text:p>
          </table:table-cell>
          <table:table-cell table:formula="of:=IF([.I384]&gt;1000;[.I384]*0.1;1000)" office:value-type="float" office:value="36314.8626046949">
            <text:p>36314.8626046949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1">
            <text:p>1</text:p>
          </table:table-cell>
          <table:table-cell office:value-type="string">
            <text:p>2013-06-21 00:00:00</text:p>
          </table:table-cell>
          <table:table-cell table:number-columns-repeated="2" office:value-type="float" office:value="2.4775">
            <text:p>2.4775</text:p>
          </table:table-cell>
          <table:table-cell office:value-type="float" office:value="-0.0211907164480324">
            <text:p>-0.0211907164</text:p>
          </table:table-cell>
          <table:table-cell office:value-type="float" office:value="0.0391792661169918">
            <text:p>0.0391792661</text:p>
          </table:table-cell>
          <table:table-cell table:formula="of:=IF([.G386]&gt;0;1;0)" office:value-type="float" office:value="1">
            <text:p>1</text:p>
          </table:table-cell>
          <table:table-cell table:formula="of:=IF([.I385]&gt;=0;IF([.H386]=1;[.I385]+([.F386]*[.J386])-20;[.I385]);0)" office:value-type="float" office:value="361763.354363889">
            <text:p>361763.354363889</text:p>
          </table:table-cell>
          <table:table-cell table:formula="of:=IF([.I385]&gt;1000;[.I385]*0.1;1000)" office:value-type="float" office:value="36255.1627236944">
            <text:p>36255.1627236944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3-06-24 00:00:00</text:p>
          </table:table-cell>
          <table:table-cell table:number-columns-repeated="2" office:value-type="float" office:value="0.9675">
            <text:p>0.9675</text:p>
          </table:table-cell>
          <table:table-cell office:value-type="float" office:value="-0.0155038759689923">
            <text:p>-0.015503876</text:p>
          </table:table-cell>
          <table:table-cell office:value-type="float" office:value="0.0555017871762884">
            <text:p>0.0555017872</text:p>
          </table:table-cell>
          <table:table-cell table:formula="of:=IF([.G387]&gt;0;1;0)" office:value-type="float" office:value="1">
            <text:p>1</text:p>
          </table:table-cell>
          <table:table-cell table:formula="of:=IF([.I386]&gt;=0;IF([.H387]=1;[.I386]+([.F387]*[.J387])-20;[.I386]);0)" office:value-type="float" office:value="361182.480946271">
            <text:p>361182.480946271</text:p>
          </table:table-cell>
          <table:table-cell table:formula="of:=IF([.I386]&gt;1000;[.I386]*0.1;1000)" office:value-type="float" office:value="36176.3354363889">
            <text:p>36176.335436388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25 00:00:00</text:p>
          </table:table-cell>
          <table:table-cell table:number-columns-repeated="2" office:value-type="float" office:value="2.375">
            <text:p>2.375</text:p>
          </table:table-cell>
          <table:table-cell office:value-type="float" office:value="0.684210526315789">
            <text:p>0.6842105263</text:p>
          </table:table-cell>
          <table:table-cell office:value-type="float" office:value="1.54183842419556">
            <text:p>1.5418384242</text:p>
          </table:table-cell>
          <table:table-cell table:formula="of:=IF([.G388]&gt;0;1;0)" office:value-type="float" office:value="1">
            <text:p>1</text:p>
          </table:table-cell>
          <table:table-cell table:formula="of:=IF([.I387]&gt;=0;IF([.H388]=1;[.I387]+([.F388]*[.J388])-20;[.I387]);0)" office:value-type="float" office:value="385874.9664847">
            <text:p>385874.9664847</text:p>
          </table:table-cell>
          <table:table-cell table:formula="of:=IF([.I387]&gt;1000;[.I387]*0.1;1000)" office:value-type="float" office:value="36118.2480946271">
            <text:p>36118.2480946271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3-06-26 00:00:00</text:p>
          </table:table-cell>
          <table:table-cell table:number-columns-repeated="2" office:value-type="float" office:value="0.9775">
            <text:p>0.9775</text:p>
          </table:table-cell>
          <table:table-cell office:value-type="float" office:value="0.0588235294117647">
            <text:p>0.0588235294</text:p>
          </table:table-cell>
          <table:table-cell office:value-type="float" office:value="0.0679156156350407">
            <text:p>0.0679156156</text:p>
          </table:table-cell>
          <table:table-cell table:formula="of:=IF([.G389]&gt;0;1;0)" office:value-type="float" office:value="1">
            <text:p>1</text:p>
          </table:table-cell>
          <table:table-cell table:formula="of:=IF([.I388]&gt;=0;IF([.H389]=1;[.I388]+([.F389]*[.J389])-20;[.I388]);0)" office:value-type="float" office:value="388124.819228728">
            <text:p>388124.819228728</text:p>
          </table:table-cell>
          <table:table-cell table:formula="of:=IF([.I388]&gt;1000;[.I388]*0.1;1000)" office:value-type="float" office:value="38587.49664847">
            <text:p>38587.49664847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6-27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.0235294117647058">
            <text:p>0.0235294118</text:p>
          </table:table-cell>
          <table:table-cell office:value-type="float" office:value="0.0391689733558637">
            <text:p>0.0391689734</text:p>
          </table:table-cell>
          <table:table-cell table:formula="of:=IF([.G390]&gt;0;1;0)" office:value-type="float" office:value="1">
            <text:p>1</text:p>
          </table:table-cell>
          <table:table-cell table:formula="of:=IF([.I389]&gt;=0;IF([.H390]=1;[.I389]+([.F390]*[.J390])-20;[.I389]);0)" office:value-type="float" office:value="389018.054097501">
            <text:p>389018.054097501</text:p>
          </table:table-cell>
          <table:table-cell table:formula="of:=IF([.I389]&gt;1000;[.I389]*0.1;1000)" office:value-type="float" office:value="38812.4819228728">
            <text:p>38812.4819228728</text:p>
          </table:table-cell>
          <table:table-cell table:number-columns-repeated="2"/>
        </table:table-row>
        <table:table-row table:style-name="ro1">
          <table:table-cell office:value-type="string">
            <text:p>GRH</text:p>
          </table:table-cell>
          <table:table-cell office:value-type="float" office:value="1">
            <text:p>1</text:p>
          </table:table-cell>
          <table:table-cell office:value-type="string">
            <text:p>2013-06-28 00:00:00</text:p>
          </table:table-cell>
          <table:table-cell table:number-columns-repeated="2" office:value-type="float" office:value="0.7975">
            <text:p>0.7975</text:p>
          </table:table-cell>
          <table:table-cell office:value-type="float" office:value="0.0470219435736676">
            <text:p>0.0470219436</text:p>
          </table:table-cell>
          <table:table-cell office:value-type="float" office:value="0.0345948138184995">
            <text:p>0.0345948138</text:p>
          </table:table-cell>
          <table:table-cell table:formula="of:=IF([.G391]&gt;0;1;0)" office:value-type="float" office:value="1">
            <text:p>1</text:p>
          </table:table-cell>
          <table:table-cell table:formula="of:=IF([.I390]&gt;=0;IF([.H391]=1;[.I390]+([.F391]*[.J391])-20;[.I390]);0)" office:value-type="float" office:value="390827.292596392">
            <text:p>390827.292596392</text:p>
          </table:table-cell>
          <table:table-cell table:formula="of:=IF([.I390]&gt;1000;[.I390]*0.1;1000)" office:value-type="float" office:value="38901.8054097501">
            <text:p>38901.8054097501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1">
            <text:p>1</text:p>
          </table:table-cell>
          <table:table-cell office:value-type="string">
            <text:p>2013-07-01 00:00:00</text:p>
          </table:table-cell>
          <table:table-cell table:number-columns-repeated="2" office:value-type="float" office:value="1.045">
            <text:p>1.045</text:p>
          </table:table-cell>
          <table:table-cell office:value-type="float" office:value="0.0382775119617225">
            <text:p>0.038277512</text:p>
          </table:table-cell>
          <table:table-cell office:value-type="float" office:value="0.126754564318734">
            <text:p>0.1267545643</text:p>
          </table:table-cell>
          <table:table-cell table:formula="of:=IF([.G392]&gt;0;1;0)" office:value-type="float" office:value="1">
            <text:p>1</text:p>
          </table:table-cell>
          <table:table-cell table:formula="of:=IF([.I391]&gt;=0;IF([.H392]=1;[.I391]+([.F392]*[.J392])-20;[.I391]);0)" office:value-type="float" office:value="392303.282233125">
            <text:p>392303.282233125</text:p>
          </table:table-cell>
          <table:table-cell table:formula="of:=IF([.I391]&gt;1000;[.I391]*0.1;1000)" office:value-type="float" office:value="39082.7292596392">
            <text:p>39082.729259639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02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190476190476191">
            <text:p>0.1904761905</text:p>
          </table:table-cell>
          <table:table-cell office:value-type="float" office:value="0.122283315821851">
            <text:p>0.1222833158</text:p>
          </table:table-cell>
          <table:table-cell table:formula="of:=IF([.G393]&gt;0;1;0)" office:value-type="float" office:value="1">
            <text:p>1</text:p>
          </table:table-cell>
          <table:table-cell table:formula="of:=IF([.I392]&gt;=0;IF([.H393]=1;[.I392]+([.F393]*[.J393])-20;[.I392]);0)" office:value-type="float" office:value="399755.725704232">
            <text:p>399755.725704232</text:p>
          </table:table-cell>
          <table:table-cell table:formula="of:=IF([.I392]&gt;1000;[.I392]*0.1;1000)" office:value-type="float" office:value="39230.3282233125">
            <text:p>39230.3282233125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1">
            <text:p>1</text:p>
          </table:table-cell>
          <table:table-cell office:value-type="string">
            <text:p>2013-07-03 00:00:00</text:p>
          </table:table-cell>
          <table:table-cell table:number-columns-repeated="2" office:value-type="float" office:value="1.0125">
            <text:p>1.0125</text:p>
          </table:table-cell>
          <table:table-cell office:value-type="float" office:value="-0.0790123456790123">
            <text:p>-0.0790123457</text:p>
          </table:table-cell>
          <table:table-cell office:value-type="float" office:value="0.0598916389598062">
            <text:p>0.059891639</text:p>
          </table:table-cell>
          <table:table-cell table:formula="of:=IF([.G394]&gt;0;1;0)" office:value-type="float" office:value="1">
            <text:p>1</text:p>
          </table:table-cell>
          <table:table-cell table:formula="of:=IF([.I393]&gt;=0;IF([.H394]=1;[.I393]+([.F394]*[.J394])-20;[.I393]);0)" office:value-type="float" office:value="396577.161945581">
            <text:p>396577.161945581</text:p>
          </table:table-cell>
          <table:table-cell table:formula="of:=IF([.I393]&gt;1000;[.I393]*0.1;1000)" office:value-type="float" office:value="39975.5725704232">
            <text:p>39975.5725704232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3-07-04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028688172388987">
            <text:p>0.0286881724</text:p>
          </table:table-cell>
          <table:table-cell table:formula="of:=IF([.G395]&gt;0;1;0)" office:value-type="float" office:value="1">
            <text:p>1</text:p>
          </table:table-cell>
          <table:table-cell table:formula="of:=IF([.I394]&gt;=0;IF([.H395]=1;[.I394]+([.F395]*[.J395])-20;[.I394]);0)" office:value-type="float" office:value="396557.161945581">
            <text:p>396557.161945581</text:p>
          </table:table-cell>
          <table:table-cell table:formula="of:=IF([.I394]&gt;1000;[.I394]*0.1;1000)" office:value-type="float" office:value="39657.7161945581">
            <text:p>39657.7161945581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7-05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512820512820513">
            <text:p>0.0512820513</text:p>
          </table:table-cell>
          <table:table-cell office:value-type="float" office:value="0.0432992532731674">
            <text:p>0.0432992533</text:p>
          </table:table-cell>
          <table:table-cell table:formula="of:=IF([.G396]&gt;0;1;0)" office:value-type="float" office:value="1">
            <text:p>1</text:p>
          </table:table-cell>
          <table:table-cell table:formula="of:=IF([.I395]&gt;=0;IF([.H396]=1;[.I395]+([.F396]*[.J396])-20;[.I395]);0)" office:value-type="float" office:value="398570.788417097">
            <text:p>398570.788417097</text:p>
          </table:table-cell>
          <table:table-cell table:formula="of:=IF([.I395]&gt;1000;[.I395]*0.1;1000)" office:value-type="float" office:value="39655.7161945581">
            <text:p>39655.716194558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7-08 00:00:00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float" office:value="0.0791362785354553">
            <text:p>0.0791362785</text:p>
          </table:table-cell>
          <table:table-cell table:formula="of:=IF([.G397]&gt;0;1;0)" office:value-type="float" office:value="1">
            <text:p>1</text:p>
          </table:table-cell>
          <table:table-cell table:formula="of:=IF([.I396]&gt;=0;IF([.H397]=1;[.I396]+([.F397]*[.J397])-20;[.I396]);0)" office:value-type="float" office:value="398550.788417097">
            <text:p>398550.788417097</text:p>
          </table:table-cell>
          <table:table-cell table:formula="of:=IF([.I396]&gt;1000;[.I396]*0.1;1000)" office:value-type="float" office:value="39857.0788417097">
            <text:p>39857.078841709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7-09 00:00:00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float" office:value="0.0894258952906235">
            <text:p>0.0894258953</text:p>
          </table:table-cell>
          <table:table-cell table:formula="of:=IF([.G398]&gt;0;1;0)" office:value-type="float" office:value="1">
            <text:p>1</text:p>
          </table:table-cell>
          <table:table-cell table:formula="of:=IF([.I397]&gt;=0;IF([.H398]=1;[.I397]+([.F398]*[.J398])-20;[.I397]);0)" office:value-type="float" office:value="398530.788417097">
            <text:p>398530.788417097</text:p>
          </table:table-cell>
          <table:table-cell table:formula="of:=IF([.I397]&gt;1000;[.I397]*0.1;1000)" office:value-type="float" office:value="39855.0788417097">
            <text:p>39855.0788417097</text:p>
          </table:table-cell>
          <table:table-cell table:number-columns-repeated="2"/>
        </table:table-row>
        <table:table-row table:style-name="ro1">
          <table:table-cell office:value-type="string">
            <text:p>BSPM</text:p>
          </table:table-cell>
          <table:table-cell office:value-type="float" office:value="1">
            <text:p>1</text:p>
          </table:table-cell>
          <table:table-cell office:value-type="string">
            <text:p>2013-07-10 00:00:00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0304054054054053">
            <text:p>0.0304054054</text:p>
          </table:table-cell>
          <table:table-cell office:value-type="float" office:value="0.101024849771595">
            <text:p>0.1010248498</text:p>
          </table:table-cell>
          <table:table-cell table:formula="of:=IF([.G399]&gt;0;1;0)" office:value-type="float" office:value="1">
            <text:p>1</text:p>
          </table:table-cell>
          <table:table-cell table:formula="of:=IF([.I398]&gt;=0;IF([.H399]=1;[.I398]+([.F399]*[.J399])-20;[.I398]);0)" office:value-type="float" office:value="399722.537435933">
            <text:p>399722.537435933</text:p>
          </table:table-cell>
          <table:table-cell table:formula="of:=IF([.I398]&gt;1000;[.I398]*0.1;1000)" office:value-type="float" office:value="39853.0788417097">
            <text:p>39853.0788417097</text:p>
          </table:table-cell>
          <table:table-cell table:number-columns-repeated="2"/>
        </table:table-row>
        <table:table-row table:style-name="ro1">
          <table:table-cell office:value-type="string">
            <text:p>SGMA</text:p>
          </table:table-cell>
          <table:table-cell office:value-type="float" office:value="1">
            <text:p>1</text:p>
          </table:table-cell>
          <table:table-cell office:value-type="string">
            <text:p>2013-07-11 00:00:00</text:p>
          </table:table-cell>
          <table:table-cell table:number-columns-repeated="2" office:value-type="float" office:value="4.2275">
            <text:p>4.2275</text:p>
          </table:table-cell>
          <table:table-cell office:value-type="float" office:value="-0.00295683027794214">
            <text:p>-0.0029568303</text:p>
          </table:table-cell>
          <table:table-cell office:value-type="float" office:value="0.0412417340188549">
            <text:p>0.041241734</text:p>
          </table:table-cell>
          <table:table-cell table:formula="of:=IF([.G400]&gt;0;1;0)" office:value-type="float" office:value="1">
            <text:p>1</text:p>
          </table:table-cell>
          <table:table-cell table:formula="of:=IF([.I399]&gt;=0;IF([.H400]=1;[.I399]+([.F400]*[.J400])-20;[.I399]);0)" office:value-type="float" office:value="399584.346265786">
            <text:p>399584.346265786</text:p>
          </table:table-cell>
          <table:table-cell table:formula="of:=IF([.I399]&gt;1000;[.I399]*0.1;1000)" office:value-type="float" office:value="39972.2537435933">
            <text:p>39972.2537435933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3-07-12 00:00:00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0.0682111089861187">
            <text:p>0.068211109</text:p>
          </table:table-cell>
          <table:table-cell table:formula="of:=IF([.G401]&gt;0;1;0)" office:value-type="float" office:value="1">
            <text:p>1</text:p>
          </table:table-cell>
          <table:table-cell table:formula="of:=IF([.I400]&gt;=0;IF([.H401]=1;[.I400]+([.F401]*[.J401])-20;[.I400]);0)" office:value-type="float" office:value="399564.346265786">
            <text:p>399564.346265786</text:p>
          </table:table-cell>
          <table:table-cell table:formula="of:=IF([.I400]&gt;1000;[.I400]*0.1;1000)" office:value-type="float" office:value="39958.4346265786">
            <text:p>39958.4346265786</text:p>
          </table:table-cell>
          <table:table-cell table:number-columns-repeated="2"/>
        </table:table-row>
        <table:table-row table:style-name="ro1">
          <table:table-cell office:value-type="string">
            <text:p>CRMD</text:p>
          </table:table-cell>
          <table:table-cell office:value-type="float" office:value="1">
            <text:p>1</text:p>
          </table:table-cell>
          <table:table-cell office:value-type="string">
            <text:p>2013-07-15 00:00:00</text:p>
          </table:table-cell>
          <table:table-cell table:number-columns-repeated="2" office:value-type="float" office:value="0.9675">
            <text:p>0.9675</text:p>
          </table:table-cell>
          <table:table-cell office:value-type="float" office:value="-0.00775193798449603">
            <text:p>-0.007751938</text:p>
          </table:table-cell>
          <table:table-cell office:value-type="float" office:value="0.038139802082646">
            <text:p>0.0381398021</text:p>
          </table:table-cell>
          <table:table-cell table:formula="of:=IF([.G402]&gt;0;1;0)" office:value-type="float" office:value="1">
            <text:p>1</text:p>
          </table:table-cell>
          <table:table-cell table:formula="of:=IF([.I401]&gt;=0;IF([.H402]=1;[.I401]+([.F402]*[.J402])-20;[.I401]);0)" office:value-type="float" office:value="399234.606462479">
            <text:p>399234.606462479</text:p>
          </table:table-cell>
          <table:table-cell table:formula="of:=IF([.I401]&gt;1000;[.I401]*0.1;1000)" office:value-type="float" office:value="39956.4346265786">
            <text:p>39956.434626578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16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83171599270936">
            <text:p>0.0783171599</text:p>
          </table:table-cell>
          <table:table-cell table:formula="of:=IF([.G403]&gt;0;1;0)" office:value-type="float" office:value="1">
            <text:p>1</text:p>
          </table:table-cell>
          <table:table-cell table:formula="of:=IF([.I402]&gt;=0;IF([.H403]=1;[.I402]+([.F403]*[.J403])-20;[.I402]);0)" office:value-type="float" office:value="399214.606462479">
            <text:p>399214.606462479</text:p>
          </table:table-cell>
          <table:table-cell table:formula="of:=IF([.I402]&gt;1000;[.I402]*0.1;1000)" office:value-type="float" office:value="39923.4606462479">
            <text:p>39923.4606462479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7-17 00:00:00</text:p>
          </table:table-cell>
          <table:table-cell table:number-columns-repeated="2" office:value-type="float" office:value="0.3825">
            <text:p>0.3825</text:p>
          </table:table-cell>
          <table:table-cell office:value-type="float" office:value="0.065359477124183">
            <text:p>0.0653594771</text:p>
          </table:table-cell>
          <table:table-cell office:value-type="float" office:value="0.178269339971201">
            <text:p>0.17826934</text:p>
          </table:table-cell>
          <table:table-cell table:formula="of:=IF([.G404]&gt;0;1;0)" office:value-type="float" office:value="1">
            <text:p>1</text:p>
          </table:table-cell>
          <table:table-cell table:formula="of:=IF([.I403]&gt;=0;IF([.H404]=1;[.I403]+([.F404]*[.J404])-20;[.I403]);0)" office:value-type="float" office:value="401803.852256352">
            <text:p>401803.852256352</text:p>
          </table:table-cell>
          <table:table-cell table:formula="of:=IF([.I403]&gt;1000;[.I403]*0.1;1000)" office:value-type="float" office:value="39921.4606462479">
            <text:p>39921.4606462479</text:p>
          </table:table-cell>
          <table:table-cell table:number-columns-repeated="2"/>
        </table:table-row>
        <table:table-row table:style-name="ro1">
          <table:table-cell office:value-type="string">
            <text:p>ITI</text:p>
          </table:table-cell>
          <table:table-cell office:value-type="float" office:value="1">
            <text:p>1</text:p>
          </table:table-cell>
          <table:table-cell office:value-type="string">
            <text:p>2013-07-18 00:00:00</text:p>
          </table:table-cell>
          <table:table-cell table:number-columns-repeated="2" office:value-type="float" office:value="1.8">
            <text:p>1.8</text:p>
          </table:table-cell>
          <table:table-cell office:value-type="float" office:value="-0.0097222222222223">
            <text:p>-0.0097222222</text:p>
          </table:table-cell>
          <table:table-cell office:value-type="float" office:value="0.143752327767754">
            <text:p>0.1437523278</text:p>
          </table:table-cell>
          <table:table-cell table:formula="of:=IF([.G405]&gt;0;1;0)" office:value-type="float" office:value="1">
            <text:p>1</text:p>
          </table:table-cell>
          <table:table-cell table:formula="of:=IF([.I404]&gt;=0;IF([.H405]=1;[.I404]+([.F405]*[.J405])-20;[.I404]);0)" office:value-type="float" office:value="401393.209622214">
            <text:p>401393.209622214</text:p>
          </table:table-cell>
          <table:table-cell table:formula="of:=IF([.I404]&gt;1000;[.I404]*0.1;1000)" office:value-type="float" office:value="40180.3852256352">
            <text:p>40180.3852256352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7-19 00:00:0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141006963620745">
            <text:p>0.1410069636</text:p>
          </table:table-cell>
          <table:table-cell table:formula="of:=IF([.G406]&gt;0;1;0)" office:value-type="float" office:value="1">
            <text:p>1</text:p>
          </table:table-cell>
          <table:table-cell table:formula="of:=IF([.I405]&gt;=0;IF([.H406]=1;[.I405]+([.F406]*[.J406])-20;[.I405]);0)" office:value-type="float" office:value="401373.209622214">
            <text:p>401373.209622214</text:p>
          </table:table-cell>
          <table:table-cell table:formula="of:=IF([.I405]&gt;1000;[.I405]*0.1;1000)" office:value-type="float" office:value="40139.3209622214">
            <text:p>40139.3209622214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7-22 00:00:0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0.0489812665662054">
            <text:p>0.0489812666</text:p>
          </table:table-cell>
          <table:table-cell table:formula="of:=IF([.G407]&gt;0;1;0)" office:value-type="float" office:value="1">
            <text:p>1</text:p>
          </table:table-cell>
          <table:table-cell table:formula="of:=IF([.I406]&gt;=0;IF([.H407]=1;[.I406]+([.F407]*[.J407])-20;[.I406]);0)" office:value-type="float" office:value="401353.209622214">
            <text:p>401353.209622214</text:p>
          </table:table-cell>
          <table:table-cell table:formula="of:=IF([.I406]&gt;1000;[.I406]*0.1;1000)" office:value-type="float" office:value="40137.3209622214">
            <text:p>40137.3209622214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7-23 00:00:00</text:p>
          </table:table-cell>
          <table:table-cell table:number-columns-repeated="2" office:value-type="float" office:value="0.2975">
            <text:p>0.2975</text:p>
          </table:table-cell>
          <table:table-cell office:value-type="float" office:value="0.0588235294117645">
            <text:p>0.0588235294</text:p>
          </table:table-cell>
          <table:table-cell office:value-type="float" office:value="0.0449531409246726">
            <text:p>0.0449531409</text:p>
          </table:table-cell>
          <table:table-cell table:formula="of:=IF([.G408]&gt;0;1;0)" office:value-type="float" office:value="1">
            <text:p>1</text:p>
          </table:table-cell>
          <table:table-cell table:formula="of:=IF([.I407]&gt;=0;IF([.H408]=1;[.I407]+([.F408]*[.J408])-20;[.I407]);0)" office:value-type="float" office:value="403694.110855285">
            <text:p>403694.110855285</text:p>
          </table:table-cell>
          <table:table-cell table:formula="of:=IF([.I407]&gt;1000;[.I407]*0.1;1000)" office:value-type="float" office:value="40135.3209622214">
            <text:p>40135.3209622214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7-24 00:00:00</text:p>
          </table:table-cell>
          <table:table-cell office:value-type="float" office:value="0.2875">
            <text:p>0.2875</text:p>
          </table:table-cell>
          <table:table-cell office:value-type="float" office:value="1.4375">
            <text:p>1.4375</text:p>
          </table:table-cell>
          <table:table-cell office:value-type="float" office:value="-0.0521739130434781">
            <text:p>-0.052173913</text:p>
          </table:table-cell>
          <table:table-cell office:value-type="float" office:value="0.126624103814792">
            <text:p>0.1266241038</text:p>
          </table:table-cell>
          <table:table-cell table:formula="of:=IF([.G409]&gt;0;1;0)" office:value-type="float" office:value="1">
            <text:p>1</text:p>
          </table:table-cell>
          <table:table-cell table:formula="of:=IF([.I408]&gt;=0;IF([.H409]=1;[.I408]+([.F409]*[.J409])-20;[.I408]);0)" office:value-type="float" office:value="401567.880711693">
            <text:p>401567.880711693</text:p>
          </table:table-cell>
          <table:table-cell table:formula="of:=IF([.I408]&gt;1000;[.I408]*0.1;1000)" office:value-type="float" office:value="40369.4110855285">
            <text:p>40369.4110855285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7-25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595238095238093">
            <text:p>0.0595238095</text:p>
          </table:table-cell>
          <table:table-cell office:value-type="float" office:value="0.118433027343705">
            <text:p>0.1184330273</text:p>
          </table:table-cell>
          <table:table-cell table:formula="of:=IF([.G410]&gt;0;1;0)" office:value-type="float" office:value="1">
            <text:p>1</text:p>
          </table:table-cell>
          <table:table-cell table:formula="of:=IF([.I409]&gt;=0;IF([.H410]=1;[.I409]+([.F410]*[.J410])-20;[.I409]);0)" office:value-type="float" office:value="403938.165715929">
            <text:p>403938.165715929</text:p>
          </table:table-cell>
          <table:table-cell table:formula="of:=IF([.I409]&gt;1000;[.I409]*0.1;1000)" office:value-type="float" office:value="40156.7880711693">
            <text:p>40156.7880711693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7-26 00:00:00</text:p>
          </table:table-cell>
          <table:table-cell table:number-columns-repeated="2" office:value-type="float" office:value="0.445">
            <text:p>0.445</text:p>
          </table:table-cell>
          <table:table-cell office:value-type="float" office:value="0.050561797752809">
            <text:p>0.0505617978</text:p>
          </table:table-cell>
          <table:table-cell office:value-type="float" office:value="0.0813196174460965">
            <text:p>0.0813196174</text:p>
          </table:table-cell>
          <table:table-cell table:formula="of:=IF([.G411]&gt;0;1;0)" office:value-type="float" office:value="1">
            <text:p>1</text:p>
          </table:table-cell>
          <table:table-cell table:formula="of:=IF([.I410]&gt;=0;IF([.H411]=1;[.I410]+([.F411]*[.J411])-20;[.I410]);0)" office:value-type="float" office:value="405960.549699886">
            <text:p>405960.549699886</text:p>
          </table:table-cell>
          <table:table-cell table:formula="of:=IF([.I410]&gt;1000;[.I410]*0.1;1000)" office:value-type="float" office:value="40393.8165715929">
            <text:p>40393.8165715929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1">
            <text:p>1</text:p>
          </table:table-cell>
          <table:table-cell office:value-type="string">
            <text:p>2013-07-29 00:00:00</text:p>
          </table:table-cell>
          <table:table-cell table:number-columns-repeated="2" office:value-type="float" office:value="1.735">
            <text:p>1.735</text:p>
          </table:table-cell>
          <table:table-cell office:value-type="float" office:value="-0.04178674351585">
            <text:p>-0.0417867435</text:p>
          </table:table-cell>
          <table:table-cell office:value-type="float" office:value="0.0840551587331556">
            <text:p>0.0840551587</text:p>
          </table:table-cell>
          <table:table-cell table:formula="of:=IF([.G412]&gt;0;1;0)" office:value-type="float" office:value="1">
            <text:p>1</text:p>
          </table:table-cell>
          <table:table-cell table:formula="of:=IF([.I411]&gt;=0;IF([.H412]=1;[.I411]+([.F412]*[.J412])-20;[.I411]);0)" office:value-type="float" office:value="404244.1727631">
            <text:p>404244.1727631</text:p>
          </table:table-cell>
          <table:table-cell table:formula="of:=IF([.I411]&gt;1000;[.I411]*0.1;1000)" office:value-type="float" office:value="40596.0549699886">
            <text:p>40596.054969988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7-30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01617776105401">
            <text:p>0.0701617776</text:p>
          </table:table-cell>
          <table:table-cell table:formula="of:=IF([.G413]&gt;0;1;0)" office:value-type="float" office:value="1">
            <text:p>1</text:p>
          </table:table-cell>
          <table:table-cell table:formula="of:=IF([.I412]&gt;=0;IF([.H413]=1;[.I412]+([.F413]*[.J413])-20;[.I412]);0)" office:value-type="float" office:value="404224.1727631">
            <text:p>404224.1727631</text:p>
          </table:table-cell>
          <table:table-cell table:formula="of:=IF([.I412]&gt;1000;[.I412]*0.1;1000)" office:value-type="float" office:value="40424.41727631">
            <text:p>40424.4172763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31 00:00:00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00568181818181812">
            <text:p>0.0056818182</text:p>
          </table:table-cell>
          <table:table-cell office:value-type="float" office:value="0.0729236000810027">
            <text:p>0.0729236001</text:p>
          </table:table-cell>
          <table:table-cell table:formula="of:=IF([.G414]&gt;0;1;0)" office:value-type="float" office:value="1">
            <text:p>1</text:p>
          </table:table-cell>
          <table:table-cell table:formula="of:=IF([.I413]&gt;=0;IF([.H414]=1;[.I413]+([.F414]*[.J414])-20;[.I413]);0)" office:value-type="float" office:value="404433.845588533">
            <text:p>404433.845588533</text:p>
          </table:table-cell>
          <table:table-cell table:formula="of:=IF([.I413]&gt;1000;[.I413]*0.1;1000)" office:value-type="float" office:value="40422.41727631">
            <text:p>40422.41727631</text:p>
          </table:table-cell>
          <table:table-cell table:number-columns-repeated="2"/>
        </table:table-row>
        <table:table-row table:style-name="ro1">
          <table:table-cell office:value-type="string">
            <text:p>URRE</text:p>
          </table:table-cell>
          <table:table-cell office:value-type="float" office:value="1">
            <text:p>1</text:p>
          </table:table-cell>
          <table:table-cell office:value-type="string">
            <text:p>2013-08-01 00:00:00</text:p>
          </table:table-cell>
          <table:table-cell table:number-columns-repeated="2" office:value-type="float" office:value="3.8275">
            <text:p>3.8275</text:p>
          </table:table-cell>
          <table:table-cell office:value-type="float" office:value="-0.0450685826257348">
            <text:p>-0.0450685826</text:p>
          </table:table-cell>
          <table:table-cell office:value-type="float" office:value="0.0594302331111597">
            <text:p>0.0594302331</text:p>
          </table:table-cell>
          <table:table-cell table:formula="of:=IF([.G415]&gt;0;1;0)" office:value-type="float" office:value="1">
            <text:p>1</text:p>
          </table:table-cell>
          <table:table-cell table:formula="of:=IF([.I414]&gt;=0;IF([.H415]=1;[.I414]+([.F415]*[.J415])-20;[.I414]);0)" office:value-type="float" office:value="402591.119569878">
            <text:p>402591.119569878</text:p>
          </table:table-cell>
          <table:table-cell table:formula="of:=IF([.I414]&gt;1000;[.I414]*0.1;1000)" office:value-type="float" office:value="40443.3845588533">
            <text:p>40443.3845588533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02 00:00:00</text:p>
          </table:table-cell>
          <table:table-cell table:number-columns-repeated="2" office:value-type="float" office:value="0.415">
            <text:p>0.415</text:p>
          </table:table-cell>
          <table:table-cell office:value-type="float" office:value="0.0722891566265058">
            <text:p>0.0722891566</text:p>
          </table:table-cell>
          <table:table-cell office:value-type="float" office:value="0.0993142887232864">
            <text:p>0.0993142887</text:p>
          </table:table-cell>
          <table:table-cell table:formula="of:=IF([.G416]&gt;0;1;0)" office:value-type="float" office:value="1">
            <text:p>1</text:p>
          </table:table-cell>
          <table:table-cell table:formula="of:=IF([.I415]&gt;=0;IF([.H416]=1;[.I415]+([.F416]*[.J416])-20;[.I415]);0)" office:value-type="float" office:value="405481.416819781">
            <text:p>405481.416819781</text:p>
          </table:table-cell>
          <table:table-cell table:formula="of:=IF([.I415]&gt;1000;[.I415]*0.1;1000)" office:value-type="float" office:value="40259.1119569878">
            <text:p>40259.1119569878</text:p>
          </table:table-cell>
          <table:table-cell table:number-columns-repeated="2"/>
        </table:table-row>
        <table:table-row table:style-name="ro1">
          <table:table-cell office:value-type="string">
            <text:p>SORL</text:p>
          </table:table-cell>
          <table:table-cell office:value-type="float" office:value="1">
            <text:p>1</text:p>
          </table:table-cell>
          <table:table-cell office:value-type="string">
            <text:p>2013-08-05 00:00:00</text:p>
          </table:table-cell>
          <table:table-cell table:number-columns-repeated="2" office:value-type="float" office:value="3.39">
            <text:p>3.39</text:p>
          </table:table-cell>
          <table:table-cell office:value-type="float" office:value="-0.0707964601769913">
            <text:p>-0.0707964602</text:p>
          </table:table-cell>
          <table:table-cell office:value-type="float" office:value="0.0742707974768122">
            <text:p>0.0742707975</text:p>
          </table:table-cell>
          <table:table-cell table:formula="of:=IF([.G417]&gt;0;1;0)" office:value-type="float" office:value="1">
            <text:p>1</text:p>
          </table:table-cell>
          <table:table-cell table:formula="of:=IF([.I416]&gt;=0;IF([.H417]=1;[.I416]+([.F417]*[.J417])-20;[.I416]);0)" office:value-type="float" office:value="402590.751921942">
            <text:p>402590.751921942</text:p>
          </table:table-cell>
          <table:table-cell table:formula="of:=IF([.I416]&gt;1000;[.I416]*0.1;1000)" office:value-type="float" office:value="40548.1416819781">
            <text:p>40548.1416819781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1">
            <text:p>1</text:p>
          </table:table-cell>
          <table:table-cell office:value-type="string">
            <text:p>2013-08-06 00:00:00</text:p>
          </table:table-cell>
          <table:table-cell table:number-columns-repeated="2" office:value-type="float" office:value="1.8575">
            <text:p>1.8575</text:p>
          </table:table-cell>
          <table:table-cell office:value-type="float" office:value="-0.117092866756393">
            <text:p>-0.1170928668</text:p>
          </table:table-cell>
          <table:table-cell office:value-type="float" office:value="0.036461191519737">
            <text:p>0.0364611915</text:p>
          </table:table-cell>
          <table:table-cell table:formula="of:=IF([.G418]&gt;0;1;0)" office:value-type="float" office:value="1">
            <text:p>1</text:p>
          </table:table-cell>
          <table:table-cell table:formula="of:=IF([.I417]&gt;=0;IF([.H418]=1;[.I417]+([.F418]*[.J418])-20;[.I417]);0)" office:value-type="float" office:value="397856.701394726">
            <text:p>397856.701394726</text:p>
          </table:table-cell>
          <table:table-cell table:formula="of:=IF([.I417]&gt;1000;[.I417]*0.1;1000)" office:value-type="float" office:value="40259.0751921942">
            <text:p>40259.075192194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8-07 00:00:00</text:p>
          </table:table-cell>
          <table:table-cell table:number-columns-repeated="2" office:value-type="float" office:value="2.685">
            <text:p>2.685</text:p>
          </table:table-cell>
          <table:table-cell office:value-type="float" office:value="0.134078212290503">
            <text:p>0.1340782123</text:p>
          </table:table-cell>
          <table:table-cell office:value-type="float" office:value="0.107795087482724">
            <text:p>0.1077950875</text:p>
          </table:table-cell>
          <table:table-cell table:formula="of:=IF([.G419]&gt;0;1;0)" office:value-type="float" office:value="1">
            <text:p>1</text:p>
          </table:table-cell>
          <table:table-cell table:formula="of:=IF([.I418]&gt;=0;IF([.H419]=1;[.I418]+([.F419]*[.J419])-20;[.I418]);0)" office:value-type="float" office:value="403171.092921807">
            <text:p>403171.092921807</text:p>
          </table:table-cell>
          <table:table-cell table:formula="of:=IF([.I418]&gt;1000;[.I418]*0.1;1000)" office:value-type="float" office:value="39785.6701394726">
            <text:p>39785.6701394726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08 00:00:00</text:p>
          </table:table-cell>
          <table:table-cell office:value-type="float" office:value="0.5075">
            <text:p>0.5075</text:p>
          </table:table-cell>
          <table:table-cell office:value-type="float" office:value="10.15">
            <text:p>10.15</text:p>
          </table:table-cell>
          <table:table-cell office:value-type="float" office:value="0.024630541871921">
            <text:p>0.0246305419</text:p>
          </table:table-cell>
          <table:table-cell office:value-type="float" office:value="0.08853345238285">
            <text:p>0.0885334524</text:p>
          </table:table-cell>
          <table:table-cell table:formula="of:=IF([.G420]&gt;0;1;0)" office:value-type="float" office:value="1">
            <text:p>1</text:p>
          </table:table-cell>
          <table:table-cell table:formula="of:=IF([.I419]&gt;=0;IF([.H420]=1;[.I419]+([.F420]*[.J420])-20;[.I419]);0)" office:value-type="float" office:value="404144.125170383">
            <text:p>404144.125170383</text:p>
          </table:table-cell>
          <table:table-cell table:formula="of:=IF([.I419]&gt;1000;[.I419]*0.1;1000)" office:value-type="float" office:value="40317.1092921807">
            <text:p>40317.109292180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8-09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-0.1875">
            <text:p>-0.1875</text:p>
          </table:table-cell>
          <table:table-cell office:value-type="float" office:value="0.0817184045870121">
            <text:p>0.0817184046</text:p>
          </table:table-cell>
          <table:table-cell table:formula="of:=IF([.G421]&gt;0;1;0)" office:value-type="float" office:value="1">
            <text:p>1</text:p>
          </table:table-cell>
          <table:table-cell table:formula="of:=IF([.I420]&gt;=0;IF([.H421]=1;[.I420]+([.F421]*[.J421])-20;[.I420]);0)" office:value-type="float" office:value="396546.422823438">
            <text:p>396546.422823438</text:p>
          </table:table-cell>
          <table:table-cell table:formula="of:=IF([.I420]&gt;1000;[.I420]*0.1;1000)" office:value-type="float" office:value="40414.4125170383">
            <text:p>40414.4125170383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8-12 00:00:00</text:p>
          </table:table-cell>
          <table:table-cell table:number-columns-repeated="2" office:value-type="float" office:value="0.4725">
            <text:p>0.4725</text:p>
          </table:table-cell>
          <table:table-cell office:value-type="float" office:value="0.148148148148148">
            <text:p>0.1481481481</text:p>
          </table:table-cell>
          <table:table-cell office:value-type="float" office:value="0.219865239466532">
            <text:p>0.2198652395</text:p>
          </table:table-cell>
          <table:table-cell table:formula="of:=IF([.G422]&gt;0;1;0)" office:value-type="float" office:value="1">
            <text:p>1</text:p>
          </table:table-cell>
          <table:table-cell table:formula="of:=IF([.I421]&gt;=0;IF([.H422]=1;[.I421]+([.F422]*[.J422])-20;[.I421]);0)" office:value-type="float" office:value="402401.184643044">
            <text:p>402401.184643044</text:p>
          </table:table-cell>
          <table:table-cell table:formula="of:=IF([.I421]&gt;1000;[.I421]*0.1;1000)" office:value-type="float" office:value="39654.6422823438">
            <text:p>39654.6422823438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3 00:00:00</text:p>
          </table:table-cell>
          <table:table-cell office:value-type="float" office:value="0.2925">
            <text:p>0.2925</text:p>
          </table:table-cell>
          <table:table-cell office:value-type="float" office:value="5.85">
            <text:p>5.85</text:p>
          </table:table-cell>
          <table:table-cell office:value-type="float" office:value="0.017094017094017">
            <text:p>0.0170940171</text:p>
          </table:table-cell>
          <table:table-cell office:value-type="float" office:value="0.252352537627121">
            <text:p>0.2523525376</text:p>
          </table:table-cell>
          <table:table-cell table:formula="of:=IF([.G423]&gt;0;1;0)" office:value-type="float" office:value="1">
            <text:p>1</text:p>
          </table:table-cell>
          <table:table-cell table:formula="of:=IF([.I422]&gt;=0;IF([.H423]=1;[.I422]+([.F423]*[.J423])-20;[.I422]);0)" office:value-type="float" office:value="403069.049915938">
            <text:p>403069.049915938</text:p>
          </table:table-cell>
          <table:table-cell table:formula="of:=IF([.I422]&gt;1000;[.I422]*0.1;1000)" office:value-type="float" office:value="40240.1184643044">
            <text:p>40240.1184643044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4 00:00:00</text:p>
          </table:table-cell>
          <table:table-cell office:value-type="float" office:value="0.2975">
            <text:p>0.2975</text:p>
          </table:table-cell>
          <table:table-cell office:value-type="float" office:value="5.95">
            <text:p>5.95</text:p>
          </table:table-cell>
          <table:table-cell office:value-type="float" office:value="0.00840336134453778">
            <text:p>0.0084033613</text:p>
          </table:table-cell>
          <table:table-cell office:value-type="float" office:value="0.103997886293327">
            <text:p>0.1039978863</text:p>
          </table:table-cell>
          <table:table-cell table:formula="of:=IF([.G424]&gt;0;1;0)" office:value-type="float" office:value="1">
            <text:p>1</text:p>
          </table:table-cell>
          <table:table-cell table:formula="of:=IF([.I423]&gt;=0;IF([.H424]=1;[.I423]+([.F424]*[.J424])-20;[.I423]);0)" office:value-type="float" office:value="403387.763403263">
            <text:p>403387.763403263</text:p>
          </table:table-cell>
          <table:table-cell table:formula="of:=IF([.I423]&gt;1000;[.I423]*0.1;1000)" office:value-type="float" office:value="40306.9049915939">
            <text:p>40306.9049915939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15 00:00:00</text:p>
          </table:table-cell>
          <table:table-cell table:number-columns-repeated="2" office:value-type="float" office:value="6.92">
            <text:p>6.92</text:p>
          </table:table-cell>
          <table:table-cell office:value-type="float" office:value="-0.344653179190751">
            <text:p>-0.3446531792</text:p>
          </table:table-cell>
          <table:table-cell office:value-type="float" office:value="0.190086634842225">
            <text:p>0.1900866348</text:p>
          </table:table-cell>
          <table:table-cell table:formula="of:=IF([.G425]&gt;0;1;0)" office:value-type="float" office:value="1">
            <text:p>1</text:p>
          </table:table-cell>
          <table:table-cell table:formula="of:=IF([.I424]&gt;=0;IF([.H425]=1;[.I424]+([.F425]*[.J425])-20;[.I424]);0)" office:value-type="float" office:value="389464.875892905">
            <text:p>389464.875892905</text:p>
          </table:table-cell>
          <table:table-cell table:formula="of:=IF([.I424]&gt;1000;[.I424]*0.1;1000)" office:value-type="float" office:value="40338.7763403263">
            <text:p>40338.7763403263</text:p>
          </table:table-cell>
          <table:table-cell table:number-columns-repeated="2"/>
        </table:table-row>
        <table:table-row table:style-name="ro1">
          <table:table-cell office:value-type="string">
            <text:p>FMD</text:p>
          </table:table-cell>
          <table:table-cell office:value-type="float" office:value="0.1">
            <text:p>0.1</text:p>
          </table:table-cell>
          <table:table-cell office:value-type="string">
            <text:p>2013-08-16 00:00:00</text:p>
          </table:table-cell>
          <table:table-cell office:value-type="float" office:value="0.98">
            <text:p>0.98</text:p>
          </table:table-cell>
          <table:table-cell office:value-type="float" office:value="9.8">
            <text:p>9.8</text:p>
          </table:table-cell>
          <table:table-cell office:value-type="float" office:value="-0.0255102040816325">
            <text:p>-0.0255102041</text:p>
          </table:table-cell>
          <table:table-cell office:value-type="float" office:value="0.10793013351066">
            <text:p>0.1079301335</text:p>
          </table:table-cell>
          <table:table-cell table:formula="of:=IF([.G426]&gt;0;1;0)" office:value-type="float" office:value="1">
            <text:p>1</text:p>
          </table:table-cell>
          <table:table-cell table:formula="of:=IF([.I425]&gt;=0;IF([.H426]=1;[.I425]+([.F426]*[.J426])-20;[.I425]);0)" office:value-type="float" office:value="388451.343046239">
            <text:p>388451.343046239</text:p>
          </table:table-cell>
          <table:table-cell table:formula="of:=IF([.I425]&gt;1000;[.I425]*0.1;1000)" office:value-type="float" office:value="38946.4875892905">
            <text:p>38946.4875892905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19 00:00:00</text:p>
          </table:table-cell>
          <table:table-cell table:number-columns-repeated="2" office:value-type="float" office:value="4.2625">
            <text:p>4.2625</text:p>
          </table:table-cell>
          <table:table-cell office:value-type="float" office:value="-0.0105571847507333">
            <text:p>-0.0105571848</text:p>
          </table:table-cell>
          <table:table-cell office:value-type="float" office:value="0.176636010583167">
            <text:p>0.1766360106</text:p>
          </table:table-cell>
          <table:table-cell table:formula="of:=IF([.G427]&gt;0;1;0)" office:value-type="float" office:value="1">
            <text:p>1</text:p>
          </table:table-cell>
          <table:table-cell table:formula="of:=IF([.I426]&gt;=0;IF([.H427]=1;[.I426]+([.F427]*[.J427])-20;[.I426]);0)" office:value-type="float" office:value="388021.247786718">
            <text:p>388021.247786718</text:p>
          </table:table-cell>
          <table:table-cell table:formula="of:=IF([.I426]&gt;1000;[.I426]*0.1;1000)" office:value-type="float" office:value="38845.1343046239">
            <text:p>38845.1343046239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20 00:00:00</text:p>
          </table:table-cell>
          <table:table-cell office:value-type="float" office:value="0.3025">
            <text:p>0.3025</text:p>
          </table:table-cell>
          <table:table-cell office:value-type="float" office:value="6.05">
            <text:p>6.05</text:p>
          </table:table-cell>
          <table:table-cell office:value-type="float" office:value="-0.0247933884297521">
            <text:p>-0.0247933884</text:p>
          </table:table-cell>
          <table:table-cell office:value-type="float" office:value="0.14229013863852">
            <text:p>0.1422901386</text:p>
          </table:table-cell>
          <table:table-cell table:formula="of:=IF([.G428]&gt;0;1;0)" office:value-type="float" office:value="1">
            <text:p>1</text:p>
          </table:table-cell>
          <table:table-cell table:formula="of:=IF([.I427]&gt;=0;IF([.H428]=1;[.I427]+([.F428]*[.J428])-20;[.I427]);0)" office:value-type="float" office:value="387039.211635181">
            <text:p>387039.211635181</text:p>
          </table:table-cell>
          <table:table-cell table:formula="of:=IF([.I427]&gt;1000;[.I427]*0.1;1000)" office:value-type="float" office:value="38802.1247786718">
            <text:p>38802.1247786718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1 00:00:00</text:p>
          </table:table-cell>
          <table:table-cell table:number-columns-repeated="2" office:value-type="float" office:value="4.35">
            <text:p>4.35</text:p>
          </table:table-cell>
          <table:table-cell office:value-type="float" office:value="0.0586206896551726">
            <text:p>0.0586206897</text:p>
          </table:table-cell>
          <table:table-cell office:value-type="float" office:value="0.132315967749458">
            <text:p>0.1323159677</text:p>
          </table:table-cell>
          <table:table-cell table:formula="of:=IF([.G429]&gt;0;1;0)" office:value-type="float" office:value="1">
            <text:p>1</text:p>
          </table:table-cell>
          <table:table-cell table:formula="of:=IF([.I428]&gt;=0;IF([.H429]=1;[.I428]+([.F429]*[.J429])-20;[.I428]);0)" office:value-type="float" office:value="389288.062186146">
            <text:p>389288.062186146</text:p>
          </table:table-cell>
          <table:table-cell table:formula="of:=IF([.I428]&gt;1000;[.I428]*0.1;1000)" office:value-type="float" office:value="38703.9211635181">
            <text:p>38703.9211635181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2 00:00:00</text:p>
          </table:table-cell>
          <table:table-cell table:number-columns-repeated="2" office:value-type="float" office:value="4.605">
            <text:p>4.605</text:p>
          </table:table-cell>
          <table:table-cell office:value-type="float" office:value="0.0228013029315959">
            <text:p>0.0228013029</text:p>
          </table:table-cell>
          <table:table-cell office:value-type="float" office:value="0.0773861786796722">
            <text:p>0.0773861787</text:p>
          </table:table-cell>
          <table:table-cell table:formula="of:=IF([.G430]&gt;0;1;0)" office:value-type="float" office:value="1">
            <text:p>1</text:p>
          </table:table-cell>
          <table:table-cell table:formula="of:=IF([.I429]&gt;=0;IF([.H430]=1;[.I429]+([.F430]*[.J430])-20;[.I429]);0)" office:value-type="float" office:value="390155.689689502">
            <text:p>390155.689689502</text:p>
          </table:table-cell>
          <table:table-cell table:formula="of:=IF([.I429]&gt;1000;[.I429]*0.1;1000)" office:value-type="float" office:value="38928.8062186146">
            <text:p>38928.8062186146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3 00:00:00</text:p>
          </table:table-cell>
          <table:table-cell table:number-columns-repeated="2" office:value-type="float" office:value="4.71">
            <text:p>4.71</text:p>
          </table:table-cell>
          <table:table-cell office:value-type="float" office:value="-0.0467091295116773">
            <text:p>-0.0467091295</text:p>
          </table:table-cell>
          <table:table-cell office:value-type="float" office:value="0.0553832943175815">
            <text:p>0.0553832943</text:p>
          </table:table-cell>
          <table:table-cell table:formula="of:=IF([.G431]&gt;0;1;0)" office:value-type="float" office:value="1">
            <text:p>1</text:p>
          </table:table-cell>
          <table:table-cell table:formula="of:=IF([.I430]&gt;=0;IF([.H431]=1;[.I430]+([.F431]*[.J431])-20;[.I430]);0)" office:value-type="float" office:value="388313.306425559">
            <text:p>388313.306425559</text:p>
          </table:table-cell>
          <table:table-cell table:formula="of:=IF([.I430]&gt;1000;[.I430]*0.1;1000)" office:value-type="float" office:value="39015.5689689502">
            <text:p>39015.5689689502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26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0.0679012345679013">
            <text:p>0.0679012346</text:p>
          </table:table-cell>
          <table:table-cell office:value-type="float" office:value="0.0549564323815526">
            <text:p>0.0549564324</text:p>
          </table:table-cell>
          <table:table-cell table:formula="of:=IF([.G432]&gt;0;1;0)" office:value-type="float" office:value="1">
            <text:p>1</text:p>
          </table:table-cell>
          <table:table-cell table:formula="of:=IF([.I431]&gt;=0;IF([.H432]=1;[.I431]+([.F432]*[.J432])-20;[.I431]);0)" office:value-type="float" office:value="390930.001716103">
            <text:p>390930.001716103</text:p>
          </table:table-cell>
          <table:table-cell table:formula="of:=IF([.I431]&gt;1000;[.I431]*0.1;1000)" office:value-type="float" office:value="38831.3306425559">
            <text:p>38831.330642555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8-27 00:00:00</text:p>
          </table:table-cell>
          <table:table-cell table:number-columns-repeated="2" office:value-type="float" office:value="0.2675">
            <text:p>0.2675</text:p>
          </table:table-cell>
          <table:table-cell office:value-type="float" office:value="-0.11214953271028">
            <text:p>-0.1121495327</text:p>
          </table:table-cell>
          <table:table-cell office:value-type="float" office:value="0.912943854446806">
            <text:p>0.9129438544</text:p>
          </table:table-cell>
          <table:table-cell table:formula="of:=IF([.G433]&gt;0;1;0)" office:value-type="float" office:value="1">
            <text:p>1</text:p>
          </table:table-cell>
          <table:table-cell table:formula="of:=IF([.I432]&gt;=0;IF([.H433]=1;[.I432]+([.F433]*[.J433])-20;[.I432]);0)" office:value-type="float" office:value="386525.740014614">
            <text:p>386525.740014614</text:p>
          </table:table-cell>
          <table:table-cell table:formula="of:=IF([.I432]&gt;1000;[.I432]*0.1;1000)" office:value-type="float" office:value="39093.0001716103">
            <text:p>39093.0001716103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8 00:00:00</text:p>
          </table:table-cell>
          <table:table-cell table:number-columns-repeated="2" office:value-type="float" office:value="4.525">
            <text:p>4.525</text:p>
          </table:table-cell>
          <table:table-cell office:value-type="float" office:value="-0.023756906077348">
            <text:p>-0.0237569061</text:p>
          </table:table-cell>
          <table:table-cell office:value-type="float" office:value="0.0983107498499248">
            <text:p>0.0983107498</text:p>
          </table:table-cell>
          <table:table-cell table:formula="of:=IF([.G434]&gt;0;1;0)" office:value-type="float" office:value="1">
            <text:p>1</text:p>
          </table:table-cell>
          <table:table-cell table:formula="of:=IF([.I433]&gt;=0;IF([.H434]=1;[.I433]+([.F434]*[.J434])-20;[.I433]);0)" office:value-type="float" office:value="385587.474444414">
            <text:p>385587.474444414</text:p>
          </table:table-cell>
          <table:table-cell table:formula="of:=IF([.I433]&gt;1000;[.I433]*0.1;1000)" office:value-type="float" office:value="38652.5740014614">
            <text:p>38652.5740014614</text:p>
          </table:table-cell>
          <table:table-cell table:number-columns-repeated="2"/>
        </table:table-row>
        <table:table-row table:style-name="ro1">
          <table:table-cell office:value-type="string">
            <text:p>TBUFF</text:p>
          </table:table-cell>
          <table:table-cell office:value-type="float" office:value="1">
            <text:p>1</text:p>
          </table:table-cell>
          <table:table-cell office:value-type="string">
            <text:p>2013-08-29 00:00:00</text:p>
          </table:table-cell>
          <table:table-cell table:number-columns-repeated="2" office:value-type="float" office:value="0.485">
            <text:p>0.485</text:p>
          </table:table-cell>
          <table:table-cell office:value-type="float" office:value="-0.0670103092783505">
            <text:p>-0.0670103093</text:p>
          </table:table-cell>
          <table:table-cell office:value-type="float" office:value="0.0467662558513229">
            <text:p>0.0467662559</text:p>
          </table:table-cell>
          <table:table-cell table:formula="of:=IF([.G435]&gt;0;1;0)" office:value-type="float" office:value="1">
            <text:p>1</text:p>
          </table:table-cell>
          <table:table-cell table:formula="of:=IF([.I434]&gt;=0;IF([.H435]=1;[.I434]+([.F435]*[.J435])-20;[.I434]);0)" office:value-type="float" office:value="382983.640852776">
            <text:p>382983.640852776</text:p>
          </table:table-cell>
          <table:table-cell table:formula="of:=IF([.I434]&gt;1000;[.I434]*0.1;1000)" office:value-type="float" office:value="38558.7474444414">
            <text:p>38558.7474444414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30 00:00:00</text:p>
          </table:table-cell>
          <table:table-cell table:number-columns-repeated="2" office:value-type="float" office:value="0.385">
            <text:p>0.385</text:p>
          </table:table-cell>
          <table:table-cell office:value-type="float" office:value="0.077922077922078">
            <text:p>0.0779220779</text:p>
          </table:table-cell>
          <table:table-cell office:value-type="float" office:value="0.0581225765674628">
            <text:p>0.0581225766</text:p>
          </table:table-cell>
          <table:table-cell table:formula="of:=IF([.G436]&gt;0;1;0)" office:value-type="float" office:value="1">
            <text:p>1</text:p>
          </table:table-cell>
          <table:table-cell table:formula="of:=IF([.I435]&gt;=0;IF([.H436]=1;[.I435]+([.F436]*[.J436])-20;[.I435]);0)" office:value-type="float" office:value="385947.928963317">
            <text:p>385947.928963317</text:p>
          </table:table-cell>
          <table:table-cell table:formula="of:=IF([.I435]&gt;1000;[.I435]*0.1;1000)" office:value-type="float" office:value="38298.3640852776">
            <text:p>38298.364085277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02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23102834614245">
            <text:p>0.0231028346</text:p>
          </table:table-cell>
          <table:table-cell table:formula="of:=IF([.G437]&gt;0;1;0)" office:value-type="float" office:value="1">
            <text:p>1</text:p>
          </table:table-cell>
          <table:table-cell table:formula="of:=IF([.I436]&gt;=0;IF([.H437]=1;[.I436]+([.F437]*[.J437])-20;[.I436]);0)" office:value-type="float" office:value="385927.928963317">
            <text:p>385927.928963317</text:p>
          </table:table-cell>
          <table:table-cell table:formula="of:=IF([.I436]&gt;1000;[.I436]*0.1;1000)" office:value-type="float" office:value="38594.7928963317">
            <text:p>38594.792896331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3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769230769230769">
            <text:p>0.0769230769</text:p>
          </table:table-cell>
          <table:table-cell office:value-type="float" office:value="0.558904945268828">
            <text:p>0.5589049453</text:p>
          </table:table-cell>
          <table:table-cell table:formula="of:=IF([.G438]&gt;0;1;0)" office:value-type="float" office:value="1">
            <text:p>1</text:p>
          </table:table-cell>
          <table:table-cell table:formula="of:=IF([.I437]&gt;=0;IF([.H438]=1;[.I437]+([.F438]*[.J438])-20;[.I437]);0)" office:value-type="float" office:value="388876.605339958">
            <text:p>388876.605339958</text:p>
          </table:table-cell>
          <table:table-cell table:formula="of:=IF([.I437]&gt;1000;[.I437]*0.1;1000)" office:value-type="float" office:value="38592.7928963317">
            <text:p>38592.792896331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4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297619047619049">
            <text:p>0.0297619048</text:p>
          </table:table-cell>
          <table:table-cell office:value-type="float" office:value="0.520803344011553">
            <text:p>0.520803344</text:p>
          </table:table-cell>
          <table:table-cell table:formula="of:=IF([.G439]&gt;0;1;0)" office:value-type="float" office:value="1">
            <text:p>1</text:p>
          </table:table-cell>
          <table:table-cell table:formula="of:=IF([.I438]&gt;=0;IF([.H439]=1;[.I438]+([.F439]*[.J439])-20;[.I438]);0)" office:value-type="float" office:value="390013.976189184">
            <text:p>390013.976189184</text:p>
          </table:table-cell>
          <table:table-cell table:formula="of:=IF([.I438]&gt;1000;[.I438]*0.1;1000)" office:value-type="float" office:value="38887.6605339958">
            <text:p>38887.660533995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5 00:00:00</text:p>
          </table:table-cell>
          <table:table-cell table:number-columns-repeated="2" office:value-type="float" office:value="0.4325">
            <text:p>0.4325</text:p>
          </table:table-cell>
          <table:table-cell office:value-type="float" office:value="0.0289017341040463">
            <text:p>0.0289017341</text:p>
          </table:table-cell>
          <table:table-cell office:value-type="float" office:value="0.418891742309434">
            <text:p>0.4188917423</text:p>
          </table:table-cell>
          <table:table-cell table:formula="of:=IF([.G440]&gt;0;1;0)" office:value-type="float" office:value="1">
            <text:p>1</text:p>
          </table:table-cell>
          <table:table-cell table:formula="of:=IF([.I439]&gt;=0;IF([.H440]=1;[.I439]+([.F440]*[.J440])-20;[.I439]);0)" office:value-type="float" office:value="391121.184212852">
            <text:p>391121.184212852</text:p>
          </table:table-cell>
          <table:table-cell table:formula="of:=IF([.I439]&gt;1000;[.I439]*0.1;1000)" office:value-type="float" office:value="39001.3976189184">
            <text:p>39001.397618918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6 00:00:00</text:p>
          </table:table-cell>
          <table:table-cell table:number-columns-repeated="2" office:value-type="float" office:value="0.445">
            <text:p>0.445</text:p>
          </table:table-cell>
          <table:table-cell office:value-type="float" office:value="-0.0056179775280899">
            <text:p>-0.0056179775</text:p>
          </table:table-cell>
          <table:table-cell office:value-type="float" office:value="0.50296953991275">
            <text:p>0.5029695399</text:p>
          </table:table-cell>
          <table:table-cell table:formula="of:=IF([.G441]&gt;0;1;0)" office:value-type="float" office:value="1">
            <text:p>1</text:p>
          </table:table-cell>
          <table:table-cell table:formula="of:=IF([.I440]&gt;=0;IF([.H441]=1;[.I440]+([.F441]*[.J441])-20;[.I440]);0)" office:value-type="float" office:value="390881.453210485">
            <text:p>390881.453210485</text:p>
          </table:table-cell>
          <table:table-cell table:formula="of:=IF([.I440]&gt;1000;[.I440]*0.1;1000)" office:value-type="float" office:value="39112.1184212852">
            <text:p>39112.118421285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09 00:00:00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0.111111111111111">
            <text:p>0.1111111111</text:p>
          </table:table-cell>
          <table:table-cell office:value-type="float" office:value="0.140181055855466">
            <text:p>0.1401810559</text:p>
          </table:table-cell>
          <table:table-cell table:formula="of:=IF([.G442]&gt;0;1;0)" office:value-type="float" office:value="1">
            <text:p>1</text:p>
          </table:table-cell>
          <table:table-cell table:formula="of:=IF([.I441]&gt;=0;IF([.H442]=1;[.I441]+([.F442]*[.J442])-20;[.I441]);0)" office:value-type="float" office:value="395204.580468379">
            <text:p>395204.580468379</text:p>
          </table:table-cell>
          <table:table-cell table:formula="of:=IF([.I441]&gt;1000;[.I441]*0.1;1000)" office:value-type="float" office:value="39088.1453210485">
            <text:p>39088.145321048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10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3008133385512">
            <text:p>0.1030081334</text:p>
          </table:table-cell>
          <table:table-cell table:formula="of:=IF([.G443]&gt;0;1;0)" office:value-type="float" office:value="1">
            <text:p>1</text:p>
          </table:table-cell>
          <table:table-cell table:formula="of:=IF([.I442]&gt;=0;IF([.H443]=1;[.I442]+([.F443]*[.J443])-20;[.I442]);0)" office:value-type="float" office:value="395184.580468379">
            <text:p>395184.580468379</text:p>
          </table:table-cell>
          <table:table-cell table:formula="of:=IF([.I442]&gt;1000;[.I442]*0.1;1000)" office:value-type="float" office:value="39520.458046838">
            <text:p>39520.4580468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11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25">
            <text:p>0.125</text:p>
          </table:table-cell>
          <table:table-cell office:value-type="float" office:value="0.129987620113714">
            <text:p>0.1299876201</text:p>
          </table:table-cell>
          <table:table-cell table:formula="of:=IF([.G444]&gt;0;1;0)" office:value-type="float" office:value="1">
            <text:p>1</text:p>
          </table:table-cell>
          <table:table-cell table:formula="of:=IF([.I443]&gt;=0;IF([.H444]=1;[.I443]+([.F444]*[.J444])-20;[.I443]);0)" office:value-type="float" office:value="400104.387724234">
            <text:p>400104.387724234</text:p>
          </table:table-cell>
          <table:table-cell table:formula="of:=IF([.I443]&gt;1000;[.I443]*0.1;1000)" office:value-type="float" office:value="39518.458046838">
            <text:p>39518.458046838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9-12 00:00:00</text:p>
          </table:table-cell>
          <table:table-cell table:number-columns-repeated="2" office:value-type="float" office:value="0.365">
            <text:p>0.365</text:p>
          </table:table-cell>
          <table:table-cell office:value-type="float" office:value="-0.0205479452054793">
            <text:p>-0.0205479452</text:p>
          </table:table-cell>
          <table:table-cell office:value-type="float" office:value="0.0420186393415131">
            <text:p>0.0420186393</text:p>
          </table:table-cell>
          <table:table-cell table:formula="of:=IF([.G445]&gt;0;1;0)" office:value-type="float" office:value="1">
            <text:p>1</text:p>
          </table:table-cell>
          <table:table-cell table:formula="of:=IF([.I444]&gt;=0;IF([.H445]=1;[.I444]+([.F445]*[.J445])-20;[.I444]);0)" office:value-type="float" office:value="399262.255420691">
            <text:p>399262.255420691</text:p>
          </table:table-cell>
          <table:table-cell table:formula="of:=IF([.I444]&gt;1000;[.I444]*0.1;1000)" office:value-type="float" office:value="40010.4387724234">
            <text:p>40010.4387724234</text:p>
          </table:table-cell>
          <table:table-cell table:number-columns-repeated="2"/>
        </table:table-row>
        <table:table-row table:style-name="ro1">
          <table:table-cell office:value-type="string">
            <text:p>IVAN</text:p>
          </table:table-cell>
          <table:table-cell office:value-type="float" office:value="1">
            <text:p>1</text:p>
          </table:table-cell>
          <table:table-cell office:value-type="string">
            <text:p>2013-09-13 00:00:00</text:p>
          </table:table-cell>
          <table:table-cell table:number-columns-repeated="2" office:value-type="float" office:value="0.9175">
            <text:p>0.9175</text:p>
          </table:table-cell>
          <table:table-cell office:value-type="float" office:value="-0.0408719346049046">
            <text:p>-0.0408719346</text:p>
          </table:table-cell>
          <table:table-cell office:value-type="float" office:value="0.0626314561882257">
            <text:p>0.0626314562</text:p>
          </table:table-cell>
          <table:table-cell table:formula="of:=IF([.G446]&gt;0;1;0)" office:value-type="float" office:value="1">
            <text:p>1</text:p>
          </table:table-cell>
          <table:table-cell table:formula="of:=IF([.I445]&gt;=0;IF([.H446]=1;[.I445]+([.F446]*[.J446])-20;[.I445]);0)" office:value-type="float" office:value="397610.393341315">
            <text:p>397610.393341315</text:p>
          </table:table-cell>
          <table:table-cell table:formula="of:=IF([.I445]&gt;1000;[.I445]*0.1;1000)" office:value-type="float" office:value="39926.2255420691">
            <text:p>39926.225542069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6 00:00:00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-0.108695652173913">
            <text:p>-0.1086956522</text:p>
          </table:table-cell>
          <table:table-cell office:value-type="float" office:value="0.103489857460538">
            <text:p>0.1034898575</text:p>
          </table:table-cell>
          <table:table-cell table:formula="of:=IF([.G447]&gt;0;1;0)" office:value-type="float" office:value="1">
            <text:p>1</text:p>
          </table:table-cell>
          <table:table-cell table:formula="of:=IF([.I446]&gt;=0;IF([.H447]=1;[.I446]+([.F447]*[.J447])-20;[.I446]);0)" office:value-type="float" office:value="393268.541239779">
            <text:p>393268.541239779</text:p>
          </table:table-cell>
          <table:table-cell table:formula="of:=IF([.I446]&gt;1000;[.I446]*0.1;1000)" office:value-type="float" office:value="39761.0393341315">
            <text:p>39761.039334131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9-17 00:00:00</text:p>
          </table:table-cell>
          <table:table-cell table:number-columns-repeated="2" office:value-type="float" office:value="0.385">
            <text:p>0.385</text:p>
          </table:table-cell>
          <table:table-cell office:value-type="float" office:value="0.077922077922078">
            <text:p>0.0779220779</text:p>
          </table:table-cell>
          <table:table-cell office:value-type="float" office:value="0.0441326141001835">
            <text:p>0.0441326141</text:p>
          </table:table-cell>
          <table:table-cell table:formula="of:=IF([.G448]&gt;0;1;0)" office:value-type="float" office:value="1">
            <text:p>1</text:p>
          </table:table-cell>
          <table:table-cell table:formula="of:=IF([.I447]&gt;=0;IF([.H448]=1;[.I447]+([.F448]*[.J448])-20;[.I447]);0)" office:value-type="float" office:value="396312.971431258">
            <text:p>396312.971431258</text:p>
          </table:table-cell>
          <table:table-cell table:formula="of:=IF([.I447]&gt;1000;[.I447]*0.1;1000)" office:value-type="float" office:value="39326.8541239779">
            <text:p>39326.8541239779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3-09-18 00:00:00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0852272727272727">
            <text:p>0.0852272727</text:p>
          </table:table-cell>
          <table:table-cell office:value-type="float" office:value="0.0668075969636396">
            <text:p>0.066807597</text:p>
          </table:table-cell>
          <table:table-cell table:formula="of:=IF([.G449]&gt;0;1;0)" office:value-type="float" office:value="1">
            <text:p>1</text:p>
          </table:table-cell>
          <table:table-cell table:formula="of:=IF([.I448]&gt;=0;IF([.H449]=1;[.I448]+([.F449]*[.J449])-20;[.I448]);0)" office:value-type="float" office:value="399670.638801411">
            <text:p>399670.638801411</text:p>
          </table:table-cell>
          <table:table-cell table:formula="of:=IF([.I448]&gt;1000;[.I448]*0.1;1000)" office:value-type="float" office:value="39631.2971431258">
            <text:p>39631.2971431258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9-19 00:00:00</text:p>
          </table:table-cell>
          <table:table-cell table:number-columns-repeated="2" office:value-type="float" office:value="0.8925">
            <text:p>0.8925</text:p>
          </table:table-cell>
          <table:table-cell office:value-type="float" office:value="-0.109243697478992">
            <text:p>-0.1092436975</text:p>
          </table:table-cell>
          <table:table-cell office:value-type="float" office:value="0.0335184322116809">
            <text:p>0.0335184322</text:p>
          </table:table-cell>
          <table:table-cell table:formula="of:=IF([.G450]&gt;0;1;0)" office:value-type="float" office:value="1">
            <text:p>1</text:p>
          </table:table-cell>
          <table:table-cell table:formula="of:=IF([.I449]&gt;=0;IF([.H450]=1;[.I449]+([.F450]*[.J450])-20;[.I449]);0)" office:value-type="float" office:value="395284.488965765">
            <text:p>395284.488965765</text:p>
          </table:table-cell>
          <table:table-cell table:formula="of:=IF([.I449]&gt;1000;[.I449]*0.1;1000)" office:value-type="float" office:value="39967.0638801411">
            <text:p>39967.0638801411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9-20 00:00:00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124">
            <text:p>0.124</text:p>
          </table:table-cell>
          <table:table-cell office:value-type="float" office:value="0.0558579075695291">
            <text:p>0.0558579076</text:p>
          </table:table-cell>
          <table:table-cell table:formula="of:=IF([.G451]&gt;0;1;0)" office:value-type="float" office:value="1">
            <text:p>1</text:p>
          </table:table-cell>
          <table:table-cell table:formula="of:=IF([.I450]&gt;=0;IF([.H451]=1;[.I450]+([.F451]*[.J451])-20;[.I450]);0)" office:value-type="float" office:value="400166.016628941">
            <text:p>400166.016628941</text:p>
          </table:table-cell>
          <table:table-cell table:formula="of:=IF([.I450]&gt;1000;[.I450]*0.1;1000)" office:value-type="float" office:value="39528.4488965765">
            <text:p>39528.4488965765</text:p>
          </table:table-cell>
          <table:table-cell table:number-columns-repeated="2"/>
        </table:table-row>
        <table:table-row table:style-name="ro1">
          <table:table-cell office:value-type="string">
            <text:p>ZAZA</text:p>
          </table:table-cell>
          <table:table-cell office:value-type="float" office:value="1">
            <text:p>1</text:p>
          </table:table-cell>
          <table:table-cell office:value-type="string">
            <text:p>2013-09-23 00:00:00</text:p>
          </table:table-cell>
          <table:table-cell table:number-columns-repeated="2" office:value-type="float" office:value="1.03">
            <text:p>1.03</text:p>
          </table:table-cell>
          <table:table-cell office:value-type="float" office:value="-0.0242718446601943">
            <text:p>-0.0242718447</text:p>
          </table:table-cell>
          <table:table-cell office:value-type="float" office:value="0.0821880570596903">
            <text:p>0.0821880571</text:p>
          </table:table-cell>
          <table:table-cell table:formula="of:=IF([.G452]&gt;0;1;0)" office:value-type="float" office:value="1">
            <text:p>1</text:p>
          </table:table-cell>
          <table:table-cell table:formula="of:=IF([.I451]&gt;=0;IF([.H452]=1;[.I451]+([.F452]*[.J452])-20;[.I451]);0)" office:value-type="float" office:value="399174.73988955">
            <text:p>399174.73988955</text:p>
          </table:table-cell>
          <table:table-cell table:formula="of:=IF([.I451]&gt;1000;[.I451]*0.1;1000)" office:value-type="float" office:value="40016.6016628941">
            <text:p>40016.6016628941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3-09-24 00:00:00</text:p>
          </table:table-cell>
          <table:table-cell table:number-columns-repeated="2" office:value-type="float" office:value="1.615">
            <text:p>1.615</text:p>
          </table:table-cell>
          <table:table-cell office:value-type="float" office:value="0.0835913312693497">
            <text:p>0.0835913313</text:p>
          </table:table-cell>
          <table:table-cell office:value-type="float" office:value="0.212742942722234">
            <text:p>0.2127429427</text:p>
          </table:table-cell>
          <table:table-cell table:formula="of:=IF([.G453]&gt;0;1;0)" office:value-type="float" office:value="1">
            <text:p>1</text:p>
          </table:table-cell>
          <table:table-cell table:formula="of:=IF([.I452]&gt;=0;IF([.H453]=1;[.I452]+([.F453]*[.J453])-20;[.I452]);0)" office:value-type="float" office:value="402491.494681196">
            <text:p>402491.494681196</text:p>
          </table:table-cell>
          <table:table-cell table:formula="of:=IF([.I452]&gt;1000;[.I452]*0.1;1000)" office:value-type="float" office:value="39917.473988955">
            <text:p>39917.473988955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3-09-25 00:00:00</text:p>
          </table:table-cell>
          <table:table-cell table:number-columns-repeated="2" office:value-type="float" office:value="1.75">
            <text:p>1.75</text:p>
          </table:table-cell>
          <table:table-cell office:value-type="float" office:value="0.0342857142857143">
            <text:p>0.0342857143</text:p>
          </table:table-cell>
          <table:table-cell office:value-type="float" office:value="0.0892656636955267">
            <text:p>0.0892656637</text:p>
          </table:table-cell>
          <table:table-cell table:formula="of:=IF([.G454]&gt;0;1;0)" office:value-type="float" office:value="1">
            <text:p>1</text:p>
          </table:table-cell>
          <table:table-cell table:formula="of:=IF([.I453]&gt;=0;IF([.H454]=1;[.I453]+([.F454]*[.J454])-20;[.I453]);0)" office:value-type="float" office:value="403851.465520103">
            <text:p>403851.465520103</text:p>
          </table:table-cell>
          <table:table-cell table:formula="of:=IF([.I453]&gt;1000;[.I453]*0.1;1000)" office:value-type="float" office:value="40249.1494681196">
            <text:p>40249.1494681196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9-26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268413078736759">
            <text:p>0.0268413079</text:p>
          </table:table-cell>
          <table:table-cell table:formula="of:=IF([.G455]&gt;0;1;0)" office:value-type="float" office:value="1">
            <text:p>1</text:p>
          </table:table-cell>
          <table:table-cell table:formula="of:=IF([.I454]&gt;=0;IF([.H455]=1;[.I454]+([.F455]*[.J455])-20;[.I454]);0)" office:value-type="float" office:value="403831.465520103">
            <text:p>403831.465520103</text:p>
          </table:table-cell>
          <table:table-cell table:formula="of:=IF([.I454]&gt;1000;[.I454]*0.1;1000)" office:value-type="float" office:value="40385.1465520103">
            <text:p>40385.146552010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27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68904533080137">
            <text:p>0.0668904533</text:p>
          </table:table-cell>
          <table:table-cell table:formula="of:=IF([.G456]&gt;0;1;0)" office:value-type="float" office:value="1">
            <text:p>1</text:p>
          </table:table-cell>
          <table:table-cell table:formula="of:=IF([.I455]&gt;=0;IF([.H456]=1;[.I455]+([.F456]*[.J456])-20;[.I455]);0)" office:value-type="float" office:value="403811.465520103">
            <text:p>403811.465520103</text:p>
          </table:table-cell>
          <table:table-cell table:formula="of:=IF([.I455]&gt;1000;[.I455]*0.1;1000)" office:value-type="float" office:value="40383.1465520103">
            <text:p>40383.146552010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30 00:00:00</text:p>
          </table:table-cell>
          <table:table-cell table:number-columns-repeated="2" office:value-type="float" office:value="4.22">
            <text:p>4.22</text:p>
          </table:table-cell>
          <table:table-cell office:value-type="float" office:value="-0.0799763033175356">
            <text:p>-0.0799763033</text:p>
          </table:table-cell>
          <table:table-cell office:value-type="float" office:value="0.810171358293996">
            <text:p>0.8101713583</text:p>
          </table:table-cell>
          <table:table-cell table:formula="of:=IF([.G457]&gt;0;1;0)" office:value-type="float" office:value="1">
            <text:p>1</text:p>
          </table:table-cell>
          <table:table-cell table:formula="of:=IF([.I456]&gt;=0;IF([.H457]=1;[.I456]+([.F457]*[.J457])-20;[.I456]);0)" office:value-type="float" office:value="400561.93069515">
            <text:p>400561.93069515</text:p>
          </table:table-cell>
          <table:table-cell table:formula="of:=IF([.I456]&gt;1000;[.I456]*0.1;1000)" office:value-type="float" office:value="40381.1465520103">
            <text:p>40381.146552010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10-01 00:00:00</text:p>
          </table:table-cell>
          <table:table-cell table:number-columns-repeated="2" office:value-type="float" office:value="3.8825">
            <text:p>3.8825</text:p>
          </table:table-cell>
          <table:table-cell office:value-type="float" office:value="0.0103026400515132">
            <text:p>0.0103026401</text:p>
          </table:table-cell>
          <table:table-cell office:value-type="float" office:value="0.202380719180762">
            <text:p>0.2023807192</text:p>
          </table:table-cell>
          <table:table-cell table:formula="of:=IF([.G458]&gt;0;1;0)" office:value-type="float" office:value="1">
            <text:p>1</text:p>
          </table:table-cell>
          <table:table-cell table:formula="of:=IF([.I457]&gt;=0;IF([.H458]=1;[.I457]+([.F458]*[.J458])-20;[.I457]);0)" office:value-type="float" office:value="400954.615234179">
            <text:p>400954.615234179</text:p>
          </table:table-cell>
          <table:table-cell table:formula="of:=IF([.I457]&gt;1000;[.I457]*0.1;1000)" office:value-type="float" office:value="40056.193069515">
            <text:p>40056.193069515</text:p>
          </table:table-cell>
          <table:table-cell table:number-columns-repeated="2"/>
        </table:table-row>
        <table:table-row table:style-name="ro1">
          <table:table-cell office:value-type="string">
            <text:p>CSUN</text:p>
          </table:table-cell>
          <table:table-cell office:value-type="float" office:value="1">
            <text:p>1</text:p>
          </table:table-cell>
          <table:table-cell office:value-type="string">
            <text:p>2013-10-02 00:00:00</text:p>
          </table:table-cell>
          <table:table-cell table:number-columns-repeated="2" office:value-type="float" office:value="5.4325">
            <text:p>5.4325</text:p>
          </table:table-cell>
          <table:table-cell office:value-type="float" office:value="-0.0207086976530144">
            <text:p>-0.0207086977</text:p>
          </table:table-cell>
          <table:table-cell office:value-type="float" office:value="0.0707032284094678">
            <text:p>0.0707032284</text:p>
          </table:table-cell>
          <table:table-cell table:formula="of:=IF([.G459]&gt;0;1;0)" office:value-type="float" office:value="1">
            <text:p>1</text:p>
          </table:table-cell>
          <table:table-cell table:formula="of:=IF([.I458]&gt;=0;IF([.H459]=1;[.I458]+([.F459]*[.J459])-20;[.I458]);0)" office:value-type="float" office:value="400104.290444232">
            <text:p>400104.290444232</text:p>
          </table:table-cell>
          <table:table-cell table:formula="of:=IF([.I458]&gt;1000;[.I458]*0.1;1000)" office:value-type="float" office:value="40095.4615234179">
            <text:p>40095.4615234179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03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1098346953843">
            <text:p>0.0611098347</text:p>
          </table:table-cell>
          <table:table-cell table:formula="of:=IF([.G460]&gt;0;1;0)" office:value-type="float" office:value="1">
            <text:p>1</text:p>
          </table:table-cell>
          <table:table-cell table:formula="of:=IF([.I459]&gt;=0;IF([.H460]=1;[.I459]+([.F460]*[.J460])-20;[.I459]);0)" office:value-type="float" office:value="400084.290444233">
            <text:p>400084.290444233</text:p>
          </table:table-cell>
          <table:table-cell table:formula="of:=IF([.I459]&gt;1000;[.I459]*0.1;1000)" office:value-type="float" office:value="40010.4290444232">
            <text:p>40010.429044423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04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6527424627964">
            <text:p>0.0665274246</text:p>
          </table:table-cell>
          <table:table-cell table:formula="of:=IF([.G461]&gt;0;1;0)" office:value-type="float" office:value="1">
            <text:p>1</text:p>
          </table:table-cell>
          <table:table-cell table:formula="of:=IF([.I460]&gt;=0;IF([.H461]=1;[.I460]+([.F461]*[.J461])-20;[.I460]);0)" office:value-type="float" office:value="400064.290444232">
            <text:p>400064.290444232</text:p>
          </table:table-cell>
          <table:table-cell table:formula="of:=IF([.I460]&gt;1000;[.I460]*0.1;1000)" office:value-type="float" office:value="40008.4290444233">
            <text:p>40008.429044423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07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40030575379994">
            <text:p>0.0540030575</text:p>
          </table:table-cell>
          <table:table-cell table:formula="of:=IF([.G462]&gt;0;1;0)" office:value-type="float" office:value="1">
            <text:p>1</text:p>
          </table:table-cell>
          <table:table-cell table:formula="of:=IF([.I461]&gt;=0;IF([.H462]=1;[.I461]+([.F462]*[.J462])-20;[.I461]);0)" office:value-type="float" office:value="400044.290444233">
            <text:p>400044.290444233</text:p>
          </table:table-cell>
          <table:table-cell table:formula="of:=IF([.I461]&gt;1000;[.I461]*0.1;1000)" office:value-type="float" office:value="40006.4290444232">
            <text:p>40006.4290444232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1">
            <text:p>1</text:p>
          </table:table-cell>
          <table:table-cell office:value-type="string">
            <text:p>2013-10-08 00:00:00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-0.0574712643678161">
            <text:p>-0.0574712644</text:p>
          </table:table-cell>
          <table:table-cell office:value-type="float" office:value="0.11665896534394">
            <text:p>0.1166589653</text:p>
          </table:table-cell>
          <table:table-cell table:formula="of:=IF([.G463]&gt;0;1;0)" office:value-type="float" office:value="1">
            <text:p>1</text:p>
          </table:table-cell>
          <table:table-cell table:formula="of:=IF([.I462]&gt;=0;IF([.H463]=1;[.I462]+([.F463]*[.J463])-20;[.I462]);0)" office:value-type="float" office:value="397725.185326737">
            <text:p>397725.185326737</text:p>
          </table:table-cell>
          <table:table-cell table:formula="of:=IF([.I462]&gt;1000;[.I462]*0.1;1000)" office:value-type="float" office:value="40004.4290444233">
            <text:p>40004.4290444233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1">
            <text:p>1</text:p>
          </table:table-cell>
          <table:table-cell office:value-type="string">
            <text:p>2013-10-09 00:00:00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00914634146341453">
            <text:p>0.0091463415</text:p>
          </table:table-cell>
          <table:table-cell office:value-type="float" office:value="0.134324369889081">
            <text:p>0.1343243699</text:p>
          </table:table-cell>
          <table:table-cell table:formula="of:=IF([.G464]&gt;0;1;0)" office:value-type="float" office:value="1">
            <text:p>1</text:p>
          </table:table-cell>
          <table:table-cell table:formula="of:=IF([.I463]&gt;=0;IF([.H464]=1;[.I463]+([.F464]*[.J464])-20;[.I463]);0)" office:value-type="float" office:value="398068.958362097">
            <text:p>398068.958362097</text:p>
          </table:table-cell>
          <table:table-cell table:formula="of:=IF([.I463]&gt;1000;[.I463]*0.1;1000)" office:value-type="float" office:value="39772.5185326737">
            <text:p>39772.5185326737</text:p>
          </table:table-cell>
          <table:table-cell table:number-columns-repeated="2"/>
        </table:table-row>
        <table:table-row table:style-name="ro1">
          <table:table-cell office:value-type="string">
            <text:p>BGMD</text:p>
          </table:table-cell>
          <table:table-cell office:value-type="float" office:value="1">
            <text:p>1</text:p>
          </table:table-cell>
          <table:table-cell office:value-type="string">
            <text:p>2013-10-10 00:00:00</text:p>
          </table:table-cell>
          <table:table-cell table:number-columns-repeated="2" office:value-type="float" office:value="0.6525">
            <text:p>0.6525</text:p>
          </table:table-cell>
          <table:table-cell office:value-type="float" office:value="0.00766283524904243">
            <text:p>0.0076628352</text:p>
          </table:table-cell>
          <table:table-cell office:value-type="float" office:value="0.0429732412855605">
            <text:p>0.0429732413</text:p>
          </table:table-cell>
          <table:table-cell table:formula="of:=IF([.G465]&gt;0;1;0)" office:value-type="float" office:value="1">
            <text:p>1</text:p>
          </table:table-cell>
          <table:table-cell table:formula="of:=IF([.I464]&gt;=0;IF([.H465]=1;[.I464]+([.F465]*[.J465])-20;[.I464]);0)" office:value-type="float" office:value="398353.992046665">
            <text:p>398353.992046665</text:p>
          </table:table-cell>
          <table:table-cell table:formula="of:=IF([.I464]&gt;1000;[.I464]*0.1;1000)" office:value-type="float" office:value="39806.8958362097">
            <text:p>39806.8958362097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1">
            <text:p>1</text:p>
          </table:table-cell>
          <table:table-cell office:value-type="string">
            <text:p>2013-10-11 00:00:00</text:p>
          </table:table-cell>
          <table:table-cell table:number-columns-repeated="2" office:value-type="float" office:value="4.4975">
            <text:p>4.4975</text:p>
          </table:table-cell>
          <table:table-cell office:value-type="float" office:value="0.191217342968316">
            <text:p>0.191217343</text:p>
          </table:table-cell>
          <table:table-cell office:value-type="float" office:value="0.120281927985675">
            <text:p>0.120281928</text:p>
          </table:table-cell>
          <table:table-cell table:formula="of:=IF([.G466]&gt;0;1;0)" office:value-type="float" office:value="1">
            <text:p>1</text:p>
          </table:table-cell>
          <table:table-cell table:formula="of:=IF([.I465]&gt;=0;IF([.H466]=1;[.I465]+([.F466]*[.J466])-20;[.I465]);0)" office:value-type="float" office:value="405951.211238664">
            <text:p>405951.211238664</text:p>
          </table:table-cell>
          <table:table-cell table:formula="of:=IF([.I465]&gt;1000;[.I465]*0.1;1000)" office:value-type="float" office:value="39835.3992046665">
            <text:p>39835.3992046665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10-14 00:00:00</text:p>
          </table:table-cell>
          <table:table-cell office:value-type="float" office:value="4.05">
            <text:p>4.05</text:p>
          </table:table-cell>
          <table:table-cell office:value-type="float" office:value="81">
            <text:p>81</text:p>
          </table:table-cell>
          <table:table-cell office:value-type="float" office:value="-0.952469135802469">
            <text:p>-0.9524691358</text:p>
          </table:table-cell>
          <table:table-cell office:value-type="float" office:value="0.798324279925589">
            <text:p>0.7983242799</text:p>
          </table:table-cell>
          <table:table-cell table:formula="of:=IF([.G467]&gt;0;1;0)" office:value-type="float" office:value="1">
            <text:p>1</text:p>
          </table:table-cell>
          <table:table-cell table:formula="of:=IF([.I466]&gt;=0;IF([.H467]=1;[.I466]+([.F467]*[.J467])-20;[.I466]);0)" office:value-type="float" office:value="367265.611304018">
            <text:p>367265.611304018</text:p>
          </table:table-cell>
          <table:table-cell table:formula="of:=IF([.I466]&gt;1000;[.I466]*0.1;1000)" office:value-type="float" office:value="40595.1211238664">
            <text:p>40595.1211238664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10-15 00:00:00</text:p>
          </table:table-cell>
          <table:table-cell office:value-type="float" office:value="0.1925">
            <text:p>0.1925</text:p>
          </table:table-cell>
          <table:table-cell office:value-type="float" office:value="3.85">
            <text:p>3.85</text:p>
          </table:table-cell>
          <table:table-cell office:value-type="float" office:value="-0.0142857142857143">
            <text:p>-0.0142857143</text:p>
          </table:table-cell>
          <table:table-cell office:value-type="float" office:value="2.13846585279242">
            <text:p>2.1384658528</text:p>
          </table:table-cell>
          <table:table-cell table:formula="of:=IF([.G468]&gt;0;1;0)" office:value-type="float" office:value="1">
            <text:p>1</text:p>
          </table:table-cell>
          <table:table-cell table:formula="of:=IF([.I467]&gt;=0;IF([.H468]=1;[.I467]+([.F468]*[.J468])-20;[.I467]);0)" office:value-type="float" office:value="366720.946145012">
            <text:p>366720.946145012</text:p>
          </table:table-cell>
          <table:table-cell table:formula="of:=IF([.I467]&gt;1000;[.I467]*0.1;1000)" office:value-type="float" office:value="36726.5611304018">
            <text:p>36726.561130401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16 00:00:0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-0.25">
            <text:p>-0.25</text:p>
          </table:table-cell>
          <table:table-cell office:value-type="float" office:value="0.0528174125680389">
            <text:p>0.0528174126</text:p>
          </table:table-cell>
          <table:table-cell table:formula="of:=IF([.G469]&gt;0;1;0)" office:value-type="float" office:value="1">
            <text:p>1</text:p>
          </table:table-cell>
          <table:table-cell table:formula="of:=IF([.I468]&gt;=0;IF([.H469]=1;[.I468]+([.F469]*[.J469])-20;[.I468]);0)" office:value-type="float" office:value="357532.922491387">
            <text:p>357532.922491387</text:p>
          </table:table-cell>
          <table:table-cell table:formula="of:=IF([.I468]&gt;1000;[.I468]*0.1;1000)" office:value-type="float" office:value="36672.0946145012">
            <text:p>36672.094614501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1">
            <text:p>1</text:p>
          </table:table-cell>
          <table:table-cell office:value-type="string">
            <text:p>2013-10-17 00:00:00</text:p>
          </table:table-cell>
          <table:table-cell table:number-columns-repeated="2" office:value-type="float" office:value="3.66">
            <text:p>3.66</text:p>
          </table:table-cell>
          <table:table-cell office:value-type="float" office:value="0.0232240437158471">
            <text:p>0.0232240437</text:p>
          </table:table-cell>
          <table:table-cell office:value-type="float" office:value="0.146701717151975">
            <text:p>0.1467017172</text:p>
          </table:table-cell>
          <table:table-cell table:formula="of:=IF([.G470]&gt;0;1;0)" office:value-type="float" office:value="1">
            <text:p>1</text:p>
          </table:table-cell>
          <table:table-cell table:formula="of:=IF([.I469]&gt;=0;IF([.H470]=1;[.I469]+([.F470]*[.J470])-20;[.I469]);0)" office:value-type="float" office:value="358343.258513567">
            <text:p>358343.258513567</text:p>
          </table:table-cell>
          <table:table-cell table:formula="of:=IF([.I469]&gt;1000;[.I469]*0.1;1000)" office:value-type="float" office:value="35753.2922491387">
            <text:p>35753.2922491387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18 00:00:00</text:p>
          </table:table-cell>
          <table:table-cell table:number-columns-repeated="2" office:value-type="float" office:value="4.8375">
            <text:p>4.8375</text:p>
          </table:table-cell>
          <table:table-cell office:value-type="float" office:value="0.128165374677003">
            <text:p>0.1281653747</text:p>
          </table:table-cell>
          <table:table-cell office:value-type="float" office:value="0.559959049650065">
            <text:p>0.5599590497</text:p>
          </table:table-cell>
          <table:table-cell table:formula="of:=IF([.G471]&gt;0;1;0)" office:value-type="float" office:value="1">
            <text:p>1</text:p>
          </table:table-cell>
          <table:table-cell table:formula="of:=IF([.I470]&gt;=0;IF([.H471]=1;[.I470]+([.F471]*[.J471])-20;[.I470]);0)" office:value-type="float" office:value="362915.978312604">
            <text:p>362915.978312604</text:p>
          </table:table-cell>
          <table:table-cell table:formula="of:=IF([.I470]&gt;1000;[.I470]*0.1;1000)" office:value-type="float" office:value="35834.3258513567">
            <text:p>35834.3258513567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3-10-21 00:00:00</text:p>
          </table:table-cell>
          <table:table-cell table:number-columns-repeated="2" office:value-type="float" office:value="0.3775">
            <text:p>0.3775</text:p>
          </table:table-cell>
          <table:table-cell office:value-type="float" office:value="0.0860927152317881">
            <text:p>0.0860927152</text:p>
          </table:table-cell>
          <table:table-cell office:value-type="float" office:value="0.0800522973480525">
            <text:p>0.0800522973</text:p>
          </table:table-cell>
          <table:table-cell table:formula="of:=IF([.G472]&gt;0;1;0)" office:value-type="float" office:value="1">
            <text:p>1</text:p>
          </table:table-cell>
          <table:table-cell table:formula="of:=IF([.I471]&gt;=0;IF([.H472]=1;[.I471]+([.F472]*[.J472])-20;[.I471]);0)" office:value-type="float" office:value="366020.420509997">
            <text:p>366020.420509997</text:p>
          </table:table-cell>
          <table:table-cell table:formula="of:=IF([.I471]&gt;1000;[.I471]*0.1;1000)" office:value-type="float" office:value="36291.5978312604">
            <text:p>36291.5978312604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2 00:00:00</text:p>
          </table:table-cell>
          <table:table-cell table:number-columns-repeated="2" office:value-type="float" office:value="4.95">
            <text:p>4.95</text:p>
          </table:table-cell>
          <table:table-cell office:value-type="float" office:value="-0.0803030303030303">
            <text:p>-0.0803030303</text:p>
          </table:table-cell>
          <table:table-cell office:value-type="float" office:value="0.124992401988845">
            <text:p>0.124992402</text:p>
          </table:table-cell>
          <table:table-cell table:formula="of:=IF([.G473]&gt;0;1;0)" office:value-type="float" office:value="1">
            <text:p>1</text:p>
          </table:table-cell>
          <table:table-cell table:formula="of:=IF([.I472]&gt;=0;IF([.H473]=1;[.I472]+([.F473]*[.J473])-20;[.I472]);0)" office:value-type="float" office:value="363061.165618023">
            <text:p>363061.165618023</text:p>
          </table:table-cell>
          <table:table-cell table:formula="of:=IF([.I472]&gt;1000;[.I472]*0.1;1000)" office:value-type="float" office:value="36602.0420509997">
            <text:p>36602.0420509997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3 00:00:00</text:p>
          </table:table-cell>
          <table:table-cell table:number-columns-repeated="2" office:value-type="float" office:value="4.5525">
            <text:p>4.5525</text:p>
          </table:table-cell>
          <table:table-cell office:value-type="float" office:value="-0.0345963756177926">
            <text:p>-0.0345963756</text:p>
          </table:table-cell>
          <table:table-cell office:value-type="float" office:value="0.0872113510506934">
            <text:p>0.0872113511</text:p>
          </table:table-cell>
          <table:table-cell table:formula="of:=IF([.G474]&gt;0;1;0)" office:value-type="float" office:value="1">
            <text:p>1</text:p>
          </table:table-cell>
          <table:table-cell table:formula="of:=IF([.I473]&gt;=0;IF([.H474]=1;[.I473]+([.F474]*[.J474])-20;[.I473]);0)" office:value-type="float" office:value="361785.105572227">
            <text:p>361785.105572227</text:p>
          </table:table-cell>
          <table:table-cell table:formula="of:=IF([.I473]&gt;1000;[.I473]*0.1;1000)" office:value-type="float" office:value="36306.1165618023">
            <text:p>36306.1165618023</text:p>
          </table:table-cell>
          <table:table-cell table:number-columns-repeated="2"/>
        </table:table-row>
        <table:table-row table:style-name="ro1">
          <table:table-cell office:value-type="string">
            <text:p>IFMI</text:p>
          </table:table-cell>
          <table:table-cell office:value-type="float" office:value="1.01762114537445">
            <text:p>1.0176211454</text:p>
          </table:table-cell>
          <table:table-cell office:value-type="string">
            <text:p>2013-10-24 00:00:00</text:p>
          </table:table-cell>
          <table:table-cell office:value-type="float" office:value="2.3075">
            <text:p>2.3075</text:p>
          </table:table-cell>
          <table:table-cell office:value-type="float" office:value="2.26754329004329">
            <text:p>2.26754329</text:p>
          </table:table-cell>
          <table:table-cell office:value-type="float" office:value="-0.00642508223601668">
            <text:p>-0.0064250822</text:p>
          </table:table-cell>
          <table:table-cell office:value-type="float" office:value="0.1755271097758">
            <text:p>0.1755271098</text:p>
          </table:table-cell>
          <table:table-cell table:formula="of:=IF([.G475]&gt;0;1;0)" office:value-type="float" office:value="1">
            <text:p>1</text:p>
          </table:table-cell>
          <table:table-cell table:formula="of:=IF([.I474]&gt;=0;IF([.H475]=1;[.I474]+([.F475]*[.J475])-20;[.I474]);0)" office:value-type="float" office:value="361532.65566672">
            <text:p>361532.65566672</text:p>
          </table:table-cell>
          <table:table-cell table:formula="of:=IF([.I474]&gt;1000;[.I474]*0.1;1000)" office:value-type="float" office:value="36178.5105572227">
            <text:p>36178.510557222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25 00:00:00</text:p>
          </table:table-cell>
          <table:table-cell table:number-columns-repeated="2" office:value-type="float" office:value="0.345">
            <text:p>0.345</text:p>
          </table:table-cell>
          <table:table-cell office:value-type="float" office:value="0.391304347826087">
            <text:p>0.3913043478</text:p>
          </table:table-cell>
          <table:table-cell office:value-type="float" office:value="0.290668774413139">
            <text:p>0.2906687744</text:p>
          </table:table-cell>
          <table:table-cell table:formula="of:=IF([.G476]&gt;0;1;0)" office:value-type="float" office:value="1">
            <text:p>1</text:p>
          </table:table-cell>
          <table:table-cell table:formula="of:=IF([.I475]&gt;=0;IF([.H476]=1;[.I475]+([.F476]*[.J476])-20;[.I475]);0)" office:value-type="float" office:value="375659.58567107">
            <text:p>375659.58567107</text:p>
          </table:table-cell>
          <table:table-cell table:formula="of:=IF([.I475]&gt;1000;[.I475]*0.1;1000)" office:value-type="float" office:value="36153.265566672">
            <text:p>36153.265566672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8 00:00:00</text:p>
          </table:table-cell>
          <table:table-cell table:number-columns-repeated="2" office:value-type="float" office:value="4.0925">
            <text:p>4.0925</text:p>
          </table:table-cell>
          <table:table-cell office:value-type="float" office:value="-0.0507025045815517">
            <text:p>-0.0507025046</text:p>
          </table:table-cell>
          <table:table-cell office:value-type="float" office:value="0.185802504466832">
            <text:p>0.1858025045</text:p>
          </table:table-cell>
          <table:table-cell table:formula="of:=IF([.G477]&gt;0;1;0)" office:value-type="float" office:value="1">
            <text:p>1</text:p>
          </table:table-cell>
          <table:table-cell table:formula="of:=IF([.I476]&gt;=0;IF([.H477]=1;[.I476]+([.F477]*[.J477])-20;[.I476]);0)" office:value-type="float" office:value="373734.897484711">
            <text:p>373734.897484711</text:p>
          </table:table-cell>
          <table:table-cell table:formula="of:=IF([.I476]&gt;1000;[.I476]*0.1;1000)" office:value-type="float" office:value="37565.958567107">
            <text:p>37565.958567107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3-10-29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0.111111111111111">
            <text:p>0.1111111111</text:p>
          </table:table-cell>
          <table:table-cell office:value-type="float" office:value="0.187273409306167">
            <text:p>0.1872734093</text:p>
          </table:table-cell>
          <table:table-cell table:formula="of:=IF([.G478]&gt;0;1;0)" office:value-type="float" office:value="1">
            <text:p>1</text:p>
          </table:table-cell>
          <table:table-cell table:formula="of:=IF([.I477]&gt;=0;IF([.H478]=1;[.I477]+([.F478]*[.J478])-20;[.I477]);0)" office:value-type="float" office:value="377867.507456764">
            <text:p>377867.507456764</text:p>
          </table:table-cell>
          <table:table-cell table:formula="of:=IF([.I477]&gt;1000;[.I477]*0.1;1000)" office:value-type="float" office:value="37373.4897484711">
            <text:p>37373.4897484711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30 00:00:00</text:p>
          </table:table-cell>
          <table:table-cell table:number-columns-repeated="2" office:value-type="float" office:value="3.6825">
            <text:p>3.6825</text:p>
          </table:table-cell>
          <table:table-cell office:value-type="float" office:value="0.0359809911744737">
            <text:p>0.0359809912</text:p>
          </table:table-cell>
          <table:table-cell office:value-type="float" office:value="0.0437099434788163">
            <text:p>0.0437099435</text:p>
          </table:table-cell>
          <table:table-cell table:formula="of:=IF([.G479]&gt;0;1;0)" office:value-type="float" office:value="1">
            <text:p>1</text:p>
          </table:table-cell>
          <table:table-cell table:formula="of:=IF([.I478]&gt;=0;IF([.H479]=1;[.I478]+([.F479]*[.J479])-20;[.I478]);0)" office:value-type="float" office:value="379207.112201856">
            <text:p>379207.112201856</text:p>
          </table:table-cell>
          <table:table-cell table:formula="of:=IF([.I478]&gt;1000;[.I478]*0.1;1000)" office:value-type="float" office:value="37786.7507456764">
            <text:p>37786.7507456764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3-10-31 00:00:00</text:p>
          </table:table-cell>
          <table:table-cell table:number-columns-repeated="2" office:value-type="float" office:value="1.0425">
            <text:p>1.0425</text:p>
          </table:table-cell>
          <table:table-cell office:value-type="float" office:value="0.00239808153477239">
            <text:p>0.0023980815</text:p>
          </table:table-cell>
          <table:table-cell office:value-type="float" office:value="0.0444432638503052">
            <text:p>0.0444432639</text:p>
          </table:table-cell>
          <table:table-cell table:formula="of:=IF([.G480]&gt;0;1;0)" office:value-type="float" office:value="1">
            <text:p>1</text:p>
          </table:table-cell>
          <table:table-cell table:formula="of:=IF([.I479]&gt;=0;IF([.H480]=1;[.I479]+([.F480]*[.J480])-20;[.I479]);0)" office:value-type="float" office:value="379278.049159218">
            <text:p>379278.049159218</text:p>
          </table:table-cell>
          <table:table-cell table:formula="of:=IF([.I479]&gt;1000;[.I479]*0.1;1000)" office:value-type="float" office:value="37920.7112201856">
            <text:p>37920.7112201856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3-11-01 00:00:00</text:p>
          </table:table-cell>
          <table:table-cell table:number-columns-repeated="2" office:value-type="float" office:value="2.245">
            <text:p>2.245</text:p>
          </table:table-cell>
          <table:table-cell office:value-type="float" office:value="0.0924276169265035">
            <text:p>0.0924276169</text:p>
          </table:table-cell>
          <table:table-cell office:value-type="float" office:value="0.116321289892984">
            <text:p>0.1163212899</text:p>
          </table:table-cell>
          <table:table-cell table:formula="of:=IF([.G481]&gt;0;1;0)" office:value-type="float" office:value="1">
            <text:p>1</text:p>
          </table:table-cell>
          <table:table-cell table:formula="of:=IF([.I480]&gt;=0;IF([.H481]=1;[.I480]+([.F481]*[.J481])-20;[.I480]);0)" office:value-type="float" office:value="382763.62578285">
            <text:p>382763.62578285</text:p>
          </table:table-cell>
          <table:table-cell table:formula="of:=IF([.I480]&gt;1000;[.I480]*0.1;1000)" office:value-type="float" office:value="37927.8049159218">
            <text:p>37927.8049159218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04 00:00:00</text:p>
          </table:table-cell>
          <table:table-cell table:number-columns-repeated="2" office:value-type="float" office:value="0.175">
            <text:p>0.175</text:p>
          </table:table-cell>
          <table:table-cell office:value-type="float" office:value="0.0285714285714287">
            <text:p>0.0285714286</text:p>
          </table:table-cell>
          <table:table-cell office:value-type="float" office:value="0.170665492476437">
            <text:p>0.1706654925</text:p>
          </table:table-cell>
          <table:table-cell table:formula="of:=IF([.G482]&gt;0;1;0)" office:value-type="float" office:value="1">
            <text:p>1</text:p>
          </table:table-cell>
          <table:table-cell table:formula="of:=IF([.I481]&gt;=0;IF([.H482]=1;[.I481]+([.F482]*[.J482])-20;[.I481]);0)" office:value-type="float" office:value="383837.23614223">
            <text:p>383837.23614223</text:p>
          </table:table-cell>
          <table:table-cell table:formula="of:=IF([.I481]&gt;1000;[.I481]*0.1;1000)" office:value-type="float" office:value="38276.362578285">
            <text:p>38276.362578285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05 00:00:00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0.0555555555555556">
            <text:p>0.0555555556</text:p>
          </table:table-cell>
          <table:table-cell office:value-type="float" office:value="0.0687390740976058">
            <text:p>0.0687390741</text:p>
          </table:table-cell>
          <table:table-cell table:formula="of:=IF([.G483]&gt;0;1;0)" office:value-type="float" office:value="1">
            <text:p>1</text:p>
          </table:table-cell>
          <table:table-cell table:formula="of:=IF([.I482]&gt;=0;IF([.H483]=1;[.I482]+([.F483]*[.J483])-20;[.I482]);0)" office:value-type="float" office:value="385949.665231909">
            <text:p>385949.665231909</text:p>
          </table:table-cell>
          <table:table-cell table:formula="of:=IF([.I482]&gt;1000;[.I482]*0.1;1000)" office:value-type="float" office:value="38383.723614223">
            <text:p>38383.72361422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1-06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35">
            <text:p>1.35</text:p>
          </table:table-cell>
          <table:table-cell office:value-type="float" office:value="0.26170397808084">
            <text:p>0.2617039781</text:p>
          </table:table-cell>
          <table:table-cell table:formula="of:=IF([.G484]&gt;0;1;0)" office:value-type="float" office:value="1">
            <text:p>1</text:p>
          </table:table-cell>
          <table:table-cell table:formula="of:=IF([.I483]&gt;=0;IF([.H484]=1;[.I483]+([.F484]*[.J484])-20;[.I483]);0)" office:value-type="float" office:value="438032.870038217">
            <text:p>438032.870038217</text:p>
          </table:table-cell>
          <table:table-cell table:formula="of:=IF([.I483]&gt;1000;[.I483]*0.1;1000)" office:value-type="float" office:value="38594.9665231909">
            <text:p>38594.9665231909</text:p>
          </table:table-cell>
          <table:table-cell table:number-columns-repeated="2"/>
        </table:table-row>
        <table:table-row table:style-name="ro1">
          <table:table-cell office:value-type="string">
            <text:p>BIOF</text:p>
          </table:table-cell>
          <table:table-cell office:value-type="float" office:value="1">
            <text:p>1</text:p>
          </table:table-cell>
          <table:table-cell office:value-type="string">
            <text:p>2013-11-07 00:00:00</text:p>
          </table:table-cell>
          <table:table-cell table:number-columns-repeated="2" office:value-type="float" office:value="1.525">
            <text:p>1.525</text:p>
          </table:table-cell>
          <table:table-cell office:value-type="float" office:value="0.121311475409836">
            <text:p>0.1213114754</text:p>
          </table:table-cell>
          <table:table-cell office:value-type="float" office:value="0.230603289513967">
            <text:p>0.2306032895</text:p>
          </table:table-cell>
          <table:table-cell table:formula="of:=IF([.G485]&gt;0;1;0)" office:value-type="float" office:value="1">
            <text:p>1</text:p>
          </table:table-cell>
          <table:table-cell table:formula="of:=IF([.I484]&gt;=0;IF([.H485]=1;[.I484]+([.F485]*[.J485])-20;[.I484]);0)" office:value-type="float" office:value="443326.711412451">
            <text:p>443326.711412451</text:p>
          </table:table-cell>
          <table:table-cell table:formula="of:=IF([.I484]&gt;1000;[.I484]*0.1;1000)" office:value-type="float" office:value="43803.2870038217">
            <text:p>43803.2870038217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3-11-08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-0.0555555555555556">
            <text:p>-0.0555555556</text:p>
          </table:table-cell>
          <table:table-cell office:value-type="float" office:value="0.210868092644423">
            <text:p>0.2108680926</text:p>
          </table:table-cell>
          <table:table-cell table:formula="of:=IF([.G486]&gt;0;1;0)" office:value-type="float" office:value="1">
            <text:p>1</text:p>
          </table:table-cell>
          <table:table-cell table:formula="of:=IF([.I485]&gt;=0;IF([.H486]=1;[.I485]+([.F486]*[.J486])-20;[.I485]);0)" office:value-type="float" office:value="440843.785237937">
            <text:p>440843.785237937</text:p>
          </table:table-cell>
          <table:table-cell table:formula="of:=IF([.I485]&gt;1000;[.I485]*0.1;1000)" office:value-type="float" office:value="44332.6711412451">
            <text:p>44332.6711412451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1">
            <text:p>1</text:p>
          </table:table-cell>
          <table:table-cell office:value-type="string">
            <text:p>2013-11-11 00:00:00</text:p>
          </table:table-cell>
          <table:table-cell table:number-columns-repeated="2" office:value-type="float" office:value="1.3125">
            <text:p>1.3125</text:p>
          </table:table-cell>
          <table:table-cell office:value-type="float" office:value="-0.0933333333333334">
            <text:p>-0.0933333333</text:p>
          </table:table-cell>
          <table:table-cell office:value-type="float" office:value="0.259271602291043">
            <text:p>0.2592716023</text:p>
          </table:table-cell>
          <table:table-cell table:formula="of:=IF([.G487]&gt;0;1;0)" office:value-type="float" office:value="1">
            <text:p>1</text:p>
          </table:table-cell>
          <table:table-cell table:formula="of:=IF([.I486]&gt;=0;IF([.H487]=1;[.I486]+([.F487]*[.J487])-20;[.I486]);0)" office:value-type="float" office:value="436709.243242383">
            <text:p>436709.243242383</text:p>
          </table:table-cell>
          <table:table-cell table:formula="of:=IF([.I486]&gt;1000;[.I486]*0.1;1000)" office:value-type="float" office:value="44084.3785237937">
            <text:p>44084.3785237937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11-12 00:00:00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-0.0141509433962266">
            <text:p>-0.0141509434</text:p>
          </table:table-cell>
          <table:table-cell office:value-type="float" office:value="0.176173757025732">
            <text:p>0.176173757</text:p>
          </table:table-cell>
          <table:table-cell table:formula="of:=IF([.G488]&gt;0;1;0)" office:value-type="float" office:value="1">
            <text:p>1</text:p>
          </table:table-cell>
          <table:table-cell table:formula="of:=IF([.I487]&gt;=0;IF([.H488]=1;[.I487]+([.F488]*[.J488])-20;[.I487]);0)" office:value-type="float" office:value="436071.25846421">
            <text:p>436071.25846421</text:p>
          </table:table-cell>
          <table:table-cell table:formula="of:=IF([.I487]&gt;1000;[.I487]*0.1;1000)" office:value-type="float" office:value="43670.9243242383">
            <text:p>43670.9243242383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11-13 00:00:00</text:p>
          </table:table-cell>
          <table:table-cell table:number-columns-repeated="2" office:value-type="float" office:value="0.5225">
            <text:p>0.5225</text:p>
          </table:table-cell>
          <table:table-cell office:value-type="float" office:value="0.167464114832536">
            <text:p>0.1674641148</text:p>
          </table:table-cell>
          <table:table-cell office:value-type="float" office:value="0.287088631945373">
            <text:p>0.2870886319</text:p>
          </table:table-cell>
          <table:table-cell table:formula="of:=IF([.G489]&gt;0;1;0)" office:value-type="float" office:value="1">
            <text:p>1</text:p>
          </table:table-cell>
          <table:table-cell table:formula="of:=IF([.I488]&gt;=0;IF([.H489]=1;[.I488]+([.F489]*[.J489])-20;[.I488]);0)" office:value-type="float" office:value="443353.887194472">
            <text:p>443353.887194472</text:p>
          </table:table-cell>
          <table:table-cell table:formula="of:=IF([.I488]&gt;1000;[.I488]*0.1;1000)" office:value-type="float" office:value="43607.125846421">
            <text:p>43607.125846421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3-11-14 00:00:00</text:p>
          </table:table-cell>
          <table:table-cell table:number-columns-repeated="2" office:value-type="float" office:value="1.285">
            <text:p>1.285</text:p>
          </table:table-cell>
          <table:table-cell office:value-type="float" office:value="0.0136186770428015">
            <text:p>0.013618677</text:p>
          </table:table-cell>
          <table:table-cell office:value-type="float" office:value="0.167308030320257">
            <text:p>0.1673080303</text:p>
          </table:table-cell>
          <table:table-cell table:formula="of:=IF([.G490]&gt;0;1;0)" office:value-type="float" office:value="1">
            <text:p>1</text:p>
          </table:table-cell>
          <table:table-cell table:formula="of:=IF([.I489]&gt;=0;IF([.H490]=1;[.I489]+([.F490]*[.J490])-20;[.I489]);0)" office:value-type="float" office:value="443937.676535009">
            <text:p>443937.676535009</text:p>
          </table:table-cell>
          <table:table-cell table:formula="of:=IF([.I489]&gt;1000;[.I489]*0.1;1000)" office:value-type="float" office:value="44335.3887194472">
            <text:p>44335.3887194472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3-11-15 00:00:00</text:p>
          </table:table-cell>
          <table:table-cell table:number-columns-repeated="2" office:value-type="float" office:value="1.3025">
            <text:p>1.3025</text:p>
          </table:table-cell>
          <table:table-cell office:value-type="float" office:value="0.111324376199616">
            <text:p>0.1113243762</text:p>
          </table:table-cell>
          <table:table-cell office:value-type="float" office:value="0.130488244325154">
            <text:p>0.1304882443</text:p>
          </table:table-cell>
          <table:table-cell table:formula="of:=IF([.G491]&gt;0;1;0)" office:value-type="float" office:value="1">
            <text:p>1</text:p>
          </table:table-cell>
          <table:table-cell table:formula="of:=IF([.I490]&gt;=0;IF([.H491]=1;[.I490]+([.F491]*[.J491])-20;[.I490]);0)" office:value-type="float" office:value="448859.785026186">
            <text:p>448859.785026186</text:p>
          </table:table-cell>
          <table:table-cell table:formula="of:=IF([.I490]&gt;1000;[.I490]*0.1;1000)" office:value-type="float" office:value="44393.7676535009">
            <text:p>44393.7676535009</text:p>
          </table:table-cell>
          <table:table-cell table:number-columns-repeated="2"/>
        </table:table-row>
        <table:table-row table:style-name="ro1">
          <table:table-cell office:value-type="string">
            <text:p>HH</text:p>
          </table:table-cell>
          <table:table-cell office:value-type="float" office:value="1">
            <text:p>1</text:p>
          </table:table-cell>
          <table:table-cell office:value-type="string">
            <text:p>2013-11-18 00:00:00</text:p>
          </table:table-cell>
          <table:table-cell table:number-columns-repeated="2" office:value-type="float" office:value="0.4575">
            <text:p>0.4575</text:p>
          </table:table-cell>
          <table:table-cell office:value-type="float" office:value="0.0218579234972678">
            <text:p>0.0218579235</text:p>
          </table:table-cell>
          <table:table-cell office:value-type="float" office:value="0.0969785179955301">
            <text:p>0.096978518</text:p>
          </table:table-cell>
          <table:table-cell table:formula="of:=IF([.G492]&gt;0;1;0)" office:value-type="float" office:value="1">
            <text:p>1</text:p>
          </table:table-cell>
          <table:table-cell table:formula="of:=IF([.I491]&gt;=0;IF([.H492]=1;[.I491]+([.F492]*[.J492])-20;[.I491]);0)" office:value-type="float" office:value="449820.899310396">
            <text:p>449820.899310396</text:p>
          </table:table-cell>
          <table:table-cell table:formula="of:=IF([.I491]&gt;1000;[.I491]*0.1;1000)" office:value-type="float" office:value="44885.9785026186">
            <text:p>44885.978502618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1-19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333333333333333">
            <text:p>0.3333333333</text:p>
          </table:table-cell>
          <table:table-cell office:value-type="float" office:value="0.0778185516743171">
            <text:p>0.0778185517</text:p>
          </table:table-cell>
          <table:table-cell table:formula="of:=IF([.G493]&gt;0;1;0)" office:value-type="float" office:value="1">
            <text:p>1</text:p>
          </table:table-cell>
          <table:table-cell table:formula="of:=IF([.I492]&gt;=0;IF([.H493]=1;[.I492]+([.F493]*[.J493])-20;[.I492]);0)" office:value-type="float" office:value="464794.929287409">
            <text:p>464794.929287409</text:p>
          </table:table-cell>
          <table:table-cell table:formula="of:=IF([.I492]&gt;1000;[.I492]*0.1;1000)" office:value-type="float" office:value="44982.0899310396">
            <text:p>44982.0899310396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3-11-20 00:00:00</text:p>
          </table:table-cell>
          <table:table-cell table:number-columns-repeated="2" office:value-type="float" office:value="1.085">
            <text:p>1.085</text:p>
          </table:table-cell>
          <table:table-cell office:value-type="float" office:value="-0.0414746543778801">
            <text:p>-0.0414746544</text:p>
          </table:table-cell>
          <table:table-cell office:value-type="float" office:value="0.0874941089088933">
            <text:p>0.0874941089</text:p>
          </table:table-cell>
          <table:table-cell table:formula="of:=IF([.G494]&gt;0;1;0)" office:value-type="float" office:value="1">
            <text:p>1</text:p>
          </table:table-cell>
          <table:table-cell table:formula="of:=IF([.I493]&gt;=0;IF([.H494]=1;[.I493]+([.F494]*[.J494])-20;[.I493]);0)" office:value-type="float" office:value="462847.20838253">
            <text:p>462847.20838253</text:p>
          </table:table-cell>
          <table:table-cell table:formula="of:=IF([.I493]&gt;1000;[.I493]*0.1;1000)" office:value-type="float" office:value="46479.4929287409">
            <text:p>46479.4929287409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11-21 00:00:00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0.0867346938775511">
            <text:p>0.0867346939</text:p>
          </table:table-cell>
          <table:table-cell office:value-type="float" office:value="0.0984554918985547">
            <text:p>0.0984554919</text:p>
          </table:table-cell>
          <table:table-cell table:formula="of:=IF([.G495]&gt;0;1;0)" office:value-type="float" office:value="1">
            <text:p>1</text:p>
          </table:table-cell>
          <table:table-cell table:formula="of:=IF([.I494]&gt;=0;IF([.H495]=1;[.I494]+([.F495]*[.J495])-20;[.I494]);0)" office:value-type="float" office:value="466841.699475644">
            <text:p>466841.699475644</text:p>
          </table:table-cell>
          <table:table-cell table:formula="of:=IF([.I494]&gt;1000;[.I494]*0.1;1000)" office:value-type="float" office:value="46284.720838253">
            <text:p>46284.720838253</text:p>
          </table:table-cell>
          <table:table-cell table:number-columns-repeated="2"/>
        </table:table-row>
        <table:table-row table:style-name="ro1">
          <table:table-cell office:value-type="string">
            <text:p>DLIA</text:p>
          </table:table-cell>
          <table:table-cell office:value-type="float" office:value="1">
            <text:p>1</text:p>
          </table:table-cell>
          <table:table-cell office:value-type="string">
            <text:p>2013-11-22 00:00:00</text:p>
          </table:table-cell>
          <table:table-cell table:number-columns-repeated="2" office:value-type="float" office:value="1.085">
            <text:p>1.085</text:p>
          </table:table-cell>
          <table:table-cell office:value-type="float" office:value="0.117511520737327">
            <text:p>0.1175115207</text:p>
          </table:table-cell>
          <table:table-cell office:value-type="float" office:value="0.184897350891621">
            <text:p>0.1848973509</text:p>
          </table:table-cell>
          <table:table-cell table:formula="of:=IF([.G496]&gt;0;1;0)" office:value-type="float" office:value="1">
            <text:p>1</text:p>
          </table:table-cell>
          <table:table-cell table:formula="of:=IF([.I495]&gt;=0;IF([.H496]=1;[.I495]+([.F496]*[.J496])-20;[.I495]);0)" office:value-type="float" office:value="472307.627280542">
            <text:p>472307.627280542</text:p>
          </table:table-cell>
          <table:table-cell table:formula="of:=IF([.I495]&gt;1000;[.I495]*0.1;1000)" office:value-type="float" office:value="46684.1699475644">
            <text:p>46684.1699475644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3-11-25 00:00:00</text:p>
          </table:table-cell>
          <table:table-cell table:number-columns-repeated="2" office:value-type="float" office:value="4.015">
            <text:p>4.015</text:p>
          </table:table-cell>
          <table:table-cell office:value-type="float" office:value="-0.0136986301369861">
            <text:p>-0.0136986301</text:p>
          </table:table-cell>
          <table:table-cell office:value-type="float" office:value="0.0580840757317676">
            <text:p>0.0580840757</text:p>
          </table:table-cell>
          <table:table-cell table:formula="of:=IF([.G497]&gt;0;1;0)" office:value-type="float" office:value="1">
            <text:p>1</text:p>
          </table:table-cell>
          <table:table-cell table:formula="of:=IF([.I496]&gt;=0;IF([.H497]=1;[.I496]+([.F497]*[.J497])-20;[.I496]);0)" office:value-type="float" office:value="471640.630530843">
            <text:p>471640.630530843</text:p>
          </table:table-cell>
          <table:table-cell table:formula="of:=IF([.I496]&gt;1000;[.I496]*0.1;1000)" office:value-type="float" office:value="47230.7627280542">
            <text:p>47230.762728054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26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33333333333333">
            <text:p>0.1333333333</text:p>
          </table:table-cell>
          <table:table-cell office:value-type="float" office:value="0.0731686387042494">
            <text:p>0.0731686387</text:p>
          </table:table-cell>
          <table:table-cell table:formula="of:=IF([.G498]&gt;0;1;0)" office:value-type="float" office:value="1">
            <text:p>1</text:p>
          </table:table-cell>
          <table:table-cell table:formula="of:=IF([.I497]&gt;=0;IF([.H498]=1;[.I497]+([.F498]*[.J498])-20;[.I497]);0)" office:value-type="float" office:value="477909.172271254">
            <text:p>477909.172271254</text:p>
          </table:table-cell>
          <table:table-cell table:formula="of:=IF([.I497]&gt;1000;[.I497]*0.1;1000)" office:value-type="float" office:value="47164.0630530843">
            <text:p>47164.0630530843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3-11-27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0.0196078431372548">
            <text:p>0.0196078431</text:p>
          </table:table-cell>
          <table:table-cell office:value-type="float" office:value="0.053603030693712">
            <text:p>0.0536030307</text:p>
          </table:table-cell>
          <table:table-cell table:formula="of:=IF([.G499]&gt;0;1;0)" office:value-type="float" office:value="1">
            <text:p>1</text:p>
          </table:table-cell>
          <table:table-cell table:formula="of:=IF([.I498]&gt;=0;IF([.H499]=1;[.I498]+([.F499]*[.J499])-20;[.I498]);0)" office:value-type="float" office:value="478826.249079629">
            <text:p>478826.249079629</text:p>
          </table:table-cell>
          <table:table-cell table:formula="of:=IF([.I498]&gt;1000;[.I498]*0.1;1000)" office:value-type="float" office:value="47790.9172271254">
            <text:p>47790.917227125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1-28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180373606639233">
            <text:p>0.0180373607</text:p>
          </table:table-cell>
          <table:table-cell table:formula="of:=IF([.G500]&gt;0;1;0)" office:value-type="float" office:value="1">
            <text:p>1</text:p>
          </table:table-cell>
          <table:table-cell table:formula="of:=IF([.I499]&gt;=0;IF([.H500]=1;[.I499]+([.F500]*[.J500])-20;[.I499]);0)" office:value-type="float" office:value="478806.249079629">
            <text:p>478806.249079629</text:p>
          </table:table-cell>
          <table:table-cell table:formula="of:=IF([.I499]&gt;1000;[.I499]*0.1;1000)" office:value-type="float" office:value="47882.6249079629">
            <text:p>47882.6249079629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11-29 00:00: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-0.2">
            <text:p>-0.2</text:p>
          </table:table-cell>
          <table:table-cell office:value-type="float" office:value="0.0513535486933084">
            <text:p>0.0513535487</text:p>
          </table:table-cell>
          <table:table-cell table:formula="of:=IF([.G501]&gt;0;1;0)" office:value-type="float" office:value="1">
            <text:p>1</text:p>
          </table:table-cell>
          <table:table-cell table:formula="of:=IF([.I500]&gt;=0;IF([.H501]=1;[.I500]+([.F501]*[.J501])-20;[.I500]);0)" office:value-type="float" office:value="469210.124098037">
            <text:p>469210.124098037</text:p>
          </table:table-cell>
          <table:table-cell table:formula="of:=IF([.I500]&gt;1000;[.I500]*0.1;1000)" office:value-type="float" office:value="47880.6249079629">
            <text:p>47880.6249079629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12-02 00:00:00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-0.0161290322580645">
            <text:p>-0.0161290323</text:p>
          </table:table-cell>
          <table:table-cell office:value-type="float" office:value="0.0626059760863263">
            <text:p>0.0626059761</text:p>
          </table:table-cell>
          <table:table-cell table:formula="of:=IF([.G502]&gt;0;1;0)" office:value-type="float" office:value="1">
            <text:p>1</text:p>
          </table:table-cell>
          <table:table-cell table:formula="of:=IF([.I501]&gt;=0;IF([.H502]=1;[.I501]+([.F502]*[.J502])-20;[.I501]);0)" office:value-type="float" office:value="468433.333575298">
            <text:p>468433.333575298</text:p>
          </table:table-cell>
          <table:table-cell table:formula="of:=IF([.I501]&gt;1000;[.I501]*0.1;1000)" office:value-type="float" office:value="46921.0124098037">
            <text:p>46921.0124098037</text:p>
          </table:table-cell>
          <table:table-cell table:number-columns-repeated="2"/>
        </table:table-row>
        <table:table-row table:style-name="ro1">
          <table:table-cell office:value-type="string">
            <text:p>CCCL</text:p>
          </table:table-cell>
          <table:table-cell office:value-type="float" office:value="1.04149377593361">
            <text:p>1.0414937759</text:p>
          </table:table-cell>
          <table:table-cell office:value-type="string">
            <text:p>2013-12-03 00:00:00</text:p>
          </table:table-cell>
          <table:table-cell office:value-type="float" office:value="2.2425">
            <text:p>2.2425</text:p>
          </table:table-cell>
          <table:table-cell office:value-type="float" office:value="2.15315737051793">
            <text:p>2.1531573705</text:p>
          </table:table-cell>
          <table:table-cell office:value-type="float" office:value="0.107203668658899">
            <text:p>0.1072036687</text:p>
          </table:table-cell>
          <table:table-cell office:value-type="float" office:value="0.149685731278171">
            <text:p>0.1496857313</text:p>
          </table:table-cell>
          <table:table-cell table:formula="of:=IF([.G503]&gt;0;1;0)" office:value-type="float" office:value="1">
            <text:p>1</text:p>
          </table:table-cell>
          <table:table-cell table:formula="of:=IF([.I502]&gt;=0;IF([.H503]=1;[.I502]+([.F503]*[.J503])-20;[.I502]);0)" office:value-type="float" office:value="473435.110763437">
            <text:p>473435.110763437</text:p>
          </table:table-cell>
          <table:table-cell table:formula="of:=IF([.I502]&gt;1000;[.I502]*0.1;1000)" office:value-type="float" office:value="46843.3333575298">
            <text:p>46843.333357529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04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19257252328704">
            <text:p>0.1925725233</text:p>
          </table:table-cell>
          <table:table-cell table:formula="of:=IF([.G504]&gt;0;1;0)" office:value-type="float" office:value="1">
            <text:p>1</text:p>
          </table:table-cell>
          <table:table-cell table:formula="of:=IF([.I503]&gt;=0;IF([.H504]=1;[.I503]+([.F504]*[.J504])-20;[.I503]);0)" office:value-type="float" office:value="501821.217409243">
            <text:p>501821.217409243</text:p>
          </table:table-cell>
          <table:table-cell table:formula="of:=IF([.I503]&gt;1000;[.I503]*0.1;1000)" office:value-type="float" office:value="47343.5110763437">
            <text:p>47343.5110763437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12-05 00:00:00</text:p>
          </table:table-cell>
          <table:table-cell table:number-columns-repeated="2" office:value-type="float" office:value="0.2575">
            <text:p>0.2575</text:p>
          </table:table-cell>
          <table:table-cell office:value-type="float" office:value="-0.029126213592233">
            <text:p>-0.0291262136</text:p>
          </table:table-cell>
          <table:table-cell office:value-type="float" office:value="0.210425094025729">
            <text:p>0.210425094</text:p>
          </table:table-cell>
          <table:table-cell table:formula="of:=IF([.G505]&gt;0;1;0)" office:value-type="float" office:value="1">
            <text:p>1</text:p>
          </table:table-cell>
          <table:table-cell table:formula="of:=IF([.I504]&gt;=0;IF([.H505]=1;[.I504]+([.F505]*[.J505])-20;[.I504]);0)" office:value-type="float" office:value="500339.602212906">
            <text:p>500339.602212906</text:p>
          </table:table-cell>
          <table:table-cell table:formula="of:=IF([.I504]&gt;1000;[.I504]*0.1;1000)" office:value-type="float" office:value="50182.1217409243">
            <text:p>50182.1217409243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12-06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800000000000001">
            <text:p>0.08</text:p>
          </table:table-cell>
          <table:table-cell office:value-type="float" office:value="0.0881022332996763">
            <text:p>0.0881022333</text:p>
          </table:table-cell>
          <table:table-cell table:formula="of:=IF([.G506]&gt;0;1;0)" office:value-type="float" office:value="1">
            <text:p>1</text:p>
          </table:table-cell>
          <table:table-cell table:formula="of:=IF([.I505]&gt;=0;IF([.H506]=1;[.I505]+([.F506]*[.J506])-20;[.I505]);0)" office:value-type="float" office:value="504322.319030609">
            <text:p>504322.319030609</text:p>
          </table:table-cell>
          <table:table-cell table:formula="of:=IF([.I505]&gt;1000;[.I505]*0.1;1000)" office:value-type="float" office:value="50033.9602212906">
            <text:p>50033.9602212906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12-09 00:00:00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0.0460648045004584">
            <text:p>0.0460648045</text:p>
          </table:table-cell>
          <table:table-cell table:formula="of:=IF([.G507]&gt;0;1;0)" office:value-type="float" office:value="1">
            <text:p>1</text:p>
          </table:table-cell>
          <table:table-cell table:formula="of:=IF([.I506]&gt;=0;IF([.H507]=1;[.I506]+([.F507]*[.J507])-20;[.I506]);0)" office:value-type="float" office:value="504302.319030609">
            <text:p>504302.319030609</text:p>
          </table:table-cell>
          <table:table-cell table:formula="of:=IF([.I506]&gt;1000;[.I506]*0.1;1000)" office:value-type="float" office:value="50432.2319030609">
            <text:p>50432.2319030609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10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0714285714285714">
            <text:p>0.0714285714</text:p>
          </table:table-cell>
          <table:table-cell office:value-type="float" office:value="0.118574424540124">
            <text:p>0.1185744245</text:p>
          </table:table-cell>
          <table:table-cell table:formula="of:=IF([.G508]&gt;0;1;0)" office:value-type="float" office:value="1">
            <text:p>1</text:p>
          </table:table-cell>
          <table:table-cell table:formula="of:=IF([.I507]&gt;=0;IF([.H508]=1;[.I507]+([.F508]*[.J508])-20;[.I507]);0)" office:value-type="float" office:value="507884.478452256">
            <text:p>507884.478452256</text:p>
          </table:table-cell>
          <table:table-cell table:formula="of:=IF([.I507]&gt;1000;[.I507]*0.1;1000)" office:value-type="float" office:value="50430.2319030609">
            <text:p>50430.2319030609</text:p>
          </table:table-cell>
          <table:table-cell table:number-columns-repeated="2"/>
        </table:table-row>
        <table:table-row table:style-name="ro1">
          <table:table-cell office:value-type="string">
            <text:p>GEVO</text:p>
          </table:table-cell>
          <table:table-cell office:value-type="float" office:value="1">
            <text:p>1</text:p>
          </table:table-cell>
          <table:table-cell office:value-type="string">
            <text:p>2013-12-11 00:00:00</text:p>
          </table:table-cell>
          <table:table-cell table:number-columns-repeated="2" office:value-type="float" office:value="1.1975">
            <text:p>1.1975</text:p>
          </table:table-cell>
          <table:table-cell office:value-type="float" office:value="0.00208768267223358">
            <text:p>0.0020876827</text:p>
          </table:table-cell>
          <table:table-cell office:value-type="float" office:value="0.113198641044956">
            <text:p>0.113198641</text:p>
          </table:table-cell>
          <table:table-cell table:formula="of:=IF([.G509]&gt;0;1;0)" office:value-type="float" office:value="1">
            <text:p>1</text:p>
          </table:table-cell>
          <table:table-cell table:formula="of:=IF([.I508]&gt;=0;IF([.H509]=1;[.I508]+([.F509]*[.J509])-20;[.I508]);0)" office:value-type="float" office:value="507970.508614772">
            <text:p>507970.508614772</text:p>
          </table:table-cell>
          <table:table-cell table:formula="of:=IF([.I508]&gt;1000;[.I508]*0.1;1000)" office:value-type="float" office:value="50788.4478452256">
            <text:p>50788.4478452256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2 00:00:00</text:p>
          </table:table-cell>
          <table:table-cell table:number-columns-repeated="2" office:value-type="float" office:value="1.0675">
            <text:p>1.0675</text:p>
          </table:table-cell>
          <table:table-cell office:value-type="float" office:value="-0.0281030444964869">
            <text:p>-0.0281030445</text:p>
          </table:table-cell>
          <table:table-cell office:value-type="float" office:value="0.251337937009989">
            <text:p>0.251337937</text:p>
          </table:table-cell>
          <table:table-cell table:formula="of:=IF([.G510]&gt;0;1;0)" office:value-type="float" office:value="1">
            <text:p>1</text:p>
          </table:table-cell>
          <table:table-cell table:formula="of:=IF([.I509]&gt;=0;IF([.H510]=1;[.I509]+([.F510]*[.J510])-20;[.I509]);0)" office:value-type="float" office:value="506522.956834122">
            <text:p>506522.956834122</text:p>
          </table:table-cell>
          <table:table-cell table:formula="of:=IF([.I509]&gt;1000;[.I509]*0.1;1000)" office:value-type="float" office:value="50797.0508614772">
            <text:p>50797.0508614772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13 00:00:00</text:p>
          </table:table-cell>
          <table:table-cell table:number-columns-repeated="2" office:value-type="float" office:value="0.9725">
            <text:p>0.9725</text:p>
          </table:table-cell>
          <table:table-cell office:value-type="float" office:value="0.038560411311054">
            <text:p>0.0385604113</text:p>
          </table:table-cell>
          <table:table-cell office:value-type="float" office:value="0.0920082031646896">
            <text:p>0.0920082032</text:p>
          </table:table-cell>
          <table:table-cell table:formula="of:=IF([.G511]&gt;0;1;0)" office:value-type="float" office:value="1">
            <text:p>1</text:p>
          </table:table-cell>
          <table:table-cell table:formula="of:=IF([.I510]&gt;=0;IF([.H511]=1;[.I510]+([.F511]*[.J511])-20;[.I510]);0)" office:value-type="float" office:value="508456.130189523">
            <text:p>508456.130189523</text:p>
          </table:table-cell>
          <table:table-cell table:formula="of:=IF([.I510]&gt;1000;[.I510]*0.1;1000)" office:value-type="float" office:value="50652.2956834122">
            <text:p>50652.2956834122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12-16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0.0196078431372548">
            <text:p>0.0196078431</text:p>
          </table:table-cell>
          <table:table-cell office:value-type="float" office:value="0.117445115090716">
            <text:p>0.1174451151</text:p>
          </table:table-cell>
          <table:table-cell table:formula="of:=IF([.G512]&gt;0;1;0)" office:value-type="float" office:value="1">
            <text:p>1</text:p>
          </table:table-cell>
          <table:table-cell table:formula="of:=IF([.I511]&gt;=0;IF([.H512]=1;[.I511]+([.F512]*[.J512])-20;[.I511]);0)" office:value-type="float" office:value="509433.102993816">
            <text:p>509433.102993816</text:p>
          </table:table-cell>
          <table:table-cell table:formula="of:=IF([.I511]&gt;1000;[.I511]*0.1;1000)" office:value-type="float" office:value="50845.6130189523">
            <text:p>50845.6130189523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12-17 00:00:00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-0.0384615384615386">
            <text:p>-0.0384615385</text:p>
          </table:table-cell>
          <table:table-cell office:value-type="float" office:value="0.101122908607185">
            <text:p>0.1011229086</text:p>
          </table:table-cell>
          <table:table-cell table:formula="of:=IF([.G513]&gt;0;1;0)" office:value-type="float" office:value="1">
            <text:p>1</text:p>
          </table:table-cell>
          <table:table-cell table:formula="of:=IF([.I512]&gt;=0;IF([.H513]=1;[.I512]+([.F513]*[.J513])-20;[.I512]);0)" office:value-type="float" office:value="507453.744905379">
            <text:p>507453.744905379</text:p>
          </table:table-cell>
          <table:table-cell table:formula="of:=IF([.I512]&gt;1000;[.I512]*0.1;1000)" office:value-type="float" office:value="50943.3102993816">
            <text:p>50943.3102993816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8 00:00:00</text:p>
          </table:table-cell>
          <table:table-cell table:number-columns-repeated="2" office:value-type="float" office:value="0.7375">
            <text:p>0.7375</text:p>
          </table:table-cell>
          <table:table-cell office:value-type="float" office:value="-0.0101694915254238">
            <text:p>-0.0101694915</text:p>
          </table:table-cell>
          <table:table-cell office:value-type="float" office:value="0.272194909422578">
            <text:p>0.2721949094</text:p>
          </table:table-cell>
          <table:table-cell table:formula="of:=IF([.G514]&gt;0;1;0)" office:value-type="float" office:value="1">
            <text:p>1</text:p>
          </table:table-cell>
          <table:table-cell table:formula="of:=IF([.I513]&gt;=0;IF([.H514]=1;[.I513]+([.F514]*[.J514])-20;[.I513]);0)" office:value-type="float" office:value="506917.690249543">
            <text:p>506917.690249543</text:p>
          </table:table-cell>
          <table:table-cell table:formula="of:=IF([.I513]&gt;1000;[.I513]*0.1;1000)" office:value-type="float" office:value="50745.3744905379">
            <text:p>50745.3744905379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9 00:00:00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102739726027397">
            <text:p>0.102739726</text:p>
          </table:table-cell>
          <table:table-cell office:value-type="float" office:value="0.112721778551253">
            <text:p>0.1127217786</text:p>
          </table:table-cell>
          <table:table-cell table:formula="of:=IF([.G515]&gt;0;1;0)" office:value-type="float" office:value="1">
            <text:p>1</text:p>
          </table:table-cell>
          <table:table-cell table:formula="of:=IF([.I514]&gt;=0;IF([.H515]=1;[.I514]+([.F515]*[.J515])-20;[.I514]);0)" office:value-type="float" office:value="512105.748711011">
            <text:p>512105.748711011</text:p>
          </table:table-cell>
          <table:table-cell table:formula="of:=IF([.I514]&gt;1000;[.I514]*0.1;1000)" office:value-type="float" office:value="50691.7690249543">
            <text:p>50691.7690249543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20 00:00:00</text:p>
          </table:table-cell>
          <table:table-cell table:number-columns-repeated="2" office:value-type="float" office:value="0.5975">
            <text:p>0.5975</text:p>
          </table:table-cell>
          <table:table-cell office:value-type="float" office:value="-0.0878661087866111">
            <text:p>-0.0878661088</text:p>
          </table:table-cell>
          <table:table-cell office:value-type="float" office:value="0.0993146452843836">
            <text:p>0.0993146453</text:p>
          </table:table-cell>
          <table:table-cell table:formula="of:=IF([.G516]&gt;0;1;0)" office:value-type="float" office:value="1">
            <text:p>1</text:p>
          </table:table-cell>
          <table:table-cell table:formula="of:=IF([.I515]&gt;=0;IF([.H516]=1;[.I515]+([.F516]*[.J516])-20;[.I515]);0)" office:value-type="float" office:value="507586.074768362">
            <text:p>507586.074768362</text:p>
          </table:table-cell>
          <table:table-cell table:formula="of:=IF([.I515]&gt;1000;[.I515]*0.1;1000)" office:value-type="float" office:value="51210.5748711011">
            <text:p>51210.5748711011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23 00:00:00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">
            <text:p>0</text:p>
          </table:table-cell>
          <table:table-cell office:value-type="float" office:value="0.176153729050679">
            <text:p>0.1761537291</text:p>
          </table:table-cell>
          <table:table-cell table:formula="of:=IF([.G517]&gt;0;1;0)" office:value-type="float" office:value="1">
            <text:p>1</text:p>
          </table:table-cell>
          <table:table-cell table:formula="of:=IF([.I516]&gt;=0;IF([.H517]=1;[.I516]+([.F517]*[.J517])-20;[.I516]);0)" office:value-type="float" office:value="507566.074768362">
            <text:p>507566.074768362</text:p>
          </table:table-cell>
          <table:table-cell table:formula="of:=IF([.I516]&gt;1000;[.I516]*0.1;1000)" office:value-type="float" office:value="50758.6074768362">
            <text:p>50758.607476836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24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8680335211245">
            <text:p>0.0586803352</text:p>
          </table:table-cell>
          <table:table-cell table:formula="of:=IF([.G518]&gt;0;1;0)" office:value-type="float" office:value="1">
            <text:p>1</text:p>
          </table:table-cell>
          <table:table-cell table:formula="of:=IF([.I517]&gt;=0;IF([.H518]=1;[.I517]+([.F518]*[.J518])-20;[.I517]);0)" office:value-type="float" office:value="507546.074768362">
            <text:p>507546.074768362</text:p>
          </table:table-cell>
          <table:table-cell table:formula="of:=IF([.I517]&gt;1000;[.I517]*0.1;1000)" office:value-type="float" office:value="50756.6074768362">
            <text:p>50756.607476836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25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86013467692136">
            <text:p>0.0386013468</text:p>
          </table:table-cell>
          <table:table-cell table:formula="of:=IF([.G519]&gt;0;1;0)" office:value-type="float" office:value="1">
            <text:p>1</text:p>
          </table:table-cell>
          <table:table-cell table:formula="of:=IF([.I518]&gt;=0;IF([.H519]=1;[.I518]+([.F519]*[.J519])-20;[.I518]);0)" office:value-type="float" office:value="507526.074768362">
            <text:p>507526.074768362</text:p>
          </table:table-cell>
          <table:table-cell table:formula="of:=IF([.I518]&gt;1000;[.I518]*0.1;1000)" office:value-type="float" office:value="50754.6074768362">
            <text:p>50754.6074768362</text:p>
          </table:table-cell>
          <table:table-cell table:number-columns-repeated="2"/>
        </table:table-row>
        <table:table-row table:style-name="ro1">
          <table:table-cell office:value-type="string">
            <text:p>SWKH</text:p>
          </table:table-cell>
          <table:table-cell office:value-type="float" office:value="1">
            <text:p>1</text:p>
          </table:table-cell>
          <table:table-cell office:value-type="string">
            <text:p>2013-12-26 00:00:00</text:p>
          </table:table-cell>
          <table:table-cell table:number-columns-repeated="2" office:value-type="float" office:value="0.9525">
            <text:p>0.9525</text:p>
          </table:table-cell>
          <table:table-cell office:value-type="float" office:value="0.131233595800525">
            <text:p>0.1312335958</text:p>
          </table:table-cell>
          <table:table-cell office:value-type="float" office:value="0.126819923793076">
            <text:p>0.1268199238</text:p>
          </table:table-cell>
          <table:table-cell table:formula="of:=IF([.G520]&gt;0;1;0)" office:value-type="float" office:value="1">
            <text:p>1</text:p>
          </table:table-cell>
          <table:table-cell table:formula="of:=IF([.I519]&gt;=0;IF([.H520]=1;[.I519]+([.F520]*[.J520])-20;[.I519]);0)" office:value-type="float" office:value="514166.521943799">
            <text:p>514166.521943799</text:p>
          </table:table-cell>
          <table:table-cell table:formula="of:=IF([.I519]&gt;1000;[.I519]*0.1;1000)" office:value-type="float" office:value="50752.6074768362">
            <text:p>50752.6074768362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27 00:00:00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-0.0092592592592593">
            <text:p>-0.0092592593</text:p>
          </table:table-cell>
          <table:table-cell office:value-type="float" office:value="0.129302080839929">
            <text:p>0.1293020808</text:p>
          </table:table-cell>
          <table:table-cell table:formula="of:=IF([.G521]&gt;0;1;0)" office:value-type="float" office:value="1">
            <text:p>1</text:p>
          </table:table-cell>
          <table:table-cell table:formula="of:=IF([.I520]&gt;=0;IF([.H521]=1;[.I520]+([.F521]*[.J521])-20;[.I520]);0)" office:value-type="float" office:value="513670.441830888">
            <text:p>513670.441830888</text:p>
          </table:table-cell>
          <table:table-cell table:formula="of:=IF([.I520]&gt;1000;[.I520]*0.1;1000)" office:value-type="float" office:value="51416.6521943799">
            <text:p>51416.6521943799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2142857142857">
            <text:p>1.0214285714</text:p>
          </table:table-cell>
          <table:table-cell office:value-type="string">
            <text:p>2013-12-30 00:00:00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147552900190129">
            <text:p>0.1475529002</text:p>
          </table:table-cell>
          <table:table-cell table:formula="of:=IF([.G522]&gt;0;1;0)" office:value-type="float" office:value="1">
            <text:p>1</text:p>
          </table:table-cell>
          <table:table-cell table:formula="of:=IF([.I521]&gt;=0;IF([.H522]=1;[.I521]+([.F522]*[.J522])-20;[.I521]);0)" office:value-type="float" office:value="513650.441830888">
            <text:p>513650.441830888</text:p>
          </table:table-cell>
          <table:table-cell table:formula="of:=IF([.I521]&gt;1000;[.I521]*0.1;1000)" office:value-type="float" office:value="51367.0441830888">
            <text:p>51367.0441830888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12-31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-1.11022302462516E-016">
            <text:p>-1.11022302462516E-016</text:p>
          </table:table-cell>
          <table:table-cell office:value-type="float" office:value="0.117126310229005">
            <text:p>0.1171263102</text:p>
          </table:table-cell>
          <table:table-cell table:formula="of:=IF([.G523]&gt;0;1;0)" office:value-type="float" office:value="1">
            <text:p>1</text:p>
          </table:table-cell>
          <table:table-cell table:formula="of:=IF([.I522]&gt;=0;IF([.H523]=1;[.I522]+([.F523]*[.J523])-20;[.I522]);0)" office:value-type="float" office:value="513630.441830888">
            <text:p>513630.441830888</text:p>
          </table:table-cell>
          <table:table-cell table:formula="of:=IF([.I522]&gt;1000;[.I522]*0.1;1000)" office:value-type="float" office:value="51365.0441830889">
            <text:p>51365.0441830889</text:p>
          </table:table-cell>
          <table:table-cell table:number-columns-repeated="2"/>
        </table:table-row>
        <table:table-row table:style-name="ro1">
          <table:table-cell office:value-type="string">
            <text:p>CPAH</text:p>
          </table:table-cell>
          <table:table-cell office:value-type="float" office:value="1">
            <text:p>1</text:p>
          </table:table-cell>
          <table:table-cell office:value-type="string">
            <text:p>2014-01-01 00:00:00</text:p>
          </table:table-cell>
          <table:table-cell table:number-columns-repeated="2" office:value-type="float" office:value="1.07">
            <text:p>1.07</text:p>
          </table:table-cell>
          <table:table-cell office:value-type="float" office:value="0.044392523364486">
            <text:p>0.0443925234</text:p>
          </table:table-cell>
          <table:table-cell office:value-type="float" office:value="0.0120556164422951">
            <text:p>0.0120556164</text:p>
          </table:table-cell>
          <table:table-cell table:formula="of:=IF([.G524]&gt;0;1;0)" office:value-type="float" office:value="1">
            <text:p>1</text:p>
          </table:table-cell>
          <table:table-cell table:formula="of:=IF([.I523]&gt;=0;IF([.H524]=1;[.I523]+([.F524]*[.J524])-20;[.I523]);0)" office:value-type="float" office:value="515890.576969857">
            <text:p>515890.576969857</text:p>
          </table:table-cell>
          <table:table-cell table:formula="of:=IF([.I523]&gt;1000;[.I523]*0.1;1000)" office:value-type="float" office:value="51363.0441830888">
            <text:p>51363.0441830888</text:p>
          </table:table-cell>
          <table:table-cell table:number-columns-repeated="2"/>
        </table:table-row>
        <table:table-row table:style-name="ro1">
          <table:table-cell office:value-type="string">
            <text:p>CYDY</text:p>
          </table:table-cell>
          <table:table-cell office:value-type="float" office:value="1">
            <text:p>1</text:p>
          </table:table-cell>
          <table:table-cell office:value-type="string">
            <text:p>2014-01-02 00:00: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75000000000001">
            <text:p>0.0275</text:p>
          </table:table-cell>
          <table:table-cell office:value-type="float" office:value="0.0666243969923937">
            <text:p>0.066624397</text:p>
          </table:table-cell>
          <table:table-cell table:formula="of:=IF([.G525]&gt;0;1;0)" office:value-type="float" office:value="1">
            <text:p>1</text:p>
          </table:table-cell>
          <table:table-cell table:formula="of:=IF([.I524]&gt;=0;IF([.H525]=1;[.I524]+([.F525]*[.J525])-20;[.I524]);0)" office:value-type="float" office:value="517289.276056524">
            <text:p>517289.276056524</text:p>
          </table:table-cell>
          <table:table-cell table:formula="of:=IF([.I524]&gt;1000;[.I524]*0.1;1000)" office:value-type="float" office:value="51589.0576969857">
            <text:p>51589.0576969857</text:p>
          </table:table-cell>
          <table:table-cell table:number-columns-repeated="2"/>
        </table:table-row>
        <table:table-row table:style-name="ro1">
          <table:table-cell office:value-type="string">
            <text:p>RFIL</text:p>
          </table:table-cell>
          <table:table-cell office:value-type="float" office:value="1.01033973412112">
            <text:p>1.0103397341</text:p>
          </table:table-cell>
          <table:table-cell office:value-type="string">
            <text:p>2014-01-03 00:00:00</text:p>
          </table:table-cell>
          <table:table-cell office:value-type="float" office:value="6.7775">
            <text:p>6.7775</text:p>
          </table:table-cell>
          <table:table-cell office:value-type="float" office:value="6.70813961988304">
            <text:p>6.7081396199</text:p>
          </table:table-cell>
          <table:table-cell office:value-type="float" office:value="0.0409122739385028">
            <text:p>0.0409122739</text:p>
          </table:table-cell>
          <table:table-cell office:value-type="float" office:value="0.117976827752732">
            <text:p>0.1179768278</text:p>
          </table:table-cell>
          <table:table-cell table:formula="of:=IF([.G526]&gt;0;1;0)" office:value-type="float" office:value="1">
            <text:p>1</text:p>
          </table:table-cell>
          <table:table-cell table:formula="of:=IF([.I525]&gt;=0;IF([.H526]=1;[.I525]+([.F526]*[.J526])-20;[.I525]);0)" office:value-type="float" office:value="519385.624113272">
            <text:p>519385.624113272</text:p>
          </table:table-cell>
          <table:table-cell table:formula="of:=IF([.I525]&gt;1000;[.I525]*0.1;1000)" office:value-type="float" office:value="51728.9276056524">
            <text:p>51728.9276056524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4-01-06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641025641025643">
            <text:p>0.0641025641</text:p>
          </table:table-cell>
          <table:table-cell office:value-type="float" office:value="0.0485121874208352">
            <text:p>0.0485121874</text:p>
          </table:table-cell>
          <table:table-cell table:formula="of:=IF([.G527]&gt;0;1;0)" office:value-type="float" office:value="1">
            <text:p>1</text:p>
          </table:table-cell>
          <table:table-cell table:formula="of:=IF([.I526]&gt;=0;IF([.H527]=1;[.I526]+([.F527]*[.J527])-20;[.I526]);0)" office:value-type="float" office:value="522695.019139639">
            <text:p>522695.019139639</text:p>
          </table:table-cell>
          <table:table-cell table:formula="of:=IF([.I526]&gt;1000;[.I526]*0.1;1000)" office:value-type="float" office:value="51938.5624113272">
            <text:p>51938.5624113272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825842696629">
            <text:p>1.018258427</text:p>
          </table:table-cell>
          <table:table-cell office:value-type="string">
            <text:p>2014-01-07 00:00:00</text:p>
          </table:table-cell>
          <table:table-cell office:value-type="float" office:value="7.175">
            <text:p>7.175</text:p>
          </table:table-cell>
          <table:table-cell office:value-type="float" office:value="7.04634482758621">
            <text:p>7.0463448276</text:p>
          </table:table-cell>
          <table:table-cell office:value-type="float" office:value="0.0104529616724738">
            <text:p>0.0104529617</text:p>
          </table:table-cell>
          <table:table-cell office:value-type="float" office:value="1.67327759026999">
            <text:p>1.6732775903</text:p>
          </table:table-cell>
          <table:table-cell table:formula="of:=IF([.G528]&gt;0;1;0)" office:value-type="float" office:value="1">
            <text:p>1</text:p>
          </table:table-cell>
          <table:table-cell table:formula="of:=IF([.I527]&gt;=0;IF([.H528]=1;[.I527]+([.F528]*[.J528])-20;[.I527]);0)" office:value-type="float" office:value="523221.390239785">
            <text:p>523221.390239785</text:p>
          </table:table-cell>
          <table:table-cell table:formula="of:=IF([.I527]&gt;1000;[.I527]*0.1;1000)" office:value-type="float" office:value="52269.5019139639">
            <text:p>52269.5019139639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825842696629">
            <text:p>1.018258427</text:p>
          </table:table-cell>
          <table:table-cell office:value-type="string">
            <text:p>2014-01-08 00:00:00</text:p>
          </table:table-cell>
          <table:table-cell office:value-type="float" office:value="7.25">
            <text:p>7.25</text:p>
          </table:table-cell>
          <table:table-cell office:value-type="float" office:value="7.12">
            <text:p>7.12</text:p>
          </table:table-cell>
          <table:table-cell office:value-type="float" office:value="0.137640449438202">
            <text:p>0.1376404494</text:p>
          </table:table-cell>
          <table:table-cell office:value-type="float" office:value="0.306728570177864">
            <text:p>0.3067285702</text:p>
          </table:table-cell>
          <table:table-cell table:formula="of:=IF([.G529]&gt;0;1;0)" office:value-type="float" office:value="1">
            <text:p>1</text:p>
          </table:table-cell>
          <table:table-cell table:formula="of:=IF([.I528]&gt;=0;IF([.H529]=1;[.I528]+([.F529]*[.J529])-20;[.I528]);0)" office:value-type="float" office:value="530403.032970613">
            <text:p>530403.032970613</text:p>
          </table:table-cell>
          <table:table-cell table:formula="of:=IF([.I528]&gt;1000;[.I528]*0.1;1000)" office:value-type="float" office:value="52322.1390239785">
            <text:p>52322.1390239785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82436010591">
            <text:p>1.1028243601</text:p>
          </table:table-cell>
          <table:table-cell office:value-type="string">
            <text:p>2014-01-09 00:00:00</text:p>
          </table:table-cell>
          <table:table-cell office:value-type="float" office:value="25.475">
            <text:p>25.475</text:p>
          </table:table-cell>
          <table:table-cell office:value-type="float" office:value="23.0997799119648">
            <text:p>23.099779912</text:p>
          </table:table-cell>
          <table:table-cell office:value-type="float" office:value="-0.0572881386179244">
            <text:p>-0.0572881386</text:p>
          </table:table-cell>
          <table:table-cell office:value-type="float" office:value="0.0915342693304121">
            <text:p>0.0915342693</text:p>
          </table:table-cell>
          <table:table-cell table:formula="of:=IF([.G530]&gt;0;1;0)" office:value-type="float" office:value="1">
            <text:p>1</text:p>
          </table:table-cell>
          <table:table-cell table:formula="of:=IF([.I529]&gt;=0;IF([.H530]=1;[.I529]+([.F530]*[.J530])-20;[.I529]);0)" office:value-type="float" office:value="527344.452722995">
            <text:p>527344.452722995</text:p>
          </table:table-cell>
          <table:table-cell table:formula="of:=IF([.I529]&gt;1000;[.I529]*0.1;1000)" office:value-type="float" office:value="53040.3032970614">
            <text:p>53040.3032970614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4531024531">
            <text:p>1.1024531025</text:p>
          </table:table-cell>
          <table:table-cell office:value-type="string">
            <text:p>2014-01-10 00:00:00</text:p>
          </table:table-cell>
          <table:table-cell office:value-type="float" office:value="24.0075">
            <text:p>24.0075</text:p>
          </table:table-cell>
          <table:table-cell office:value-type="float" office:value="21.7764365183246">
            <text:p>21.7764365183</text:p>
          </table:table-cell>
          <table:table-cell office:value-type="float" office:value="-0.0371626323652569">
            <text:p>-0.0371626324</text:p>
          </table:table-cell>
          <table:table-cell office:value-type="float" office:value="0.621008362866218">
            <text:p>0.6210083629</text:p>
          </table:table-cell>
          <table:table-cell table:formula="of:=IF([.G531]&gt;0;1;0)" office:value-type="float" office:value="1">
            <text:p>1</text:p>
          </table:table-cell>
          <table:table-cell table:formula="of:=IF([.I530]&gt;=0;IF([.H531]=1;[.I530]+([.F531]*[.J531])-20;[.I530]);0)" office:value-type="float" office:value="525364.701920354">
            <text:p>525364.701920354</text:p>
          </table:table-cell>
          <table:table-cell table:formula="of:=IF([.I530]&gt;1000;[.I530]*0.1;1000)" office:value-type="float" office:value="52734.4452722995">
            <text:p>52734.4452722995</text:p>
          </table:table-cell>
          <table:table-cell table:number-columns-repeated="2"/>
        </table:table-row>
        <table:table-row table:style-name="ro1">
          <table:table-cell office:value-type="string">
            <text:p>ACU</text:p>
          </table:table-cell>
          <table:table-cell office:value-type="float" office:value="1.00481761871989">
            <text:p>1.0048176187</text:p>
          </table:table-cell>
          <table:table-cell office:value-type="string">
            <text:p>2014-01-13 00:00:00</text:p>
          </table:table-cell>
          <table:table-cell office:value-type="float" office:value="12.71">
            <text:p>12.71</text:p>
          </table:table-cell>
          <table:table-cell office:value-type="float" office:value="12.6490616438356">
            <text:p>12.6490616438</text:p>
          </table:table-cell>
          <table:table-cell office:value-type="float" office:value="0.148701809598741">
            <text:p>0.1487018096</text:p>
          </table:table-cell>
          <table:table-cell office:value-type="float" office:value="0.0915153888872483">
            <text:p>0.0915153889</text:p>
          </table:table-cell>
          <table:table-cell table:formula="of:=IF([.G532]&gt;0;1;0)" office:value-type="float" office:value="1">
            <text:p>1</text:p>
          </table:table-cell>
          <table:table-cell table:formula="of:=IF([.I531]&gt;=0;IF([.H532]=1;[.I531]+([.F532]*[.J532])-20;[.I531]);0)" office:value-type="float" office:value="533156.97010784">
            <text:p>533156.97010784</text:p>
          </table:table-cell>
          <table:table-cell table:formula="of:=IF([.I531]&gt;1000;[.I531]*0.1;1000)" office:value-type="float" office:value="52536.4701920354">
            <text:p>52536.470192035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1-14 00:00:0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0952380952380951">
            <text:p>0.0952380952</text:p>
          </table:table-cell>
          <table:table-cell office:value-type="float" office:value="0.15515248480742">
            <text:p>0.1551524848</text:p>
          </table:table-cell>
          <table:table-cell table:formula="of:=IF([.G533]&gt;0;1;0)" office:value-type="float" office:value="1">
            <text:p>1</text:p>
          </table:table-cell>
          <table:table-cell table:formula="of:=IF([.I532]&gt;=0;IF([.H533]=1;[.I532]+([.F533]*[.J533])-20;[.I532]);0)" office:value-type="float" office:value="538214.655537439">
            <text:p>538214.655537439</text:p>
          </table:table-cell>
          <table:table-cell table:formula="of:=IF([.I532]&gt;1000;[.I532]*0.1;1000)" office:value-type="float" office:value="53315.697010784">
            <text:p>53315.697010784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4-01-15 00:00:00</text:p>
          </table:table-cell>
          <table:table-cell table:number-columns-repeated="2" office:value-type="float" office:value="0.1525">
            <text:p>0.1525</text:p>
          </table:table-cell>
          <table:table-cell office:value-type="float" office:value="0">
            <text:p>0</text:p>
          </table:table-cell>
          <table:table-cell office:value-type="float" office:value="0.129760470035198">
            <text:p>0.12976047</text:p>
          </table:table-cell>
          <table:table-cell table:formula="of:=IF([.G534]&gt;0;1;0)" office:value-type="float" office:value="1">
            <text:p>1</text:p>
          </table:table-cell>
          <table:table-cell table:formula="of:=IF([.I533]&gt;=0;IF([.H534]=1;[.I533]+([.F534]*[.J534])-20;[.I533]);0)" office:value-type="float" office:value="538194.655537439">
            <text:p>538194.655537439</text:p>
          </table:table-cell>
          <table:table-cell table:formula="of:=IF([.I533]&gt;1000;[.I533]*0.1;1000)" office:value-type="float" office:value="53821.4655537439">
            <text:p>53821.4655537439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4-01-16 00:00:00</text:p>
          </table:table-cell>
          <table:table-cell table:number-columns-repeated="2" office:value-type="float" office:value="2.5175">
            <text:p>2.5175</text:p>
          </table:table-cell>
          <table:table-cell office:value-type="float" office:value="-0.0248262164846077">
            <text:p>-0.0248262165</text:p>
          </table:table-cell>
          <table:table-cell office:value-type="float" office:value="0.0457706636168259">
            <text:p>0.0457706636</text:p>
          </table:table-cell>
          <table:table-cell table:formula="of:=IF([.G535]&gt;0;1;0)" office:value-type="float" office:value="1">
            <text:p>1</text:p>
          </table:table-cell>
          <table:table-cell table:formula="of:=IF([.I534]&gt;=0;IF([.H535]=1;[.I534]+([.F535]*[.J535])-20;[.I534]);0)" office:value-type="float" office:value="536838.521834516">
            <text:p>536838.521834516</text:p>
          </table:table-cell>
          <table:table-cell table:formula="of:=IF([.I534]&gt;1000;[.I534]*0.1;1000)" office:value-type="float" office:value="53819.4655537439">
            <text:p>53819.4655537439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4-01-17 00:00:00</text:p>
          </table:table-cell>
          <table:table-cell table:number-columns-repeated="2" office:value-type="float" office:value="0.785">
            <text:p>0.785</text:p>
          </table:table-cell>
          <table:table-cell office:value-type="float" office:value="-0.0318471337579617">
            <text:p>-0.0318471338</text:p>
          </table:table-cell>
          <table:table-cell office:value-type="float" office:value="0.0305407646638084">
            <text:p>0.0305407647</text:p>
          </table:table-cell>
          <table:table-cell table:formula="of:=IF([.G536]&gt;0;1;0)" office:value-type="float" office:value="1">
            <text:p>1</text:p>
          </table:table-cell>
          <table:table-cell table:formula="of:=IF([.I535]&gt;=0;IF([.H536]=1;[.I535]+([.F536]*[.J536])-20;[.I535]);0)" office:value-type="float" office:value="535108.845013387">
            <text:p>535108.845013387</text:p>
          </table:table-cell>
          <table:table-cell table:formula="of:=IF([.I535]&gt;1000;[.I535]*0.1;1000)" office:value-type="float" office:value="53683.8521834516">
            <text:p>53683.8521834516</text:p>
          </table:table-cell>
          <table:table-cell table:number-columns-repeated="2"/>
        </table:table-row>
        <table:table-row table:style-name="ro1">
          <table:table-cell office:value-type="string">
            <text:p>LTBR</text:p>
          </table:table-cell>
          <table:table-cell office:value-type="float" office:value="1">
            <text:p>1</text:p>
          </table:table-cell>
          <table:table-cell office:value-type="string">
            <text:p>2014-01-20 00:00:00</text:p>
          </table:table-cell>
          <table:table-cell table:number-columns-repeated="2" office:value-type="float" office:value="2.06">
            <text:p>2.06</text:p>
          </table:table-cell>
          <table:table-cell office:value-type="float" office:value="0.058252427184466">
            <text:p>0.0582524272</text:p>
          </table:table-cell>
          <table:table-cell office:value-type="float" office:value="0.009154873383248">
            <text:p>0.0091548734</text:p>
          </table:table-cell>
          <table:table-cell table:formula="of:=IF([.G537]&gt;0;1;0)" office:value-type="float" office:value="1">
            <text:p>1</text:p>
          </table:table-cell>
          <table:table-cell table:formula="of:=IF([.I536]&gt;=0;IF([.H537]=1;[.I536]+([.F537]*[.J537])-20;[.I536]);0)" office:value-type="float" office:value="538205.983916377">
            <text:p>538205.983916377</text:p>
          </table:table-cell>
          <table:table-cell table:formula="of:=IF([.I536]&gt;1000;[.I536]*0.1;1000)" office:value-type="float" office:value="53510.8845013387">
            <text:p>53510.8845013387</text:p>
          </table:table-cell>
          <table:table-cell table:number-columns-repeated="2"/>
        </table:table-row>
        <table:table-row table:style-name="ro1">
          <table:table-cell office:value-type="string">
            <text:p>NLST</text:p>
          </table:table-cell>
          <table:table-cell office:value-type="float" office:value="1">
            <text:p>1</text:p>
          </table:table-cell>
          <table:table-cell office:value-type="string">
            <text:p>2014-01-21 00:00:00</text:p>
          </table:table-cell>
          <table:table-cell table:number-columns-repeated="2" office:value-type="float" office:value="1.365">
            <text:p>1.365</text:p>
          </table:table-cell>
          <table:table-cell office:value-type="float" office:value="0.0329670329670331">
            <text:p>0.032967033</text:p>
          </table:table-cell>
          <table:table-cell office:value-type="float" office:value="0.0449573812386711">
            <text:p>0.0449573812</text:p>
          </table:table-cell>
          <table:table-cell table:formula="of:=IF([.G538]&gt;0;1;0)" office:value-type="float" office:value="1">
            <text:p>1</text:p>
          </table:table-cell>
          <table:table-cell table:formula="of:=IF([.I537]&gt;=0;IF([.H538]=1;[.I537]+([.F538]*[.J538])-20;[.I537]);0)" office:value-type="float" office:value="539960.28935786">
            <text:p>539960.28935786</text:p>
          </table:table-cell>
          <table:table-cell table:formula="of:=IF([.I537]&gt;1000;[.I537]*0.1;1000)" office:value-type="float" office:value="53820.5983916377">
            <text:p>53820.5983916377</text:p>
          </table:table-cell>
          <table:table-cell table:number-columns-repeated="2"/>
        </table:table-row>
        <table:table-row table:style-name="ro1">
          <table:table-cell office:value-type="string">
            <text:p>CBAK</text:p>
          </table:table-cell>
          <table:table-cell office:value-type="float" office:value="1">
            <text:p>1</text:p>
          </table:table-cell>
          <table:table-cell office:value-type="string">
            <text:p>2014-01-22 00:00:00</text:p>
          </table:table-cell>
          <table:table-cell table:number-columns-repeated="2" office:value-type="float" office:value="1.8525">
            <text:p>1.8525</text:p>
          </table:table-cell>
          <table:table-cell office:value-type="float" office:value="-0.0175438596491228">
            <text:p>-0.0175438596</text:p>
          </table:table-cell>
          <table:table-cell office:value-type="float" office:value="0.0527307412436107">
            <text:p>0.0527307412</text:p>
          </table:table-cell>
          <table:table-cell table:formula="of:=IF([.G539]&gt;0;1;0)" office:value-type="float" office:value="1">
            <text:p>1</text:p>
          </table:table-cell>
          <table:table-cell table:formula="of:=IF([.I538]&gt;=0;IF([.H539]=1;[.I538]+([.F539]*[.J539])-20;[.I538]);0)" office:value-type="float" office:value="538992.990604601">
            <text:p>538992.990604601</text:p>
          </table:table-cell>
          <table:table-cell table:formula="of:=IF([.I538]&gt;1000;[.I538]*0.1;1000)" office:value-type="float" office:value="53996.028935786">
            <text:p>53996.028935786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4-01-23 00:00:00</text:p>
          </table:table-cell>
          <table:table-cell table:number-columns-repeated="2" office:value-type="float" office:value="2.365">
            <text:p>2.365</text:p>
          </table:table-cell>
          <table:table-cell office:value-type="float" office:value="0.0369978858350952">
            <text:p>0.0369978858</text:p>
          </table:table-cell>
          <table:table-cell office:value-type="float" office:value="0.161953629860988">
            <text:p>0.1619536299</text:p>
          </table:table-cell>
          <table:table-cell table:formula="of:=IF([.G540]&gt;0;1;0)" office:value-type="float" office:value="1">
            <text:p>1</text:p>
          </table:table-cell>
          <table:table-cell table:formula="of:=IF([.I539]&gt;=0;IF([.H540]=1;[.I539]+([.F540]*[.J540])-20;[.I539]);0)" office:value-type="float" office:value="540967.150717831">
            <text:p>540967.150717831</text:p>
          </table:table-cell>
          <table:table-cell table:formula="of:=IF([.I539]&gt;1000;[.I539]*0.1;1000)" office:value-type="float" office:value="53899.2990604601">
            <text:p>53899.2990604601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4-01-24 00:00:00</text:p>
          </table:table-cell>
          <table:table-cell table:number-columns-repeated="2" office:value-type="float" office:value="2.4525">
            <text:p>2.4525</text:p>
          </table:table-cell>
          <table:table-cell office:value-type="float" office:value="0.00203873598368998">
            <text:p>0.002038736</text:p>
          </table:table-cell>
          <table:table-cell office:value-type="float" office:value="0.0758340306105474">
            <text:p>0.0758340306</text:p>
          </table:table-cell>
          <table:table-cell table:formula="of:=IF([.G541]&gt;0;1;0)" office:value-type="float" office:value="1">
            <text:p>1</text:p>
          </table:table-cell>
          <table:table-cell table:formula="of:=IF([.I540]&gt;=0;IF([.H541]=1;[.I540]+([.F541]*[.J541])-20;[.I540]);0)" office:value-type="float" office:value="541057.439637447">
            <text:p>541057.439637447</text:p>
          </table:table-cell>
          <table:table-cell table:formula="of:=IF([.I540]&gt;1000;[.I540]*0.1;1000)" office:value-type="float" office:value="54096.7150717831">
            <text:p>54096.7150717831</text:p>
          </table:table-cell>
          <table:table-cell table:number-columns-repeated="2"/>
        </table:table-row>
        <table:table-row table:style-name="ro1">
          <table:table-cell office:value-type="string">
            <text:p>AEHR</text:p>
          </table:table-cell>
          <table:table-cell office:value-type="float" office:value="1">
            <text:p>1</text:p>
          </table:table-cell>
          <table:table-cell office:value-type="string">
            <text:p>2014-01-27 00:00:00</text:p>
          </table:table-cell>
          <table:table-cell table:number-columns-repeated="2" office:value-type="float" office:value="2.695">
            <text:p>2.695</text:p>
          </table:table-cell>
          <table:table-cell office:value-type="float" office:value="-0.00556586270871995">
            <text:p>-0.0055658627</text:p>
          </table:table-cell>
          <table:table-cell office:value-type="float" office:value="0.040961329506886">
            <text:p>0.0409613295</text:p>
          </table:table-cell>
          <table:table-cell table:formula="of:=IF([.G542]&gt;0;1;0)" office:value-type="float" office:value="1">
            <text:p>1</text:p>
          </table:table-cell>
          <table:table-cell table:formula="of:=IF([.I541]&gt;=0;IF([.H542]=1;[.I541]+([.F542]*[.J542])-20;[.I541]);0)" office:value-type="float" office:value="540736.294494792">
            <text:p>540736.294494792</text:p>
          </table:table-cell>
          <table:table-cell table:formula="of:=IF([.I541]&gt;1000;[.I541]*0.1;1000)" office:value-type="float" office:value="54105.7439637447">
            <text:p>54105.7439637447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4-01-28 00:00:0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0340909090909092">
            <text:p>0.0340909091</text:p>
          </table:table-cell>
          <table:table-cell office:value-type="float" office:value="0.0656433819941223">
            <text:p>0.065643382</text:p>
          </table:table-cell>
          <table:table-cell table:formula="of:=IF([.G543]&gt;0;1;0)" office:value-type="float" office:value="1">
            <text:p>1</text:p>
          </table:table-cell>
          <table:table-cell table:formula="of:=IF([.I542]&gt;=0;IF([.H543]=1;[.I542]+([.F543]*[.J543])-20;[.I542]);0)" office:value-type="float" office:value="542559.71368057">
            <text:p>542559.71368057</text:p>
          </table:table-cell>
          <table:table-cell table:formula="of:=IF([.I542]&gt;1000;[.I542]*0.1;1000)" office:value-type="float" office:value="54073.6294494792">
            <text:p>54073.6294494792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4-01-29 00:00:00</text:p>
          </table:table-cell>
          <table:table-cell table:number-columns-repeated="2" office:value-type="float" office:value="0.3525">
            <text:p>0.3525</text:p>
          </table:table-cell>
          <table:table-cell office:value-type="float" office:value="0.120567375886525">
            <text:p>0.1205673759</text:p>
          </table:table-cell>
          <table:table-cell office:value-type="float" office:value="0.131946153242162">
            <text:p>0.1319461532</text:p>
          </table:table-cell>
          <table:table-cell table:formula="of:=IF([.G544]&gt;0;1;0)" office:value-type="float" office:value="1">
            <text:p>1</text:p>
          </table:table-cell>
          <table:table-cell table:formula="of:=IF([.I543]&gt;=0;IF([.H544]=1;[.I543]+([.F544]*[.J544])-20;[.I543]);0)" office:value-type="float" office:value="549081.213774591">
            <text:p>549081.213774591</text:p>
          </table:table-cell>
          <table:table-cell table:formula="of:=IF([.I543]&gt;1000;[.I543]*0.1;1000)" office:value-type="float" office:value="54255.971368057">
            <text:p>54255.971368057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4-01-30 00:00:00</text:p>
          </table:table-cell>
          <table:table-cell table:number-columns-repeated="2" office:value-type="float" office:value="0.395">
            <text:p>0.395</text:p>
          </table:table-cell>
          <table:table-cell office:value-type="float" office:value="-0.0379746835443038">
            <text:p>-0.0379746835</text:p>
          </table:table-cell>
          <table:table-cell office:value-type="float" office:value="0.0426791656359355">
            <text:p>0.0426791656</text:p>
          </table:table-cell>
          <table:table-cell table:formula="of:=IF([.G545]&gt;0;1;0)" office:value-type="float" office:value="1">
            <text:p>1</text:p>
          </table:table-cell>
          <table:table-cell table:formula="of:=IF([.I544]&gt;=0;IF([.H545]=1;[.I544]+([.F545]*[.J545])-20;[.I544]);0)" office:value-type="float" office:value="546976.09524127">
            <text:p>546976.09524127</text:p>
          </table:table-cell>
          <table:table-cell table:formula="of:=IF([.I544]&gt;1000;[.I544]*0.1;1000)" office:value-type="float" office:value="54908.1213774591">
            <text:p>54908.1213774591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791530944625">
            <text:p>1.0179153094</text:p>
          </table:table-cell>
          <table:table-cell office:value-type="string">
            <text:p>2014-01-31 00:00:00</text:p>
          </table:table-cell>
          <table:table-cell office:value-type="float" office:value="6.25">
            <text:p>6.25</text:p>
          </table:table-cell>
          <table:table-cell office:value-type="float" office:value="6.14">
            <text:p>6.14</text:p>
          </table:table-cell>
          <table:table-cell office:value-type="float" office:value="0.006">
            <text:p>0.006</text:p>
          </table:table-cell>
          <table:table-cell office:value-type="float" office:value="0.109394102669312">
            <text:p>0.1093941027</text:p>
          </table:table-cell>
          <table:table-cell table:formula="of:=IF([.G546]&gt;0;1;0)" office:value-type="float" office:value="1">
            <text:p>1</text:p>
          </table:table-cell>
          <table:table-cell table:formula="of:=IF([.I545]&gt;=0;IF([.H546]=1;[.I545]+([.F546]*[.J546])-20;[.I545]);0)" office:value-type="float" office:value="547284.280898414">
            <text:p>547284.280898414</text:p>
          </table:table-cell>
          <table:table-cell table:formula="of:=IF([.I545]&gt;1000;[.I545]*0.1;1000)" office:value-type="float" office:value="54697.609524127">
            <text:p>54697.60952412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791530944625">
            <text:p>1.0179153094</text:p>
          </table:table-cell>
          <table:table-cell office:value-type="string">
            <text:p>2014-02-03 00:00:00</text:p>
          </table:table-cell>
          <table:table-cell office:value-type="float" office:value="6.2875">
            <text:p>6.2875</text:p>
          </table:table-cell>
          <table:table-cell office:value-type="float" office:value="6.17684">
            <text:p>6.17684</text:p>
          </table:table-cell>
          <table:table-cell office:value-type="float" office:value="-0.0124113869106859">
            <text:p>-0.0124113869</text:p>
          </table:table-cell>
          <table:table-cell office:value-type="float" office:value="0.0737052676073319">
            <text:p>0.0737052676</text:p>
          </table:table-cell>
          <table:table-cell table:formula="of:=IF([.G547]&gt;0;1;0)" office:value-type="float" office:value="1">
            <text:p>1</text:p>
          </table:table-cell>
          <table:table-cell table:formula="of:=IF([.I546]&gt;=0;IF([.H547]=1;[.I546]+([.F547]*[.J547])-20;[.I546]);0)" office:value-type="float" office:value="546585.025202378">
            <text:p>546585.025202378</text:p>
          </table:table-cell>
          <table:table-cell table:formula="of:=IF([.I546]&gt;1000;[.I546]*0.1;1000)" office:value-type="float" office:value="54728.4280898414">
            <text:p>54728.4280898414</text:p>
          </table:table-cell>
          <table:table-cell table:number-columns-repeated="2"/>
        </table:table-row>
        <table:table-row table:style-name="ro1">
          <table:table-cell office:value-type="string">
            <text:p>IGXT</text:p>
          </table:table-cell>
          <table:table-cell office:value-type="float" office:value="1">
            <text:p>1</text:p>
          </table:table-cell>
          <table:table-cell office:value-type="string">
            <text:p>2014-02-04 00:00:00</text:p>
          </table:table-cell>
          <table:table-cell table:number-columns-repeated="2" office:value-type="float" office:value="0.815">
            <text:p>0.815</text:p>
          </table:table-cell>
          <table:table-cell office:value-type="float" office:value="0.00613496932515334">
            <text:p>0.0061349693</text:p>
          </table:table-cell>
          <table:table-cell office:value-type="float" office:value="0.0564586298753531">
            <text:p>0.0564586299</text:p>
          </table:table-cell>
          <table:table-cell table:formula="of:=IF([.G548]&gt;0;1;0)" office:value-type="float" office:value="1">
            <text:p>1</text:p>
          </table:table-cell>
          <table:table-cell table:formula="of:=IF([.I547]&gt;=0;IF([.H548]=1;[.I547]+([.F548]*[.J548])-20;[.I547]);0)" office:value-type="float" office:value="546900.353438698">
            <text:p>546900.353438698</text:p>
          </table:table-cell>
          <table:table-cell table:formula="of:=IF([.I547]&gt;1000;[.I547]*0.1;1000)" office:value-type="float" office:value="54658.5025202378">
            <text:p>54658.5025202378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4-02-05 00:00:00</text:p>
          </table:table-cell>
          <table:table-cell table:number-columns-repeated="2" office:value-type="float" office:value="1.325">
            <text:p>1.325</text:p>
          </table:table-cell>
          <table:table-cell office:value-type="float" office:value="-0.00377358490566049">
            <text:p>-0.0037735849</text:p>
          </table:table-cell>
          <table:table-cell office:value-type="float" office:value="0.0306083375415162">
            <text:p>0.0306083375</text:p>
          </table:table-cell>
          <table:table-cell table:formula="of:=IF([.G549]&gt;0;1;0)" office:value-type="float" office:value="1">
            <text:p>1</text:p>
          </table:table-cell>
          <table:table-cell table:formula="of:=IF([.I548]&gt;=0;IF([.H549]=1;[.I548]+([.F549]*[.J549])-20;[.I548]);0)" office:value-type="float" office:value="546673.975946835">
            <text:p>546673.975946835</text:p>
          </table:table-cell>
          <table:table-cell table:formula="of:=IF([.I548]&gt;1000;[.I548]*0.1;1000)" office:value-type="float" office:value="54690.0353438698">
            <text:p>54690.0353438698</text:p>
          </table:table-cell>
          <table:table-cell table:number-columns-repeated="2"/>
        </table:table-row>
        <table:table-row table:style-name="ro1">
          <table:table-cell office:value-type="string">
            <text:p>CRDS</text:p>
          </table:table-cell>
          <table:table-cell office:value-type="float" office:value="1">
            <text:p>1</text:p>
          </table:table-cell>
          <table:table-cell office:value-type="string">
            <text:p>2014-02-06 00:00:00</text:p>
          </table:table-cell>
          <table:table-cell table:number-columns-repeated="2" office:value-type="float" office:value="2.6625">
            <text:p>2.6625</text:p>
          </table:table-cell>
          <table:table-cell office:value-type="float" office:value="-0.0366197183098592">
            <text:p>-0.0366197183</text:p>
          </table:table-cell>
          <table:table-cell office:value-type="float" office:value="0.0290696929468498">
            <text:p>0.0290696929</text:p>
          </table:table-cell>
          <table:table-cell table:formula="of:=IF([.G550]&gt;0;1;0)" office:value-type="float" office:value="1">
            <text:p>1</text:p>
          </table:table-cell>
          <table:table-cell table:formula="of:=IF([.I549]&gt;=0;IF([.H550]=1;[.I549]+([.F550]*[.J550])-20;[.I549]);0)" office:value-type="float" office:value="544652.071246184">
            <text:p>544652.071246184</text:p>
          </table:table-cell>
          <table:table-cell table:formula="of:=IF([.I549]&gt;1000;[.I549]*0.1;1000)" office:value-type="float" office:value="54667.3975946835">
            <text:p>54667.397594683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07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727272727272727">
            <text:p>0.7272727273</text:p>
          </table:table-cell>
          <table:table-cell office:value-type="float" office:value="0.0999719165121512">
            <text:p>0.0999719165</text:p>
          </table:table-cell>
          <table:table-cell table:formula="of:=IF([.G551]&gt;0;1;0)" office:value-type="float" office:value="1">
            <text:p>1</text:p>
          </table:table-cell>
          <table:table-cell table:formula="of:=IF([.I550]&gt;=0;IF([.H551]=1;[.I550]+([.F551]*[.J551])-20;[.I550]);0)" office:value-type="float" office:value="584243.130973179">
            <text:p>584243.130973179</text:p>
          </table:table-cell>
          <table:table-cell table:formula="of:=IF([.I550]&gt;1000;[.I550]*0.1;1000)" office:value-type="float" office:value="54465.2071246184">
            <text:p>54465.207124618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10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82072366533733">
            <text:p>0.0782072367</text:p>
          </table:table-cell>
          <table:table-cell table:formula="of:=IF([.G552]&gt;0;1;0)" office:value-type="float" office:value="1">
            <text:p>1</text:p>
          </table:table-cell>
          <table:table-cell table:formula="of:=IF([.I551]&gt;=0;IF([.H552]=1;[.I551]+([.F552]*[.J552])-20;[.I551]);0)" office:value-type="float" office:value="584223.130973179">
            <text:p>584223.130973179</text:p>
          </table:table-cell>
          <table:table-cell table:formula="of:=IF([.I551]&gt;1000;[.I551]*0.1;1000)" office:value-type="float" office:value="58424.3130973179">
            <text:p>58424.3130973179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11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0.0974742158735468">
            <text:p>0.0974742159</text:p>
          </table:table-cell>
          <table:table-cell table:formula="of:=IF([.G553]&gt;0;1;0)" office:value-type="float" office:value="1">
            <text:p>1</text:p>
          </table:table-cell>
          <table:table-cell table:formula="of:=IF([.I552]&gt;=0;IF([.H553]=1;[.I552]+([.F553]*[.J553])-20;[.I552]);0)" office:value-type="float" office:value="614582.733783785">
            <text:p>614582.733783785</text:p>
          </table:table-cell>
          <table:table-cell table:formula="of:=IF([.I552]&gt;1000;[.I552]*0.1;1000)" office:value-type="float" office:value="58422.3130973179">
            <text:p>58422.3130973179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2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52685606630394">
            <text:p>0.1526856066</text:p>
          </table:table-cell>
          <table:table-cell table:formula="of:=IF([.G554]&gt;0;1;0)" office:value-type="float" office:value="1">
            <text:p>1</text:p>
          </table:table-cell>
          <table:table-cell table:formula="of:=IF([.I553]&gt;=0;IF([.H554]=1;[.I553]+([.F554]*[.J554])-20;[.I553]);0)" office:value-type="float" office:value="614562.733783785">
            <text:p>614562.733783785</text:p>
          </table:table-cell>
          <table:table-cell table:formula="of:=IF([.I553]&gt;1000;[.I553]*0.1;1000)" office:value-type="float" office:value="61458.2733783785">
            <text:p>61458.273378378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211368061747489">
            <text:p>0.2113680617</text:p>
          </table:table-cell>
          <table:table-cell table:formula="of:=IF([.G555]&gt;0;1;0)" office:value-type="float" office:value="1">
            <text:p>1</text:p>
          </table:table-cell>
          <table:table-cell table:formula="of:=IF([.I554]&gt;=0;IF([.H555]=1;[.I554]+([.F555]*[.J555])-20;[.I554]);0)" office:value-type="float" office:value="614542.733783785">
            <text:p>614542.733783785</text:p>
          </table:table-cell>
          <table:table-cell table:formula="of:=IF([.I554]&gt;1000;[.I554]*0.1;1000)" office:value-type="float" office:value="61456.2733783785">
            <text:p>61456.273378378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4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237488555742777">
            <text:p>0.2374885557</text:p>
          </table:table-cell>
          <table:table-cell table:formula="of:=IF([.G556]&gt;0;1;0)" office:value-type="float" office:value="1">
            <text:p>1</text:p>
          </table:table-cell>
          <table:table-cell table:formula="of:=IF([.I555]&gt;=0;IF([.H556]=1;[.I555]+([.F556]*[.J556])-20;[.I555]);0)" office:value-type="float" office:value="614522.733783785">
            <text:p>614522.733783785</text:p>
          </table:table-cell>
          <table:table-cell table:formula="of:=IF([.I555]&gt;1000;[.I555]*0.1;1000)" office:value-type="float" office:value="61454.2733783785">
            <text:p>61454.273378378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7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03752727177331">
            <text:p>0.1037527272</text:p>
          </table:table-cell>
          <table:table-cell table:formula="of:=IF([.G557]&gt;0;1;0)" office:value-type="float" office:value="1">
            <text:p>1</text:p>
          </table:table-cell>
          <table:table-cell table:formula="of:=IF([.I556]&gt;=0;IF([.H557]=1;[.I556]+([.F557]*[.J557])-20;[.I556]);0)" office:value-type="float" office:value="614502.733783785">
            <text:p>614502.733783785</text:p>
          </table:table-cell>
          <table:table-cell table:formula="of:=IF([.I556]&gt;1000;[.I556]*0.1;1000)" office:value-type="float" office:value="61452.2733783785">
            <text:p>61452.273378378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8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736178861255124">
            <text:p>0.0736178861</text:p>
          </table:table-cell>
          <table:table-cell table:formula="of:=IF([.G558]&gt;0;1;0)" office:value-type="float" office:value="1">
            <text:p>1</text:p>
          </table:table-cell>
          <table:table-cell table:formula="of:=IF([.I557]&gt;=0;IF([.H558]=1;[.I557]+([.F558]*[.J558])-20;[.I557]);0)" office:value-type="float" office:value="614482.733783785">
            <text:p>614482.733783785</text:p>
          </table:table-cell>
          <table:table-cell table:formula="of:=IF([.I557]&gt;1000;[.I557]*0.1;1000)" office:value-type="float" office:value="61450.2733783785">
            <text:p>61450.273378378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9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720061429928933">
            <text:p>0.072006143</text:p>
          </table:table-cell>
          <table:table-cell table:formula="of:=IF([.G559]&gt;0;1;0)" office:value-type="float" office:value="1">
            <text:p>1</text:p>
          </table:table-cell>
          <table:table-cell table:formula="of:=IF([.I558]&gt;=0;IF([.H559]=1;[.I558]+([.F559]*[.J559])-20;[.I558]);0)" office:value-type="float" office:value="614462.733783785">
            <text:p>614462.733783785</text:p>
          </table:table-cell>
          <table:table-cell table:formula="of:=IF([.I558]&gt;1000;[.I558]*0.1;1000)" office:value-type="float" office:value="61448.2733783785">
            <text:p>61448.2733783785</text:p>
          </table:table-cell>
          <table:table-cell table:number-columns-repeated="2"/>
        </table:table-row>
        <table:table-row table:style-name="ro1">
          <table:table-cell office:value-type="string">
            <text:p>TBUFF</text:p>
          </table:table-cell>
          <table:table-cell office:value-type="float" office:value="1">
            <text:p>1</text:p>
          </table:table-cell>
          <table:table-cell office:value-type="string">
            <text:p>2014-02-20 00:00:00</text:p>
          </table:table-cell>
          <table:table-cell table:number-columns-repeated="2" office:value-type="float" office:value="0.345">
            <text:p>0.345</text:p>
          </table:table-cell>
          <table:table-cell office:value-type="float" office:value="0.0144927536231885">
            <text:p>0.0144927536</text:p>
          </table:table-cell>
          <table:table-cell office:value-type="float" office:value="0.0290616398359745">
            <text:p>0.0290616398</text:p>
          </table:table-cell>
          <table:table-cell table:formula="of:=IF([.G560]&gt;0;1;0)" office:value-type="float" office:value="1">
            <text:p>1</text:p>
          </table:table-cell>
          <table:table-cell table:formula="of:=IF([.I559]&gt;=0;IF([.H560]=1;[.I559]+([.F560]*[.J560])-20;[.I559]);0)" office:value-type="float" office:value="615333.259484921">
            <text:p>615333.259484921</text:p>
          </table:table-cell>
          <table:table-cell table:formula="of:=IF([.I559]&gt;1000;[.I559]*0.1;1000)" office:value-type="float" office:value="61446.2733783785">
            <text:p>61446.2733783785</text:p>
          </table:table-cell>
          <table:table-cell table:number-columns-repeated="2"/>
        </table:table-row>
        <table:table-row table:style-name="ro1">
          <table:table-cell office:value-type="string">
            <text:p>DEJ</text:p>
          </table:table-cell>
          <table:table-cell office:value-type="float" office:value="1">
            <text:p>1</text:p>
          </table:table-cell>
          <table:table-cell office:value-type="string">
            <text:p>2014-02-21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-0.0166666666666665">
            <text:p>-0.0166666667</text:p>
          </table:table-cell>
          <table:table-cell office:value-type="float" office:value="0.044468330321303">
            <text:p>0.0444683303</text:p>
          </table:table-cell>
          <table:table-cell table:formula="of:=IF([.G561]&gt;0;1;0)" office:value-type="float" office:value="1">
            <text:p>1</text:p>
          </table:table-cell>
          <table:table-cell table:formula="of:=IF([.I560]&gt;=0;IF([.H561]=1;[.I560]+([.F561]*[.J561])-20;[.I560]);0)" office:value-type="float" office:value="614287.704052446">
            <text:p>614287.704052446</text:p>
          </table:table-cell>
          <table:table-cell table:formula="of:=IF([.I560]&gt;1000;[.I560]*0.1;1000)" office:value-type="float" office:value="61533.3259484921">
            <text:p>61533.3259484921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4-02-24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-0.0216216216216216">
            <text:p>-0.0216216216</text:p>
          </table:table-cell>
          <table:table-cell office:value-type="float" office:value="0.0582687062821558">
            <text:p>0.0582687063</text:p>
          </table:table-cell>
          <table:table-cell table:formula="of:=IF([.G562]&gt;0;1;0)" office:value-type="float" office:value="1">
            <text:p>1</text:p>
          </table:table-cell>
          <table:table-cell table:formula="of:=IF([.I561]&gt;=0;IF([.H562]=1;[.I561]+([.F562]*[.J562])-20;[.I561]);0)" office:value-type="float" office:value="612939.514422062">
            <text:p>612939.514422062</text:p>
          </table:table-cell>
          <table:table-cell table:formula="of:=IF([.I561]&gt;1000;[.I561]*0.1;1000)" office:value-type="float" office:value="61428.7704052446">
            <text:p>61428.770405244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5 00:00:00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-0.153846153846154">
            <text:p>-0.1538461538</text:p>
          </table:table-cell>
          <table:table-cell office:value-type="float" office:value="0.0895426470074598">
            <text:p>0.089542647</text:p>
          </table:table-cell>
          <table:table-cell table:formula="of:=IF([.G563]&gt;0;1;0)" office:value-type="float" office:value="1">
            <text:p>1</text:p>
          </table:table-cell>
          <table:table-cell table:formula="of:=IF([.I562]&gt;=0;IF([.H563]=1;[.I562]+([.F563]*[.J563])-20;[.I562]);0)" office:value-type="float" office:value="603489.675738646">
            <text:p>603489.675738646</text:p>
          </table:table-cell>
          <table:table-cell table:formula="of:=IF([.I562]&gt;1000;[.I562]*0.1;1000)" office:value-type="float" office:value="61293.9514422062">
            <text:p>61293.951442206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6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454545454545455">
            <text:p>0.4545454545</text:p>
          </table:table-cell>
          <table:table-cell office:value-type="float" office:value="0.101485604546133">
            <text:p>0.1014856045</text:p>
          </table:table-cell>
          <table:table-cell table:formula="of:=IF([.G564]&gt;0;1;0)" office:value-type="float" office:value="1">
            <text:p>1</text:p>
          </table:table-cell>
          <table:table-cell table:formula="of:=IF([.I563]&gt;=0;IF([.H564]=1;[.I563]+([.F564]*[.J564])-20;[.I563]);0)" office:value-type="float" office:value="630901.024635857">
            <text:p>630901.024635857</text:p>
          </table:table-cell>
          <table:table-cell table:formula="of:=IF([.I563]&gt;1000;[.I563]*0.1;1000)" office:value-type="float" office:value="60348.9675738646">
            <text:p>60348.9675738646</text:p>
          </table:table-cell>
          <table:table-cell table:number-columns-repeated="2"/>
        </table:table-row>
        <table:table-row table:style-name="ro1">
          <table:table-cell office:value-type="string">
            <text:p>DLIA</text:p>
          </table:table-cell>
          <table:table-cell office:value-type="float" office:value="1">
            <text:p>1</text:p>
          </table:table-cell>
          <table:table-cell office:value-type="string">
            <text:p>2014-02-27 00:00:0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0.0204545454545454">
            <text:p>-0.0204545455</text:p>
          </table:table-cell>
          <table:table-cell office:value-type="float" office:value="0.019643778510265">
            <text:p>0.0196437785</text:p>
          </table:table-cell>
          <table:table-cell table:formula="of:=IF([.G565]&gt;0;1;0)" office:value-type="float" office:value="1">
            <text:p>1</text:p>
          </table:table-cell>
          <table:table-cell table:formula="of:=IF([.I564]&gt;=0;IF([.H565]=1;[.I564]+([.F565]*[.J565])-20;[.I564]);0)" office:value-type="float" office:value="629590.545267284">
            <text:p>629590.545267284</text:p>
          </table:table-cell>
          <table:table-cell table:formula="of:=IF([.I564]&gt;1000;[.I564]*0.1;1000)" office:value-type="float" office:value="63090.1024635857">
            <text:p>63090.1024635857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4-02-28 00:00:00</text:p>
          </table:table-cell>
          <table:table-cell table:number-columns-repeated="2" office:value-type="float" office:value="0.4825">
            <text:p>0.4825</text:p>
          </table:table-cell>
          <table:table-cell office:value-type="float" office:value="0.0466321243523316">
            <text:p>0.0466321244</text:p>
          </table:table-cell>
          <table:table-cell office:value-type="float" office:value="0.0302323988322326">
            <text:p>0.0302323988</text:p>
          </table:table-cell>
          <table:table-cell table:formula="of:=IF([.G566]&gt;0;1;0)" office:value-type="float" office:value="1">
            <text:p>1</text:p>
          </table:table-cell>
          <table:table-cell table:formula="of:=IF([.I565]&gt;=0;IF([.H566]=1;[.I565]+([.F566]*[.J566])-20;[.I565]);0)" office:value-type="float" office:value="632506.459727079">
            <text:p>632506.459727079</text:p>
          </table:table-cell>
          <table:table-cell table:formula="of:=IF([.I565]&gt;1000;[.I565]*0.1;1000)" office:value-type="float" office:value="62959.0545267284">
            <text:p>62959.054526728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3-03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0449609100173894">
            <text:p>0.04496091</text:p>
          </table:table-cell>
          <table:table-cell table:formula="of:=IF([.G567]&gt;0;1;0)" office:value-type="float" office:value="1">
            <text:p>1</text:p>
          </table:table-cell>
          <table:table-cell table:formula="of:=IF([.I566]&gt;=0;IF([.H567]=1;[.I566]+([.F567]*[.J567])-20;[.I566]);0)" office:value-type="float" office:value="632486.459727079">
            <text:p>632486.459727079</text:p>
          </table:table-cell>
          <table:table-cell table:formula="of:=IF([.I566]&gt;1000;[.I566]*0.1;1000)" office:value-type="float" office:value="63250.6459727079">
            <text:p>63250.6459727079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4-03-04 00:00:00</text:p>
          </table:table-cell>
          <table:table-cell table:number-columns-repeated="2" office:value-type="float" office:value="0.535">
            <text:p>0.535</text:p>
          </table:table-cell>
          <table:table-cell office:value-type="float" office:value="-0.0934579439252335">
            <text:p>-0.0934579439</text:p>
          </table:table-cell>
          <table:table-cell office:value-type="float" office:value="0.031195087826827">
            <text:p>0.0311950878</text:p>
          </table:table-cell>
          <table:table-cell table:formula="of:=IF([.G568]&gt;0;1;0)" office:value-type="float" office:value="1">
            <text:p>1</text:p>
          </table:table-cell>
          <table:table-cell table:formula="of:=IF([.I567]&gt;=0;IF([.H568]=1;[.I567]+([.F568]*[.J568])-20;[.I567]);0)" office:value-type="float" office:value="626555.371318415">
            <text:p>626555.371318415</text:p>
          </table:table-cell>
          <table:table-cell table:formula="of:=IF([.I567]&gt;1000;[.I567]*0.1;1000)" office:value-type="float" office:value="63248.6459727079">
            <text:p>63248.6459727079</text:p>
          </table:table-cell>
          <table:table-cell table:number-columns-repeated="2"/>
        </table:table-row>
        <table:table-row table:style-name="ro1">
          <table:table-cell office:value-type="string">
            <text:p>AETI</text:p>
          </table:table-cell>
          <table:table-cell office:value-type="float" office:value="1">
            <text:p>1</text:p>
          </table:table-cell>
          <table:table-cell office:value-type="string">
            <text:p>2014-03-05 00:00:00</text:p>
          </table:table-cell>
          <table:table-cell table:number-columns-repeated="2" office:value-type="float" office:value="7.2575">
            <text:p>7.2575</text:p>
          </table:table-cell>
          <table:table-cell office:value-type="float" office:value="-0.0551153978642783">
            <text:p>-0.0551153979</text:p>
          </table:table-cell>
          <table:table-cell office:value-type="float" office:value="0.0258209036266249">
            <text:p>0.0258209036</text:p>
          </table:table-cell>
          <table:table-cell table:formula="of:=IF([.G569]&gt;0;1;0)" office:value-type="float" office:value="1">
            <text:p>1</text:p>
          </table:table-cell>
          <table:table-cell table:formula="of:=IF([.I568]&gt;=0;IF([.H569]=1;[.I568]+([.F569]*[.J569])-20;[.I568]);0)" office:value-type="float" office:value="623082.086460993">
            <text:p>623082.086460993</text:p>
          </table:table-cell>
          <table:table-cell table:formula="of:=IF([.I568]&gt;1000;[.I568]*0.1;1000)" office:value-type="float" office:value="62655.5371318415">
            <text:p>62655.5371318415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4-03-06 00:00:00</text:p>
          </table:table-cell>
          <table:table-cell table:number-columns-repeated="2" office:value-type="float" office:value="1.28">
            <text:p>1.28</text:p>
          </table:table-cell>
          <table:table-cell office:value-type="float" office:value="0.03125">
            <text:p>0.03125</text:p>
          </table:table-cell>
          <table:table-cell office:value-type="float" office:value="0.0863428020173849">
            <text:p>0.086342802</text:p>
          </table:table-cell>
          <table:table-cell table:formula="of:=IF([.G570]&gt;0;1;0)" office:value-type="float" office:value="1">
            <text:p>1</text:p>
          </table:table-cell>
          <table:table-cell table:formula="of:=IF([.I569]&gt;=0;IF([.H570]=1;[.I569]+([.F570]*[.J570])-20;[.I569]);0)" office:value-type="float" office:value="625009.217981184">
            <text:p>625009.217981184</text:p>
          </table:table-cell>
          <table:table-cell table:formula="of:=IF([.I569]&gt;1000;[.I569]*0.1;1000)" office:value-type="float" office:value="62308.2086460993">
            <text:p>62308.2086460993</text:p>
          </table:table-cell>
          <table:table-cell table:number-columns-repeated="2"/>
        </table:table-row>
        <table:table-row table:style-name="ro1">
          <table:table-cell office:value-type="string">
            <text:p>TPI</text:p>
          </table:table-cell>
          <table:table-cell office:value-type="float" office:value="1">
            <text:p>1</text:p>
          </table:table-cell>
          <table:table-cell office:value-type="string">
            <text:p>2014-03-07 00:00:00</text:p>
          </table:table-cell>
          <table:table-cell table:number-columns-repeated="2" office:value-type="float" office:value="1.1775">
            <text:p>1.1775</text:p>
          </table:table-cell>
          <table:table-cell office:value-type="float" office:value="-0.0530785562632696">
            <text:p>-0.0530785563</text:p>
          </table:table-cell>
          <table:table-cell office:value-type="float" office:value="0.0686153216452931">
            <text:p>0.0686153216</text:p>
          </table:table-cell>
          <table:table-cell table:formula="of:=IF([.G571]&gt;0;1;0)" office:value-type="float" office:value="1">
            <text:p>1</text:p>
          </table:table-cell>
          <table:table-cell table:formula="of:=IF([.I570]&gt;=0;IF([.H571]=1;[.I570]+([.F571]*[.J571])-20;[.I570]);0)" office:value-type="float" office:value="621671.759287016">
            <text:p>621671.759287016</text:p>
          </table:table-cell>
          <table:table-cell table:formula="of:=IF([.I570]&gt;1000;[.I570]*0.1;1000)" office:value-type="float" office:value="62500.9217981184">
            <text:p>62500.9217981184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3-10 00:00:00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0.0582488158880829">
            <text:p>0.0582488159</text:p>
          </table:table-cell>
          <table:table-cell table:formula="of:=IF([.G572]&gt;0;1;0)" office:value-type="float" office:value="1">
            <text:p>1</text:p>
          </table:table-cell>
          <table:table-cell table:formula="of:=IF([.I571]&gt;=0;IF([.H572]=1;[.I571]+([.F572]*[.J572])-20;[.I571]);0)" office:value-type="float" office:value="621651.759287016">
            <text:p>621651.759287016</text:p>
          </table:table-cell>
          <table:table-cell table:formula="of:=IF([.I571]&gt;1000;[.I571]*0.1;1000)" office:value-type="float" office:value="62167.1759287016">
            <text:p>62167.1759287016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4-03-11 00:00:00</text:p>
          </table:table-cell>
          <table:table-cell table:number-columns-repeated="2" office:value-type="float" office:value="0.225">
            <text:p>0.225</text:p>
          </table:table-cell>
          <table:table-cell office:value-type="float" office:value="0">
            <text:p>0</text:p>
          </table:table-cell>
          <table:table-cell office:value-type="float" office:value="0.0595976200668523">
            <text:p>0.0595976201</text:p>
          </table:table-cell>
          <table:table-cell table:formula="of:=IF([.G573]&gt;0;1;0)" office:value-type="float" office:value="1">
            <text:p>1</text:p>
          </table:table-cell>
          <table:table-cell table:formula="of:=IF([.I572]&gt;=0;IF([.H573]=1;[.I572]+([.F573]*[.J573])-20;[.I572]);0)" office:value-type="float" office:value="621631.759287016">
            <text:p>621631.759287016</text:p>
          </table:table-cell>
          <table:table-cell table:formula="of:=IF([.I572]&gt;1000;[.I572]*0.1;1000)" office:value-type="float" office:value="62165.1759287016">
            <text:p>62165.1759287016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2 00:00:00</text:p>
          </table:table-cell>
          <table:table-cell table:number-columns-repeated="2" office:value-type="float" office:value="1.8925">
            <text:p>1.8925</text:p>
          </table:table-cell>
          <table:table-cell office:value-type="float" office:value="0.0752972258916778">
            <text:p>0.0752972259</text:p>
          </table:table-cell>
          <table:table-cell office:value-type="float" office:value="0.237944726991915">
            <text:p>0.237944727</text:p>
          </table:table-cell>
          <table:table-cell table:formula="of:=IF([.G574]&gt;0;1;0)" office:value-type="float" office:value="1">
            <text:p>1</text:p>
          </table:table-cell>
          <table:table-cell table:formula="of:=IF([.I573]&gt;=0;IF([.H574]=1;[.I573]+([.F574]*[.J574])-20;[.I573]);0)" office:value-type="float" office:value="626292.473987064">
            <text:p>626292.473987064</text:p>
          </table:table-cell>
          <table:table-cell table:formula="of:=IF([.I573]&gt;1000;[.I573]*0.1;1000)" office:value-type="float" office:value="62163.1759287016">
            <text:p>62163.175928701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3-13 00:00:00</text:p>
          </table:table-cell>
          <table:table-cell table:number-columns-repeated="2" office:value-type="float" office:value="0.225">
            <text:p>0.225</text:p>
          </table:table-cell>
          <table:table-cell office:value-type="float" office:value="0.288888888888889">
            <text:p>0.2888888889</text:p>
          </table:table-cell>
          <table:table-cell office:value-type="float" office:value="0.106010605386388">
            <text:p>0.1060106054</text:p>
          </table:table-cell>
          <table:table-cell table:formula="of:=IF([.G575]&gt;0;1;0)" office:value-type="float" office:value="1">
            <text:p>1</text:p>
          </table:table-cell>
          <table:table-cell table:formula="of:=IF([.I574]&gt;=0;IF([.H575]=1;[.I574]+([.F575]*[.J575])-20;[.I574]);0)" office:value-type="float" office:value="644365.367680023">
            <text:p>644365.367680023</text:p>
          </table:table-cell>
          <table:table-cell table:formula="of:=IF([.I574]&gt;1000;[.I574]*0.1;1000)" office:value-type="float" office:value="62629.2473987064">
            <text:p>62629.247398706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3-14 00:00:00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137931034482759">
            <text:p>0.1379310345</text:p>
          </table:table-cell>
          <table:table-cell office:value-type="float" office:value="0.111295195895165">
            <text:p>0.1112951959</text:p>
          </table:table-cell>
          <table:table-cell table:formula="of:=IF([.G576]&gt;0;1;0)" office:value-type="float" office:value="1">
            <text:p>1</text:p>
          </table:table-cell>
          <table:table-cell table:formula="of:=IF([.I575]&gt;=0;IF([.H576]=1;[.I575]+([.F576]*[.J576])-20;[.I575]);0)" office:value-type="float" office:value="653233.16585492">
            <text:p>653233.16585492</text:p>
          </table:table-cell>
          <table:table-cell table:formula="of:=IF([.I575]&gt;1000;[.I575]*0.1;1000)" office:value-type="float" office:value="64436.5367680024">
            <text:p>64436.5367680024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7 00:00:00</text:p>
          </table:table-cell>
          <table:table-cell table:number-columns-repeated="2" office:value-type="float" office:value="1.845">
            <text:p>1.845</text:p>
          </table:table-cell>
          <table:table-cell office:value-type="float" office:value="0.0514905149051492">
            <text:p>0.0514905149</text:p>
          </table:table-cell>
          <table:table-cell office:value-type="float" office:value="0.404416970818617">
            <text:p>0.4044169708</text:p>
          </table:table-cell>
          <table:table-cell table:formula="of:=IF([.G577]&gt;0;1;0)" office:value-type="float" office:value="1">
            <text:p>1</text:p>
          </table:table-cell>
          <table:table-cell table:formula="of:=IF([.I576]&gt;=0;IF([.H577]=1;[.I576]+([.F577]*[.J577])-20;[.I576]);0)" office:value-type="float" office:value="656576.697061219">
            <text:p>656576.697061219</text:p>
          </table:table-cell>
          <table:table-cell table:formula="of:=IF([.I576]&gt;1000;[.I576]*0.1;1000)" office:value-type="float" office:value="65323.316585492">
            <text:p>65323.316585492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8 00:00:00</text:p>
          </table:table-cell>
          <table:table-cell table:number-columns-repeated="2" office:value-type="float" office:value="1.94">
            <text:p>1.94</text:p>
          </table:table-cell>
          <table:table-cell office:value-type="float" office:value="0.0438144329896908">
            <text:p>0.043814433</text:p>
          </table:table-cell>
          <table:table-cell office:value-type="float" office:value="0.413661335209945">
            <text:p>0.4136613352</text:p>
          </table:table-cell>
          <table:table-cell table:formula="of:=IF([.G578]&gt;0;1;0)" office:value-type="float" office:value="1">
            <text:p>1</text:p>
          </table:table-cell>
          <table:table-cell table:formula="of:=IF([.I577]&gt;=0;IF([.H578]=1;[.I577]+([.F578]*[.J578])-20;[.I577]);0)" office:value-type="float" office:value="659433.450630818">
            <text:p>659433.450630818</text:p>
          </table:table-cell>
          <table:table-cell table:formula="of:=IF([.I577]&gt;1000;[.I577]*0.1;1000)" office:value-type="float" office:value="65657.6697061219">
            <text:p>65657.6697061219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3-19 00:00:00</text:p>
          </table:table-cell>
          <table:table-cell table:number-columns-repeated="2" office:value-type="float" office:value="0.5425">
            <text:p>0.5425</text:p>
          </table:table-cell>
          <table:table-cell office:value-type="float" office:value="0.0552995391705069">
            <text:p>0.0552995392</text:p>
          </table:table-cell>
          <table:table-cell office:value-type="float" office:value="0.146182354118435">
            <text:p>0.1461823541</text:p>
          </table:table-cell>
          <table:table-cell table:formula="of:=IF([.G579]&gt;0;1;0)" office:value-type="float" office:value="1">
            <text:p>1</text:p>
          </table:table-cell>
          <table:table-cell table:formula="of:=IF([.I578]&gt;=0;IF([.H579]=1;[.I578]+([.F579]*[.J579])-20;[.I578]);0)" office:value-type="float" office:value="663060.087224168">
            <text:p>663060.087224168</text:p>
          </table:table-cell>
          <table:table-cell table:formula="of:=IF([.I578]&gt;1000;[.I578]*0.1;1000)" office:value-type="float" office:value="65943.3450630818">
            <text:p>65943.3450630818</text:p>
          </table:table-cell>
          <table:table-cell table:number-columns-repeated="2"/>
        </table:table-row>
        <table:table-row table:style-name="ro1">
          <table:table-cell office:value-type="string">
            <text:p>GIGM</text:p>
          </table:table-cell>
          <table:table-cell office:value-type="float" office:value="1">
            <text:p>1</text:p>
          </table:table-cell>
          <table:table-cell office:value-type="string">
            <text:p>2014-03-20 00:00:00</text:p>
          </table:table-cell>
          <table:table-cell table:number-columns-repeated="2" office:value-type="float" office:value="1.57">
            <text:p>1.57</text:p>
          </table:table-cell>
          <table:table-cell office:value-type="float" office:value="0.0668789808917198">
            <text:p>0.0668789809</text:p>
          </table:table-cell>
          <table:table-cell office:value-type="float" office:value="0.213597587061923">
            <text:p>0.2135975871</text:p>
          </table:table-cell>
          <table:table-cell table:formula="of:=IF([.G580]&gt;0;1;0)" office:value-type="float" office:value="1">
            <text:p>1</text:p>
          </table:table-cell>
          <table:table-cell table:formula="of:=IF([.I579]&gt;=0;IF([.H580]=1;[.I579]+([.F580]*[.J580])-20;[.I579]);0)" office:value-type="float" office:value="667474.56551452">
            <text:p>667474.56551452</text:p>
          </table:table-cell>
          <table:table-cell table:formula="of:=IF([.I579]&gt;1000;[.I579]*0.1;1000)" office:value-type="float" office:value="66306.0087224168">
            <text:p>66306.0087224168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1 00:00:00</text:p>
          </table:table-cell>
          <table:table-cell table:number-columns-repeated="2" office:value-type="float" office:value="0.6875">
            <text:p>0.6875</text:p>
          </table:table-cell>
          <table:table-cell office:value-type="float" office:value="-0.0363636363636364">
            <text:p>-0.0363636364</text:p>
          </table:table-cell>
          <table:table-cell office:value-type="float" office:value="0.0707976656705331">
            <text:p>0.0707976657</text:p>
          </table:table-cell>
          <table:table-cell table:formula="of:=IF([.G581]&gt;0;1;0)" office:value-type="float" office:value="1">
            <text:p>1</text:p>
          </table:table-cell>
          <table:table-cell table:formula="of:=IF([.I580]&gt;=0;IF([.H581]=1;[.I580]+([.F581]*[.J581])-20;[.I580]);0)" office:value-type="float" office:value="665027.385276286">
            <text:p>665027.385276286</text:p>
          </table:table-cell>
          <table:table-cell table:formula="of:=IF([.I580]&gt;1000;[.I580]*0.1;1000)" office:value-type="float" office:value="66747.456551452">
            <text:p>66747.456551452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24 00:00:00</text:p>
          </table:table-cell>
          <table:table-cell table:number-columns-repeated="2" office:value-type="float" office:value="2.07">
            <text:p>2.07</text:p>
          </table:table-cell>
          <table:table-cell office:value-type="float" office:value="-0.0301932367149756">
            <text:p>-0.0301932367</text:p>
          </table:table-cell>
          <table:table-cell office:value-type="float" office:value="0.0917342541963007">
            <text:p>0.0917342542</text:p>
          </table:table-cell>
          <table:table-cell table:formula="of:=IF([.G582]&gt;0;1;0)" office:value-type="float" office:value="1">
            <text:p>1</text:p>
          </table:table-cell>
          <table:table-cell table:formula="of:=IF([.I581]&gt;=0;IF([.H582]=1;[.I581]+([.F582]*[.J582])-20;[.I581]);0)" office:value-type="float" office:value="662999.452349727">
            <text:p>662999.452349727</text:p>
          </table:table-cell>
          <table:table-cell table:formula="of:=IF([.I581]&gt;1000;[.I581]*0.1;1000)" office:value-type="float" office:value="66502.7385276286">
            <text:p>66502.7385276286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5 00:00:00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-0.150793650793651">
            <text:p>-0.1507936508</text:p>
          </table:table-cell>
          <table:table-cell office:value-type="float" office:value="0.0621496154171902">
            <text:p>0.0621496154</text:p>
          </table:table-cell>
          <table:table-cell table:formula="of:=IF([.G583]&gt;0;1;0)" office:value-type="float" office:value="1">
            <text:p>1</text:p>
          </table:table-cell>
          <table:table-cell table:formula="of:=IF([.I582]&gt;=0;IF([.H583]=1;[.I582]+([.F583]*[.J583])-20;[.I582]);0)" office:value-type="float" office:value="652981.841560326">
            <text:p>652981.841560326</text:p>
          </table:table-cell>
          <table:table-cell table:formula="of:=IF([.I582]&gt;1000;[.I582]*0.1;1000)" office:value-type="float" office:value="66299.9452349727">
            <text:p>66299.9452349727</text:p>
          </table:table-cell>
          <table:table-cell table:number-columns-repeated="2"/>
        </table:table-row>
        <table:table-row table:style-name="ro1">
          <table:table-cell office:value-type="string">
            <text:p>MNGA</text:p>
          </table:table-cell>
          <table:table-cell office:value-type="float" office:value="1">
            <text:p>1</text:p>
          </table:table-cell>
          <table:table-cell office:value-type="string">
            <text:p>2014-03-26 00:00:00</text:p>
          </table:table-cell>
          <table:table-cell table:number-columns-repeated="2" office:value-type="float" office:value="1.5775">
            <text:p>1.5775</text:p>
          </table:table-cell>
          <table:table-cell office:value-type="float" office:value="-0.0206022187004755">
            <text:p>-0.0206022187</text:p>
          </table:table-cell>
          <table:table-cell office:value-type="float" office:value="0.110708059862535">
            <text:p>0.1107080599</text:p>
          </table:table-cell>
          <table:table-cell table:formula="of:=IF([.G584]&gt;0;1;0)" office:value-type="float" office:value="1">
            <text:p>1</text:p>
          </table:table-cell>
          <table:table-cell table:formula="of:=IF([.I583]&gt;=0;IF([.H584]=1;[.I583]+([.F584]*[.J584])-20;[.I583]);0)" office:value-type="float" office:value="651616.5540896">
            <text:p>651616.5540896</text:p>
          </table:table-cell>
          <table:table-cell table:formula="of:=IF([.I583]&gt;1000;[.I583]*0.1;1000)" office:value-type="float" office:value="65298.1841560326">
            <text:p>65298.1841560326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7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0375">
            <text:p>-0.0375</text:p>
          </table:table-cell>
          <table:table-cell office:value-type="float" office:value="0.280822387971399">
            <text:p>0.280822388</text:p>
          </table:table-cell>
          <table:table-cell table:formula="of:=IF([.G585]&gt;0;1;0)" office:value-type="float" office:value="1">
            <text:p>1</text:p>
          </table:table-cell>
          <table:table-cell table:formula="of:=IF([.I584]&gt;=0;IF([.H585]=1;[.I584]+([.F585]*[.J585])-20;[.I584]);0)" office:value-type="float" office:value="649152.992011764">
            <text:p>649152.992011764</text:p>
          </table:table-cell>
          <table:table-cell table:formula="of:=IF([.I584]&gt;1000;[.I584]*0.1;1000)" office:value-type="float" office:value="65161.65540896">
            <text:p>65161.65540896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8 00:00:00</text:p>
          </table:table-cell>
          <table:table-cell table:number-columns-repeated="2" office:value-type="float" office:value="0.385">
            <text:p>0.385</text:p>
          </table:table-cell>
          <table:table-cell office:value-type="float" office:value="0.292207792207792">
            <text:p>0.2922077922</text:p>
          </table:table-cell>
          <table:table-cell office:value-type="float" office:value="0.201995845829664">
            <text:p>0.2019958458</text:p>
          </table:table-cell>
          <table:table-cell table:formula="of:=IF([.G586]&gt;0;1;0)" office:value-type="float" office:value="1">
            <text:p>1</text:p>
          </table:table-cell>
          <table:table-cell table:formula="of:=IF([.I585]&gt;=0;IF([.H586]=1;[.I585]+([.F586]*[.J586])-20;[.I585]);0)" office:value-type="float" office:value="668101.748271848">
            <text:p>668101.748271848</text:p>
          </table:table-cell>
          <table:table-cell table:formula="of:=IF([.I585]&gt;1000;[.I585]*0.1;1000)" office:value-type="float" office:value="64915.2992011764">
            <text:p>64915.2992011764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3-31 00:00:00</text:p>
          </table:table-cell>
          <table:table-cell table:number-columns-repeated="2" office:value-type="float" office:value="0.3525">
            <text:p>0.3525</text:p>
          </table:table-cell>
          <table:table-cell office:value-type="float" office:value="0.0283687943262412">
            <text:p>0.0283687943</text:p>
          </table:table-cell>
          <table:table-cell office:value-type="float" office:value="0.102322785048062">
            <text:p>0.102322785</text:p>
          </table:table-cell>
          <table:table-cell table:formula="of:=IF([.G587]&gt;0;1;0)" office:value-type="float" office:value="1">
            <text:p>1</text:p>
          </table:table-cell>
          <table:table-cell table:formula="of:=IF([.I586]&gt;=0;IF([.H587]=1;[.I586]+([.F587]*[.J587])-20;[.I586]);0)" office:value-type="float" office:value="669977.07238042">
            <text:p>669977.07238042</text:p>
          </table:table-cell>
          <table:table-cell table:formula="of:=IF([.I586]&gt;1000;[.I586]*0.1;1000)" office:value-type="float" office:value="66810.1748271848">
            <text:p>66810.1748271848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1 00:00:00</text:p>
          </table:table-cell>
          <table:table-cell table:number-columns-repeated="2" office:value-type="float" office:value="2.545">
            <text:p>2.545</text:p>
          </table:table-cell>
          <table:table-cell office:value-type="float" office:value="0.118860510805501">
            <text:p>0.1188605108</text:p>
          </table:table-cell>
          <table:table-cell office:value-type="float" office:value="0.0663168965942117">
            <text:p>0.0663168966</text:p>
          </table:table-cell>
          <table:table-cell table:formula="of:=IF([.G588]&gt;0;1;0)" office:value-type="float" office:value="1">
            <text:p>1</text:p>
          </table:table-cell>
          <table:table-cell table:formula="of:=IF([.I587]&gt;=0;IF([.H588]=1;[.I587]+([.F588]*[.J588])-20;[.I587]);0)" office:value-type="float" office:value="677920.454085532">
            <text:p>677920.454085532</text:p>
          </table:table-cell>
          <table:table-cell table:formula="of:=IF([.I587]&gt;1000;[.I587]*0.1;1000)" office:value-type="float" office:value="66997.707238042">
            <text:p>66997.707238042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2 00:00:00</text:p>
          </table:table-cell>
          <table:table-cell table:number-columns-repeated="2" office:value-type="float" office:value="2.8475">
            <text:p>2.8475</text:p>
          </table:table-cell>
          <table:table-cell office:value-type="float" office:value="0.0237050043898155">
            <text:p>0.0237050044</text:p>
          </table:table-cell>
          <table:table-cell office:value-type="float" office:value="0.084285572215712">
            <text:p>0.0842855722</text:p>
          </table:table-cell>
          <table:table-cell table:formula="of:=IF([.G589]&gt;0;1;0)" office:value-type="float" office:value="1">
            <text:p>1</text:p>
          </table:table-cell>
          <table:table-cell table:formula="of:=IF([.I588]&gt;=0;IF([.H589]=1;[.I588]+([.F589]*[.J589])-20;[.I588]);0)" office:value-type="float" office:value="679507.464819536">
            <text:p>679507.464819536</text:p>
          </table:table-cell>
          <table:table-cell table:formula="of:=IF([.I588]&gt;1000;[.I588]*0.1;1000)" office:value-type="float" office:value="67792.0454085532">
            <text:p>67792.0454085532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3 00:00:00</text:p>
          </table:table-cell>
          <table:table-cell table:number-columns-repeated="2" office:value-type="float" office:value="2.915">
            <text:p>2.915</text:p>
          </table:table-cell>
          <table:table-cell office:value-type="float" office:value="-0.00257289879931399">
            <text:p>-0.0025728988</text:p>
          </table:table-cell>
          <table:table-cell office:value-type="float" office:value="0.0889062694786427">
            <text:p>0.0889062695</text:p>
          </table:table-cell>
          <table:table-cell table:formula="of:=IF([.G590]&gt;0;1;0)" office:value-type="float" office:value="1">
            <text:p>1</text:p>
          </table:table-cell>
          <table:table-cell table:formula="of:=IF([.I589]&gt;=0;IF([.H590]=1;[.I589]+([.F590]*[.J590])-20;[.I589]);0)" office:value-type="float" office:value="679312.6344255">
            <text:p>679312.6344255</text:p>
          </table:table-cell>
          <table:table-cell table:formula="of:=IF([.I589]&gt;1000;[.I589]*0.1;1000)" office:value-type="float" office:value="67950.7464819536">
            <text:p>67950.7464819536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4-04-04 00:00:00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-0.0348837209302325">
            <text:p>-0.0348837209</text:p>
          </table:table-cell>
          <table:table-cell office:value-type="float" office:value="0.0422529841209927">
            <text:p>0.0422529841</text:p>
          </table:table-cell>
          <table:table-cell table:formula="of:=IF([.G591]&gt;0;1;0)" office:value-type="float" office:value="1">
            <text:p>1</text:p>
          </table:table-cell>
          <table:table-cell table:formula="of:=IF([.I590]&gt;=0;IF([.H591]=1;[.I590]+([.F591]*[.J591])-20;[.I590]);0)" office:value-type="float" office:value="676922.939189132">
            <text:p>676922.939189132</text:p>
          </table:table-cell>
          <table:table-cell table:formula="of:=IF([.I590]&gt;1000;[.I590]*0.1;1000)" office:value-type="float" office:value="67931.26344255">
            <text:p>67931.26344255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4-07 00:00:00</text:p>
          </table:table-cell>
          <table:table-cell table:number-columns-repeated="2" office:value-type="float" office:value="0.335">
            <text:p>0.335</text:p>
          </table:table-cell>
          <table:table-cell office:value-type="float" office:value="-0.0298507462686566">
            <text:p>-0.0298507463</text:p>
          </table:table-cell>
          <table:table-cell office:value-type="float" office:value="0.0547111706133051">
            <text:p>0.0547111706</text:p>
          </table:table-cell>
          <table:table-cell table:formula="of:=IF([.G592]&gt;0;1;0)" office:value-type="float" office:value="1">
            <text:p>1</text:p>
          </table:table-cell>
          <table:table-cell table:formula="of:=IF([.I591]&gt;=0;IF([.H592]=1;[.I591]+([.F592]*[.J592])-20;[.I591]);0)" office:value-type="float" office:value="674882.273699015">
            <text:p>674882.273699015</text:p>
          </table:table-cell>
          <table:table-cell table:formula="of:=IF([.I591]&gt;1000;[.I591]*0.1;1000)" office:value-type="float" office:value="67692.2939189132">
            <text:p>67692.2939189132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4-04-08 00:00:00</text:p>
          </table:table-cell>
          <table:table-cell table:number-columns-repeated="2" office:value-type="float" office:value="0.9275">
            <text:p>0.9275</text:p>
          </table:table-cell>
          <table:table-cell office:value-type="float" office:value="0.0188679245283019">
            <text:p>0.0188679245</text:p>
          </table:table-cell>
          <table:table-cell office:value-type="float" office:value="0.0800701702972045">
            <text:p>0.0800701703</text:p>
          </table:table-cell>
          <table:table-cell table:formula="of:=IF([.G593]&gt;0;1;0)" office:value-type="float" office:value="1">
            <text:p>1</text:p>
          </table:table-cell>
          <table:table-cell table:formula="of:=IF([.I592]&gt;=0;IF([.H593]=1;[.I592]+([.F593]*[.J593])-20;[.I592]);0)" office:value-type="float" office:value="676135.636479579">
            <text:p>676135.636479579</text:p>
          </table:table-cell>
          <table:table-cell table:formula="of:=IF([.I592]&gt;1000;[.I592]*0.1;1000)" office:value-type="float" office:value="67488.2273699015">
            <text:p>67488.2273699015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4-04-09 00:00:00</text:p>
          </table:table-cell>
          <table:table-cell table:number-columns-repeated="2" office:value-type="float" office:value="0.945">
            <text:p>0.945</text:p>
          </table:table-cell>
          <table:table-cell office:value-type="float" office:value="0.0687830687830686">
            <text:p>0.0687830688</text:p>
          </table:table-cell>
          <table:table-cell office:value-type="float" office:value="0.0774029388054627">
            <text:p>0.0774029388</text:p>
          </table:table-cell>
          <table:table-cell table:formula="of:=IF([.G594]&gt;0;1;0)" office:value-type="float" office:value="1">
            <text:p>1</text:p>
          </table:table-cell>
          <table:table-cell table:formula="of:=IF([.I593]&gt;=0;IF([.H594]=1;[.I593]+([.F594]*[.J594])-20;[.I593]);0)" office:value-type="float" office:value="680766.304878645">
            <text:p>680766.304878645</text:p>
          </table:table-cell>
          <table:table-cell table:formula="of:=IF([.I593]&gt;1000;[.I593]*0.1;1000)" office:value-type="float" office:value="67613.5636479579">
            <text:p>67613.5636479579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4-10 00:00: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599999999999998">
            <text:p>0.06</text:p>
          </table:table-cell>
          <table:table-cell office:value-type="float" office:value="0.0394749197641549">
            <text:p>0.0394749198</text:p>
          </table:table-cell>
          <table:table-cell table:formula="of:=IF([.G595]&gt;0;1;0)" office:value-type="float" office:value="1">
            <text:p>1</text:p>
          </table:table-cell>
          <table:table-cell table:formula="of:=IF([.I594]&gt;=0;IF([.H595]=1;[.I594]+([.F595]*[.J595])-20;[.I594]);0)" office:value-type="float" office:value="684830.902707917">
            <text:p>684830.902707917</text:p>
          </table:table-cell>
          <table:table-cell table:formula="of:=IF([.I594]&gt;1000;[.I594]*0.1;1000)" office:value-type="float" office:value="68076.6304878645">
            <text:p>68076.6304878645</text:p>
          </table:table-cell>
          <table:table-cell table:number-columns-repeated="2"/>
        </table:table-row>
        <table:table-row table:style-name="ro1">
          <table:table-cell office:value-type="string">
            <text:p>NTN</text:p>
          </table:table-cell>
          <table:table-cell office:value-type="float" office:value="1">
            <text:p>1</text:p>
          </table:table-cell>
          <table:table-cell office:value-type="string">
            <text:p>2014-04-11 00:00:00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104">
            <text:p>0.104</text:p>
          </table:table-cell>
          <table:table-cell office:value-type="float" office:value="0.0697252431762756">
            <text:p>0.0697252432</text:p>
          </table:table-cell>
          <table:table-cell table:formula="of:=IF([.G596]&gt;0;1;0)" office:value-type="float" office:value="1">
            <text:p>1</text:p>
          </table:table-cell>
          <table:table-cell table:formula="of:=IF([.I595]&gt;=0;IF([.H596]=1;[.I595]+([.F596]*[.J596])-20;[.I595]);0)" office:value-type="float" office:value="691933.144096079">
            <text:p>691933.144096079</text:p>
          </table:table-cell>
          <table:table-cell table:formula="of:=IF([.I595]&gt;1000;[.I595]*0.1;1000)" office:value-type="float" office:value="68483.0902707917">
            <text:p>68483.0902707917</text:p>
          </table:table-cell>
          <table:table-cell table:number-columns-repeated="2"/>
        </table:table-row>
        <table:table-row table:style-name="ro1">
          <table:table-cell office:value-type="string">
            <text:p>CDXS</text:p>
          </table:table-cell>
          <table:table-cell office:value-type="float" office:value="1">
            <text:p>1</text:p>
          </table:table-cell>
          <table:table-cell office:value-type="string">
            <text:p>2014-04-14 00:00:00</text:p>
          </table:table-cell>
          <table:table-cell table:number-columns-repeated="2" office:value-type="float" office:value="1.805">
            <text:p>1.805</text:p>
          </table:table-cell>
          <table:table-cell office:value-type="float" office:value="-0.054016620498615">
            <text:p>-0.0540166205</text:p>
          </table:table-cell>
          <table:table-cell office:value-type="float" office:value="0.0520356334771386">
            <text:p>0.0520356335</text:p>
          </table:table-cell>
          <table:table-cell table:formula="of:=IF([.G597]&gt;0;1;0)" office:value-type="float" office:value="1">
            <text:p>1</text:p>
          </table:table-cell>
          <table:table-cell table:formula="of:=IF([.I596]&gt;=0;IF([.H597]=1;[.I596]+([.F597]*[.J597])-20;[.I596]);0)" office:value-type="float" office:value="688175.555090574">
            <text:p>688175.555090574</text:p>
          </table:table-cell>
          <table:table-cell table:formula="of:=IF([.I596]&gt;1000;[.I596]*0.1;1000)" office:value-type="float" office:value="69193.3144096079">
            <text:p>69193.3144096079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4-04-15 00:00:00</text:p>
          </table:table-cell>
          <table:table-cell table:number-columns-repeated="2" office:value-type="float" office:value="0.5025">
            <text:p>0.5025</text:p>
          </table:table-cell>
          <table:table-cell office:value-type="float" office:value="0.328358208955224">
            <text:p>0.328358209</text:p>
          </table:table-cell>
          <table:table-cell office:value-type="float" office:value="0.345731064483448">
            <text:p>0.3457310645</text:p>
          </table:table-cell>
          <table:table-cell table:formula="of:=IF([.G598]&gt;0;1;0)" office:value-type="float" office:value="1">
            <text:p>1</text:p>
          </table:table-cell>
          <table:table-cell table:formula="of:=IF([.I597]&gt;=0;IF([.H598]=1;[.I597]+([.F598]*[.J598])-20;[.I597]);0)" office:value-type="float" office:value="710752.364362205">
            <text:p>710752.364362205</text:p>
          </table:table-cell>
          <table:table-cell table:formula="of:=IF([.I597]&gt;1000;[.I597]*0.1;1000)" office:value-type="float" office:value="68817.5555090574">
            <text:p>68817.5555090574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4-16 00:00:00</text:p>
          </table:table-cell>
          <table:table-cell table:number-columns-repeated="2" office:value-type="float" office:value="0.3075">
            <text:p>0.3075</text:p>
          </table:table-cell>
          <table:table-cell office:value-type="float" office:value="0.00813008130081294">
            <text:p>0.0081300813</text:p>
          </table:table-cell>
          <table:table-cell office:value-type="float" office:value="0.0339472008586941">
            <text:p>0.0339472009</text:p>
          </table:table-cell>
          <table:table-cell table:formula="of:=IF([.G599]&gt;0;1;0)" office:value-type="float" office:value="1">
            <text:p>1</text:p>
          </table:table-cell>
          <table:table-cell table:formula="of:=IF([.I598]&gt;=0;IF([.H599]=1;[.I598]+([.F599]*[.J599])-20;[.I598]);0)" office:value-type="float" office:value="711310.211812906">
            <text:p>711310.211812906</text:p>
          </table:table-cell>
          <table:table-cell table:formula="of:=IF([.I598]&gt;1000;[.I598]*0.1;1000)" office:value-type="float" office:value="71075.2364362205">
            <text:p>71075.236436220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4-04-17 00:00:00</text:p>
          </table:table-cell>
          <table:table-cell table:number-columns-repeated="2" office:value-type="float" office:value="0.6175">
            <text:p>0.6175</text:p>
          </table:table-cell>
          <table:table-cell office:value-type="float" office:value="0.0769230769230769">
            <text:p>0.0769230769</text:p>
          </table:table-cell>
          <table:table-cell office:value-type="float" office:value="0.106883592537637">
            <text:p>0.1068835925</text:p>
          </table:table-cell>
          <table:table-cell table:formula="of:=IF([.G600]&gt;0;1;0)" office:value-type="float" office:value="1">
            <text:p>1</text:p>
          </table:table-cell>
          <table:table-cell table:formula="of:=IF([.I599]&gt;=0;IF([.H600]=1;[.I599]+([.F600]*[.J600])-20;[.I599]);0)" office:value-type="float" office:value="716761.828826852">
            <text:p>716761.828826852</text:p>
          </table:table-cell>
          <table:table-cell table:formula="of:=IF([.I599]&gt;1000;[.I599]*0.1;1000)" office:value-type="float" office:value="71131.0211812906">
            <text:p>71131.0211812906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4-04-18 00:00:00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0657894736842106">
            <text:p>0.0657894737</text:p>
          </table:table-cell>
          <table:table-cell office:value-type="float" office:value="0.00725326822563238">
            <text:p>0.0072532682</text:p>
          </table:table-cell>
          <table:table-cell table:formula="of:=IF([.G601]&gt;0;1;0)" office:value-type="float" office:value="1">
            <text:p>1</text:p>
          </table:table-cell>
          <table:table-cell table:formula="of:=IF([.I600]&gt;=0;IF([.H601]=1;[.I600]+([.F601]*[.J601])-20;[.I600]);0)" office:value-type="float" office:value="721457.367174397">
            <text:p>721457.367174397</text:p>
          </table:table-cell>
          <table:table-cell table:formula="of:=IF([.I600]&gt;1000;[.I600]*0.1;1000)" office:value-type="float" office:value="71676.1828826852">
            <text:p>71676.1828826852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4-21 00:00:00</text:p>
          </table:table-cell>
          <table:table-cell table:number-columns-repeated="2" office:value-type="float" office:value="0.505">
            <text:p>0.505</text:p>
          </table:table-cell>
          <table:table-cell office:value-type="float" office:value="-0.123762376237624">
            <text:p>-0.1237623762</text:p>
          </table:table-cell>
          <table:table-cell office:value-type="float" office:value="0.0608513878523655">
            <text:p>0.0608513879</text:p>
          </table:table-cell>
          <table:table-cell table:formula="of:=IF([.G602]&gt;0;1;0)" office:value-type="float" office:value="1">
            <text:p>1</text:p>
          </table:table-cell>
          <table:table-cell table:formula="of:=IF([.I601]&gt;=0;IF([.H602]=1;[.I601]+([.F602]*[.J602])-20;[.I601]);0)" office:value-type="float" office:value="712508.439362832">
            <text:p>712508.439362832</text:p>
          </table:table-cell>
          <table:table-cell table:formula="of:=IF([.I601]&gt;1000;[.I601]*0.1;1000)" office:value-type="float" office:value="72145.7367174397">
            <text:p>72145.7367174397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4-04-22 00:00:00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0625">
            <text:p>0.0625</text:p>
          </table:table-cell>
          <table:table-cell office:value-type="float" office:value="0.0850334096072772">
            <text:p>0.0850334096</text:p>
          </table:table-cell>
          <table:table-cell table:formula="of:=IF([.G603]&gt;0;1;0)" office:value-type="float" office:value="1">
            <text:p>1</text:p>
          </table:table-cell>
          <table:table-cell table:formula="of:=IF([.I602]&gt;=0;IF([.H603]=1;[.I602]+([.F603]*[.J603])-20;[.I602]);0)" office:value-type="float" office:value="716941.61710885">
            <text:p>716941.61710885</text:p>
          </table:table-cell>
          <table:table-cell table:formula="of:=IF([.I602]&gt;1000;[.I602]*0.1;1000)" office:value-type="float" office:value="71250.8439362832">
            <text:p>71250.8439362832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4-04-23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102702702702703">
            <text:p>0.1027027027</text:p>
          </table:table-cell>
          <table:table-cell office:value-type="float" office:value="0.0469891919293822">
            <text:p>0.0469891919</text:p>
          </table:table-cell>
          <table:table-cell table:formula="of:=IF([.G604]&gt;0;1;0)" office:value-type="float" office:value="1">
            <text:p>1</text:p>
          </table:table-cell>
          <table:table-cell table:formula="of:=IF([.I603]&gt;=0;IF([.H604]=1;[.I603]+([.F604]*[.J604])-20;[.I603]);0)" office:value-type="float" office:value="724284.801284563">
            <text:p>724284.801284563</text:p>
          </table:table-cell>
          <table:table-cell table:formula="of:=IF([.I603]&gt;1000;[.I603]*0.1;1000)" office:value-type="float" office:value="71694.161710885">
            <text:p>71694.1617108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11:31:56</dc:date>
    <dc:creator>iswdp </dc:creator>
    <meta:document-statistic meta:table-count="1" meta:cell-count="6044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52cm" svg:height="18.256cm" xlink:href=".." xlink:type="simple" chart:class="chart:line" chart:style-name="ch1">
        <chart:plot-area chart:style-name="ch2" table:cell-range-address="Sheet1.I1:Sheet1.I604" chart:data-source-has-labels="row" svg:x="0.881cm" svg:y="1.595cm" svg:width="19.809cm" svg:height="15.876cm">
          <chartooo:coordinate-region svg:x="2.428cm" svg:y="1.794cm" svg:width="18.151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04" chart:label-cell-address="Sheet1.I1:Sheet1.I1" chart:class="chart:line">
            <chart:data-point chart:repeated="6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I2:Sheet1.I6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57.90055248619">
                <text:p>9957.90055248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4.2363000565">
                <text:p>10004.236300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17.49902838885">
                <text:p>9817.49902838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97.49902838885">
                <text:p>9797.49902838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77.49902838885">
                <text:p>9777.49902838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57.49902838885">
                <text:p>9757.49902838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62.7489960018">
                <text:p>10062.748996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96.3050418073">
                <text:p>10396.3050418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48.50212479">
                <text:p>10348.50212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38.7440652959">
                <text:p>10038.7440652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8.7440652959">
                <text:p>10018.744065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64.78592978605">
                <text:p>9664.78592978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31.8292045942">
                <text:p>10931.8292045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46.0826875498">
                <text:p>11146.0826875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62.6552422194">
                <text:p>11262.6552422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30.7580711888">
                <text:p>11230.7580711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78.6701909854">
                <text:p>11178.670190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65.6826019296">
                <text:p>11365.6826019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86.3189808694">
                <text:p>11386.318980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47.0746711728">
                <text:p>11847.0746711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52.4612597539">
                <text:p>11852.4612597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32.4612597539">
                <text:p>11832.4612597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3.8244267176">
                <text:p>11803.8244267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38.3036163793">
                <text:p>11838.3036163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69.0681679758">
                <text:p>12169.0681679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49.0681679758">
                <text:p>12149.0681679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48.0743801893">
                <text:p>12048.0743801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61.9418733025">
                <text:p>12161.9418733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57.2783933577">
                <text:p>12657.2783933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57.8239018658">
                <text:p>12757.8239018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51.9992617568">
                <text:p>12751.9992617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69.7544602947">
                <text:p>13169.7544602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90.8589723693">
                <text:p>13290.8589723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50.4656797559">
                <text:p>13350.4656797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30.4656797559">
                <text:p>13330.4656797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29.9387850374">
                <text:p>13229.9387850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78.8531530388">
                <text:p>13078.8531530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19.0479477904">
                <text:p>13019.0479477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05.543227527">
                <text:p>13105.5432275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10.4414961803">
                <text:p>13110.4414961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90.4414961803">
                <text:p>13090.441496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70.4414961803">
                <text:p>13070.44149618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64.8477634484">
                <text:p>12964.8477634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44.8477634484">
                <text:p>12944.8477634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43.0056030742">
                <text:p>13043.005603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23.0056030742">
                <text:p>13023.0056030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68.7000940061">
                <text:p>13168.7000940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07.8464602063">
                <text:p>13507.8464602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87.8464602063">
                <text:p>13487.8464602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76.2309406901">
                <text:p>13576.2309406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56.2309406901">
                <text:p>13556.2309406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97.3251671729">
                <text:p>13197.3251671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17.2360060786">
                <text:p>13617.2360060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455.1452442785">
                <text:p>12455.1452442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47.28033131">
                <text:p>12147.28033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27.28033131">
                <text:p>12127.2803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471.0987412493">
                <text:p>12471.0987412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15.8031787741">
                <text:p>12415.80317877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00.6491234301">
                <text:p>11900.6491234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80.6491234301">
                <text:p>11880.6491234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51.129046767">
                <text:p>12851.129046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31.129046767">
                <text:p>12831.129046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38.8333483259">
                <text:p>13238.8333483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64.4844978029">
                <text:p>13264.4844978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73.2657890898">
                <text:p>13173.26578908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86.2070034752">
                <text:p>13286.2070034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8.5592213695">
                <text:p>13408.5592213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49.1140049499">
                <text:p>13449.1140049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29.1140049499">
                <text:p>13429.1140049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50.7518114953">
                <text:p>13250.7518114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30.7518114953">
                <text:p>13230.7518114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82.6580713404">
                <text:p>13282.65807134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62.6580713404">
                <text:p>13262.6580713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42.6580713404">
                <text:p>13242.6580713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63.5830167471">
                <text:p>13163.5830167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33.0284640518">
                <text:p>13133.02846405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37.9214178644">
                <text:p>12937.9214178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97.2276435217">
                <text:p>12797.2276435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77.2276435217">
                <text:p>12777.2276435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45.0588552897">
                <text:p>12745.05885528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25.0588552897">
                <text:p>12725.0588552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43.6537088264">
                <text:p>12943.6537088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08.5630475239">
                <text:p>13108.5630475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88.5630475239">
                <text:p>13088.5630475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033.082003118">
                <text:p>13033.082003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02.3075244179">
                <text:p>13802.30752441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20.5146040703">
                <text:p>13820.5146040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07.5421582432">
                <text:p>13907.54215824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89.114095354">
                <text:p>13989.114095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837.2795122564">
                <text:p>13837.2795122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17.2795122564">
                <text:p>13817.2795122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11.3085920804">
                <text:p>14111.30859208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44.7753888426">
                <text:p>15044.7753888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70.3656172936">
                <text:p>15070.3656172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48.2548516717">
                <text:p>14948.2548516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319.9756279392">
                <text:p>17319.9756279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681.6022095717">
                <text:p>17681.6022095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661.6022095717">
                <text:p>17661.6022095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1.6022095717">
                <text:p>17641.6022095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21.6022095717">
                <text:p>17621.60220957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12.0094001338">
                <text:p>17812.0094001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857.175288183">
                <text:p>17857.175288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138.3806544897">
                <text:p>18138.3806544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85.1640884164">
                <text:p>18185.1640884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123.4897540471">
                <text:p>18123.4897540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38.8101474959">
                <text:p>18038.8101474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22.1574972993">
                <text:p>18122.1574972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222.9718806146">
                <text:p>18222.9718806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60.7686197882">
                <text:p>18260.76861978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40.7686197882">
                <text:p>18240.76861978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02.4437031604">
                <text:p>18302.4437031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380.59032535">
                <text:p>19380.59032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26.3194532853">
                <text:p>19126.31945328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174.6277370471">
                <text:p>19174.6277370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14.1800149147">
                <text:p>20014.1800149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18.7342854268">
                <text:p>20318.7342854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76.0254282744">
                <text:p>20976.0254282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694.6832138104">
                <text:p>21694.6832138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687.1017637882">
                <text:p>22687.10176378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701.0003011197">
                <text:p>21701.0003011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681.0003011197">
                <text:p>21681.00030111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377.7432098831">
                <text:p>25377.74320988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357.7432098831">
                <text:p>25357.74320988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859.207802476">
                <text:p>26859.20780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39.207802476">
                <text:p>26839.2078024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161.1681925998">
                <text:p>28161.1681925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96.2981835914">
                <text:p>28596.2981835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435.9280019505">
                <text:p>31435.92800195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221.4789627632">
                <text:p>31221.47896276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242.1949281886">
                <text:p>32242.19492818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278.3659994921">
                <text:p>32278.36599949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989.379616163">
                <text:p>31989.379616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822.4297392607">
                <text:p>32822.42973926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802.4297392607">
                <text:p>32802.4297392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89.1386489927">
                <text:p>34989.1386489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718.5955814424">
                <text:p>36718.59558144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698.5955814424">
                <text:p>36698.5955814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104.2604583418">
                <text:p>43104.2604583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394.6865041759">
                <text:p>47394.6865041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744.4208293847">
                <text:p>49744.4208293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24.4208293847">
                <text:p>49724.42082938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558.1725328277">
                <text:p>49558.1725328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803.8690289245">
                <text:p>49803.86902892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783.8690289245">
                <text:p>49783.8690289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763.8690289245">
                <text:p>49763.86902892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743.8690289245">
                <text:p>49743.869028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723.8690289245">
                <text:p>49723.8690289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405.5461089862">
                <text:p>58405.54610898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385.5461089862">
                <text:p>58385.54610898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975.8571387663">
                <text:p>59975.8571387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955.8571387663">
                <text:p>59955.8571387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671.3460043306">
                <text:p>59671.34600433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651.3460043306">
                <text:p>59651.34600433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568.9165474972">
                <text:p>59568.91654749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548.9165474972">
                <text:p>59548.91654749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528.9165474972">
                <text:p>59528.91654749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429.8458803563">
                <text:p>59429.8458803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390.8407430349">
                <text:p>61390.84074303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107.5408725436">
                <text:p>64107.54087254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621.7703798148">
                <text:p>64621.7703798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705.1652124225">
                <text:p>64705.1652124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685.1652124225">
                <text:p>64685.1652124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665.1652124225">
                <text:p>64665.1652124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645.1652124225">
                <text:p>64645.1652124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111.5177205926">
                <text:p>67111.51772059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091.5177205926">
                <text:p>67091.51772059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071.5177205926">
                <text:p>67071.51772059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71.0047899456">
                <text:p>68071.00478994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250.1694394757">
                <text:p>67250.16943947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336.353917538">
                <text:p>67336.3539175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500.9749586799">
                <text:p>68500.97495867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995.5349786578">
                <text:p>67995.53497865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001.6645563046">
                <text:p>70001.6645563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981.6645563046">
                <text:p>69981.6645563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961.6645563046">
                <text:p>69961.6645563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686.8726258427">
                <text:p>78686.87262584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666.8726258427">
                <text:p>78666.8726258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843.5398074073">
                <text:p>78843.53980740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205.1591030355">
                <text:p>78205.15910303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109.2317641005">
                <text:p>78109.2317641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089.2317641005">
                <text:p>78089.2317641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395.3186659726">
                <text:p>78395.31866597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375.3186659726">
                <text:p>78375.31866597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799.2775538154">
                <text:p>77799.2775538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072.0113942352">
                <text:p>77072.0113942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437.3714512064">
                <text:p>77437.37145120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786.1208390693">
                <text:p>77786.12083906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766.1208390693">
                <text:p>77766.12083906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746.1208390693">
                <text:p>77746.12083906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726.1208390693">
                <text:p>77726.1208390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9825.9241346803">
                <text:p>79825.92413468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9805.9241346803">
                <text:p>79805.9241346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172.0324105673">
                <text:p>79172.03241056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1791.1001575862">
                <text:p>81791.1001575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113.6607931676">
                <text:p>84113.66079316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881.0760850224">
                <text:p>85881.07608502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449.1836935246">
                <text:p>94449.1836935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429.1836935246">
                <text:p>94429.183693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556.8231499755">
                <text:p>97556.82314997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536.8231499755">
                <text:p>97536.82314997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265.595711643">
                <text:p>94265.5957116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3672.155282807">
                <text:p>103672.1552828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755.050551773">
                <text:p>104755.0505517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800.183225691">
                <text:p>104800.1832256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4780.183225691">
                <text:p>104780.1832256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105.307080531">
                <text:p>104105.3070805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6630.103475833">
                <text:p>106630.1034758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8048.086585564">
                <text:p>108048.0865855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1115.174773723">
                <text:p>111115.1747737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0640.870822348">
                <text:p>110640.8708223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644.175215888">
                <text:p>114644.1752158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999.905318479">
                <text:p>115999.9053184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9510.337219476">
                <text:p>119510.3372194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572.670785128">
                <text:p>119572.6707851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9552.670785128">
                <text:p>119552.670785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734.956825907">
                <text:p>121734.9568259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133.476400449">
                <text:p>122133.4764004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971.494236852">
                <text:p>122971.494236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6305.262261494">
                <text:p>126305.2622614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6285.262261494">
                <text:p>126285.2622614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6265.262261494">
                <text:p>126265.2622614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473.472771991">
                <text:p>128473.472771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0594.69731819">
                <text:p>130594.697318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068.501481622">
                <text:p>132068.5014816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1707.372357455">
                <text:p>131707.372357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1687.372357455">
                <text:p>131687.3723574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534.366810994">
                <text:p>134534.3668109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183.485905839">
                <text:p>138183.4859058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2723.540940732">
                <text:p>142723.5409407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5115.769801702">
                <text:p>145115.7698017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810.108837525">
                <text:p>144810.108837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4536.056015003">
                <text:p>144536.056015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4516.056015003">
                <text:p>144516.056015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334.760216128">
                <text:p>155334.760216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314.760216128">
                <text:p>155314.760216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684.218065607">
                <text:p>157684.2180656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8429.852419221">
                <text:p>158429.8524192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8474.342182756">
                <text:p>158474.3421827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1474.825244907">
                <text:p>171474.8252449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1454.825244907">
                <text:p>171454.8252449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2042.821079109">
                <text:p>172042.8210791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2022.821079109">
                <text:p>172022.8210791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3767.157705561">
                <text:p>173767.1577055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0716.335187441">
                <text:p>170716.3351874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7524.988594939">
                <text:p>177524.988594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7504.988594939">
                <text:p>177504.9885949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235.487454433">
                <text:p>195235.4874544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5215.487454433">
                <text:p>195215.4874544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9750.515495036">
                <text:p>199750.5154950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8990.698770981">
                <text:p>198990.6987709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7051.859889975">
                <text:p>197051.8598899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8673.958722391">
                <text:p>198673.958722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7485.288376965">
                <text:p>197485.2883769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2713.298625395">
                <text:p>192713.298625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5469.004572674">
                <text:p>195469.004572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449.004572674">
                <text:p>195449.004572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5297.477651696">
                <text:p>195297.4776516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6058.667562303">
                <text:p>196058.667562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276.897893831">
                <text:p>202276.8978938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5826.490209604">
                <text:p>205826.490209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806.490209604">
                <text:p>205806.4902096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5786.490209604">
                <text:p>205786.4902096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5766.490209604">
                <text:p>205766.4902096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8032.784545267">
                <text:p>208032.7845452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7319.341930116">
                <text:p>207319.341930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722.555017611">
                <text:p>209722.5550176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1531.993234578">
                <text:p>211531.9932345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0389.578576599">
                <text:p>210389.5785765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4314.38317491">
                <text:p>214314.383174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4294.38317491">
                <text:p>214294.383174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9913.709047934">
                <text:p>219913.709047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8856.38023167">
                <text:p>218856.380231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7152.869614504">
                <text:p>217152.869614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7132.869614504">
                <text:p>217132.8696145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7112.869614504">
                <text:p>217112.869614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6494.527060448">
                <text:p>216494.5270604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6729.226504048">
                <text:p>216729.2265040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6615.200809253">
                <text:p>216615.2008092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5653.395588343">
                <text:p>215653.3955883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7789.929544226">
                <text:p>217789.929544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7769.929544226">
                <text:p>217769.9295442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6070.540707033">
                <text:p>216070.5407070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3293.792905686">
                <text:p>213293.7929056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3471.898595691">
                <text:p>213471.8985956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4130.725966664">
                <text:p>214130.7259666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4483.830727128">
                <text:p>214483.8307271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7355.74754592">
                <text:p>217355.747545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6991.830223854">
                <text:p>216991.8302238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6276.000477206">
                <text:p>216276.0004772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5789.475918655">
                <text:p>215789.4759186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8996.234437065">
                <text:p>218996.2344370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8431.015596142">
                <text:p>218431.0155961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7920.946009869">
                <text:p>217920.946009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1401.549374487">
                <text:p>211401.5493744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1381.549374487">
                <text:p>211381.5493744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9288.35747603">
                <text:p>219288.35747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0026.266545648">
                <text:p>220026.2665456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9469.617115049">
                <text:p>219469.6171150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3839.00945735">
                <text:p>223839.009457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2097.170923062">
                <text:p>222097.1709230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2077.170923062">
                <text:p>222077.1709230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0051.949076293">
                <text:p>230051.9490762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8815.403176092">
                <text:p>228815.4031760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8795.403176092">
                <text:p>228795.4031760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1094.27550558">
                <text:p>231094.275505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2124.704030605">
                <text:p>232124.7040306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7675.69692734">
                <text:p>237675.696927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8689.069522676">
                <text:p>238689.0695226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6625.371840099">
                <text:p>246625.3718400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7536.033620627">
                <text:p>247536.0336206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7597.192975913">
                <text:p>247597.1929759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0691.623076239">
                <text:p>250691.6230762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9772.942565478">
                <text:p>249772.9425654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0504.139385224">
                <text:p>250504.1393852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4062.76994787">
                <text:p>254062.769947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4821.190491113">
                <text:p>264821.1904911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7184.581205533">
                <text:p>267184.5812055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009.241332739">
                <text:p>267009.2413327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6989.241332739">
                <text:p>266989.2413327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4613.453909215">
                <text:p>264613.4539092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008.142023016">
                <text:p>270008.142023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6433.175889797">
                <text:p>266433.1758897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3582.323395968">
                <text:p>263582.323395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5152.906381979">
                <text:p>265152.906381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7026.855713278">
                <text:p>267026.8557132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0076.129916879">
                <text:p>270076.1299168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5633.789121684">
                <text:p>275633.7891216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5798.7782419">
                <text:p>275798.77824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5778.7782419">
                <text:p>275778.77824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6282.408833499">
                <text:p>276282.4088334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5157.279198165">
                <text:p>275157.2791981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1819.670264406">
                <text:p>281819.6702644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1799.670264406">
                <text:p>281799.6702644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1779.670264406">
                <text:p>281779.6702644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6001.51476301">
                <text:p>286001.514763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9671.856888984">
                <text:p>289671.8568889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8317.841758574">
                <text:p>288317.8417585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7300.020448299">
                <text:p>287300.0204482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7280.020448299">
                <text:p>287280.020448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9469.86675944">
                <text:p>289469.866759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0585.042707516">
                <text:p>290585.0427075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3233.185837551">
                <text:p>293233.1858375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3702.928110349">
                <text:p>293702.9281103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3260.767844071">
                <text:p>293260.7678440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2112.841813902">
                <text:p>292112.8418139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2092.841813902">
                <text:p>292092.841813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2450.955524988">
                <text:p>292450.9555249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121.784553787">
                <text:p>293121.784553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911.445732648">
                <text:p>292911.4457326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3531.689329878">
                <text:p>293531.689329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4453.502236819">
                <text:p>294453.5022368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2615.88802548">
                <text:p>292615.888025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1755.842413924">
                <text:p>291755.8424139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4415.261524986">
                <text:p>294415.2615249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6494.892953968">
                <text:p>296494.8929539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5935.811330416">
                <text:p>295935.8113304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5996.083250306">
                <text:p>295996.0832503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8528.165783663">
                <text:p>318528.1657836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8508.165783663">
                <text:p>318508.1657836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4413.574072846">
                <text:p>334413.5740728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5255.748399858">
                <text:p>335255.7483998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5805.35768112">
                <text:p>335805.35768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5785.35768112">
                <text:p>335785.35768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3790.14969476">
                <text:p>333790.149694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6506.134528324">
                <text:p>336506.1345283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4006.615642326">
                <text:p>334006.6156423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2468.403753042">
                <text:p>332468.4037530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2812.041069647">
                <text:p>332812.0410696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1429.138391555">
                <text:p>331429.1383915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7980.595311133">
                <text:p>347980.5953111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7825.269524067">
                <text:p>347825.2695240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6480.220878261">
                <text:p>346480.2208782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5774.121430978">
                <text:p>345774.1214309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7353.517146848">
                <text:p>347353.5171468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0149.897015606">
                <text:p>350149.8970156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6783.371380242">
                <text:p>346783.3713802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6763.371380242">
                <text:p>346763.3713802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3149.38664043">
                <text:p>343149.386640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1674.592462542">
                <text:p>361674.5924625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6401.571488613">
                <text:p>366401.5714886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5384.108045359">
                <text:p>365384.1080453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3148.626046949">
                <text:p>363148.6260469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2551.627236944">
                <text:p>362551.6272369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1763.354363889">
                <text:p>361763.3543638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1182.480946271">
                <text:p>361182.4809462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874.9664847">
                <text:p>385874.96648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124.819228728">
                <text:p>388124.8192287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18.054097501">
                <text:p>389018.0540975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827.292596392">
                <text:p>390827.2925963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303.282233125">
                <text:p>392303.28223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9755.725704232">
                <text:p>399755.7257042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6577.161945581">
                <text:p>396577.1619455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557.161945581">
                <text:p>396557.1619455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8570.788417097">
                <text:p>398570.7884170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550.788417097">
                <text:p>398550.7884170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530.788417097">
                <text:p>398530.7884170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722.537435933">
                <text:p>399722.5374359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584.346265786">
                <text:p>399584.3462657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564.346265786">
                <text:p>399564.3462657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234.606462479">
                <text:p>399234.6064624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9214.606462479">
                <text:p>399214.6064624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803.852256352">
                <text:p>401803.8522563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1393.209622214">
                <text:p>401393.2096222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1373.209622214">
                <text:p>401373.2096222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1353.209622214">
                <text:p>401353.2096222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3694.110855285">
                <text:p>403694.110855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1567.880711693">
                <text:p>401567.8807116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3938.165715929">
                <text:p>403938.1657159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5960.549699886">
                <text:p>405960.5496998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4244.1727631">
                <text:p>404244.17276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4224.1727631">
                <text:p>404224.1727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4433.845588533">
                <text:p>404433.8455885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2591.119569878">
                <text:p>402591.1195698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5481.416819781">
                <text:p>405481.4168197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2590.751921942">
                <text:p>402590.7519219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7856.701394726">
                <text:p>397856.7013947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3171.092921807">
                <text:p>403171.0929218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4144.125170383">
                <text:p>404144.1251703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6546.422823438">
                <text:p>396546.4228234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2401.184643044">
                <text:p>402401.1846430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3069.049915938">
                <text:p>403069.0499159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3387.763403263">
                <text:p>403387.763403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9464.875892905">
                <text:p>389464.8758929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8451.343046239">
                <text:p>388451.3430462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8021.247786718">
                <text:p>388021.2477867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7039.211635181">
                <text:p>387039.2116351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9288.062186146">
                <text:p>389288.0621861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0155.689689502">
                <text:p>390155.6896895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8313.306425559">
                <text:p>388313.3064255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0930.001716103">
                <text:p>390930.0017161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6525.740014614">
                <text:p>386525.7400146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5587.474444414">
                <text:p>385587.4744444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2983.640852776">
                <text:p>382983.640852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5947.928963317">
                <text:p>385947.9289633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5927.928963317">
                <text:p>385927.9289633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8876.605339958">
                <text:p>388876.6053399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0013.976189184">
                <text:p>390013.9761891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1121.184212852">
                <text:p>391121.1842128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0881.453210485">
                <text:p>390881.4532104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5204.580468379">
                <text:p>395204.5804683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5184.580468379">
                <text:p>395184.5804683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0104.387724234">
                <text:p>400104.3877242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9262.255420691">
                <text:p>399262.2554206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7610.393341315">
                <text:p>397610.3933413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3268.541239779">
                <text:p>393268.54123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6312.971431258">
                <text:p>396312.9714312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9670.638801411">
                <text:p>399670.6388014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5284.488965765">
                <text:p>395284.4889657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0166.016628941">
                <text:p>400166.0166289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9174.73988955">
                <text:p>399174.739889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2491.494681196">
                <text:p>402491.4946811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3851.465520103">
                <text:p>403851.4655201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3831.465520103">
                <text:p>403831.4655201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3811.465520103">
                <text:p>403811.4655201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0561.93069515">
                <text:p>400561.930695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0954.615234179">
                <text:p>400954.6152341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104.290444232">
                <text:p>400104.2904442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0084.290444233">
                <text:p>400084.2904442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064.290444232">
                <text:p>400064.2904442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0044.290444233">
                <text:p>400044.2904442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7725.185326737">
                <text:p>397725.1853267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8068.958362097">
                <text:p>398068.9583620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8353.992046665">
                <text:p>398353.9920466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5951.211238664">
                <text:p>405951.2112386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7265.611304018">
                <text:p>367265.6113040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6720.946145012">
                <text:p>366720.9461450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7532.922491387">
                <text:p>357532.9224913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8343.258513567">
                <text:p>358343.2585135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2915.978312604">
                <text:p>362915.9783126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6020.420509997">
                <text:p>366020.4205099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3061.165618023">
                <text:p>363061.1656180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1785.105572227">
                <text:p>361785.1055722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1532.65566672">
                <text:p>361532.655666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5659.58567107">
                <text:p>375659.585671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3734.897484711">
                <text:p>373734.8974847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7867.507456764">
                <text:p>377867.5074567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9207.112201856">
                <text:p>379207.1122018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9278.049159218">
                <text:p>379278.0491592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2763.62578285">
                <text:p>382763.625782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3837.23614223">
                <text:p>383837.236142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5949.665231909">
                <text:p>385949.6652319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8032.870038217">
                <text:p>438032.8700382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3326.711412451">
                <text:p>443326.7114124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0843.785237937">
                <text:p>440843.7852379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36709.243242383">
                <text:p>436709.2432423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36071.25846421">
                <text:p>436071.258464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3353.887194472">
                <text:p>443353.8871944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3937.676535009">
                <text:p>443937.6765350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8859.785026186">
                <text:p>448859.7850261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9820.899310396">
                <text:p>449820.8993103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4794.929287409">
                <text:p>464794.9292874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2847.20838253">
                <text:p>462847.20838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6841.699475644">
                <text:p>466841.6994756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72307.627280542">
                <text:p>472307.6272805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1640.630530843">
                <text:p>471640.6305308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7909.172271254">
                <text:p>477909.1722712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78826.249079629">
                <text:p>478826.2490796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8806.249079629">
                <text:p>478806.2490796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9210.124098037">
                <text:p>469210.1240980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8433.333575298">
                <text:p>468433.3335752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3435.110763437">
                <text:p>473435.110763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821.217409243">
                <text:p>501821.2174092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0339.602212906">
                <text:p>500339.6022129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322.319030609">
                <text:p>504322.3190306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302.319030609">
                <text:p>504302.3190306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884.478452256">
                <text:p>507884.4784522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970.508614772">
                <text:p>507970.5086147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6522.956834122">
                <text:p>506522.956834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456.130189523">
                <text:p>508456.1301895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433.102993816">
                <text:p>509433.1029938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7453.744905379">
                <text:p>507453.7449053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06917.690249543">
                <text:p>506917.6902495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105.748711011">
                <text:p>512105.7487110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7586.074768362">
                <text:p>507586.0747683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7566.074768362">
                <text:p>507566.0747683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7546.074768362">
                <text:p>507546.0747683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7526.074768362">
                <text:p>507526.0747683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4166.521943799">
                <text:p>514166.5219437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3670.441830888">
                <text:p>513670.4418308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3650.441830888">
                <text:p>513650.4418308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13630.441830888">
                <text:p>513630.4418308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15890.576969857">
                <text:p>515890.5769698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17289.276056524">
                <text:p>517289.2760565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19385.624113272">
                <text:p>519385.6241132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2695.019139639">
                <text:p>522695.0191396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3221.390239785">
                <text:p>523221.3902397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403.032970613">
                <text:p>530403.0329706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344.452722995">
                <text:p>527344.4527229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5364.701920354">
                <text:p>525364.7019203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156.97010784">
                <text:p>533156.970107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8214.655537439">
                <text:p>538214.6555374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8194.655537439">
                <text:p>538194.6555374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838.521834516">
                <text:p>536838.5218345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108.845013387">
                <text:p>535108.8450133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205.983916377">
                <text:p>538205.9839163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960.28935786">
                <text:p>539960.289357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992.990604601">
                <text:p>538992.9906046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967.150717831">
                <text:p>540967.1507178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057.439637447">
                <text:p>541057.4396374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736.294494792">
                <text:p>540736.2944947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559.71368057">
                <text:p>542559.713680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9081.213774591">
                <text:p>549081.2137745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976.09524127">
                <text:p>546976.095241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284.280898414">
                <text:p>547284.2808984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585.025202378">
                <text:p>546585.0252023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900.353438698">
                <text:p>546900.3534386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6673.975946835">
                <text:p>546673.9759468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4652.071246184">
                <text:p>544652.0712461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84243.130973179">
                <text:p>584243.1309731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84223.130973179">
                <text:p>584223.1309731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4582.733783785">
                <text:p>614582.7337837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4562.733783785">
                <text:p>614562.7337837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4542.733783785">
                <text:p>614542.7337837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4522.733783785">
                <text:p>614522.7337837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4502.733783785">
                <text:p>614502.7337837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4482.733783785">
                <text:p>614482.7337837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4462.733783785">
                <text:p>614462.7337837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5333.259484921">
                <text:p>615333.2594849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4287.704052446">
                <text:p>614287.7040524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2939.514422062">
                <text:p>612939.5144220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3489.675738646">
                <text:p>603489.6757386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0901.024635857">
                <text:p>630901.0246358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9590.545267284">
                <text:p>629590.5452672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2506.459727079">
                <text:p>632506.4597270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2486.459727079">
                <text:p>632486.4597270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26555.371318415">
                <text:p>626555.3713184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23082.086460993">
                <text:p>623082.0864609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5009.217981184">
                <text:p>625009.2179811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21671.759287016">
                <text:p>621671.7592870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1651.759287016">
                <text:p>621651.7592870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21631.759287016">
                <text:p>621631.7592870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26292.473987064">
                <text:p>626292.4739870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4365.367680023">
                <text:p>644365.3676800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3233.16585492">
                <text:p>653233.165854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6576.697061219">
                <text:p>656576.6970612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9433.450630818">
                <text:p>659433.4506308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3060.087224168">
                <text:p>663060.0872241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67474.56551452">
                <text:p>667474.565514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5027.385276286">
                <text:p>665027.3852762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2999.452349727">
                <text:p>662999.4523497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2981.841560326">
                <text:p>652981.8415603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1616.5540896">
                <text:p>651616.55408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9152.992011764">
                <text:p>649152.9920117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8101.748271848">
                <text:p>668101.7482718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9977.07238042">
                <text:p>669977.072380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77920.454085532">
                <text:p>677920.4540855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9507.464819536">
                <text:p>679507.4648195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9312.6344255">
                <text:p>679312.63442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6922.939189132">
                <text:p>676922.9391891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4882.273699015">
                <text:p>674882.2736990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6135.636479579">
                <text:p>676135.6364795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0766.304878645">
                <text:p>680766.304878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4830.902707917">
                <text:p>684830.9027079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91933.144096079">
                <text:p>691933.1440960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8175.555090574">
                <text:p>688175.5550905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0752.364362205">
                <text:p>710752.3643622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1310.211812906">
                <text:p>711310.2118129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6761.828826852">
                <text:p>716761.8288268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21457.367174397">
                <text:p>721457.3671743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2508.439362832">
                <text:p>712508.4393628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6941.61710885">
                <text:p>716941.617108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4284.801284563">
                <text:p>724284.801284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